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2000000E000000DD000000DDECCAD21901BEBEEE.svm" manifest:media-type="image/x-svm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ECCAD21901BEBEEE.svm" manifest:media-type="image/x-svm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ECCAD21901BEBEEE.svm" manifest:media-type="image/x-svm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E000000DD000000DDECCAD21901BEBEEE.svm" manifest:media-type="image/x-svm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ECCAD21901BEBEEE.svm" manifest:media-type="image/x-svm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961in" svg:height="4.385in" svg:x="9.3445in" svg:y="0.0504in">
            <draw:object draw:notify-on-update-of-ranges="Sheet1.A1:Sheet1.A1 Sheet1.A2:Sheet1.A231 Sheet1.C1:Sheet1.C1 Sheet1.C2:Sheet1.C231 Sheet1.B1:Sheet1.B1 Sheet1.B2:Sheet1.B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752in" svg:height="4.3732in" svg:x="9.5016in" svg:y="4.6094in">
            <draw:object draw:notify-on-update-of-ranges="Sheet1.E1:Sheet1.E1 Sheet1.E2:Sheet1.E231 Sheet1.D1:Sheet1.D1 Sheet1.D2:Sheet1.D231 Sheet1.F1:Sheet1.F1 Sheet1.F2:Sheet1.F2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75in" svg:y="0.165in">
            <draw:object draw:notify-on-update-of-ranges="Sheet1.A1:Sheet1.A1 Sheet1.A2:Sheet1.A2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.5118in" svg:y="3.6157in">
            <draw:object draw:notify-on-update-of-ranges="Sheet1.B1:Sheet1.B1 Sheet1.B2:Sheet1.B2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0165in" svg:y="7.2031in">
            <draw:object draw:notify-on-update-of-ranges="Sheet1.C1:Sheet1.C1 Sheet1.C2:Sheet1.C2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4.3583in" svg:y="10.8106in">
            <draw:object draw:notify-on-update-of-ranges="Sheet1.D1:Sheet1.D1 Sheet1.D2:Sheet1.D2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5.8063in" svg:y="14.4394in">
            <draw:object draw:notify-on-update-of-ranges="Sheet1.E1:Sheet1.E1 Sheet1.E2:Sheet1.E2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7.2252in" svg:y="18.0055in">
            <draw:object draw:notify-on-update-of-ranges="Sheet1.F1:Sheet1.F1 Sheet1.F2:Sheet1.F2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7.5559in" svg:y="0.2067in">
            <draw:object draw:notify-on-update-of-ranges="Sheet1.Q1:Sheet1.Q1 Sheet1.Q2:Sheet1.Q2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9.0161in" svg:y="3.7626in">
            <draw:object draw:notify-on-update-of-ranges="Sheet1.R1:Sheet1.R1 Sheet1.R2:Sheet1.R2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20.4197in" svg:y="7.3386in">
            <draw:object draw:notify-on-update-of-ranges="Sheet1.S1:Sheet1.S1 Sheet1.S2:Sheet1.S2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1.8705in" svg:y="10.8736in">
            <draw:object draw:notify-on-update-of-ranges="Sheet1.T1:Sheet1.T1 Sheet1.T2:Sheet1.T2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23.3114in" svg:y="14.4394in">
            <draw:object draw:notify-on-update-of-ranges="Sheet1.U1:Sheet1.U1 Sheet1.U2:Sheet1.U23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24.7295in" svg:y="17.9949in">
            <draw:object draw:notify-on-update-of-ranges="Sheet1.V1:Sheet1.V1 Sheet1.V2:Sheet1.V23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26.1949in" svg:y="21.5508in">
            <draw:object draw:notify-on-update-of-ranges="Sheet1.W1:Sheet1.W1 Sheet1.W2:Sheet1.W2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10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ter, Personalmenge</text:p>
          </table:table-cell>
          <table:table-cell office:value-type="string" calcext:value-type="string">
            <text:p>Berliner Sichtung</text:p>
          </table:table-cell>
          <table:table-cell office:value-type="string" calcext:value-type="string">
            <text:p>Filter, triagiert</text:p>
          </table:table-cell>
          <table:table-cell office:value-type="string" calcext:value-type="string">
            <text:p>Personalpriorität</text:p>
          </table:table-cell>
          <table:table-cell office:value-type="string" calcext:value-type="string">
            <text:p>Triage, Anweisung</text:p>
          </table:table-cell>
          <table:table-cell office:value-type="string" calcext:value-type="string">
            <text:p>Symptom Kombination</text:p>
          </table:table-cell>
          <table:table-cell table:number-columns-repeated="10"/>
          <table:table-cell office:value-type="string" calcext:value-type="string">
            <text:p>Filter, unbeachtet</text:p>
          </table:table-cell>
          <table:table-cell office:value-type="string" calcext:value-type="string">
            <text:p>Filter, lebendig</text:p>
          </table:table-cell>
          <table:table-cell office:value-type="string" calcext:value-type="string">
            <text:p>Filter, untriagiert</text:p>
          </table:table-cell>
          <table:table-cell office:value-type="string" calcext:value-type="string">
            <text:p>Symptom Kombination, verspätet</text:p>
          </table:table-cell>
          <table:table-cell office:value-type="string" calcext:value-type="string">
            <text:p>Filter, beachtet</text:p>
          </table:table-cell>
          <table:table-cell office:value-type="string" calcext:value-type="string">
            <text:p>Symptom Kombination, abgebrochen</text:p>
          </table:table-cell>
          <table:table-cell office:value-type="string" calcext:value-type="string">
            <text:p>Filter, tod</text:p>
          </table:table-cell>
        </table:table-row>
        <table:table-row table:style-name="ro1">
          <table:table-cell office:value-type="float" office:value="0.210975518999476" calcext:value-type="float">
            <text:p>0.210975518999476</text:p>
          </table:table-cell>
          <table:table-cell office:value-type="float" office:value="0.210489783999947" calcext:value-type="float">
            <text:p>0.210489783999947</text:p>
          </table:table-cell>
          <table:table-cell office:value-type="float" office:value="0.211252277999847" calcext:value-type="float">
            <text:p>0.211252277999847</text:p>
          </table:table-cell>
          <table:table-cell office:value-type="float" office:value="0.208394197999951" calcext:value-type="float">
            <text:p>0.208394197999951</text:p>
          </table:table-cell>
          <table:table-cell office:value-type="float" office:value="0.210306673999185" calcext:value-type="float">
            <text:p>0.210306673999185</text:p>
          </table:table-cell>
          <table:table-cell office:value-type="float" office:value="0.207996681999248" calcext:value-type="float">
            <text:p>0.207996681999248</text:p>
          </table:table-cell>
          <table:table-cell table:number-columns-repeated="10"/>
          <table:table-cell office:value-type="float" office:value="0.209938199999669" calcext:value-type="float">
            <text:p>0.209938199999669</text:p>
          </table:table-cell>
          <table:table-cell office:value-type="float" office:value="0.209748527999182" calcext:value-type="float">
            <text:p>0.209748527999182</text:p>
          </table:table-cell>
          <table:table-cell office:value-type="float" office:value="0.207840059999398" calcext:value-type="float">
            <text:p>0.207840059999398</text:p>
          </table:table-cell>
          <table:table-cell office:value-type="float" office:value="0.20675627699984" calcext:value-type="float">
            <text:p>0.20675627699984</text:p>
          </table:table-cell>
          <table:table-cell office:value-type="float" office:value="0.20653961699918" calcext:value-type="float">
            <text:p>0.20653961699918</text:p>
          </table:table-cell>
          <table:table-cell office:value-type="float" office:value="0.206071402999441" calcext:value-type="float">
            <text:p>0.206071402999441</text:p>
          </table:table-cell>
          <table:table-cell office:value-type="float" office:value="0.205832882999857" calcext:value-type="float">
            <text:p>0.205832882999857</text:p>
          </table:table-cell>
        </table:table-row>
        <table:table-row table:style-name="ro1">
          <table:table-cell office:value-type="float" office:value="0.0940387450000344" calcext:value-type="float">
            <text:p>0.0940387450000344</text:p>
          </table:table-cell>
          <table:table-cell office:value-type="float" office:value="0.092050293000284" calcext:value-type="float">
            <text:p>0.092050293000284</text:p>
          </table:table-cell>
          <table:table-cell office:value-type="float" office:value="0.0935760219999793" calcext:value-type="float">
            <text:p>0.0935760219999793</text:p>
          </table:table-cell>
          <table:table-cell office:value-type="float" office:value="0.0903511209999124" calcext:value-type="float">
            <text:p>0.0903511209999124</text:p>
          </table:table-cell>
          <table:table-cell office:value-type="float" office:value="0.092931660999966" calcext:value-type="float">
            <text:p>0.092931660999966</text:p>
          </table:table-cell>
          <table:table-cell office:value-type="float" office:value="0.0878573879999749" calcext:value-type="float">
            <text:p>0.0878573879999749</text:p>
          </table:table-cell>
          <table:table-cell table:number-columns-repeated="10"/>
          <table:table-cell office:value-type="float" office:value="0.0924924390001252" calcext:value-type="float">
            <text:p>0.0924924390001252</text:p>
          </table:table-cell>
          <table:table-cell office:value-type="float" office:value="0.0914493000000221" calcext:value-type="float">
            <text:p>0.0914493000000221</text:p>
          </table:table-cell>
          <table:table-cell office:value-type="float" office:value="0.0893406310005958" calcext:value-type="float">
            <text:p>0.0893406310005958</text:p>
          </table:table-cell>
          <table:table-cell office:value-type="float" office:value="0.0838999480001803" calcext:value-type="float">
            <text:p>0.0838999480001803</text:p>
          </table:table-cell>
          <table:table-cell office:value-type="float" office:value="0.0830345280000984" calcext:value-type="float">
            <text:p>0.0830345280000984</text:p>
          </table:table-cell>
          <table:table-cell office:value-type="float" office:value="0.0819198200006213" calcext:value-type="float">
            <text:p>0.0819198200006213</text:p>
          </table:table-cell>
          <table:table-cell office:value-type="float" office:value="0.0813150300000416" calcext:value-type="float">
            <text:p>0.0813150300000416</text:p>
          </table:table-cell>
        </table:table-row>
        <table:table-row table:style-name="ro1">
          <table:table-cell office:value-type="float" office:value="0.0996193050004877" calcext:value-type="float">
            <text:p>0.0996193050004877</text:p>
          </table:table-cell>
          <table:table-cell office:value-type="float" office:value="0.0968406880001567" calcext:value-type="float">
            <text:p>0.0968406880001567</text:p>
          </table:table-cell>
          <table:table-cell office:value-type="float" office:value="0.0986547870006689" calcext:value-type="float">
            <text:p>0.0986547870006689</text:p>
          </table:table-cell>
          <table:table-cell office:value-type="float" office:value="0.0952600500004337" calcext:value-type="float">
            <text:p>0.0952600500004337</text:p>
          </table:table-cell>
          <table:table-cell office:value-type="float" office:value="0.0978422130001491" calcext:value-type="float">
            <text:p>0.0978422130001491</text:p>
          </table:table-cell>
          <table:table-cell office:value-type="float" office:value="0.0946262180004851" calcext:value-type="float">
            <text:p>0.0946262180004851</text:p>
          </table:table-cell>
          <table:table-cell table:number-columns-repeated="10"/>
          <table:table-cell office:value-type="float" office:value="0.0965081190006458" calcext:value-type="float">
            <text:p>0.0965081190006458</text:p>
          </table:table-cell>
          <table:table-cell office:value-type="float" office:value="0.0961382530003903" calcext:value-type="float">
            <text:p>0.0961382530003903</text:p>
          </table:table-cell>
          <table:table-cell office:value-type="float" office:value="0.0942634640005053" calcext:value-type="float">
            <text:p>0.0942634640005053</text:p>
          </table:table-cell>
          <table:table-cell office:value-type="float" office:value="0.0917509070004599" calcext:value-type="float">
            <text:p>0.0917509070004599</text:p>
          </table:table-cell>
          <table:table-cell office:value-type="float" office:value="0.0911955960000341" calcext:value-type="float">
            <text:p>0.0911955960000341</text:p>
          </table:table-cell>
          <table:table-cell office:value-type="float" office:value="0.090348400000039" calcext:value-type="float">
            <text:p>0.090348400000039</text:p>
          </table:table-cell>
          <table:table-cell office:value-type="float" office:value="0.0896917560003203" calcext:value-type="float">
            <text:p>0.0896917560003203</text:p>
          </table:table-cell>
        </table:table-row>
        <table:table-row table:style-name="ro1">
          <table:table-cell office:value-type="float" office:value="0.103851656000188" calcext:value-type="float">
            <text:p>0.103851656000188</text:p>
          </table:table-cell>
          <table:table-cell office:value-type="float" office:value="0.101457521999691" calcext:value-type="float">
            <text:p>0.101457521999691</text:p>
          </table:table-cell>
          <table:table-cell office:value-type="float" office:value="0.102925307000078" calcext:value-type="float">
            <text:p>0.102925307000078</text:p>
          </table:table-cell>
          <table:table-cell office:value-type="float" office:value="0.0983279629999743" calcext:value-type="float">
            <text:p>0.0983279629999743</text:p>
          </table:table-cell>
          <table:table-cell office:value-type="float" office:value="0.102006611999968" calcext:value-type="float">
            <text:p>0.102006611999968</text:p>
          </table:table-cell>
          <table:table-cell office:value-type="float" office:value="0.0975884400004361" calcext:value-type="float">
            <text:p>0.0975884400004361</text:p>
          </table:table-cell>
          <table:table-cell table:number-columns-repeated="10"/>
          <table:table-cell office:value-type="float" office:value="0.100608081999781" calcext:value-type="float">
            <text:p>0.100608081999781</text:p>
          </table:table-cell>
          <table:table-cell office:value-type="float" office:value="0.0996253909997904" calcext:value-type="float">
            <text:p>0.0996253909997904</text:p>
          </table:table-cell>
          <table:table-cell office:value-type="float" office:value="0.0967767279998952" calcext:value-type="float">
            <text:p>0.0967767279998952</text:p>
          </table:table-cell>
          <table:table-cell office:value-type="float" office:value="0.0952096139999412" calcext:value-type="float">
            <text:p>0.0952096139999412</text:p>
          </table:table-cell>
          <table:table-cell office:value-type="float" office:value="0.0947733680004603" calcext:value-type="float">
            <text:p>0.0947733680004603</text:p>
          </table:table-cell>
          <table:table-cell office:value-type="float" office:value="0.0941989419998208" calcext:value-type="float">
            <text:p>0.0941989419998208</text:p>
          </table:table-cell>
          <table:table-cell office:value-type="float" office:value="0.0938132569999652" calcext:value-type="float">
            <text:p>0.0938132569999652</text:p>
          </table:table-cell>
        </table:table-row>
        <table:table-row table:style-name="ro1">
          <table:table-cell office:value-type="float" office:value="0.328080807999868" calcext:value-type="float">
            <text:p>0.328080807999868</text:p>
          </table:table-cell>
          <table:table-cell office:value-type="float" office:value="0.326461298999675" calcext:value-type="float">
            <text:p>0.326461298999675</text:p>
          </table:table-cell>
          <table:table-cell office:value-type="float" office:value="0.327494961999946" calcext:value-type="float">
            <text:p>0.327494961999946</text:p>
          </table:table-cell>
          <table:table-cell office:value-type="float" office:value="0.323144942999534" calcext:value-type="float">
            <text:p>0.323144942999534</text:p>
          </table:table-cell>
          <table:table-cell office:value-type="float" office:value="0.326855889999933" calcext:value-type="float">
            <text:p>0.326855889999933</text:p>
          </table:table-cell>
          <table:table-cell office:value-type="float" office:value="0.321803866999289" calcext:value-type="float">
            <text:p>0.321803866999289</text:p>
          </table:table-cell>
          <table:table-cell table:number-columns-repeated="10"/>
          <table:table-cell office:value-type="float" office:value="0.325409944999592" calcext:value-type="float">
            <text:p>0.325409944999592</text:p>
          </table:table-cell>
          <table:table-cell office:value-type="float" office:value="0.326051059999372" calcext:value-type="float">
            <text:p>0.326051059999372</text:p>
          </table:table-cell>
          <table:table-cell office:value-type="float" office:value="0.3211217879998" calcext:value-type="float">
            <text:p>0.3211217879998</text:p>
          </table:table-cell>
          <table:table-cell office:value-type="float" office:value="0.31854078699962" calcext:value-type="float">
            <text:p>0.31854078699962</text:p>
          </table:table-cell>
          <table:table-cell office:value-type="float" office:value="0.319048360999659" calcext:value-type="float">
            <text:p>0.319048360999659</text:p>
          </table:table-cell>
          <table:table-cell office:value-type="float" office:value="0.31787082899973" calcext:value-type="float">
            <text:p>0.31787082899973</text:p>
          </table:table-cell>
          <table:table-cell office:value-type="float" office:value="0.317349569999351" calcext:value-type="float">
            <text:p>0.317349569999351</text:p>
          </table:table-cell>
        </table:table-row>
        <table:table-row table:style-name="ro1">
          <table:table-cell office:value-type="float" office:value="0.104076371999327" calcext:value-type="float">
            <text:p>0.104076371999327</text:p>
          </table:table-cell>
          <table:table-cell office:value-type="float" office:value="0.101484242999504" calcext:value-type="float">
            <text:p>0.101484242999504</text:p>
          </table:table-cell>
          <table:table-cell office:value-type="float" office:value="0.103230244999395" calcext:value-type="float">
            <text:p>0.103230244999395</text:p>
          </table:table-cell>
          <table:table-cell office:value-type="float" office:value="0.0981898370000636" calcext:value-type="float">
            <text:p>0.0981898370000636</text:p>
          </table:table-cell>
          <table:table-cell office:value-type="float" office:value="0.102311205999285" calcext:value-type="float">
            <text:p>0.102311205999285</text:p>
          </table:table-cell>
          <table:table-cell office:value-type="float" office:value="0.0971663399996032" calcext:value-type="float">
            <text:p>0.0971663399996032</text:p>
          </table:table-cell>
          <table:table-cell table:number-columns-repeated="10"/>
          <table:table-cell office:value-type="float" office:value="0.100593835999462" calcext:value-type="float">
            <text:p>0.100593835999462</text:p>
          </table:table-cell>
          <table:table-cell office:value-type="float" office:value="0.0995191859992701" calcext:value-type="float">
            <text:p>0.0995191859992701</text:p>
          </table:table-cell>
          <table:table-cell office:value-type="float" office:value="0.0963352099997792" calcext:value-type="float">
            <text:p>0.0963352099997792</text:p>
          </table:table-cell>
          <table:table-cell office:value-type="float" office:value="0.0950488779999432" calcext:value-type="float">
            <text:p>0.0950488779999432</text:p>
          </table:table-cell>
          <table:table-cell office:value-type="float" office:value="0.09433985799933" calcext:value-type="float">
            <text:p>0.09433985799933</text:p>
          </table:table-cell>
          <table:table-cell office:value-type="float" office:value="0.0935874699998749" calcext:value-type="float">
            <text:p>0.0935874699998749</text:p>
          </table:table-cell>
          <table:table-cell office:value-type="float" office:value="0.092527286999939" calcext:value-type="float">
            <text:p>0.092527286999939</text:p>
          </table:table-cell>
        </table:table-row>
        <table:table-row table:style-name="ro1">
          <table:table-cell office:value-type="float" office:value="0.109001261999765" calcext:value-type="float">
            <text:p>0.109001261999765</text:p>
          </table:table-cell>
          <table:table-cell office:value-type="float" office:value="0.105928645999484" calcext:value-type="float">
            <text:p>0.105928645999484</text:p>
          </table:table-cell>
          <table:table-cell office:value-type="float" office:value="0.108128826999746" calcext:value-type="float">
            <text:p>0.108128826999746</text:p>
          </table:table-cell>
          <table:table-cell office:value-type="float" office:value="0.103741808999985" calcext:value-type="float">
            <text:p>0.103741808999985</text:p>
          </table:table-cell>
          <table:table-cell office:value-type="float" office:value="0.107261751999431" calcext:value-type="float">
            <text:p>0.107261751999431</text:p>
          </table:table-cell>
          <table:table-cell office:value-type="float" office:value="0.102174929999819" calcext:value-type="float">
            <text:p>0.102174929999819</text:p>
          </table:table-cell>
          <table:table-cell table:number-columns-repeated="10"/>
          <table:table-cell office:value-type="float" office:value="0.105424465999931" calcext:value-type="float">
            <text:p>0.105424465999931</text:p>
          </table:table-cell>
          <table:table-cell office:value-type="float" office:value="0.104961088999517" calcext:value-type="float">
            <text:p>0.104961088999517</text:p>
          </table:table-cell>
          <table:table-cell office:value-type="float" office:value="0.101728413999808" calcext:value-type="float">
            <text:p>0.101728413999808</text:p>
          </table:table-cell>
          <table:table-cell office:value-type="float" office:value="0.10038126299969" calcext:value-type="float">
            <text:p>0.10038126299969</text:p>
          </table:table-cell>
          <table:table-cell office:value-type="float" office:value="0.0997379319996981" calcext:value-type="float">
            <text:p>0.0997379319996981</text:p>
          </table:table-cell>
          <table:table-cell office:value-type="float" office:value="0.0989731720001146" calcext:value-type="float">
            <text:p>0.0989731720001146</text:p>
          </table:table-cell>
          <table:table-cell office:value-type="float" office:value="0.0982736789992487" calcext:value-type="float">
            <text:p>0.0982736789992487</text:p>
          </table:table-cell>
        </table:table-row>
        <table:table-row table:style-name="ro1">
          <table:table-cell office:value-type="float" office:value="0.109720258999914" calcext:value-type="float">
            <text:p>0.109720258999914</text:p>
          </table:table-cell>
          <table:table-cell office:value-type="float" office:value="0.106731774999389" calcext:value-type="float">
            <text:p>0.106731774999389</text:p>
          </table:table-cell>
          <table:table-cell office:value-type="float" office:value="0.108851259999938" calcext:value-type="float">
            <text:p>0.108851259999938</text:p>
          </table:table-cell>
          <table:table-cell office:value-type="float" office:value="0.101155589999507" calcext:value-type="float">
            <text:p>0.101155589999507</text:p>
          </table:table-cell>
          <table:table-cell office:value-type="float" office:value="0.107857185999819" calcext:value-type="float">
            <text:p>0.107857185999819</text:p>
          </table:table-cell>
          <table:table-cell office:value-type="float" office:value="0.100015782999435" calcext:value-type="float">
            <text:p>0.100015782999435</text:p>
          </table:table-cell>
          <table:table-cell table:number-columns-repeated="10"/>
          <table:table-cell office:value-type="float" office:value="0.105741327000032" calcext:value-type="float">
            <text:p>0.105741327000032</text:p>
          </table:table-cell>
          <table:table-cell office:value-type="float" office:value="0.104837185000179" calcext:value-type="float">
            <text:p>0.104837185000179</text:p>
          </table:table-cell>
          <table:table-cell office:value-type="float" office:value="0.0988049769994177" calcext:value-type="float">
            <text:p>0.0988049769994177</text:p>
          </table:table-cell>
          <table:table-cell office:value-type="float" office:value="0.0972161800000322" calcext:value-type="float">
            <text:p>0.0972161800000322</text:p>
          </table:table-cell>
          <table:table-cell office:value-type="float" office:value="0.0965926839999156" calcext:value-type="float">
            <text:p>0.0965926839999156</text:p>
          </table:table-cell>
          <table:table-cell office:value-type="float" office:value="0.0959826429998429" calcext:value-type="float">
            <text:p>0.0959826429998429</text:p>
          </table:table-cell>
          <table:table-cell office:value-type="float" office:value="0.0951185339999938" calcext:value-type="float">
            <text:p>0.0951185339999938</text:p>
          </table:table-cell>
        </table:table-row>
        <table:table-row table:style-name="ro1">
          <table:table-cell office:value-type="float" office:value="0.110321248999753" calcext:value-type="float">
            <text:p>0.110321248999753</text:p>
          </table:table-cell>
          <table:table-cell office:value-type="float" office:value="0.10689776900017" calcext:value-type="float">
            <text:p>0.10689776900017</text:p>
          </table:table-cell>
          <table:table-cell office:value-type="float" office:value="0.108985918999679" calcext:value-type="float">
            <text:p>0.108985918999679</text:p>
          </table:table-cell>
          <table:table-cell office:value-type="float" office:value="0.102793801000189" calcext:value-type="float">
            <text:p>0.102793801000189</text:p>
          </table:table-cell>
          <table:table-cell office:value-type="float" office:value="0.107731905000037" calcext:value-type="float">
            <text:p>0.107731905000037</text:p>
          </table:table-cell>
          <table:table-cell office:value-type="float" office:value="0.0997891870001695" calcext:value-type="float">
            <text:p>0.0997891870001695</text:p>
          </table:table-cell>
          <table:table-cell table:number-columns-repeated="10"/>
          <table:table-cell office:value-type="float" office:value="0.106069433999437" calcext:value-type="float">
            <text:p>0.106069433999437</text:p>
          </table:table-cell>
          <table:table-cell office:value-type="float" office:value="0.105141768999601" calcext:value-type="float">
            <text:p>0.105141768999601</text:p>
          </table:table-cell>
          <table:table-cell office:value-type="float" office:value="0.0990085379999073" calcext:value-type="float">
            <text:p>0.0990085379999073</text:p>
          </table:table-cell>
          <table:table-cell office:value-type="float" office:value="0.0973598820000916" calcext:value-type="float">
            <text:p>0.0973598820000916</text:p>
          </table:table-cell>
          <table:table-cell office:value-type="float" office:value="0.0965907139998308" calcext:value-type="float">
            <text:p>0.0965907139998308</text:p>
          </table:table-cell>
          <table:table-cell office:value-type="float" office:value="0.0954245989996707" calcext:value-type="float">
            <text:p>0.0954245989996707</text:p>
          </table:table-cell>
          <table:table-cell office:value-type="float" office:value="0.0942091050001181" calcext:value-type="float">
            <text:p>0.0942091050001181</text:p>
          </table:table-cell>
        </table:table-row>
        <table:table-row table:style-name="ro1">
          <table:table-cell office:value-type="float" office:value="0.118499146999966" calcext:value-type="float">
            <text:p>0.118499146999966</text:p>
          </table:table-cell>
          <table:table-cell office:value-type="float" office:value="0.114983631000541" calcext:value-type="float">
            <text:p>0.114983631000541</text:p>
          </table:table-cell>
          <table:table-cell office:value-type="float" office:value="0.117481439000585" calcext:value-type="float">
            <text:p>0.117481439000585</text:p>
          </table:table-cell>
          <table:table-cell office:value-type="float" office:value="0.110271875000763" calcext:value-type="float">
            <text:p>0.110271875000763</text:p>
          </table:table-cell>
          <table:table-cell office:value-type="float" office:value="0.116315996000594" calcext:value-type="float">
            <text:p>0.116315996000594</text:p>
          </table:table-cell>
          <table:table-cell office:value-type="float" office:value="0.105843160999939" calcext:value-type="float">
            <text:p>0.105843160999939</text:p>
          </table:table-cell>
          <table:table-cell table:number-columns-repeated="10"/>
          <table:table-cell office:value-type="float" office:value="0.113566983000055" calcext:value-type="float">
            <text:p>0.113566983000055</text:p>
          </table:table-cell>
          <table:table-cell office:value-type="float" office:value="0.112478569000814" calcext:value-type="float">
            <text:p>0.112478569000814</text:p>
          </table:table-cell>
          <table:table-cell office:value-type="float" office:value="0.1049995580006" calcext:value-type="float">
            <text:p>0.1049995580006</text:p>
          </table:table-cell>
          <table:table-cell office:value-type="float" office:value="0.102787073999934" calcext:value-type="float">
            <text:p>0.102787073999934</text:p>
          </table:table-cell>
          <table:table-cell office:value-type="float" office:value="0.102001055000073" calcext:value-type="float">
            <text:p>0.102001055000073</text:p>
          </table:table-cell>
          <table:table-cell office:value-type="float" office:value="0.100806759000079" calcext:value-type="float">
            <text:p>0.100806759000079</text:p>
          </table:table-cell>
          <table:table-cell office:value-type="float" office:value="0.0997943020001912" calcext:value-type="float">
            <text:p>0.0997943020001912</text:p>
          </table:table-cell>
        </table:table-row>
        <table:table-row table:style-name="ro1">
          <table:table-cell office:value-type="float" office:value="0.11866527500024" calcext:value-type="float">
            <text:p>0.11866527500024</text:p>
          </table:table-cell>
          <table:table-cell office:value-type="float" office:value="0.112746531000084" calcext:value-type="float">
            <text:p>0.112746531000084</text:p>
          </table:table-cell>
          <table:table-cell office:value-type="float" office:value="0.116419021000183" calcext:value-type="float">
            <text:p>0.116419021000183</text:p>
          </table:table-cell>
          <table:table-cell office:value-type="float" office:value="0.107955002000381" calcext:value-type="float">
            <text:p>0.107955002000381</text:p>
          </table:table-cell>
          <table:table-cell office:value-type="float" office:value="0.114669653000419" calcext:value-type="float">
            <text:p>0.114669653000419</text:p>
          </table:table-cell>
          <table:table-cell office:value-type="float" office:value="0.106642792999992" calcext:value-type="float">
            <text:p>0.106642792999992</text:p>
          </table:table-cell>
          <table:table-cell table:number-columns-repeated="10"/>
          <table:table-cell office:value-type="float" office:value="0.110049884000546" calcext:value-type="float">
            <text:p>0.110049884000546</text:p>
          </table:table-cell>
          <table:table-cell office:value-type="float" office:value="0.111807807000332" calcext:value-type="float">
            <text:p>0.111807807000332</text:p>
          </table:table-cell>
          <table:table-cell office:value-type="float" office:value="0.105916673000138" calcext:value-type="float">
            <text:p>0.105916673000138</text:p>
          </table:table-cell>
          <table:table-cell office:value-type="float" office:value="0.104081239000152" calcext:value-type="float">
            <text:p>0.104081239000152</text:p>
          </table:table-cell>
          <table:table-cell office:value-type="float" office:value="0.103376306999962" calcext:value-type="float">
            <text:p>0.103376306999962</text:p>
          </table:table-cell>
          <table:table-cell office:value-type="float" office:value="0.102391760000501" calcext:value-type="float">
            <text:p>0.102391760000501</text:p>
          </table:table-cell>
          <table:table-cell office:value-type="float" office:value="0.101398607000192" calcext:value-type="float">
            <text:p>0.101398607000192</text:p>
          </table:table-cell>
        </table:table-row>
        <table:table-row table:style-name="ro1">
          <table:table-cell office:value-type="float" office:value="0.345673485000589" calcext:value-type="float">
            <text:p>0.345673485000589</text:p>
          </table:table-cell>
          <table:table-cell office:value-type="float" office:value="0.34324608299994" calcext:value-type="float">
            <text:p>0.34324608299994</text:p>
          </table:table-cell>
          <table:table-cell office:value-type="float" office:value="0.344847665000088" calcext:value-type="float">
            <text:p>0.344847665000088</text:p>
          </table:table-cell>
          <table:table-cell office:value-type="float" office:value="0.339824517000125" calcext:value-type="float">
            <text:p>0.339824517000125</text:p>
          </table:table-cell>
          <table:table-cell office:value-type="float" office:value="0.343994054000177" calcext:value-type="float">
            <text:p>0.343994054000177</text:p>
          </table:table-cell>
          <table:table-cell office:value-type="float" office:value="0.337602956999945" calcext:value-type="float">
            <text:p>0.337602956999945</text:p>
          </table:table-cell>
          <table:table-cell table:number-columns-repeated="10"/>
          <table:table-cell office:value-type="float" office:value="0.341194170000563" calcext:value-type="float">
            <text:p>0.341194170000563</text:p>
          </table:table-cell>
          <table:table-cell office:value-type="float" office:value="0.342169540000214" calcext:value-type="float">
            <text:p>0.342169540000214</text:p>
          </table:table-cell>
          <table:table-cell office:value-type="float" office:value="0.338359923000098" calcext:value-type="float">
            <text:p>0.338359923000098</text:p>
          </table:table-cell>
          <table:table-cell office:value-type="float" office:value="0.334968582000329" calcext:value-type="float">
            <text:p>0.334968582000329</text:p>
          </table:table-cell>
          <table:table-cell office:value-type="float" office:value="0.335691547000351" calcext:value-type="float">
            <text:p>0.335691547000351</text:p>
          </table:table-cell>
          <table:table-cell office:value-type="float" office:value="0.334027513000365" calcext:value-type="float">
            <text:p>0.334027513000365</text:p>
          </table:table-cell>
          <table:table-cell office:value-type="float" office:value="0.332887745000335" calcext:value-type="float">
            <text:p>0.332887745000335</text:p>
          </table:table-cell>
        </table:table-row>
        <table:table-row table:style-name="ro1">
          <table:table-cell office:value-type="float" office:value="0.123897389000376" calcext:value-type="float">
            <text:p>0.123897389000376</text:p>
          </table:table-cell>
          <table:table-cell office:value-type="float" office:value="0.120539067000209" calcext:value-type="float">
            <text:p>0.120539067000209</text:p>
          </table:table-cell>
          <table:table-cell office:value-type="float" office:value="0.122740437000175" calcext:value-type="float">
            <text:p>0.122740437000175</text:p>
          </table:table-cell>
          <table:table-cell office:value-type="float" office:value="0.117140302000735" calcext:value-type="float">
            <text:p>0.117140302000735</text:p>
          </table:table-cell>
          <table:table-cell office:value-type="float" office:value="0.121619020000253" calcext:value-type="float">
            <text:p>0.121619020000253</text:p>
          </table:table-cell>
          <table:table-cell office:value-type="float" office:value="0.115771888000381" calcext:value-type="float">
            <text:p>0.115771888000381</text:p>
          </table:table-cell>
          <table:table-cell table:number-columns-repeated="10"/>
          <table:table-cell office:value-type="float" office:value="0.118631648000701" calcext:value-type="float">
            <text:p>0.118631648000701</text:p>
          </table:table-cell>
          <table:table-cell office:value-type="float" office:value="0.119433618000585" calcext:value-type="float">
            <text:p>0.119433618000585</text:p>
          </table:table-cell>
          <table:table-cell office:value-type="float" office:value="0.113948030000756" calcext:value-type="float">
            <text:p>0.113948030000756</text:p>
          </table:table-cell>
          <table:table-cell office:value-type="float" office:value="0.112474987000496" calcext:value-type="float">
            <text:p>0.112474987000496</text:p>
          </table:table-cell>
          <table:table-cell office:value-type="float" office:value="0.111759512999924" calcext:value-type="float">
            <text:p>0.111759512999924</text:p>
          </table:table-cell>
          <table:table-cell office:value-type="float" office:value="0.110905800000182" calcext:value-type="float">
            <text:p>0.110905800000182</text:p>
          </table:table-cell>
          <table:table-cell office:value-type="float" office:value="0.109753877000003" calcext:value-type="float">
            <text:p>0.109753877000003</text:p>
          </table:table-cell>
        </table:table-row>
        <table:table-row table:style-name="ro1">
          <table:table-cell office:value-type="float" office:value="0.129722059999949" calcext:value-type="float">
            <text:p>0.129722059999949</text:p>
          </table:table-cell>
          <table:table-cell office:value-type="float" office:value="0.12705382600052" calcext:value-type="float">
            <text:p>0.12705382600052</text:p>
          </table:table-cell>
          <table:table-cell office:value-type="float" office:value="0.128988252999989" calcext:value-type="float">
            <text:p>0.128988252999989</text:p>
          </table:table-cell>
          <table:table-cell office:value-type="float" office:value="0.119988020999699" calcext:value-type="float">
            <text:p>0.119988020999699</text:p>
          </table:table-cell>
          <table:table-cell office:value-type="float" office:value="0.128115434999927" calcext:value-type="float">
            <text:p>0.128115434999927</text:p>
          </table:table-cell>
          <table:table-cell office:value-type="float" office:value="0.116516994999984" calcext:value-type="float">
            <text:p>0.116516994999984</text:p>
          </table:table-cell>
          <table:table-cell table:number-columns-repeated="10"/>
          <table:table-cell office:value-type="float" office:value="0.122134420999828" calcext:value-type="float">
            <text:p>0.122134420999828</text:p>
          </table:table-cell>
          <table:table-cell office:value-type="float" office:value="0.123920060000273" calcext:value-type="float">
            <text:p>0.123920060000273</text:p>
          </table:table-cell>
          <table:table-cell office:value-type="float" office:value="0.115374289000101" calcext:value-type="float">
            <text:p>0.115374289000101</text:p>
          </table:table-cell>
          <table:table-cell office:value-type="float" office:value="0.113342685999669" calcext:value-type="float">
            <text:p>0.113342685999669</text:p>
          </table:table-cell>
          <table:table-cell office:value-type="float" office:value="0.11254606500006" calcext:value-type="float">
            <text:p>0.11254606500006</text:p>
          </table:table-cell>
          <table:table-cell office:value-type="float" office:value="0.111745829000029" calcext:value-type="float">
            <text:p>0.111745829000029</text:p>
          </table:table-cell>
          <table:table-cell office:value-type="float" office:value="0.110716598000181" calcext:value-type="float">
            <text:p>0.110716598000181</text:p>
          </table:table-cell>
        </table:table-row>
        <table:table-row table:style-name="ro1">
          <table:table-cell office:value-type="float" office:value="0.11737491599979" calcext:value-type="float">
            <text:p>0.11737491599979</text:p>
          </table:table-cell>
          <table:table-cell office:value-type="float" office:value="0.113886668999839" calcext:value-type="float">
            <text:p>0.113886668999839</text:p>
          </table:table-cell>
          <table:table-cell office:value-type="float" office:value="0.116013494000072" calcext:value-type="float">
            <text:p>0.116013494000072</text:p>
          </table:table-cell>
          <table:table-cell office:value-type="float" office:value="0.107542968999951" calcext:value-type="float">
            <text:p>0.107542968999951</text:p>
          </table:table-cell>
          <table:table-cell office:value-type="float" office:value="0.114802033999695" calcext:value-type="float">
            <text:p>0.114802033999695</text:p>
          </table:table-cell>
          <table:table-cell office:value-type="float" office:value="0.10320056799992" calcext:value-type="float">
            <text:p>0.10320056799992</text:p>
          </table:table-cell>
          <table:table-cell table:number-columns-repeated="10"/>
          <table:table-cell office:value-type="float" office:value="0.109923513000467" calcext:value-type="float">
            <text:p>0.109923513000467</text:p>
          </table:table-cell>
          <table:table-cell office:value-type="float" office:value="0.111457105999762" calcext:value-type="float">
            <text:p>0.111457105999762</text:p>
          </table:table-cell>
          <table:table-cell office:value-type="float" office:value="0.101474056999905" calcext:value-type="float">
            <text:p>0.101474056999905</text:p>
          </table:table-cell>
          <table:table-cell office:value-type="float" office:value="0.0999659099998098" calcext:value-type="float">
            <text:p>0.0999659099998098</text:p>
          </table:table-cell>
          <table:table-cell office:value-type="float" office:value="0.0990163240003312" calcext:value-type="float">
            <text:p>0.0990163240003312</text:p>
          </table:table-cell>
          <table:table-cell office:value-type="float" office:value="0.0981775370000833" calcext:value-type="float">
            <text:p>0.0981775370000833</text:p>
          </table:table-cell>
          <table:table-cell office:value-type="float" office:value="0.0968333470000289" calcext:value-type="float">
            <text:p>0.0968333470000289</text:p>
          </table:table-cell>
        </table:table-row>
        <table:table-row table:style-name="ro1">
          <table:table-cell office:value-type="float" office:value="0.123038927999914" calcext:value-type="float">
            <text:p>0.123038927999914</text:p>
          </table:table-cell>
          <table:table-cell office:value-type="float" office:value="0.119044144000327" calcext:value-type="float">
            <text:p>0.119044144000327</text:p>
          </table:table-cell>
          <table:table-cell office:value-type="float" office:value="0.12214192600004" calcext:value-type="float">
            <text:p>0.12214192600004</text:p>
          </table:table-cell>
          <table:table-cell office:value-type="float" office:value="0.111565582000367" calcext:value-type="float">
            <text:p>0.111565582000367</text:p>
          </table:table-cell>
          <table:table-cell office:value-type="float" office:value="0.120633338000516" calcext:value-type="float">
            <text:p>0.120633338000516</text:p>
          </table:table-cell>
          <table:table-cell office:value-type="float" office:value="0.10557578099997" calcext:value-type="float">
            <text:p>0.10557578099997</text:p>
          </table:table-cell>
          <table:table-cell table:number-columns-repeated="10"/>
          <table:table-cell office:value-type="float" office:value="0.11526716500066" calcext:value-type="float">
            <text:p>0.11526716500066</text:p>
          </table:table-cell>
          <table:table-cell office:value-type="float" office:value="0.117161951000526" calcext:value-type="float">
            <text:p>0.117161951000526</text:p>
          </table:table-cell>
          <table:table-cell office:value-type="float" office:value="0.104450165999879" calcext:value-type="float">
            <text:p>0.104450165999879</text:p>
          </table:table-cell>
          <table:table-cell office:value-type="float" office:value="0.102294708000045" calcext:value-type="float">
            <text:p>0.102294708000045</text:p>
          </table:table-cell>
          <table:table-cell office:value-type="float" office:value="0.100578645000496" calcext:value-type="float">
            <text:p>0.100578645000496</text:p>
          </table:table-cell>
          <table:table-cell office:value-type="float" office:value="0.0994280350005283" calcext:value-type="float">
            <text:p>0.0994280350005283</text:p>
          </table:table-cell>
          <table:table-cell office:value-type="float" office:value="0.0981849670006341" calcext:value-type="float">
            <text:p>0.0981849670006341</text:p>
          </table:table-cell>
        </table:table-row>
        <table:table-row table:style-name="ro1">
          <table:table-cell office:value-type="float" office:value="0.130764077000094" calcext:value-type="float">
            <text:p>0.130764077000094</text:p>
          </table:table-cell>
          <table:table-cell office:value-type="float" office:value="0.124449038999956" calcext:value-type="float">
            <text:p>0.124449038999956</text:p>
          </table:table-cell>
          <table:table-cell office:value-type="float" office:value="0.129470068000046" calcext:value-type="float">
            <text:p>0.129470068000046</text:p>
          </table:table-cell>
          <table:table-cell office:value-type="float" office:value="0.120452722999289" calcext:value-type="float">
            <text:p>0.120452722999289</text:p>
          </table:table-cell>
          <table:table-cell office:value-type="float" office:value="0.127784198999507" calcext:value-type="float">
            <text:p>0.127784198999507</text:p>
          </table:table-cell>
          <table:table-cell office:value-type="float" office:value="0.11696598799972" calcext:value-type="float">
            <text:p>0.11696598799972</text:p>
          </table:table-cell>
          <table:table-cell table:number-columns-repeated="10"/>
          <table:table-cell office:value-type="float" office:value="0.122514760999366" calcext:value-type="float">
            <text:p>0.122514760999366</text:p>
          </table:table-cell>
          <table:table-cell office:value-type="float" office:value="0.123422031999326" calcext:value-type="float">
            <text:p>0.123422031999326</text:p>
          </table:table-cell>
          <table:table-cell office:value-type="float" office:value="0.116004458999669" calcext:value-type="float">
            <text:p>0.116004458999669</text:p>
          </table:table-cell>
          <table:table-cell office:value-type="float" office:value="0.113503376999688" calcext:value-type="float">
            <text:p>0.113503376999688</text:p>
          </table:table-cell>
          <table:table-cell office:value-type="float" office:value="0.112220637000064" calcext:value-type="float">
            <text:p>0.112220637000064</text:p>
          </table:table-cell>
          <table:table-cell office:value-type="float" office:value="0.110873540999819" calcext:value-type="float">
            <text:p>0.110873540999819</text:p>
          </table:table-cell>
          <table:table-cell office:value-type="float" office:value="0.108559887999945" calcext:value-type="float">
            <text:p>0.108559887999945</text:p>
          </table:table-cell>
        </table:table-row>
        <table:table-row table:style-name="ro1">
          <table:table-cell office:value-type="float" office:value="0.347152358999665" calcext:value-type="float">
            <text:p>0.347152358999665</text:p>
          </table:table-cell>
          <table:table-cell office:value-type="float" office:value="0.33971534200009" calcext:value-type="float">
            <text:p>0.33971534200009</text:p>
          </table:table-cell>
          <table:table-cell office:value-type="float" office:value="0.343621064000217" calcext:value-type="float">
            <text:p>0.343621064000217</text:p>
          </table:table-cell>
          <table:table-cell office:value-type="float" office:value="0.334622241999568" calcext:value-type="float">
            <text:p>0.334622241999568</text:p>
          </table:table-cell>
          <table:table-cell office:value-type="float" office:value="0.341448956000022" calcext:value-type="float">
            <text:p>0.341448956000022</text:p>
          </table:table-cell>
          <table:table-cell office:value-type="float" office:value="0.330149694999818" calcext:value-type="float">
            <text:p>0.330149694999818</text:p>
          </table:table-cell>
          <table:table-cell table:number-columns-repeated="10"/>
          <table:table-cell office:value-type="float" office:value="0.336359242999606" calcext:value-type="float">
            <text:p>0.336359242999606</text:p>
          </table:table-cell>
          <table:table-cell office:value-type="float" office:value="0.337454843999694" calcext:value-type="float">
            <text:p>0.337454843999694</text:p>
          </table:table-cell>
          <table:table-cell office:value-type="float" office:value="0.331275890999677" calcext:value-type="float">
            <text:p>0.331275890999677</text:p>
          </table:table-cell>
          <table:table-cell office:value-type="float" office:value="0.325698005999584" calcext:value-type="float">
            <text:p>0.325698005999584</text:p>
          </table:table-cell>
          <table:table-cell office:value-type="float" office:value="0.327889838999909" calcext:value-type="float">
            <text:p>0.327889838999909</text:p>
          </table:table-cell>
          <table:table-cell office:value-type="float" office:value="0.323310689000209" calcext:value-type="float">
            <text:p>0.323310689000209</text:p>
          </table:table-cell>
          <table:table-cell office:value-type="float" office:value="0.321505604999402" calcext:value-type="float">
            <text:p>0.321505604999402</text:p>
          </table:table-cell>
        </table:table-row>
        <table:table-row table:style-name="ro1">
          <table:table-cell office:value-type="float" office:value="0.24280120200001" calcext:value-type="float">
            <text:p>0.24280120200001</text:p>
          </table:table-cell>
          <table:table-cell office:value-type="float" office:value="0.238812700000381" calcext:value-type="float">
            <text:p>0.238812700000381</text:p>
          </table:table-cell>
          <table:table-cell office:value-type="float" office:value="0.241462511999998" calcext:value-type="float">
            <text:p>0.241462511999998</text:p>
          </table:table-cell>
          <table:table-cell office:value-type="float" office:value="0.234884346999934" calcext:value-type="float">
            <text:p>0.234884346999934</text:p>
          </table:table-cell>
          <table:table-cell office:value-type="float" office:value="0.239999576000628" calcext:value-type="float">
            <text:p>0.239999576000628</text:p>
          </table:table-cell>
          <table:table-cell office:value-type="float" office:value="0.228281698000501" calcext:value-type="float">
            <text:p>0.228281698000501</text:p>
          </table:table-cell>
          <table:table-cell table:number-columns-repeated="10"/>
          <table:table-cell office:value-type="float" office:value="0.236479030000737" calcext:value-type="float">
            <text:p>0.236479030000737</text:p>
          </table:table-cell>
          <table:table-cell office:value-type="float" office:value="0.237708493000355" calcext:value-type="float">
            <text:p>0.237708493000355</text:p>
          </table:table-cell>
          <table:table-cell office:value-type="float" office:value="0.23029643100017" calcext:value-type="float">
            <text:p>0.23029643100017</text:p>
          </table:table-cell>
          <table:table-cell office:value-type="float" office:value="0.225361026999963" calcext:value-type="float">
            <text:p>0.225361026999963</text:p>
          </table:table-cell>
          <table:table-cell office:value-type="float" office:value="0.223383610999917" calcext:value-type="float">
            <text:p>0.223383610999917</text:p>
          </table:table-cell>
          <table:table-cell office:value-type="float" office:value="0.221396248000019" calcext:value-type="float">
            <text:p>0.221396248000019</text:p>
          </table:table-cell>
          <table:table-cell office:value-type="float" office:value="0.218604860000596" calcext:value-type="float">
            <text:p>0.218604860000596</text:p>
          </table:table-cell>
        </table:table-row>
        <table:table-row table:style-name="ro1">
          <table:table-cell office:value-type="float" office:value="0.265645937000045" calcext:value-type="float">
            <text:p>0.265645937000045</text:p>
          </table:table-cell>
          <table:table-cell office:value-type="float" office:value="0.256477828000243" calcext:value-type="float">
            <text:p>0.256477828000243</text:p>
          </table:table-cell>
          <table:table-cell office:value-type="float" office:value="0.262333898000179" calcext:value-type="float">
            <text:p>0.262333898000179</text:p>
          </table:table-cell>
          <table:table-cell office:value-type="float" office:value="0.252565823000623" calcext:value-type="float">
            <text:p>0.252565823000623</text:p>
          </table:table-cell>
          <table:table-cell office:value-type="float" office:value="0.259459169000365" calcext:value-type="float">
            <text:p>0.259459169000365</text:p>
          </table:table-cell>
          <table:table-cell office:value-type="float" office:value="0.250614935000158" calcext:value-type="float">
            <text:p>0.250614935000158</text:p>
          </table:table-cell>
          <table:table-cell table:number-columns-repeated="10"/>
          <table:table-cell office:value-type="float" office:value="0.254804221000086" calcext:value-type="float">
            <text:p>0.254804221000086</text:p>
          </table:table-cell>
          <table:table-cell office:value-type="float" office:value="0.258008214999791" calcext:value-type="float">
            <text:p>0.258008214999791</text:p>
          </table:table-cell>
          <table:table-cell office:value-type="float" office:value="0.248546304000229" calcext:value-type="float">
            <text:p>0.248546304000229</text:p>
          </table:table-cell>
          <table:table-cell office:value-type="float" office:value="0.245847373999823" calcext:value-type="float">
            <text:p>0.245847373999823</text:p>
          </table:table-cell>
          <table:table-cell office:value-type="float" office:value="0.246847342000365" calcext:value-type="float">
            <text:p>0.246847342000365</text:p>
          </table:table-cell>
          <table:table-cell office:value-type="float" office:value="0.244477136000569" calcext:value-type="float">
            <text:p>0.244477136000569</text:p>
          </table:table-cell>
          <table:table-cell office:value-type="float" office:value="0.242948421000619" calcext:value-type="float">
            <text:p>0.242948421000619</text:p>
          </table:table-cell>
        </table:table-row>
        <table:table-row table:style-name="ro1">
          <table:table-cell office:value-type="float" office:value="0.137462196999877" calcext:value-type="float">
            <text:p>0.137462196999877</text:p>
          </table:table-cell>
          <table:table-cell office:value-type="float" office:value="0.132891899000242" calcext:value-type="float">
            <text:p>0.132891899000242</text:p>
          </table:table-cell>
          <table:table-cell office:value-type="float" office:value="0.136133539999719" calcext:value-type="float">
            <text:p>0.136133539999719</text:p>
          </table:table-cell>
          <table:table-cell office:value-type="float" office:value="0.124042811999971" calcext:value-type="float">
            <text:p>0.124042811999971</text:p>
          </table:table-cell>
          <table:table-cell office:value-type="float" office:value="0.134674738000285" calcext:value-type="float">
            <text:p>0.134674738000285</text:p>
          </table:table-cell>
          <table:table-cell office:value-type="float" office:value="0.118513516999883" calcext:value-type="float">
            <text:p>0.118513516999883</text:p>
          </table:table-cell>
          <table:table-cell table:number-columns-repeated="10"/>
          <table:table-cell office:value-type="float" office:value="0.128254610000113" calcext:value-type="float">
            <text:p>0.128254610000113</text:p>
          </table:table-cell>
          <table:table-cell office:value-type="float" office:value="0.130606429999716" calcext:value-type="float">
            <text:p>0.130606429999716</text:p>
          </table:table-cell>
          <table:table-cell office:value-type="float" office:value="0.116861636000067" calcext:value-type="float">
            <text:p>0.116861636000067</text:p>
          </table:table-cell>
          <table:table-cell office:value-type="float" office:value="0.11435671900017" calcext:value-type="float">
            <text:p>0.11435671900017</text:p>
          </table:table-cell>
          <table:table-cell office:value-type="float" office:value="0.113179606999438" calcext:value-type="float">
            <text:p>0.113179606999438</text:p>
          </table:table-cell>
          <table:table-cell office:value-type="float" office:value="0.111973752999802" calcext:value-type="float">
            <text:p>0.111973752999802</text:p>
          </table:table-cell>
          <table:table-cell office:value-type="float" office:value="0.110432360999766" calcext:value-type="float">
            <text:p>0.110432360999766</text:p>
          </table:table-cell>
        </table:table-row>
        <table:table-row table:style-name="ro1">
          <table:table-cell office:value-type="float" office:value="0.182016601999749" calcext:value-type="float">
            <text:p>0.182016601999749</text:p>
          </table:table-cell>
          <table:table-cell office:value-type="float" office:value="0.179574909999246" calcext:value-type="float">
            <text:p>0.179574909999246</text:p>
          </table:table-cell>
          <table:table-cell office:value-type="float" office:value="0.183255905999431" calcext:value-type="float">
            <text:p>0.183255905999431</text:p>
          </table:table-cell>
          <table:table-cell office:value-type="float" office:value="0.175410426999406" calcext:value-type="float">
            <text:p>0.175410426999406</text:p>
          </table:table-cell>
          <table:table-cell office:value-type="float" office:value="0.180700588000036" calcext:value-type="float">
            <text:p>0.180700588000036</text:p>
          </table:table-cell>
          <table:table-cell office:value-type="float" office:value="0.171234643999924" calcext:value-type="float">
            <text:p>0.171234643999924</text:p>
          </table:table-cell>
          <table:table-cell table:number-columns-repeated="10"/>
          <table:table-cell office:value-type="float" office:value="0.177173950999531" calcext:value-type="float">
            <text:p>0.177173950999531</text:p>
          </table:table-cell>
          <table:table-cell office:value-type="float" office:value="0.1783293339995" calcext:value-type="float">
            <text:p>0.1783293339995</text:p>
          </table:table-cell>
          <table:table-cell office:value-type="float" office:value="0.168177857999581" calcext:value-type="float">
            <text:p>0.168177857999581</text:p>
          </table:table-cell>
          <table:table-cell office:value-type="float" office:value="0.163262624999334" calcext:value-type="float">
            <text:p>0.163262624999334</text:p>
          </table:table-cell>
          <table:table-cell office:value-type="float" office:value="0.161198085999786" calcext:value-type="float">
            <text:p>0.161198085999786</text:p>
          </table:table-cell>
          <table:table-cell office:value-type="float" office:value="0.159004202999313" calcext:value-type="float">
            <text:p>0.159004202999313</text:p>
          </table:table-cell>
          <table:table-cell office:value-type="float" office:value="0.156682488000115" calcext:value-type="float">
            <text:p>0.156682488000115</text:p>
          </table:table-cell>
        </table:table-row>
        <table:table-row table:style-name="ro1">
          <table:table-cell office:value-type="float" office:value="0.125626349999948" calcext:value-type="float">
            <text:p>0.125626349999948</text:p>
          </table:table-cell>
          <table:table-cell office:value-type="float" office:value="0.121622538000338" calcext:value-type="float">
            <text:p>0.121622538000338</text:p>
          </table:table-cell>
          <table:table-cell office:value-type="float" office:value="0.124439549999806" calcext:value-type="float">
            <text:p>0.124439549999806</text:p>
          </table:table-cell>
          <table:table-cell office:value-type="float" office:value="0.116755723999631" calcext:value-type="float">
            <text:p>0.116755723999631</text:p>
          </table:table-cell>
          <table:table-cell office:value-type="float" office:value="0.122972563000076" calcext:value-type="float">
            <text:p>0.122972563000076</text:p>
          </table:table-cell>
          <table:table-cell office:value-type="float" office:value="0.114411788000325" calcext:value-type="float">
            <text:p>0.114411788000325</text:p>
          </table:table-cell>
          <table:table-cell table:number-columns-repeated="10"/>
          <table:table-cell office:value-type="float" office:value="0.11844383100015" calcext:value-type="float">
            <text:p>0.11844383100015</text:p>
          </table:table-cell>
          <table:table-cell office:value-type="float" office:value="0.120113554999989" calcext:value-type="float">
            <text:p>0.120113554999989</text:p>
          </table:table-cell>
          <table:table-cell office:value-type="float" office:value="0.111762399999861" calcext:value-type="float">
            <text:p>0.111762399999861</text:p>
          </table:table-cell>
          <table:table-cell office:value-type="float" office:value="0.109820572999524" calcext:value-type="float">
            <text:p>0.109820572999524</text:p>
          </table:table-cell>
          <table:table-cell office:value-type="float" office:value="0.108724767999774" calcext:value-type="float">
            <text:p>0.108724767999774</text:p>
          </table:table-cell>
          <table:table-cell office:value-type="float" office:value="0.107275362999644" calcext:value-type="float">
            <text:p>0.107275362999644</text:p>
          </table:table-cell>
          <table:table-cell office:value-type="float" office:value="0.105750982000245" calcext:value-type="float">
            <text:p>0.105750982000245</text:p>
          </table:table-cell>
        </table:table-row>
        <table:table-row table:style-name="ro1">
          <table:table-cell office:value-type="float" office:value="0.142830069000411" calcext:value-type="float">
            <text:p>0.142830069000411</text:p>
          </table:table-cell>
          <table:table-cell office:value-type="float" office:value="0.136145913000291" calcext:value-type="float">
            <text:p>0.136145913000291</text:p>
          </table:table-cell>
          <table:table-cell office:value-type="float" office:value="0.141165584000191" calcext:value-type="float">
            <text:p>0.141165584000191</text:p>
          </table:table-cell>
          <table:table-cell office:value-type="float" office:value="0.128200140999979" calcext:value-type="float">
            <text:p>0.128200140999979</text:p>
          </table:table-cell>
          <table:table-cell office:value-type="float" office:value="0.138858525000614" calcext:value-type="float">
            <text:p>0.138858525000614</text:p>
          </table:table-cell>
          <table:table-cell office:value-type="float" office:value="0.125263433000328" calcext:value-type="float">
            <text:p>0.125263433000328</text:p>
          </table:table-cell>
          <table:table-cell table:number-columns-repeated="10"/>
          <table:table-cell office:value-type="float" office:value="0.131419452000046" calcext:value-type="float">
            <text:p>0.131419452000046</text:p>
          </table:table-cell>
          <table:table-cell office:value-type="float" office:value="0.133676660000674" calcext:value-type="float">
            <text:p>0.133676660000674</text:p>
          </table:table-cell>
          <table:table-cell office:value-type="float" office:value="0.122450618000585" calcext:value-type="float">
            <text:p>0.122450618000585</text:p>
          </table:table-cell>
          <table:table-cell office:value-type="float" office:value="0.120012683000823" calcext:value-type="float">
            <text:p>0.120012683000823</text:p>
          </table:table-cell>
          <table:table-cell office:value-type="float" office:value="0.118282639000427" calcext:value-type="float">
            <text:p>0.118282639000427</text:p>
          </table:table-cell>
          <table:table-cell office:value-type="float" office:value="0.116536917000303" calcext:value-type="float">
            <text:p>0.116536917000303</text:p>
          </table:table-cell>
          <table:table-cell office:value-type="float" office:value="0.114257619000455" calcext:value-type="float">
            <text:p>0.114257619000455</text:p>
          </table:table-cell>
        </table:table-row>
        <table:table-row table:style-name="ro1">
          <table:table-cell office:value-type="float" office:value="0.414548736000143" calcext:value-type="float">
            <text:p>0.414548736000143</text:p>
          </table:table-cell>
          <table:table-cell office:value-type="float" office:value="0.410182747999897" calcext:value-type="float">
            <text:p>0.410182747999897</text:p>
          </table:table-cell>
          <table:table-cell office:value-type="float" office:value="0.413109689000521" calcext:value-type="float">
            <text:p>0.413109689000521</text:p>
          </table:table-cell>
          <table:table-cell office:value-type="float" office:value="0.405142598000566" calcext:value-type="float">
            <text:p>0.405142598000566</text:p>
          </table:table-cell>
          <table:table-cell office:value-type="float" office:value="0.411450223000429" calcext:value-type="float">
            <text:p>0.411450223000429</text:p>
          </table:table-cell>
          <table:table-cell office:value-type="float" office:value="0.398545648999971" calcext:value-type="float">
            <text:p>0.398545648999971</text:p>
          </table:table-cell>
          <table:table-cell table:number-columns-repeated="10"/>
          <table:table-cell office:value-type="float" office:value="0.407467980000547" calcext:value-type="float">
            <text:p>0.407467980000547</text:p>
          </table:table-cell>
          <table:table-cell office:value-type="float" office:value="0.408826922000117" calcext:value-type="float">
            <text:p>0.408826922000117</text:p>
          </table:table-cell>
          <table:table-cell office:value-type="float" office:value="0.400510868999845" calcext:value-type="float">
            <text:p>0.400510868999845</text:p>
          </table:table-cell>
          <table:table-cell office:value-type="float" office:value="0.393318621000617" calcext:value-type="float">
            <text:p>0.393318621000617</text:p>
          </table:table-cell>
          <table:table-cell office:value-type="float" office:value="0.395538552000289" calcext:value-type="float">
            <text:p>0.395538552000289</text:p>
          </table:table-cell>
          <table:table-cell office:value-type="float" office:value="0.389982157999839" calcext:value-type="float">
            <text:p>0.389982157999839</text:p>
          </table:table-cell>
          <table:table-cell office:value-type="float" office:value="0.386606011999902" calcext:value-type="float">
            <text:p>0.386606011999902</text:p>
          </table:table-cell>
        </table:table-row>
        <table:table-row table:style-name="ro1">
          <table:table-cell office:value-type="float" office:value="0.263340618000257" calcext:value-type="float">
            <text:p>0.263340618000257</text:p>
          </table:table-cell>
          <table:table-cell office:value-type="float" office:value="0.252207803000601" calcext:value-type="float">
            <text:p>0.252207803000601</text:p>
          </table:table-cell>
          <table:table-cell office:value-type="float" office:value="0.260529376000704" calcext:value-type="float">
            <text:p>0.260529376000704</text:p>
          </table:table-cell>
          <table:table-cell office:value-type="float" office:value="0.248590721000255" calcext:value-type="float">
            <text:p>0.248590721000255</text:p>
          </table:table-cell>
          <table:table-cell office:value-type="float" office:value="0.257572430000437" calcext:value-type="float">
            <text:p>0.257572430000437</text:p>
          </table:table-cell>
          <table:table-cell office:value-type="float" office:value="0.24544872000024" calcext:value-type="float">
            <text:p>0.24544872000024</text:p>
          </table:table-cell>
          <table:table-cell table:number-columns-repeated="10"/>
          <table:table-cell office:value-type="float" office:value="0.250523962999978" calcext:value-type="float">
            <text:p>0.250523962999978</text:p>
          </table:table-cell>
          <table:table-cell office:value-type="float" office:value="0.255071350000435" calcext:value-type="float">
            <text:p>0.255071350000435</text:p>
          </table:table-cell>
          <table:table-cell office:value-type="float" office:value="0.242553175000467" calcext:value-type="float">
            <text:p>0.242553175000467</text:p>
          </table:table-cell>
          <table:table-cell office:value-type="float" office:value="0.240136648000771" calcext:value-type="float">
            <text:p>0.240136648000771</text:p>
          </table:table-cell>
          <table:table-cell office:value-type="float" office:value="0.238479196000299" calcext:value-type="float">
            <text:p>0.238479196000299</text:p>
          </table:table-cell>
          <table:table-cell office:value-type="float" office:value="0.23665340900061" calcext:value-type="float">
            <text:p>0.23665340900061</text:p>
          </table:table-cell>
          <table:table-cell office:value-type="float" office:value="0.233937549000075" calcext:value-type="float">
            <text:p>0.233937549000075</text:p>
          </table:table-cell>
        </table:table-row>
        <table:table-row table:style-name="ro1">
          <table:table-cell office:value-type="float" office:value="0.281339476000539" calcext:value-type="float">
            <text:p>0.281339476000539</text:p>
          </table:table-cell>
          <table:table-cell office:value-type="float" office:value="0.276133124000808" calcext:value-type="float">
            <text:p>0.276133124000808</text:p>
          </table:table-cell>
          <table:table-cell office:value-type="float" office:value="0.279777516000649" calcext:value-type="float">
            <text:p>0.279777516000649</text:p>
          </table:table-cell>
          <table:table-cell office:value-type="float" office:value="0.270100076000745" calcext:value-type="float">
            <text:p>0.270100076000745</text:p>
          </table:table-cell>
          <table:table-cell office:value-type="float" office:value="0.277755343000535" calcext:value-type="float">
            <text:p>0.277755343000535</text:p>
          </table:table-cell>
          <table:table-cell office:value-type="float" office:value="0.26284690600005" calcext:value-type="float">
            <text:p>0.26284690600005</text:p>
          </table:table-cell>
          <table:table-cell table:number-columns-repeated="10"/>
          <table:table-cell office:value-type="float" office:value="0.272682544000418" calcext:value-type="float">
            <text:p>0.272682544000418</text:p>
          </table:table-cell>
          <table:table-cell office:value-type="float" office:value="0.274483135000082" calcext:value-type="float">
            <text:p>0.274483135000082</text:p>
          </table:table-cell>
          <table:table-cell office:value-type="float" office:value="0.259389163000378" calcext:value-type="float">
            <text:p>0.259389163000378</text:p>
          </table:table-cell>
          <table:table-cell office:value-type="float" office:value="0.254193671000394" calcext:value-type="float">
            <text:p>0.254193671000394</text:p>
          </table:table-cell>
          <table:table-cell office:value-type="float" office:value="0.255661690000124" calcext:value-type="float">
            <text:p>0.255661690000124</text:p>
          </table:table-cell>
          <table:table-cell office:value-type="float" office:value="0.252575520000391" calcext:value-type="float">
            <text:p>0.252575520000391</text:p>
          </table:table-cell>
          <table:table-cell office:value-type="float" office:value="0.250938443999985" calcext:value-type="float">
            <text:p>0.250938443999985</text:p>
          </table:table-cell>
        </table:table-row>
        <table:table-row table:style-name="ro1">
          <table:table-cell office:value-type="float" office:value="0.121502889999647" calcext:value-type="float">
            <text:p>0.121502889999647</text:p>
          </table:table-cell>
          <table:table-cell office:value-type="float" office:value="0.116361491999669" calcext:value-type="float">
            <text:p>0.116361491999669</text:p>
          </table:table-cell>
          <table:table-cell office:value-type="float" office:value="0.11977725900033" calcext:value-type="float">
            <text:p>0.11977725900033</text:p>
          </table:table-cell>
          <table:table-cell office:value-type="float" office:value="0.111458546999529" calcext:value-type="float">
            <text:p>0.111458546999529</text:p>
          </table:table-cell>
          <table:table-cell office:value-type="float" office:value="0.117932062000364" calcext:value-type="float">
            <text:p>0.117932062000364</text:p>
          </table:table-cell>
          <table:table-cell office:value-type="float" office:value="0.105765569000141" calcext:value-type="float">
            <text:p>0.105765569000141</text:p>
          </table:table-cell>
          <table:table-cell table:number-columns-repeated="10"/>
          <table:table-cell office:value-type="float" office:value="0.113470688000234" calcext:value-type="float">
            <text:p>0.113470688000234</text:p>
          </table:table-cell>
          <table:table-cell office:value-type="float" office:value="0.115018706000228" calcext:value-type="float">
            <text:p>0.115018706000228</text:p>
          </table:table-cell>
          <table:table-cell office:value-type="float" office:value="0.102729881999949" calcext:value-type="float">
            <text:p>0.102729881999949</text:p>
          </table:table-cell>
          <table:table-cell office:value-type="float" office:value="0.0985658170002353" calcext:value-type="float">
            <text:p>0.0985658170002353</text:p>
          </table:table-cell>
          <table:table-cell office:value-type="float" office:value="0.0969109349998689" calcext:value-type="float">
            <text:p>0.0969109349998689</text:p>
          </table:table-cell>
          <table:table-cell office:value-type="float" office:value="0.0951763679995565" calcext:value-type="float">
            <text:p>0.0951763679995565</text:p>
          </table:table-cell>
          <table:table-cell office:value-type="float" office:value="0.093096104000324" calcext:value-type="float">
            <text:p>0.093096104000324</text:p>
          </table:table-cell>
        </table:table-row>
        <table:table-row table:style-name="ro1">
          <table:table-cell office:value-type="float" office:value="0.137920404999932" calcext:value-type="float">
            <text:p>0.137920404999932</text:p>
          </table:table-cell>
          <table:table-cell office:value-type="float" office:value="0.131642516000284" calcext:value-type="float">
            <text:p>0.131642516000284</text:p>
          </table:table-cell>
          <table:table-cell office:value-type="float" office:value="0.136002826000549" calcext:value-type="float">
            <text:p>0.136002826000549</text:p>
          </table:table-cell>
          <table:table-cell office:value-type="float" office:value="0.124069066000629" calcext:value-type="float">
            <text:p>0.124069066000629</text:p>
          </table:table-cell>
          <table:table-cell office:value-type="float" office:value="0.133532505000403" calcext:value-type="float">
            <text:p>0.133532505000403</text:p>
          </table:table-cell>
          <table:table-cell office:value-type="float" office:value="0.11855893000029" calcext:value-type="float">
            <text:p>0.11855893000029</text:p>
          </table:table-cell>
          <table:table-cell table:number-columns-repeated="10"/>
          <table:table-cell office:value-type="float" office:value="0.126186737999888" calcext:value-type="float">
            <text:p>0.126186737999888</text:p>
          </table:table-cell>
          <table:table-cell office:value-type="float" office:value="0.129230290000123" calcext:value-type="float">
            <text:p>0.129230290000123</text:p>
          </table:table-cell>
          <table:table-cell office:value-type="float" office:value="0.115324201000476" calcext:value-type="float">
            <text:p>0.115324201000476</text:p>
          </table:table-cell>
          <table:table-cell office:value-type="float" office:value="0.1109592720004" calcext:value-type="float">
            <text:p>0.1109592720004</text:p>
          </table:table-cell>
          <table:table-cell office:value-type="float" office:value="0.109088699000495" calcext:value-type="float">
            <text:p>0.109088699000495</text:p>
          </table:table-cell>
          <table:table-cell office:value-type="float" office:value="0.107041445000505" calcext:value-type="float">
            <text:p>0.107041445000505</text:p>
          </table:table-cell>
          <table:table-cell office:value-type="float" office:value="0.104799738000111" calcext:value-type="float">
            <text:p>0.104799738000111</text:p>
          </table:table-cell>
        </table:table-row>
        <table:table-row table:style-name="ro1">
          <table:table-cell office:value-type="float" office:value="0.12421964800069" calcext:value-type="float">
            <text:p>0.12421964800069</text:p>
          </table:table-cell>
          <table:table-cell office:value-type="float" office:value="0.119498814000508" calcext:value-type="float">
            <text:p>0.119498814000508</text:p>
          </table:table-cell>
          <table:table-cell office:value-type="float" office:value="0.122675135999998" calcext:value-type="float">
            <text:p>0.122675135999998</text:p>
          </table:table-cell>
          <table:table-cell office:value-type="float" office:value="0.114099919000182" calcext:value-type="float">
            <text:p>0.114099919000182</text:p>
          </table:table-cell>
          <table:table-cell office:value-type="float" office:value="0.12099058000058" calcext:value-type="float">
            <text:p>0.12099058000058</text:p>
          </table:table-cell>
          <table:table-cell office:value-type="float" office:value="0.10951994000061" calcext:value-type="float">
            <text:p>0.10951994000061</text:p>
          </table:table-cell>
          <table:table-cell table:number-columns-repeated="10"/>
          <table:table-cell office:value-type="float" office:value="0.11659594700086" calcext:value-type="float">
            <text:p>0.11659594700086</text:p>
          </table:table-cell>
          <table:table-cell office:value-type="float" office:value="0.118059673000062" calcext:value-type="float">
            <text:p>0.118059673000062</text:p>
          </table:table-cell>
          <table:table-cell office:value-type="float" office:value="0.106399519000661" calcext:value-type="float">
            <text:p>0.106399519000661</text:p>
          </table:table-cell>
          <table:table-cell office:value-type="float" office:value="0.10126667700024" calcext:value-type="float">
            <text:p>0.10126667700024</text:p>
          </table:table-cell>
          <table:table-cell office:value-type="float" office:value="0.0982081780002773" calcext:value-type="float">
            <text:p>0.0982081780002773</text:p>
          </table:table-cell>
          <table:table-cell office:value-type="float" office:value="0.0955322540003181" calcext:value-type="float">
            <text:p>0.0955322540003181</text:p>
          </table:table-cell>
          <table:table-cell office:value-type="float" office:value="0.0932513460002156" calcext:value-type="float">
            <text:p>0.0932513460002156</text:p>
          </table:table-cell>
        </table:table-row>
        <table:table-row table:style-name="ro1">
          <table:table-cell office:value-type="float" office:value="0.148249804000443" calcext:value-type="float">
            <text:p>0.148249804000443</text:p>
          </table:table-cell>
          <table:table-cell office:value-type="float" office:value="0.142791041000237" calcext:value-type="float">
            <text:p>0.142791041000237</text:p>
          </table:table-cell>
          <table:table-cell office:value-type="float" office:value="0.146234558000288" calcext:value-type="float">
            <text:p>0.146234558000288</text:p>
          </table:table-cell>
          <table:table-cell office:value-type="float" office:value="0.136674694000249" calcext:value-type="float">
            <text:p>0.136674694000249</text:p>
          </table:table-cell>
          <table:table-cell office:value-type="float" office:value="0.144443999000032" calcext:value-type="float">
            <text:p>0.144443999000032</text:p>
          </table:table-cell>
          <table:table-cell office:value-type="float" office:value="0.12912313400011" calcext:value-type="float">
            <text:p>0.12912313400011</text:p>
          </table:table-cell>
          <table:table-cell table:number-columns-repeated="10"/>
          <table:table-cell office:value-type="float" office:value="0.1388790230003" calcext:value-type="float">
            <text:p>0.1388790230003</text:p>
          </table:table-cell>
          <table:table-cell office:value-type="float" office:value="0.140922520999993" calcext:value-type="float">
            <text:p>0.140922520999993</text:p>
          </table:table-cell>
          <table:table-cell office:value-type="float" office:value="0.1259210850003" calcext:value-type="float">
            <text:p>0.1259210850003</text:p>
          </table:table-cell>
          <table:table-cell office:value-type="float" office:value="0.121157473000494" calcext:value-type="float">
            <text:p>0.121157473000494</text:p>
          </table:table-cell>
          <table:table-cell office:value-type="float" office:value="0.119787558000098" calcext:value-type="float">
            <text:p>0.119787558000098</text:p>
          </table:table-cell>
          <table:table-cell office:value-type="float" office:value="0.118050736999976" calcext:value-type="float">
            <text:p>0.118050736999976</text:p>
          </table:table-cell>
          <table:table-cell office:value-type="float" office:value="0.116158023000025" calcext:value-type="float">
            <text:p>0.116158023000025</text:p>
          </table:table-cell>
        </table:table-row>
        <table:table-row table:style-name="ro1">
          <table:table-cell office:value-type="float" office:value="0.384560563000377" calcext:value-type="float">
            <text:p>0.384560563000377</text:p>
          </table:table-cell>
          <table:table-cell office:value-type="float" office:value="0.375375456999791" calcext:value-type="float">
            <text:p>0.375375456999791</text:p>
          </table:table-cell>
          <table:table-cell office:value-type="float" office:value="0.381967418000386" calcext:value-type="float">
            <text:p>0.381967418000386</text:p>
          </table:table-cell>
          <table:table-cell office:value-type="float" office:value="0.367538047999915" calcext:value-type="float">
            <text:p>0.367538047999915</text:p>
          </table:table-cell>
          <table:table-cell office:value-type="float" office:value="0.378632908000327" calcext:value-type="float">
            <text:p>0.378632908000327</text:p>
          </table:table-cell>
          <table:table-cell office:value-type="float" office:value="0.361102300999846" calcext:value-type="float">
            <text:p>0.361102300999846</text:p>
          </table:table-cell>
          <table:table-cell table:number-columns-repeated="10"/>
          <table:table-cell office:value-type="float" office:value="0.369457210000292" calcext:value-type="float">
            <text:p>0.369457210000292</text:p>
          </table:table-cell>
          <table:table-cell office:value-type="float" office:value="0.372046868000325" calcext:value-type="float">
            <text:p>0.372046868000325</text:p>
          </table:table-cell>
          <table:table-cell office:value-type="float" office:value="0.36268845900031" calcext:value-type="float">
            <text:p>0.36268845900031</text:p>
          </table:table-cell>
          <table:table-cell office:value-type="float" office:value="0.356626640000286" calcext:value-type="float">
            <text:p>0.356626640000286</text:p>
          </table:table-cell>
          <table:table-cell office:value-type="float" office:value="0.358750995000264" calcext:value-type="float">
            <text:p>0.358750995000264</text:p>
          </table:table-cell>
          <table:table-cell office:value-type="float" office:value="0.353970311000012" calcext:value-type="float">
            <text:p>0.353970311000012</text:p>
          </table:table-cell>
          <table:table-cell office:value-type="float" office:value="0.351064408000639" calcext:value-type="float">
            <text:p>0.351064408000639</text:p>
          </table:table-cell>
        </table:table-row>
        <table:table-row table:style-name="ro1">
          <table:table-cell office:value-type="float" office:value="0.270594647000507" calcext:value-type="float">
            <text:p>0.270594647000507</text:p>
          </table:table-cell>
          <table:table-cell office:value-type="float" office:value="0.265406444000291" calcext:value-type="float">
            <text:p>0.265406444000291</text:p>
          </table:table-cell>
          <table:table-cell office:value-type="float" office:value="0.268583449000289" calcext:value-type="float">
            <text:p>0.268583449000289</text:p>
          </table:table-cell>
          <table:table-cell office:value-type="float" office:value="0.25767976500083" calcext:value-type="float">
            <text:p>0.25767976500083</text:p>
          </table:table-cell>
          <table:table-cell office:value-type="float" office:value="0.266905644000872" calcext:value-type="float">
            <text:p>0.266905644000872</text:p>
          </table:table-cell>
          <table:table-cell office:value-type="float" office:value="0.249440757000229" calcext:value-type="float">
            <text:p>0.249440757000229</text:p>
          </table:table-cell>
          <table:table-cell table:number-columns-repeated="10"/>
          <table:table-cell office:value-type="float" office:value="0.261169687000802" calcext:value-type="float">
            <text:p>0.261169687000802</text:p>
          </table:table-cell>
          <table:table-cell office:value-type="float" office:value="0.263747965000221" calcext:value-type="float">
            <text:p>0.263747965000221</text:p>
          </table:table-cell>
          <table:table-cell office:value-type="float" office:value="0.247637224000755" calcext:value-type="float">
            <text:p>0.247637224000755</text:p>
          </table:table-cell>
          <table:table-cell office:value-type="float" office:value="0.245344445000228" calcext:value-type="float">
            <text:p>0.245344445000228</text:p>
          </table:table-cell>
          <table:table-cell office:value-type="float" office:value="0.243762685000547" calcext:value-type="float">
            <text:p>0.243762685000547</text:p>
          </table:table-cell>
          <table:table-cell office:value-type="float" office:value="0.241932073000498" calcext:value-type="float">
            <text:p>0.241932073000498</text:p>
          </table:table-cell>
          <table:table-cell office:value-type="float" office:value="0.239656384000227" calcext:value-type="float">
            <text:p>0.239656384000227</text:p>
          </table:table-cell>
        </table:table-row>
        <table:table-row table:style-name="ro1">
          <table:table-cell office:value-type="float" office:value="0.306341751000218" calcext:value-type="float">
            <text:p>0.306341751000218</text:p>
          </table:table-cell>
          <table:table-cell office:value-type="float" office:value="0.297759839000719" calcext:value-type="float">
            <text:p>0.297759839000719</text:p>
          </table:table-cell>
          <table:table-cell office:value-type="float" office:value="0.304560499000218" calcext:value-type="float">
            <text:p>0.304560499000218</text:p>
          </table:table-cell>
          <table:table-cell office:value-type="float" office:value="0.290489777000403" calcext:value-type="float">
            <text:p>0.290489777000403</text:p>
          </table:table-cell>
          <table:table-cell office:value-type="float" office:value="0.302744474000065" calcext:value-type="float">
            <text:p>0.302744474000065</text:p>
          </table:table-cell>
          <table:table-cell office:value-type="float" office:value="0.283249439000429" calcext:value-type="float">
            <text:p>0.283249439000429</text:p>
          </table:table-cell>
          <table:table-cell table:number-columns-repeated="10"/>
          <table:table-cell office:value-type="float" office:value="0.294813952999903" calcext:value-type="float">
            <text:p>0.294813952999903</text:p>
          </table:table-cell>
          <table:table-cell office:value-type="float" office:value="0.299785214000622" calcext:value-type="float">
            <text:p>0.299785214000622</text:p>
          </table:table-cell>
          <table:table-cell office:value-type="float" office:value="0.281561106000481" calcext:value-type="float">
            <text:p>0.281561106000481</text:p>
          </table:table-cell>
          <table:table-cell office:value-type="float" office:value="0.276173119000305" calcext:value-type="float">
            <text:p>0.276173119000305</text:p>
          </table:table-cell>
          <table:table-cell office:value-type="float" office:value="0.278563757000484" calcext:value-type="float">
            <text:p>0.278563757000484</text:p>
          </table:table-cell>
          <table:table-cell office:value-type="float" office:value="0.27394437500061" calcext:value-type="float">
            <text:p>0.27394437500061</text:p>
          </table:table-cell>
          <table:table-cell office:value-type="float" office:value="0.271584162000181" calcext:value-type="float">
            <text:p>0.271584162000181</text:p>
          </table:table-cell>
        </table:table-row>
        <table:table-row table:style-name="ro1">
          <table:table-cell office:value-type="float" office:value="0.117503269999361" calcext:value-type="float">
            <text:p>0.117503269999361</text:p>
          </table:table-cell>
          <table:table-cell office:value-type="float" office:value="0.11183883800004" calcext:value-type="float">
            <text:p>0.11183883800004</text:p>
          </table:table-cell>
          <table:table-cell office:value-type="float" office:value="0.115588902000127" calcext:value-type="float">
            <text:p>0.115588902000127</text:p>
          </table:table-cell>
          <table:table-cell office:value-type="float" office:value="0.103841756999827" calcext:value-type="float">
            <text:p>0.103841756999827</text:p>
          </table:table-cell>
          <table:table-cell office:value-type="float" office:value="0.113682627999879" calcext:value-type="float">
            <text:p>0.113682627999879</text:p>
          </table:table-cell>
          <table:table-cell office:value-type="float" office:value="0.0975280249995194" calcext:value-type="float">
            <text:p>0.0975280249995194</text:p>
          </table:table-cell>
          <table:table-cell table:number-columns-repeated="10"/>
          <table:table-cell office:value-type="float" office:value="0.107692794999821" calcext:value-type="float">
            <text:p>0.107692794999821</text:p>
          </table:table-cell>
          <table:table-cell office:value-type="float" office:value="0.109860923999804" calcext:value-type="float">
            <text:p>0.109860923999804</text:p>
          </table:table-cell>
          <table:table-cell office:value-type="float" office:value="0.0937559519998104" calcext:value-type="float">
            <text:p>0.0937559519998104</text:p>
          </table:table-cell>
          <table:table-cell office:value-type="float" office:value="0.0856830339998851" calcext:value-type="float">
            <text:p>0.0856830339998851</text:p>
          </table:table-cell>
          <table:table-cell office:value-type="float" office:value="0.0837461239998447" calcext:value-type="float">
            <text:p>0.0837461239998447</text:p>
          </table:table-cell>
          <table:table-cell office:value-type="float" office:value="0.081696139000087" calcext:value-type="float">
            <text:p>0.081696139000087</text:p>
          </table:table-cell>
          <table:table-cell office:value-type="float" office:value="0.0795498799998313" calcext:value-type="float">
            <text:p>0.0795498799998313</text:p>
          </table:table-cell>
        </table:table-row>
        <table:table-row table:style-name="ro1">
          <table:table-cell office:value-type="float" office:value="0.143934453999464" calcext:value-type="float">
            <text:p>0.143934453999464</text:p>
          </table:table-cell>
          <table:table-cell office:value-type="float" office:value="0.137176634999378" calcext:value-type="float">
            <text:p>0.137176634999378</text:p>
          </table:table-cell>
          <table:table-cell office:value-type="float" office:value="0.142022750999786" calcext:value-type="float">
            <text:p>0.142022750999786</text:p>
          </table:table-cell>
          <table:table-cell office:value-type="float" office:value="0.123012969999763" calcext:value-type="float">
            <text:p>0.123012969999763</text:p>
          </table:table-cell>
          <table:table-cell office:value-type="float" office:value="0.139552421999724" calcext:value-type="float">
            <text:p>0.139552421999724</text:p>
          </table:table-cell>
          <table:table-cell office:value-type="float" office:value="0.1087758019994" calcext:value-type="float">
            <text:p>0.1087758019994</text:p>
          </table:table-cell>
          <table:table-cell table:number-columns-repeated="10"/>
          <table:table-cell office:value-type="float" office:value="0.132145122999646" calcext:value-type="float">
            <text:p>0.132145122999646</text:p>
          </table:table-cell>
          <table:table-cell office:value-type="float" office:value="0.134697210000013" calcext:value-type="float">
            <text:p>0.134697210000013</text:p>
          </table:table-cell>
          <table:table-cell office:value-type="float" office:value="0.105892873999437" calcext:value-type="float">
            <text:p>0.105892873999437</text:p>
          </table:table-cell>
          <table:table-cell office:value-type="float" office:value="0.101139237000098" calcext:value-type="float">
            <text:p>0.101139237000098</text:p>
          </table:table-cell>
          <table:table-cell office:value-type="float" office:value="0.0981962890000432" calcext:value-type="float">
            <text:p>0.0981962890000432</text:p>
          </table:table-cell>
          <table:table-cell office:value-type="float" office:value="0.0958035919993563" calcext:value-type="float">
            <text:p>0.0958035919993563</text:p>
          </table:table-cell>
          <table:table-cell office:value-type="float" office:value="0.0933338839995486" calcext:value-type="float">
            <text:p>0.0933338839995486</text:p>
          </table:table-cell>
        </table:table-row>
        <table:table-row table:style-name="ro1">
          <table:table-cell office:value-type="float" office:value="0.121451512999556" calcext:value-type="float">
            <text:p>0.121451512999556</text:p>
          </table:table-cell>
          <table:table-cell office:value-type="float" office:value="0.115648168999542" calcext:value-type="float">
            <text:p>0.115648168999542</text:p>
          </table:table-cell>
          <table:table-cell office:value-type="float" office:value="0.119762524999715" calcext:value-type="float">
            <text:p>0.119762524999715</text:p>
          </table:table-cell>
          <table:table-cell office:value-type="float" office:value="0.106873715999427" calcext:value-type="float">
            <text:p>0.106873715999427</text:p>
          </table:table-cell>
          <table:table-cell office:value-type="float" office:value="0.117649765999886" calcext:value-type="float">
            <text:p>0.117649765999886</text:p>
          </table:table-cell>
          <table:table-cell office:value-type="float" office:value="0.10012807899966" calcext:value-type="float">
            <text:p>0.10012807899966</text:p>
          </table:table-cell>
          <table:table-cell table:number-columns-repeated="10"/>
          <table:table-cell office:value-type="float" office:value="0.110609974999534" calcext:value-type="float">
            <text:p>0.110609974999534</text:p>
          </table:table-cell>
          <table:table-cell office:value-type="float" office:value="0.113429907999489" calcext:value-type="float">
            <text:p>0.113429907999489</text:p>
          </table:table-cell>
          <table:table-cell office:value-type="float" office:value="0.0965649949994258" calcext:value-type="float">
            <text:p>0.0965649949994258</text:p>
          </table:table-cell>
          <table:table-cell office:value-type="float" office:value="0.0894484749996991" calcext:value-type="float">
            <text:p>0.0894484749996991</text:p>
          </table:table-cell>
          <table:table-cell office:value-type="float" office:value="0.0853136019995873" calcext:value-type="float">
            <text:p>0.0853136019995873</text:p>
          </table:table-cell>
          <table:table-cell office:value-type="float" office:value="0.0820364369992603" calcext:value-type="float">
            <text:p>0.0820364369992603</text:p>
          </table:table-cell>
          <table:table-cell office:value-type="float" office:value="0.0792711029998827" calcext:value-type="float">
            <text:p>0.0792711029998827</text:p>
          </table:table-cell>
        </table:table-row>
        <table:table-row table:style-name="ro1">
          <table:table-cell office:value-type="float" office:value="0.140384944999823" calcext:value-type="float">
            <text:p>0.140384944999823</text:p>
          </table:table-cell>
          <table:table-cell office:value-type="float" office:value="0.134260937999898" calcext:value-type="float">
            <text:p>0.134260937999898</text:p>
          </table:table-cell>
          <table:table-cell office:value-type="float" office:value="0.138202930999796" calcext:value-type="float">
            <text:p>0.138202930999796</text:p>
          </table:table-cell>
          <table:table-cell office:value-type="float" office:value="0.127917802999946" calcext:value-type="float">
            <text:p>0.127917802999946</text:p>
          </table:table-cell>
          <table:table-cell office:value-type="float" office:value="0.136203817999558" calcext:value-type="float">
            <text:p>0.136203817999558</text:p>
          </table:table-cell>
          <table:table-cell office:value-type="float" office:value="0.122167544999684" calcext:value-type="float">
            <text:p>0.122167544999684</text:p>
          </table:table-cell>
          <table:table-cell table:number-columns-repeated="10"/>
          <table:table-cell office:value-type="float" office:value="0.132253770999341" calcext:value-type="float">
            <text:p>0.132253770999341</text:p>
          </table:table-cell>
          <table:table-cell office:value-type="float" office:value="0.130374896999456" calcext:value-type="float">
            <text:p>0.130374896999456</text:p>
          </table:table-cell>
          <table:table-cell office:value-type="float" office:value="0.119803849999698" calcext:value-type="float">
            <text:p>0.119803849999698</text:p>
          </table:table-cell>
          <table:table-cell office:value-type="float" office:value="0.112678843999674" calcext:value-type="float">
            <text:p>0.112678843999674</text:p>
          </table:table-cell>
          <table:table-cell office:value-type="float" office:value="0.109258569999838" calcext:value-type="float">
            <text:p>0.109258569999838</text:p>
          </table:table-cell>
          <table:table-cell office:value-type="float" office:value="0.106714216999535" calcext:value-type="float">
            <text:p>0.106714216999535</text:p>
          </table:table-cell>
          <table:table-cell office:value-type="float" office:value="0.10404065900002" calcext:value-type="float">
            <text:p>0.10404065900002</text:p>
          </table:table-cell>
        </table:table-row>
        <table:table-row table:style-name="ro1">
          <table:table-cell office:value-type="float" office:value="0.367927440999665" calcext:value-type="float">
            <text:p>0.367927440999665</text:p>
          </table:table-cell>
          <table:table-cell office:value-type="float" office:value="0.361610793000182" calcext:value-type="float">
            <text:p>0.361610793000182</text:p>
          </table:table-cell>
          <table:table-cell office:value-type="float" office:value="0.365954666999642" calcext:value-type="float">
            <text:p>0.365954666999642</text:p>
          </table:table-cell>
          <table:table-cell office:value-type="float" office:value="0.351702848999594" calcext:value-type="float">
            <text:p>0.351702848999594</text:p>
          </table:table-cell>
          <table:table-cell office:value-type="float" office:value="0.36358715499955" calcext:value-type="float">
            <text:p>0.36358715499955</text:p>
          </table:table-cell>
          <table:table-cell office:value-type="float" office:value="0.345833563999804" calcext:value-type="float">
            <text:p>0.345833563999804</text:p>
          </table:table-cell>
          <table:table-cell table:number-columns-repeated="10"/>
          <table:table-cell office:value-type="float" office:value="0.355314131999876" calcext:value-type="float">
            <text:p>0.355314131999876</text:p>
          </table:table-cell>
          <table:table-cell office:value-type="float" office:value="0.358681630999854" calcext:value-type="float">
            <text:p>0.358681630999854</text:p>
          </table:table-cell>
          <table:table-cell office:value-type="float" office:value="0.341713216999779" calcext:value-type="float">
            <text:p>0.341713216999779</text:p>
          </table:table-cell>
          <table:table-cell office:value-type="float" office:value="0.336931277999611" calcext:value-type="float">
            <text:p>0.336931277999611</text:p>
          </table:table-cell>
          <table:table-cell office:value-type="float" office:value="0.338989617999687" calcext:value-type="float">
            <text:p>0.338989617999687</text:p>
          </table:table-cell>
          <table:table-cell office:value-type="float" office:value="0.334387896000408" calcext:value-type="float">
            <text:p>0.334387896000408</text:p>
          </table:table-cell>
          <table:table-cell office:value-type="float" office:value="0.330811146000087" calcext:value-type="float">
            <text:p>0.330811146000087</text:p>
          </table:table-cell>
        </table:table-row>
        <table:table-row table:style-name="ro1">
          <table:table-cell office:value-type="float" office:value="0.238984796000295" calcext:value-type="float">
            <text:p>0.238984796000295</text:p>
          </table:table-cell>
          <table:table-cell office:value-type="float" office:value="0.230662683999981" calcext:value-type="float">
            <text:p>0.230662683999981</text:p>
          </table:table-cell>
          <table:table-cell office:value-type="float" office:value="0.236704783000278" calcext:value-type="float">
            <text:p>0.236704783000278</text:p>
          </table:table-cell>
          <table:table-cell office:value-type="float" office:value="0.225461502999678" calcext:value-type="float">
            <text:p>0.225461502999678</text:p>
          </table:table-cell>
          <table:table-cell office:value-type="float" office:value="0.234716349999871" calcext:value-type="float">
            <text:p>0.234716349999871</text:p>
          </table:table-cell>
          <table:table-cell office:value-type="float" office:value="0.209780156999841" calcext:value-type="float">
            <text:p>0.209780156999841</text:p>
          </table:table-cell>
          <table:table-cell table:number-columns-repeated="10"/>
          <table:table-cell office:value-type="float" office:value="0.228719583000384" calcext:value-type="float">
            <text:p>0.228719583000384</text:p>
          </table:table-cell>
          <table:table-cell office:value-type="float" office:value="0.232602488999873" calcext:value-type="float">
            <text:p>0.232602488999873</text:p>
          </table:table-cell>
          <table:table-cell office:value-type="float" office:value="0.213500748000115" calcext:value-type="float">
            <text:p>0.213500748000115</text:p>
          </table:table-cell>
          <table:table-cell office:value-type="float" office:value="0.20694143899982" calcext:value-type="float">
            <text:p>0.20694143899982</text:p>
          </table:table-cell>
          <table:table-cell office:value-type="float" office:value="0.204805618000137" calcext:value-type="float">
            <text:p>0.204805618000137</text:p>
          </table:table-cell>
          <table:table-cell office:value-type="float" office:value="0.202323358000285" calcext:value-type="float">
            <text:p>0.202323358000285</text:p>
          </table:table-cell>
          <table:table-cell office:value-type="float" office:value="0.198960046000138" calcext:value-type="float">
            <text:p>0.198960046000138</text:p>
          </table:table-cell>
        </table:table-row>
        <table:table-row table:style-name="ro1">
          <table:table-cell office:value-type="float" office:value="0.292547930000183" calcext:value-type="float">
            <text:p>0.292547930000183</text:p>
          </table:table-cell>
          <table:table-cell office:value-type="float" office:value="0.282356058000005" calcext:value-type="float">
            <text:p>0.282356058000005</text:p>
          </table:table-cell>
          <table:table-cell office:value-type="float" office:value="0.290016218999881" calcext:value-type="float">
            <text:p>0.290016218999881</text:p>
          </table:table-cell>
          <table:table-cell office:value-type="float" office:value="0.268380530999821" calcext:value-type="float">
            <text:p>0.268380530999821</text:p>
          </table:table-cell>
          <table:table-cell office:value-type="float" office:value="0.287416944999677" calcext:value-type="float">
            <text:p>0.287416944999677</text:p>
          </table:table-cell>
          <table:table-cell office:value-type="float" office:value="0.263387105999755" calcext:value-type="float">
            <text:p>0.263387105999755</text:p>
          </table:table-cell>
          <table:table-cell table:number-columns-repeated="10"/>
          <table:table-cell office:value-type="float" office:value="0.279120217999662" calcext:value-type="float">
            <text:p>0.279120217999662</text:p>
          </table:table-cell>
          <table:table-cell office:value-type="float" office:value="0.28492684000048" calcext:value-type="float">
            <text:p>0.28492684000048</text:p>
          </table:table-cell>
          <table:table-cell office:value-type="float" office:value="0.270365338000374" calcext:value-type="float">
            <text:p>0.270365338000374</text:p>
          </table:table-cell>
          <table:table-cell office:value-type="float" office:value="0.25830008200046" calcext:value-type="float">
            <text:p>0.25830008200046</text:p>
          </table:table-cell>
          <table:table-cell office:value-type="float" office:value="0.260798772000271" calcext:value-type="float">
            <text:p>0.260798772000271</text:p>
          </table:table-cell>
          <table:table-cell office:value-type="float" office:value="0.255902124000386" calcext:value-type="float">
            <text:p>0.255902124000386</text:p>
          </table:table-cell>
          <table:table-cell office:value-type="float" office:value="0.253362819000358" calcext:value-type="float">
            <text:p>0.253362819000358</text:p>
          </table:table-cell>
        </table:table-row>
        <table:table-row table:style-name="ro1">
          <table:table-cell office:value-type="float" office:value="0.123624693000238" calcext:value-type="float">
            <text:p>0.123624693000238</text:p>
          </table:table-cell>
          <table:table-cell office:value-type="float" office:value="0.11759766599971" calcext:value-type="float">
            <text:p>0.11759766599971</text:p>
          </table:table-cell>
          <table:table-cell office:value-type="float" office:value="0.121674955999879" calcext:value-type="float">
            <text:p>0.121674955999879</text:p>
          </table:table-cell>
          <table:table-cell office:value-type="float" office:value="0.109221615000024" calcext:value-type="float">
            <text:p>0.109221615000024</text:p>
          </table:table-cell>
          <table:table-cell office:value-type="float" office:value="0.119707556000321" calcext:value-type="float">
            <text:p>0.119707556000321</text:p>
          </table:table-cell>
          <table:table-cell office:value-type="float" office:value="0.101800520999859" calcext:value-type="float">
            <text:p>0.101800520999859</text:p>
          </table:table-cell>
          <table:table-cell table:number-columns-repeated="10"/>
          <table:table-cell office:value-type="float" office:value="0.112758230000509" calcext:value-type="float">
            <text:p>0.112758230000509</text:p>
          </table:table-cell>
          <table:table-cell office:value-type="float" office:value="0.115248692000023" calcext:value-type="float">
            <text:p>0.115248692000023</text:p>
          </table:table-cell>
          <table:table-cell office:value-type="float" office:value="0.0991513110002416" calcext:value-type="float">
            <text:p>0.0991513110002416</text:p>
          </table:table-cell>
          <table:table-cell office:value-type="float" office:value="0.0911822400003075" calcext:value-type="float">
            <text:p>0.0911822400003075</text:p>
          </table:table-cell>
          <table:table-cell office:value-type="float" office:value="0.0865294430004724" calcext:value-type="float">
            <text:p>0.0865294430004724</text:p>
          </table:table-cell>
          <table:table-cell office:value-type="float" office:value="0.0840508829996907" calcext:value-type="float">
            <text:p>0.0840508829996907</text:p>
          </table:table-cell>
          <table:table-cell office:value-type="float" office:value="0.0813704259999213" calcext:value-type="float">
            <text:p>0.0813704259999213</text:p>
          </table:table-cell>
        </table:table-row>
        <table:table-row table:style-name="ro1">
          <table:table-cell office:value-type="float" office:value="0.153636925000683" calcext:value-type="float">
            <text:p>0.153636925000683</text:p>
          </table:table-cell>
          <table:table-cell office:value-type="float" office:value="0.144398745000217" calcext:value-type="float">
            <text:p>0.144398745000217</text:p>
          </table:table-cell>
          <table:table-cell office:value-type="float" office:value="0.150721149000674" calcext:value-type="float">
            <text:p>0.150721149000674</text:p>
          </table:table-cell>
          <table:table-cell office:value-type="float" office:value="0.135198734000369" calcext:value-type="float">
            <text:p>0.135198734000369</text:p>
          </table:table-cell>
          <table:table-cell office:value-type="float" office:value="0.147687227999995" calcext:value-type="float">
            <text:p>0.147687227999995</text:p>
          </table:table-cell>
          <table:table-cell office:value-type="float" office:value="0.126574741000695" calcext:value-type="float">
            <text:p>0.126574741000695</text:p>
          </table:table-cell>
          <table:table-cell table:number-columns-repeated="10"/>
          <table:table-cell office:value-type="float" office:value="0.137921679000101" calcext:value-type="float">
            <text:p>0.137921679000101</text:p>
          </table:table-cell>
          <table:table-cell office:value-type="float" office:value="0.141179857000679" calcext:value-type="float">
            <text:p>0.141179857000679</text:p>
          </table:table-cell>
          <table:table-cell office:value-type="float" office:value="0.121005166000032" calcext:value-type="float">
            <text:p>0.121005166000032</text:p>
          </table:table-cell>
          <table:table-cell office:value-type="float" office:value="0.114647027000501" calcext:value-type="float">
            <text:p>0.114647027000501</text:p>
          </table:table-cell>
          <table:table-cell office:value-type="float" office:value="0.109067093000704" calcext:value-type="float">
            <text:p>0.109067093000704</text:p>
          </table:table-cell>
          <table:table-cell office:value-type="float" office:value="0.106319013000757" calcext:value-type="float">
            <text:p>0.106319013000757</text:p>
          </table:table-cell>
          <table:table-cell office:value-type="float" office:value="0.103293197000312" calcext:value-type="float">
            <text:p>0.103293197000312</text:p>
          </table:table-cell>
        </table:table-row>
        <table:table-row table:style-name="ro1">
          <table:table-cell office:value-type="float" office:value="0.127758665999863" calcext:value-type="float">
            <text:p>0.127758665999863</text:p>
          </table:table-cell>
          <table:table-cell office:value-type="float" office:value="0.120903482000358" calcext:value-type="float">
            <text:p>0.120903482000358</text:p>
          </table:table-cell>
          <table:table-cell office:value-type="float" office:value="0.125533295999958" calcext:value-type="float">
            <text:p>0.125533295999958</text:p>
          </table:table-cell>
          <table:table-cell office:value-type="float" office:value="0.110838436999984" calcext:value-type="float">
            <text:p>0.110838436999984</text:p>
          </table:table-cell>
          <table:table-cell office:value-type="float" office:value="0.123236616999748" calcext:value-type="float">
            <text:p>0.123236616999748</text:p>
          </table:table-cell>
          <table:table-cell office:value-type="float" office:value="0.10031133099983" calcext:value-type="float">
            <text:p>0.10031133099983</text:p>
          </table:table-cell>
          <table:table-cell table:number-columns-repeated="10"/>
          <table:table-cell office:value-type="float" office:value="0.11528183199971" calcext:value-type="float">
            <text:p>0.11528183199971</text:p>
          </table:table-cell>
          <table:table-cell office:value-type="float" office:value="0.118195474000459" calcext:value-type="float">
            <text:p>0.118195474000459</text:p>
          </table:table-cell>
          <table:table-cell office:value-type="float" office:value="0.0950109659997906" calcext:value-type="float">
            <text:p>0.0950109659997906</text:p>
          </table:table-cell>
          <table:table-cell office:value-type="float" office:value="0.0878597629998694" calcext:value-type="float">
            <text:p>0.0878597629998694</text:p>
          </table:table-cell>
          <table:table-cell office:value-type="float" office:value="0.0833220470003653" calcext:value-type="float">
            <text:p>0.0833220470003653</text:p>
          </table:table-cell>
          <table:table-cell office:value-type="float" office:value="0.080234899000061" calcext:value-type="float">
            <text:p>0.080234899000061</text:p>
          </table:table-cell>
          <table:table-cell office:value-type="float" office:value="0.0774884510001357" calcext:value-type="float">
            <text:p>0.0774884510001357</text:p>
          </table:table-cell>
        </table:table-row>
        <table:table-row table:style-name="ro1">
          <table:table-cell office:value-type="float" office:value="0.138169028999982" calcext:value-type="float">
            <text:p>0.138169028999982</text:p>
          </table:table-cell>
          <table:table-cell office:value-type="float" office:value="0.131074438999349" calcext:value-type="float">
            <text:p>0.131074438999349</text:p>
          </table:table-cell>
          <table:table-cell office:value-type="float" office:value="0.135865847999412" calcext:value-type="float">
            <text:p>0.135865847999412</text:p>
          </table:table-cell>
          <table:table-cell office:value-type="float" office:value="0.120167010999467" calcext:value-type="float">
            <text:p>0.120167010999467</text:p>
          </table:table-cell>
          <table:table-cell office:value-type="float" office:value="0.133573425999202" calcext:value-type="float">
            <text:p>0.133573425999202</text:p>
          </table:table-cell>
          <table:table-cell office:value-type="float" office:value="0.115019333999953" calcext:value-type="float">
            <text:p>0.115019333999953</text:p>
          </table:table-cell>
          <table:table-cell table:number-columns-repeated="10"/>
          <table:table-cell office:value-type="float" office:value="0.124052851999295" calcext:value-type="float">
            <text:p>0.124052851999295</text:p>
          </table:table-cell>
          <table:table-cell office:value-type="float" office:value="0.127760198000033" calcext:value-type="float">
            <text:p>0.127760198000033</text:p>
          </table:table-cell>
          <table:table-cell office:value-type="float" office:value="0.105751569999484" calcext:value-type="float">
            <text:p>0.105751569999484</text:p>
          </table:table-cell>
          <table:table-cell office:value-type="float" office:value="0.100003460999687" calcext:value-type="float">
            <text:p>0.100003460999687</text:p>
          </table:table-cell>
          <table:table-cell office:value-type="float" office:value="0.0976907219992427" calcext:value-type="float">
            <text:p>0.0976907219992427</text:p>
          </table:table-cell>
          <table:table-cell office:value-type="float" office:value="0.0945025409992013" calcext:value-type="float">
            <text:p>0.0945025409992013</text:p>
          </table:table-cell>
          <table:table-cell office:value-type="float" office:value="0.0914238989998921" calcext:value-type="float">
            <text:p>0.0914238989998921</text:p>
          </table:table-cell>
        </table:table-row>
        <table:table-row table:style-name="ro1">
          <table:table-cell office:value-type="float" office:value="0.381936800000403" calcext:value-type="float">
            <text:p>0.381936800000403</text:p>
          </table:table-cell>
          <table:table-cell office:value-type="float" office:value="0.371978668000338" calcext:value-type="float">
            <text:p>0.371978668000338</text:p>
          </table:table-cell>
          <table:table-cell office:value-type="float" office:value="0.379100248000213" calcext:value-type="float">
            <text:p>0.379100248000213</text:p>
          </table:table-cell>
          <table:table-cell office:value-type="float" office:value="0.363890198999798" calcext:value-type="float">
            <text:p>0.363890198999798</text:p>
          </table:table-cell>
          <table:table-cell office:value-type="float" office:value="0.37665188200026" calcext:value-type="float">
            <text:p>0.37665188200026</text:p>
          </table:table-cell>
          <table:table-cell office:value-type="float" office:value="0.355811327000083" calcext:value-type="float">
            <text:p>0.355811327000083</text:p>
          </table:table-cell>
          <table:table-cell table:number-columns-repeated="10"/>
          <table:table-cell office:value-type="float" office:value="0.369373477000408" calcext:value-type="float">
            <text:p>0.369373477000408</text:p>
          </table:table-cell>
          <table:table-cell office:value-type="float" office:value="0.374405244000627" calcext:value-type="float">
            <text:p>0.374405244000627</text:p>
          </table:table-cell>
          <table:table-cell office:value-type="float" office:value="0.352786823000315" calcext:value-type="float">
            <text:p>0.352786823000315</text:p>
          </table:table-cell>
          <table:table-cell office:value-type="float" office:value="0.346215784999913" calcext:value-type="float">
            <text:p>0.346215784999913</text:p>
          </table:table-cell>
          <table:table-cell office:value-type="float" office:value="0.343981549000091" calcext:value-type="float">
            <text:p>0.343981549000091</text:p>
          </table:table-cell>
          <table:table-cell office:value-type="float" office:value="0.341218219999973" calcext:value-type="float">
            <text:p>0.341218219999973</text:p>
          </table:table-cell>
          <table:table-cell office:value-type="float" office:value="0.338392768000631" calcext:value-type="float">
            <text:p>0.338392768000631</text:p>
          </table:table-cell>
        </table:table-row>
        <table:table-row table:style-name="ro1">
          <table:table-cell office:value-type="float" office:value="0.252517421999983" calcext:value-type="float">
            <text:p>0.252517421999983</text:p>
          </table:table-cell>
          <table:table-cell office:value-type="float" office:value="0.244203783000557" calcext:value-type="float">
            <text:p>0.244203783000557</text:p>
          </table:table-cell>
          <table:table-cell office:value-type="float" office:value="0.249673627000448" calcext:value-type="float">
            <text:p>0.249673627000448</text:p>
          </table:table-cell>
          <table:table-cell office:value-type="float" office:value="0.231570333000491" calcext:value-type="float">
            <text:p>0.231570333000491</text:p>
          </table:table-cell>
          <table:table-cell office:value-type="float" office:value="0.246982800000296" calcext:value-type="float">
            <text:p>0.246982800000296</text:p>
          </table:table-cell>
          <table:table-cell office:value-type="float" office:value="0.216427065000062" calcext:value-type="float">
            <text:p>0.216427065000062</text:p>
          </table:table-cell>
          <table:table-cell table:number-columns-repeated="10"/>
          <table:table-cell office:value-type="float" office:value="0.237535627999932" calcext:value-type="float">
            <text:p>0.237535627999932</text:p>
          </table:table-cell>
          <table:table-cell office:value-type="float" office:value="0.241148052000426" calcext:value-type="float">
            <text:p>0.241148052000426</text:p>
          </table:table-cell>
          <table:table-cell office:value-type="float" office:value="0.219149590000598" calcext:value-type="float">
            <text:p>0.219149590000598</text:p>
          </table:table-cell>
          <table:table-cell office:value-type="float" office:value="0.212648319000436" calcext:value-type="float">
            <text:p>0.212648319000436</text:p>
          </table:table-cell>
          <table:table-cell office:value-type="float" office:value="0.209946502000093" calcext:value-type="float">
            <text:p>0.209946502000093</text:p>
          </table:table-cell>
          <table:table-cell office:value-type="float" office:value="0.206773978000456" calcext:value-type="float">
            <text:p>0.206773978000456</text:p>
          </table:table-cell>
          <table:table-cell office:value-type="float" office:value="0.20175171900064" calcext:value-type="float">
            <text:p>0.20175171900064</text:p>
          </table:table-cell>
        </table:table-row>
        <table:table-row table:style-name="ro1">
          <table:table-cell office:value-type="float" office:value="0.306782846000715" calcext:value-type="float">
            <text:p>0.306782846000715</text:p>
          </table:table-cell>
          <table:table-cell office:value-type="float" office:value="0.298203572000602" calcext:value-type="float">
            <text:p>0.298203572000602</text:p>
          </table:table-cell>
          <table:table-cell office:value-type="float" office:value="0.30401231399992" calcext:value-type="float">
            <text:p>0.30401231399992</text:p>
          </table:table-cell>
          <table:table-cell office:value-type="float" office:value="0.290478812999936" calcext:value-type="float">
            <text:p>0.290478812999936</text:p>
          </table:table-cell>
          <table:table-cell office:value-type="float" office:value="0.301194355000007" calcext:value-type="float">
            <text:p>0.301194355000007</text:p>
          </table:table-cell>
          <table:table-cell office:value-type="float" office:value="0.283737675000339" calcext:value-type="float">
            <text:p>0.283737675000339</text:p>
          </table:table-cell>
          <table:table-cell table:number-columns-repeated="10"/>
          <table:table-cell office:value-type="float" office:value="0.293452065000565" calcext:value-type="float">
            <text:p>0.293452065000565</text:p>
          </table:table-cell>
          <table:table-cell office:value-type="float" office:value="0.295728327000688" calcext:value-type="float">
            <text:p>0.295728327000688</text:p>
          </table:table-cell>
          <table:table-cell office:value-type="float" office:value="0.276056906000122" calcext:value-type="float">
            <text:p>0.276056906000122</text:p>
          </table:table-cell>
          <table:table-cell office:value-type="float" office:value="0.268513908000386" calcext:value-type="float">
            <text:p>0.268513908000386</text:p>
          </table:table-cell>
          <table:table-cell office:value-type="float" office:value="0.270832738000536" calcext:value-type="float">
            <text:p>0.270832738000536</text:p>
          </table:table-cell>
          <table:table-cell office:value-type="float" office:value="0.26591926600031" calcext:value-type="float">
            <text:p>0.26591926600031</text:p>
          </table:table-cell>
          <table:table-cell office:value-type="float" office:value="0.263100206000672" calcext:value-type="float">
            <text:p>0.263100206000672</text:p>
          </table:table-cell>
        </table:table-row>
        <table:table-row table:style-name="ro1">
          <table:table-cell office:value-type="float" office:value="0.145616006999262" calcext:value-type="float">
            <text:p>0.145616006999262</text:p>
          </table:table-cell>
          <table:table-cell office:value-type="float" office:value="0.129173173999334" calcext:value-type="float">
            <text:p>0.129173173999334</text:p>
          </table:table-cell>
          <table:table-cell office:value-type="float" office:value="0.142506089999188" calcext:value-type="float">
            <text:p>0.142506089999188</text:p>
          </table:table-cell>
          <table:table-cell office:value-type="float" office:value="0.116763821999484" calcext:value-type="float">
            <text:p>0.116763821999484</text:p>
          </table:table-cell>
          <table:table-cell office:value-type="float" office:value="0.135042328999589" calcext:value-type="float">
            <text:p>0.135042328999589</text:p>
          </table:table-cell>
          <table:table-cell office:value-type="float" office:value="0.10663402299997" calcext:value-type="float">
            <text:p>0.10663402299997</text:p>
          </table:table-cell>
          <table:table-cell table:number-columns-repeated="10"/>
          <table:table-cell office:value-type="float" office:value="0.120936094999706" calcext:value-type="float">
            <text:p>0.120936094999706</text:p>
          </table:table-cell>
          <table:table-cell office:value-type="float" office:value="0.125446222999926" calcext:value-type="float">
            <text:p>0.125446222999926</text:p>
          </table:table-cell>
          <table:table-cell office:value-type="float" office:value="0.102705673999481" calcext:value-type="float">
            <text:p>0.102705673999481</text:p>
          </table:table-cell>
          <table:table-cell office:value-type="float" office:value="0.0928684789996623" calcext:value-type="float">
            <text:p>0.0928684789996623</text:p>
          </table:table-cell>
          <table:table-cell office:value-type="float" office:value="0.087468698999146" calcext:value-type="float">
            <text:p>0.087468698999146</text:p>
          </table:table-cell>
          <table:table-cell office:value-type="float" office:value="0.0840118199994322" calcext:value-type="float">
            <text:p>0.0840118199994322</text:p>
          </table:table-cell>
          <table:table-cell office:value-type="float" office:value="0.0803585019993989" calcext:value-type="float">
            <text:p>0.0803585019993989</text:p>
          </table:table-cell>
        </table:table-row>
        <table:table-row table:style-name="ro1">
          <table:table-cell office:value-type="float" office:value="0.17065396199996" calcext:value-type="float">
            <text:p>0.17065396199996</text:p>
          </table:table-cell>
          <table:table-cell office:value-type="float" office:value="0.162920360000498" calcext:value-type="float">
            <text:p>0.162920360000498</text:p>
          </table:table-cell>
          <table:table-cell office:value-type="float" office:value="0.168240424000032" calcext:value-type="float">
            <text:p>0.168240424000032</text:p>
          </table:table-cell>
          <table:table-cell office:value-type="float" office:value="0.15191024700016" calcext:value-type="float">
            <text:p>0.15191024700016</text:p>
          </table:table-cell>
          <table:table-cell office:value-type="float" office:value="0.165716024000176" calcext:value-type="float">
            <text:p>0.165716024000176</text:p>
          </table:table-cell>
          <table:table-cell office:value-type="float" office:value="0.139622526000494" calcext:value-type="float">
            <text:p>0.139622526000494</text:p>
          </table:table-cell>
          <table:table-cell table:number-columns-repeated="10"/>
          <table:table-cell office:value-type="float" office:value="0.157019828000557" calcext:value-type="float">
            <text:p>0.157019828000557</text:p>
          </table:table-cell>
          <table:table-cell office:value-type="float" office:value="0.159817706000467" calcext:value-type="float">
            <text:p>0.159817706000467</text:p>
          </table:table-cell>
          <table:table-cell office:value-type="float" office:value="0.131692695999845" calcext:value-type="float">
            <text:p>0.131692695999845</text:p>
          </table:table-cell>
          <table:table-cell office:value-type="float" office:value="0.123869709999781" calcext:value-type="float">
            <text:p>0.123869709999781</text:p>
          </table:table-cell>
          <table:table-cell office:value-type="float" office:value="0.118337609000264" calcext:value-type="float">
            <text:p>0.118337609000264</text:p>
          </table:table-cell>
          <table:table-cell office:value-type="float" office:value="0.113794711000082" calcext:value-type="float">
            <text:p>0.113794711000082</text:p>
          </table:table-cell>
          <table:table-cell office:value-type="float" office:value="0.10859009700016" calcext:value-type="float">
            <text:p>0.10859009700016</text:p>
          </table:table-cell>
        </table:table-row>
        <table:table-row table:style-name="ro1">
          <table:table-cell office:value-type="float" office:value="0.135677608000151" calcext:value-type="float">
            <text:p>0.135677608000151</text:p>
          </table:table-cell>
          <table:table-cell office:value-type="float" office:value="0.128288543000053" calcext:value-type="float">
            <text:p>0.128288543000053</text:p>
          </table:table-cell>
          <table:table-cell office:value-type="float" office:value="0.133353883000382" calcext:value-type="float">
            <text:p>0.133353883000382</text:p>
          </table:table-cell>
          <table:table-cell office:value-type="float" office:value="0.118174994000583" calcext:value-type="float">
            <text:p>0.118174994000583</text:p>
          </table:table-cell>
          <table:table-cell office:value-type="float" office:value="0.130609722999907" calcext:value-type="float">
            <text:p>0.130609722999907</text:p>
          </table:table-cell>
          <table:table-cell office:value-type="float" office:value="0.107820324999921" calcext:value-type="float">
            <text:p>0.107820324999921</text:p>
          </table:table-cell>
          <table:table-cell table:number-columns-repeated="10"/>
          <table:table-cell office:value-type="float" office:value="0.122950375000073" calcext:value-type="float">
            <text:p>0.122950375000073</text:p>
          </table:table-cell>
          <table:table-cell office:value-type="float" office:value="0.125922050000554" calcext:value-type="float">
            <text:p>0.125922050000554</text:p>
          </table:table-cell>
          <table:table-cell office:value-type="float" office:value="0.104076401999919" calcext:value-type="float">
            <text:p>0.104076401999919</text:p>
          </table:table-cell>
          <table:table-cell office:value-type="float" office:value="0.097311866000382" calcext:value-type="float">
            <text:p>0.097311866000382</text:p>
          </table:table-cell>
          <table:table-cell office:value-type="float" office:value="0.0915998569998919" calcext:value-type="float">
            <text:p>0.0915998569998919</text:p>
          </table:table-cell>
          <table:table-cell office:value-type="float" office:value="0.0875171480001882" calcext:value-type="float">
            <text:p>0.0875171480001882</text:p>
          </table:table-cell>
          <table:table-cell office:value-type="float" office:value="0.0831227700000454" calcext:value-type="float">
            <text:p>0.0831227700000454</text:p>
          </table:table-cell>
        </table:table-row>
        <table:table-row table:style-name="ro1">
          <table:table-cell office:value-type="float" office:value="0.158060708000448" calcext:value-type="float">
            <text:p>0.158060708000448</text:p>
          </table:table-cell>
          <table:table-cell office:value-type="float" office:value="0.149851217000105" calcext:value-type="float">
            <text:p>0.149851217000105</text:p>
          </table:table-cell>
          <table:table-cell office:value-type="float" office:value="0.154888978000599" calcext:value-type="float">
            <text:p>0.154888978000599</text:p>
          </table:table-cell>
          <table:table-cell office:value-type="float" office:value="0.141053354000178" calcext:value-type="float">
            <text:p>0.141053354000178</text:p>
          </table:table-cell>
          <table:table-cell office:value-type="float" office:value="0.1521467700004" calcext:value-type="float">
            <text:p>0.1521467700004</text:p>
          </table:table-cell>
          <table:table-cell office:value-type="float" office:value="0.134886916000141" calcext:value-type="float">
            <text:p>0.134886916000141</text:p>
          </table:table-cell>
          <table:table-cell table:number-columns-repeated="10"/>
          <table:table-cell office:value-type="float" office:value="0.144807766000667" calcext:value-type="float">
            <text:p>0.144807766000667</text:p>
          </table:table-cell>
          <table:table-cell office:value-type="float" office:value="0.147436436000135" calcext:value-type="float">
            <text:p>0.147436436000135</text:p>
          </table:table-cell>
          <table:table-cell office:value-type="float" office:value="0.12614506600039" calcext:value-type="float">
            <text:p>0.12614506600039</text:p>
          </table:table-cell>
          <table:table-cell office:value-type="float" office:value="0.117762742000195" calcext:value-type="float">
            <text:p>0.117762742000195</text:p>
          </table:table-cell>
          <table:table-cell office:value-type="float" office:value="0.112357181999869" calcext:value-type="float">
            <text:p>0.112357181999869</text:p>
          </table:table-cell>
          <table:table-cell office:value-type="float" office:value="0.109004622000612" calcext:value-type="float">
            <text:p>0.109004622000612</text:p>
          </table:table-cell>
          <table:table-cell office:value-type="float" office:value="0.105020252000031" calcext:value-type="float">
            <text:p>0.105020252000031</text:p>
          </table:table-cell>
        </table:table-row>
        <table:table-row table:style-name="ro1">
          <table:table-cell office:value-type="float" office:value="0.376818329999878" calcext:value-type="float">
            <text:p>0.376818329999878</text:p>
          </table:table-cell>
          <table:table-cell office:value-type="float" office:value="0.365144045000306" calcext:value-type="float">
            <text:p>0.365144045000306</text:p>
          </table:table-cell>
          <table:table-cell office:value-type="float" office:value="0.373879744999613" calcext:value-type="float">
            <text:p>0.373879744999613</text:p>
          </table:table-cell>
          <table:table-cell office:value-type="float" office:value="0.358422565999717" calcext:value-type="float">
            <text:p>0.358422565999717</text:p>
          </table:table-cell>
          <table:table-cell office:value-type="float" office:value="0.37098614200022" calcext:value-type="float">
            <text:p>0.37098614200022</text:p>
          </table:table-cell>
          <table:table-cell office:value-type="float" office:value="0.340261469000325" calcext:value-type="float">
            <text:p>0.340261469000325</text:p>
          </table:table-cell>
          <table:table-cell table:number-columns-repeated="10"/>
          <table:table-cell office:value-type="float" office:value="0.36211312100022" calcext:value-type="float">
            <text:p>0.36211312100022</text:p>
          </table:table-cell>
          <table:table-cell office:value-type="float" office:value="0.368262948999472" calcext:value-type="float">
            <text:p>0.368262948999472</text:p>
          </table:table-cell>
          <table:table-cell office:value-type="float" office:value="0.343630768999901" calcext:value-type="float">
            <text:p>0.343630768999901</text:p>
          </table:table-cell>
          <table:table-cell office:value-type="float" office:value="0.333520143999522" calcext:value-type="float">
            <text:p>0.333520143999522</text:p>
          </table:table-cell>
          <table:table-cell office:value-type="float" office:value="0.336280333999639" calcext:value-type="float">
            <text:p>0.336280333999639</text:p>
          </table:table-cell>
          <table:table-cell office:value-type="float" office:value="0.330225018999954" calcext:value-type="float">
            <text:p>0.330225018999954</text:p>
          </table:table-cell>
          <table:table-cell office:value-type="float" office:value="0.325916126000266" calcext:value-type="float">
            <text:p>0.325916126000266</text:p>
          </table:table-cell>
        </table:table-row>
        <table:table-row table:style-name="ro1">
          <table:table-cell office:value-type="float" office:value="0.282640702000208" calcext:value-type="float">
            <text:p>0.282640702000208</text:p>
          </table:table-cell>
          <table:table-cell office:value-type="float" office:value="0.273063438000463" calcext:value-type="float">
            <text:p>0.273063438000463</text:p>
          </table:table-cell>
          <table:table-cell office:value-type="float" office:value="0.279536965999796" calcext:value-type="float">
            <text:p>0.279536965999796</text:p>
          </table:table-cell>
          <table:table-cell office:value-type="float" office:value="0.261058840999794" calcext:value-type="float">
            <text:p>0.261058840999794</text:p>
          </table:table-cell>
          <table:table-cell office:value-type="float" office:value="0.276434151000103" calcext:value-type="float">
            <text:p>0.276434151000103</text:p>
          </table:table-cell>
          <table:table-cell office:value-type="float" office:value="0.246993888999896" calcext:value-type="float">
            <text:p>0.246993888999896</text:p>
          </table:table-cell>
          <table:table-cell table:number-columns-repeated="10"/>
          <table:table-cell office:value-type="float" office:value="0.26638446600009" calcext:value-type="float">
            <text:p>0.26638446600009</text:p>
          </table:table-cell>
          <table:table-cell office:value-type="float" office:value="0.269919699000638" calcext:value-type="float">
            <text:p>0.269919699000638</text:p>
          </table:table-cell>
          <table:table-cell office:value-type="float" office:value="0.243689588000052" calcext:value-type="float">
            <text:p>0.243689588000052</text:p>
          </table:table-cell>
          <table:table-cell office:value-type="float" office:value="0.238516260000324" calcext:value-type="float">
            <text:p>0.238516260000324</text:p>
          </table:table-cell>
          <table:table-cell office:value-type="float" office:value="0.230778939000629" calcext:value-type="float">
            <text:p>0.230778939000629</text:p>
          </table:table-cell>
          <table:table-cell office:value-type="float" office:value="0.226210294000339" calcext:value-type="float">
            <text:p>0.226210294000339</text:p>
          </table:table-cell>
          <table:table-cell office:value-type="float" office:value="0.222170291000111" calcext:value-type="float">
            <text:p>0.222170291000111</text:p>
          </table:table-cell>
        </table:table-row>
        <table:table-row table:style-name="ro1">
          <table:table-cell office:value-type="float" office:value="0.307960619999903" calcext:value-type="float">
            <text:p>0.307960619999903</text:p>
          </table:table-cell>
          <table:table-cell office:value-type="float" office:value="0.296518897000169" calcext:value-type="float">
            <text:p>0.296518897000169</text:p>
          </table:table-cell>
          <table:table-cell office:value-type="float" office:value="0.3049274720006" calcext:value-type="float">
            <text:p>0.3049274720006</text:p>
          </table:table-cell>
          <table:table-cell office:value-type="float" office:value="0.290296846999809" calcext:value-type="float">
            <text:p>0.290296846999809</text:p>
          </table:table-cell>
          <table:table-cell office:value-type="float" office:value="0.301880267999877" calcext:value-type="float">
            <text:p>0.301880267999877</text:p>
          </table:table-cell>
          <table:table-cell office:value-type="float" office:value="0.27540246100034" calcext:value-type="float">
            <text:p>0.27540246100034</text:p>
          </table:table-cell>
          <table:table-cell table:number-columns-repeated="10"/>
          <table:table-cell office:value-type="float" office:value="0.293522906999897" calcext:value-type="float">
            <text:p>0.293522906999897</text:p>
          </table:table-cell>
          <table:table-cell office:value-type="float" office:value="0.299236059000577" calcext:value-type="float">
            <text:p>0.299236059000577</text:p>
          </table:table-cell>
          <table:table-cell office:value-type="float" office:value="0.284413925000081" calcext:value-type="float">
            <text:p>0.284413925000081</text:p>
          </table:table-cell>
          <table:table-cell office:value-type="float" office:value="0.266696243999831" calcext:value-type="float">
            <text:p>0.266696243999831</text:p>
          </table:table-cell>
          <table:table-cell office:value-type="float" office:value="0.269858327000293" calcext:value-type="float">
            <text:p>0.269858327000293</text:p>
          </table:table-cell>
          <table:table-cell office:value-type="float" office:value="0.263274097000249" calcext:value-type="float">
            <text:p>0.263274097000249</text:p>
          </table:table-cell>
          <table:table-cell office:value-type="float" office:value="0.259421005000149" calcext:value-type="float">
            <text:p>0.259421005000149</text:p>
          </table:table-cell>
        </table:table-row>
        <table:table-row table:style-name="ro1">
          <table:table-cell office:value-type="float" office:value="0.141175791000023" calcext:value-type="float">
            <text:p>0.141175791000023</text:p>
          </table:table-cell>
          <table:table-cell office:value-type="float" office:value="0.129456695000044" calcext:value-type="float">
            <text:p>0.129456695000044</text:p>
          </table:table-cell>
          <table:table-cell office:value-type="float" office:value="0.137535799000034" calcext:value-type="float">
            <text:p>0.137535799000034</text:p>
          </table:table-cell>
          <table:table-cell office:value-type="float" office:value="0.115913579999869" calcext:value-type="float">
            <text:p>0.115913579999869</text:p>
          </table:table-cell>
          <table:table-cell office:value-type="float" office:value="0.132287710999663" calcext:value-type="float">
            <text:p>0.132287710999663</text:p>
          </table:table-cell>
          <table:table-cell office:value-type="float" office:value="0.10305273099948" calcext:value-type="float">
            <text:p>0.10305273099948</text:p>
          </table:table-cell>
          <table:table-cell table:number-columns-repeated="10"/>
          <table:table-cell office:value-type="float" office:value="0.119907088000218" calcext:value-type="float">
            <text:p>0.119907088000218</text:p>
          </table:table-cell>
          <table:table-cell office:value-type="float" office:value="0.12480585799949" calcext:value-type="float">
            <text:p>0.12480585799949</text:p>
          </table:table-cell>
          <table:table-cell office:value-type="float" office:value="0.0995698249998895" calcext:value-type="float">
            <text:p>0.0995698249998895</text:p>
          </table:table-cell>
          <table:table-cell office:value-type="float" office:value="0.0943424349998168" calcext:value-type="float">
            <text:p>0.0943424349998168</text:p>
          </table:table-cell>
          <table:table-cell office:value-type="float" office:value="0.0882435749999786" calcext:value-type="float">
            <text:p>0.0882435749999786</text:p>
          </table:table-cell>
          <table:table-cell office:value-type="float" office:value="0.0838185699994938" calcext:value-type="float">
            <text:p>0.0838185699994938</text:p>
          </table:table-cell>
          <table:table-cell office:value-type="float" office:value="0.0798560490002274" calcext:value-type="float">
            <text:p>0.0798560490002274</text:p>
          </table:table-cell>
        </table:table-row>
        <table:table-row table:style-name="ro1">
          <table:table-cell office:value-type="float" office:value="0.15472764200058" calcext:value-type="float">
            <text:p>0.15472764200058</text:p>
          </table:table-cell>
          <table:table-cell office:value-type="float" office:value="0.146275407000758" calcext:value-type="float">
            <text:p>0.146275407000758</text:p>
          </table:table-cell>
          <table:table-cell office:value-type="float" office:value="0.151972644000125" calcext:value-type="float">
            <text:p>0.151972644000125</text:p>
          </table:table-cell>
          <table:table-cell office:value-type="float" office:value="0.136423098000705" calcext:value-type="float">
            <text:p>0.136423098000705</text:p>
          </table:table-cell>
          <table:table-cell office:value-type="float" office:value="0.149032369000452" calcext:value-type="float">
            <text:p>0.149032369000452</text:p>
          </table:table-cell>
          <table:table-cell office:value-type="float" office:value="0.121700992000115" calcext:value-type="float">
            <text:p>0.121700992000115</text:p>
          </table:table-cell>
          <table:table-cell table:number-columns-repeated="10"/>
          <table:table-cell office:value-type="float" office:value="0.139765968000575" calcext:value-type="float">
            <text:p>0.139765968000575</text:p>
          </table:table-cell>
          <table:table-cell office:value-type="float" office:value="0.143121552000594" calcext:value-type="float">
            <text:p>0.143121552000594</text:p>
          </table:table-cell>
          <table:table-cell office:value-type="float" office:value="0.127356773000429" calcext:value-type="float">
            <text:p>0.127356773000429</text:p>
          </table:table-cell>
          <table:table-cell office:value-type="float" office:value="0.115541570999994" calcext:value-type="float">
            <text:p>0.115541570999994</text:p>
          </table:table-cell>
          <table:table-cell office:value-type="float" office:value="0.111444525000479" calcext:value-type="float">
            <text:p>0.111444525000479</text:p>
          </table:table-cell>
          <table:table-cell office:value-type="float" office:value="0.10733987399999" calcext:value-type="float">
            <text:p>0.10733987399999</text:p>
          </table:table-cell>
          <table:table-cell office:value-type="float" office:value="0.103623713000161" calcext:value-type="float">
            <text:p>0.103623713000161</text:p>
          </table:table-cell>
        </table:table-row>
        <table:table-row table:style-name="ro1">
          <table:table-cell office:value-type="float" office:value="0.141465758999402" calcext:value-type="float">
            <text:p>0.141465758999402</text:p>
          </table:table-cell>
          <table:table-cell office:value-type="float" office:value="0.13327230699997" calcext:value-type="float">
            <text:p>0.13327230699997</text:p>
          </table:table-cell>
          <table:table-cell office:value-type="float" office:value="0.138826532999701" calcext:value-type="float">
            <text:p>0.138826532999701</text:p>
          </table:table-cell>
          <table:table-cell office:value-type="float" office:value="0.121153942999626" calcext:value-type="float">
            <text:p>0.121153942999626</text:p>
          </table:table-cell>
          <table:table-cell office:value-type="float" office:value="0.13598643000023" calcext:value-type="float">
            <text:p>0.13598643000023</text:p>
          </table:table-cell>
          <table:table-cell office:value-type="float" office:value="0.109043853000003" calcext:value-type="float">
            <text:p>0.109043853000003</text:p>
          </table:table-cell>
          <table:table-cell table:number-columns-repeated="10"/>
          <table:table-cell office:value-type="float" office:value="0.125819736999802" calcext:value-type="float">
            <text:p>0.125819736999802</text:p>
          </table:table-cell>
          <table:table-cell office:value-type="float" office:value="0.129976342000191" calcext:value-type="float">
            <text:p>0.129976342000191</text:p>
          </table:table-cell>
          <table:table-cell office:value-type="float" office:value="0.105313985999601" calcext:value-type="float">
            <text:p>0.105313985999601</text:p>
          </table:table-cell>
          <table:table-cell office:value-type="float" office:value="0.0985572359995786" calcext:value-type="float">
            <text:p>0.0985572359995786</text:p>
          </table:table-cell>
          <table:table-cell office:value-type="float" office:value="0.0926550249996581" calcext:value-type="float">
            <text:p>0.0926550249996581</text:p>
          </table:table-cell>
          <table:table-cell office:value-type="float" office:value="0.0878801409999142" calcext:value-type="float">
            <text:p>0.0878801409999142</text:p>
          </table:table-cell>
          <table:table-cell office:value-type="float" office:value="0.0837633889996141" calcext:value-type="float">
            <text:p>0.0837633889996141</text:p>
          </table:table-cell>
        </table:table-row>
        <table:table-row table:style-name="ro1">
          <table:table-cell office:value-type="float" office:value="0.172443514999941" calcext:value-type="float">
            <text:p>0.172443514999941</text:p>
          </table:table-cell>
          <table:table-cell office:value-type="float" office:value="0.163342905999343" calcext:value-type="float">
            <text:p>0.163342905999343</text:p>
          </table:table-cell>
          <table:table-cell office:value-type="float" office:value="0.169211355999323" calcext:value-type="float">
            <text:p>0.169211355999323</text:p>
          </table:table-cell>
          <table:table-cell office:value-type="float" office:value="0.151652640000066" calcext:value-type="float">
            <text:p>0.151652640000066</text:p>
          </table:table-cell>
          <table:table-cell office:value-type="float" office:value="0.166207524000129" calcext:value-type="float">
            <text:p>0.166207524000129</text:p>
          </table:table-cell>
          <table:table-cell office:value-type="float" office:value="0.136508753999806" calcext:value-type="float">
            <text:p>0.136508753999806</text:p>
          </table:table-cell>
          <table:table-cell table:number-columns-repeated="10"/>
          <table:table-cell office:value-type="float" office:value="0.156557291999889" calcext:value-type="float">
            <text:p>0.156557291999889</text:p>
          </table:table-cell>
          <table:table-cell office:value-type="float" office:value="0.159820035999473" calcext:value-type="float">
            <text:p>0.159820035999473</text:p>
          </table:table-cell>
          <table:table-cell office:value-type="float" office:value="0.1416266239994" calcext:value-type="float">
            <text:p>0.1416266239994</text:p>
          </table:table-cell>
          <table:table-cell office:value-type="float" office:value="0.127840494999873" calcext:value-type="float">
            <text:p>0.127840494999873</text:p>
          </table:table-cell>
          <table:table-cell office:value-type="float" office:value="0.123774224999579" calcext:value-type="float">
            <text:p>0.123774224999579</text:p>
          </table:table-cell>
          <table:table-cell office:value-type="float" office:value="0.11969858700013" calcext:value-type="float">
            <text:p>0.11969858700013</text:p>
          </table:table-cell>
          <table:table-cell office:value-type="float" office:value="0.115123778999987" calcext:value-type="float">
            <text:p>0.115123778999987</text:p>
          </table:table-cell>
        </table:table-row>
        <table:table-row table:style-name="ro1">
          <table:table-cell office:value-type="float" office:value="0.407552749999923" calcext:value-type="float">
            <text:p>0.407552749999923</text:p>
          </table:table-cell>
          <table:table-cell office:value-type="float" office:value="0.390709719999904" calcext:value-type="float">
            <text:p>0.390709719999904</text:p>
          </table:table-cell>
          <table:table-cell office:value-type="float" office:value="0.402031843999794" calcext:value-type="float">
            <text:p>0.402031843999794</text:p>
          </table:table-cell>
          <table:table-cell office:value-type="float" office:value="0.377237813999272" calcext:value-type="float">
            <text:p>0.377237813999272</text:p>
          </table:table-cell>
          <table:table-cell office:value-type="float" office:value="0.39653855799952" calcext:value-type="float">
            <text:p>0.39653855799952</text:p>
          </table:table-cell>
          <table:table-cell office:value-type="float" office:value="0.357614601000023" calcext:value-type="float">
            <text:p>0.357614601000023</text:p>
          </table:table-cell>
          <table:table-cell table:number-columns-repeated="10"/>
          <table:table-cell office:value-type="float" office:value="0.381001391999234" calcext:value-type="float">
            <text:p>0.381001391999234</text:p>
          </table:table-cell>
          <table:table-cell office:value-type="float" office:value="0.384934429999703" calcext:value-type="float">
            <text:p>0.384934429999703</text:p>
          </table:table-cell>
          <table:table-cell office:value-type="float" office:value="0.362090208999689" calcext:value-type="float">
            <text:p>0.362090208999689</text:p>
          </table:table-cell>
          <table:table-cell office:value-type="float" office:value="0.350694189999558" calcext:value-type="float">
            <text:p>0.350694189999558</text:p>
          </table:table-cell>
          <table:table-cell office:value-type="float" office:value="0.347394277999228" calcext:value-type="float">
            <text:p>0.347394277999228</text:p>
          </table:table-cell>
          <table:table-cell office:value-type="float" office:value="0.343536446999678" calcext:value-type="float">
            <text:p>0.343536446999678</text:p>
          </table:table-cell>
          <table:table-cell office:value-type="float" office:value="0.338705019999907" calcext:value-type="float">
            <text:p>0.338705019999907</text:p>
          </table:table-cell>
        </table:table-row>
        <table:table-row table:style-name="ro1">
          <table:table-cell office:value-type="float" office:value="0.272731113999725" calcext:value-type="float">
            <text:p>0.272731113999725</text:p>
          </table:table-cell>
          <table:table-cell office:value-type="float" office:value="0.262202058999719" calcext:value-type="float">
            <text:p>0.262202058999719</text:p>
          </table:table-cell>
          <table:table-cell office:value-type="float" office:value="0.269028396999602" calcext:value-type="float">
            <text:p>0.269028396999602</text:p>
          </table:table-cell>
          <table:table-cell office:value-type="float" office:value="0.251608384999599" calcext:value-type="float">
            <text:p>0.251608384999599</text:p>
          </table:table-cell>
          <table:table-cell office:value-type="float" office:value="0.265519672999289" calcext:value-type="float">
            <text:p>0.265519672999289</text:p>
          </table:table-cell>
          <table:table-cell office:value-type="float" office:value="0.230097796999871" calcext:value-type="float">
            <text:p>0.230097796999871</text:p>
          </table:table-cell>
          <table:table-cell table:number-columns-repeated="10"/>
          <table:table-cell office:value-type="float" office:value="0.25536705399918" calcext:value-type="float">
            <text:p>0.25536705399918</text:p>
          </table:table-cell>
          <table:table-cell office:value-type="float" office:value="0.258660053999847" calcext:value-type="float">
            <text:p>0.258660053999847</text:p>
          </table:table-cell>
          <table:table-cell office:value-type="float" office:value="0.235540570000012" calcext:value-type="float">
            <text:p>0.235540570000012</text:p>
          </table:table-cell>
          <table:table-cell office:value-type="float" office:value="0.225860633999218" calcext:value-type="float">
            <text:p>0.225860633999218</text:p>
          </table:table-cell>
          <table:table-cell office:value-type="float" office:value="0.222519475999434" calcext:value-type="float">
            <text:p>0.222519475999434</text:p>
          </table:table-cell>
          <table:table-cell office:value-type="float" office:value="0.218565760999809" calcext:value-type="float">
            <text:p>0.218565760999809</text:p>
          </table:table-cell>
          <table:table-cell office:value-type="float" office:value="0.212928812999962" calcext:value-type="float">
            <text:p>0.212928812999962</text:p>
          </table:table-cell>
        </table:table-row>
        <table:table-row table:style-name="ro1">
          <table:table-cell office:value-type="float" office:value="0.322149360999902" calcext:value-type="float">
            <text:p>0.322149360999902</text:p>
          </table:table-cell>
          <table:table-cell office:value-type="float" office:value="0.311888854000244" calcext:value-type="float">
            <text:p>0.311888854000244</text:p>
          </table:table-cell>
          <table:table-cell office:value-type="float" office:value="0.31872056300017" calcext:value-type="float">
            <text:p>0.31872056300017</text:p>
          </table:table-cell>
          <table:table-cell office:value-type="float" office:value="0.298104274999787" calcext:value-type="float">
            <text:p>0.298104274999787</text:p>
          </table:table-cell>
          <table:table-cell office:value-type="float" office:value="0.315188265999495" calcext:value-type="float">
            <text:p>0.315188265999495</text:p>
          </table:table-cell>
          <table:table-cell office:value-type="float" office:value="0.270111552999879" calcext:value-type="float">
            <text:p>0.270111552999879</text:p>
          </table:table-cell>
          <table:table-cell table:number-columns-repeated="10"/>
          <table:table-cell office:value-type="float" office:value="0.303294336999897" calcext:value-type="float">
            <text:p>0.303294336999897</text:p>
          </table:table-cell>
          <table:table-cell office:value-type="float" office:value="0.308132899000157" calcext:value-type="float">
            <text:p>0.308132899000157</text:p>
          </table:table-cell>
          <table:table-cell office:value-type="float" office:value="0.282932172999608" calcext:value-type="float">
            <text:p>0.282932172999608</text:p>
          </table:table-cell>
          <table:table-cell office:value-type="float" office:value="0.260743865000222" calcext:value-type="float">
            <text:p>0.260743865000222</text:p>
          </table:table-cell>
          <table:table-cell office:value-type="float" office:value="0.264232462000109" calcext:value-type="float">
            <text:p>0.264232462000109</text:p>
          </table:table-cell>
          <table:table-cell office:value-type="float" office:value="0.257693708000261" calcext:value-type="float">
            <text:p>0.257693708000261</text:p>
          </table:table-cell>
          <table:table-cell office:value-type="float" office:value="0.254335579000326" calcext:value-type="float">
            <text:p>0.254335579000326</text:p>
          </table:table-cell>
        </table:table-row>
        <table:table-row table:style-name="ro1">
          <table:table-cell office:value-type="float" office:value="0.14497343200037" calcext:value-type="float">
            <text:p>0.14497343200037</text:p>
          </table:table-cell>
          <table:table-cell office:value-type="float" office:value="0.134224940000422" calcext:value-type="float">
            <text:p>0.134224940000422</text:p>
          </table:table-cell>
          <table:table-cell office:value-type="float" office:value="0.141679813000337" calcext:value-type="float">
            <text:p>0.141679813000337</text:p>
          </table:table-cell>
          <table:table-cell office:value-type="float" office:value="0.117862217000038" calcext:value-type="float">
            <text:p>0.117862217000038</text:p>
          </table:table-cell>
          <table:table-cell office:value-type="float" office:value="0.137701874000413" calcext:value-type="float">
            <text:p>0.137701874000413</text:p>
          </table:table-cell>
          <table:table-cell office:value-type="float" office:value="0.105738281000413" calcext:value-type="float">
            <text:p>0.105738281000413</text:p>
          </table:table-cell>
          <table:table-cell table:number-columns-repeated="10"/>
          <table:table-cell office:value-type="float" office:value="0.1239680460003" calcext:value-type="float">
            <text:p>0.1239680460003</text:p>
          </table:table-cell>
          <table:table-cell office:value-type="float" office:value="0.129981265000424" calcext:value-type="float">
            <text:p>0.129981265000424</text:p>
          </table:table-cell>
          <table:table-cell office:value-type="float" office:value="0.101465924000877" calcext:value-type="float">
            <text:p>0.101465924000877</text:p>
          </table:table-cell>
          <table:table-cell office:value-type="float" office:value="0.0934940660008579" calcext:value-type="float">
            <text:p>0.0934940660008579</text:p>
          </table:table-cell>
          <table:table-cell office:value-type="float" office:value="0.0880095230004372" calcext:value-type="float">
            <text:p>0.0880095230004372</text:p>
          </table:table-cell>
          <table:table-cell office:value-type="float" office:value="0.0847282370004905" calcext:value-type="float">
            <text:p>0.0847282370004905</text:p>
          </table:table-cell>
          <table:table-cell office:value-type="float" office:value="0.0809891540002354" calcext:value-type="float">
            <text:p>0.0809891540002354</text:p>
          </table:table-cell>
        </table:table-row>
        <table:table-row table:style-name="ro1">
          <table:table-cell office:value-type="float" office:value="0.170962064999912" calcext:value-type="float">
            <text:p>0.170962064999912</text:p>
          </table:table-cell>
          <table:table-cell office:value-type="float" office:value="0.160682380000253" calcext:value-type="float">
            <text:p>0.160682380000253</text:p>
          </table:table-cell>
          <table:table-cell office:value-type="float" office:value="0.167825413000173" calcext:value-type="float">
            <text:p>0.167825413000173</text:p>
          </table:table-cell>
          <table:table-cell office:value-type="float" office:value="0.147880223999891" calcext:value-type="float">
            <text:p>0.147880223999891</text:p>
          </table:table-cell>
          <table:table-cell office:value-type="float" office:value="0.164248365999811" calcext:value-type="float">
            <text:p>0.164248365999811</text:p>
          </table:table-cell>
          <table:table-cell office:value-type="float" office:value="0.129354749999948" calcext:value-type="float">
            <text:p>0.129354749999948</text:p>
          </table:table-cell>
          <table:table-cell table:number-columns-repeated="10"/>
          <table:table-cell office:value-type="float" office:value="0.152241404000051" calcext:value-type="float">
            <text:p>0.152241404000051</text:p>
          </table:table-cell>
          <table:table-cell office:value-type="float" office:value="0.156043912999849" calcext:value-type="float">
            <text:p>0.156043912999849</text:p>
          </table:table-cell>
          <table:table-cell office:value-type="float" office:value="0.124303870000404" calcext:value-type="float">
            <text:p>0.124303870000404</text:p>
          </table:table-cell>
          <table:table-cell office:value-type="float" office:value="0.117558042000383" calcext:value-type="float">
            <text:p>0.117558042000383</text:p>
          </table:table-cell>
          <table:table-cell office:value-type="float" office:value="0.112586306000594" calcext:value-type="float">
            <text:p>0.112586306000594</text:p>
          </table:table-cell>
          <table:table-cell office:value-type="float" office:value="0.106542762000572" calcext:value-type="float">
            <text:p>0.106542762000572</text:p>
          </table:table-cell>
          <table:table-cell office:value-type="float" office:value="0.0998194450003211" calcext:value-type="float">
            <text:p>0.0998194450003211</text:p>
          </table:table-cell>
        </table:table-row>
        <table:table-row table:style-name="ro1">
          <table:table-cell office:value-type="float" office:value="0.153604084000108" calcext:value-type="float">
            <text:p>0.153604084000108</text:p>
          </table:table-cell>
          <table:table-cell office:value-type="float" office:value="0.141645000000608" calcext:value-type="float">
            <text:p>0.141645000000608</text:p>
          </table:table-cell>
          <table:table-cell office:value-type="float" office:value="0.149507258000085" calcext:value-type="float">
            <text:p>0.149507258000085</text:p>
          </table:table-cell>
          <table:table-cell office:value-type="float" office:value="0.130300107000039" calcext:value-type="float">
            <text:p>0.130300107000039</text:p>
          </table:table-cell>
          <table:table-cell office:value-type="float" office:value="0.145276907000152" calcext:value-type="float">
            <text:p>0.145276907000152</text:p>
          </table:table-cell>
          <table:table-cell office:value-type="float" office:value="0.114401453000028" calcext:value-type="float">
            <text:p>0.114401453000028</text:p>
          </table:table-cell>
          <table:table-cell table:number-columns-repeated="10"/>
          <table:table-cell office:value-type="float" office:value="0.13446909600043" calcext:value-type="float">
            <text:p>0.13446909600043</text:p>
          </table:table-cell>
          <table:table-cell office:value-type="float" office:value="0.138233656000011" calcext:value-type="float">
            <text:p>0.138233656000011</text:p>
          </table:table-cell>
          <table:table-cell office:value-type="float" office:value="0.109821975000159" calcext:value-type="float">
            <text:p>0.109821975000159</text:p>
          </table:table-cell>
          <table:table-cell office:value-type="float" office:value="0.103250205000222" calcext:value-type="float">
            <text:p>0.103250205000222</text:p>
          </table:table-cell>
          <table:table-cell office:value-type="float" office:value="0.0958231519998662" calcext:value-type="float">
            <text:p>0.0958231519998662</text:p>
          </table:table-cell>
          <table:table-cell office:value-type="float" office:value="0.0889538290002747" calcext:value-type="float">
            <text:p>0.0889538290002747</text:p>
          </table:table-cell>
          <table:table-cell office:value-type="float" office:value="0.0850921520004704" calcext:value-type="float">
            <text:p>0.0850921520004704</text:p>
          </table:table-cell>
        </table:table-row>
        <table:table-row table:style-name="ro1">
          <table:table-cell office:value-type="float" office:value="0.204155909000292" calcext:value-type="float">
            <text:p>0.204155909000292</text:p>
          </table:table-cell>
          <table:table-cell office:value-type="float" office:value="0.166449376999481" calcext:value-type="float">
            <text:p>0.166449376999481</text:p>
          </table:table-cell>
          <table:table-cell office:value-type="float" office:value="0.198462553999889" calcext:value-type="float">
            <text:p>0.198462553999889</text:p>
          </table:table-cell>
          <table:table-cell office:value-type="float" office:value="0.15446264000002" calcext:value-type="float">
            <text:p>0.15446264000002</text:p>
          </table:table-cell>
          <table:table-cell office:value-type="float" office:value="0.17042213700006" calcext:value-type="float">
            <text:p>0.17042213700006</text:p>
          </table:table-cell>
          <table:table-cell office:value-type="float" office:value="0.14640185799999" calcext:value-type="float">
            <text:p>0.14640185799999</text:p>
          </table:table-cell>
          <table:table-cell table:number-columns-repeated="10"/>
          <table:table-cell office:value-type="float" office:value="0.158419962000153" calcext:value-type="float">
            <text:p>0.158419962000153</text:p>
          </table:table-cell>
          <table:table-cell office:value-type="float" office:value="0.162112950999472" calcext:value-type="float">
            <text:p>0.162112950999472</text:p>
          </table:table-cell>
          <table:table-cell office:value-type="float" office:value="0.133603086999756" calcext:value-type="float">
            <text:p>0.133603086999756</text:p>
          </table:table-cell>
          <table:table-cell office:value-type="float" office:value="0.128813202999481" calcext:value-type="float">
            <text:p>0.128813202999481</text:p>
          </table:table-cell>
          <table:table-cell office:value-type="float" office:value="0.124890303999564" calcext:value-type="float">
            <text:p>0.124890303999564</text:p>
          </table:table-cell>
          <table:table-cell office:value-type="float" office:value="0.120736541999577" calcext:value-type="float">
            <text:p>0.120736541999577</text:p>
          </table:table-cell>
          <table:table-cell office:value-type="float" office:value="0.116442774999996" calcext:value-type="float">
            <text:p>0.116442774999996</text:p>
          </table:table-cell>
        </table:table-row>
        <table:table-row table:style-name="ro1">
          <table:table-cell office:value-type="float" office:value="0.42374350099999" calcext:value-type="float">
            <text:p>0.42374350099999</text:p>
          </table:table-cell>
          <table:table-cell office:value-type="float" office:value="0.409328857000219" calcext:value-type="float">
            <text:p>0.409328857000219</text:p>
          </table:table-cell>
          <table:table-cell office:value-type="float" office:value="0.419646874000136" calcext:value-type="float">
            <text:p>0.419646874000136</text:p>
          </table:table-cell>
          <table:table-cell office:value-type="float" office:value="0.386737319000531" calcext:value-type="float">
            <text:p>0.386737319000531</text:p>
          </table:table-cell>
          <table:table-cell office:value-type="float" office:value="0.414606612999705" calcext:value-type="float">
            <text:p>0.414606612999705</text:p>
          </table:table-cell>
          <table:table-cell office:value-type="float" office:value="0.369795726999655" calcext:value-type="float">
            <text:p>0.369795726999655</text:p>
          </table:table-cell>
          <table:table-cell table:number-columns-repeated="10"/>
          <table:table-cell office:value-type="float" office:value="0.394716691999747" calcext:value-type="float">
            <text:p>0.394716691999747</text:p>
          </table:table-cell>
          <table:table-cell office:value-type="float" office:value="0.403029254000103" calcext:value-type="float">
            <text:p>0.403029254000103</text:p>
          </table:table-cell>
          <table:table-cell office:value-type="float" office:value="0.361763697000242" calcext:value-type="float">
            <text:p>0.361763697000242</text:p>
          </table:table-cell>
          <table:table-cell office:value-type="float" office:value="0.346446804000152" calcext:value-type="float">
            <text:p>0.346446804000152</text:p>
          </table:table-cell>
          <table:table-cell office:value-type="float" office:value="0.342527421000341" calcext:value-type="float">
            <text:p>0.342527421000341</text:p>
          </table:table-cell>
          <table:table-cell office:value-type="float" office:value="0.338302039000155" calcext:value-type="float">
            <text:p>0.338302039000155</text:p>
          </table:table-cell>
          <table:table-cell office:value-type="float" office:value="0.332367973999681" calcext:value-type="float">
            <text:p>0.332367973999681</text:p>
          </table:table-cell>
        </table:table-row>
        <table:table-row table:style-name="ro1">
          <table:table-cell office:value-type="float" office:value="0.299027244999706" calcext:value-type="float">
            <text:p>0.299027244999706</text:p>
          </table:table-cell>
          <table:table-cell office:value-type="float" office:value="0.278845838000052" calcext:value-type="float">
            <text:p>0.278845838000052</text:p>
          </table:table-cell>
          <table:table-cell office:value-type="float" office:value="0.295507141000598" calcext:value-type="float">
            <text:p>0.295507141000598</text:p>
          </table:table-cell>
          <table:table-cell office:value-type="float" office:value="0.266913981000471" calcext:value-type="float">
            <text:p>0.266913981000471</text:p>
          </table:table-cell>
          <table:table-cell office:value-type="float" office:value="0.291492864000247" calcext:value-type="float">
            <text:p>0.291492864000247</text:p>
          </table:table-cell>
          <table:table-cell office:value-type="float" office:value="0.252134739999747" calcext:value-type="float">
            <text:p>0.252134739999747</text:p>
          </table:table-cell>
          <table:table-cell table:number-columns-repeated="10"/>
          <table:table-cell office:value-type="float" office:value="0.273657485000513" calcext:value-type="float">
            <text:p>0.273657485000513</text:p>
          </table:table-cell>
          <table:table-cell office:value-type="float" office:value="0.285648111000228" calcext:value-type="float">
            <text:p>0.285648111000228</text:p>
          </table:table-cell>
          <table:table-cell office:value-type="float" office:value="0.236856057000296" calcext:value-type="float">
            <text:p>0.236856057000296</text:p>
          </table:table-cell>
          <table:table-cell office:value-type="float" office:value="0.22750984600043" calcext:value-type="float">
            <text:p>0.22750984600043</text:p>
          </table:table-cell>
          <table:table-cell office:value-type="float" office:value="0.220982877000097" calcext:value-type="float">
            <text:p>0.220982877000097</text:p>
          </table:table-cell>
          <table:table-cell office:value-type="float" office:value="0.21728689199972" calcext:value-type="float">
            <text:p>0.21728689199972</text:p>
          </table:table-cell>
          <table:table-cell office:value-type="float" office:value="0.212870330999976" calcext:value-type="float">
            <text:p>0.212870330999976</text:p>
          </table:table-cell>
        </table:table-row>
        <table:table-row table:style-name="ro1">
          <table:table-cell office:value-type="float" office:value="0.326344269999936" calcext:value-type="float">
            <text:p>0.326344269999936</text:p>
          </table:table-cell>
          <table:table-cell office:value-type="float" office:value="0.310798626999713" calcext:value-type="float">
            <text:p>0.310798626999713</text:p>
          </table:table-cell>
          <table:table-cell office:value-type="float" office:value="0.320836662999682" calcext:value-type="float">
            <text:p>0.320836662999682</text:p>
          </table:table-cell>
          <table:table-cell office:value-type="float" office:value="0.292739079000057" calcext:value-type="float">
            <text:p>0.292739079000057</text:p>
          </table:table-cell>
          <table:table-cell office:value-type="float" office:value="0.315533160000086" calcext:value-type="float">
            <text:p>0.315533160000086</text:p>
          </table:table-cell>
          <table:table-cell office:value-type="float" office:value="0.272338261000186" calcext:value-type="float">
            <text:p>0.272338261000186</text:p>
          </table:table-cell>
          <table:table-cell table:number-columns-repeated="10"/>
          <table:table-cell office:value-type="float" office:value="0.297859207000329" calcext:value-type="float">
            <text:p>0.297859207000329</text:p>
          </table:table-cell>
          <table:table-cell office:value-type="float" office:value="0.304520061000403" calcext:value-type="float">
            <text:p>0.304520061000403</text:p>
          </table:table-cell>
          <table:table-cell office:value-type="float" office:value="0.282431179000014" calcext:value-type="float">
            <text:p>0.282431179000014</text:p>
          </table:table-cell>
          <table:table-cell office:value-type="float" office:value="0.26639947700005" calcext:value-type="float">
            <text:p>0.26639947700005</text:p>
          </table:table-cell>
          <table:table-cell office:value-type="float" office:value="0.261716097000317" calcext:value-type="float">
            <text:p>0.261716097000317</text:p>
          </table:table-cell>
          <table:table-cell office:value-type="float" office:value="0.257557916999758" calcext:value-type="float">
            <text:p>0.257557916999758</text:p>
          </table:table-cell>
          <table:table-cell office:value-type="float" office:value="0.25359153699992" calcext:value-type="float">
            <text:p>0.25359153699992</text:p>
          </table:table-cell>
        </table:table-row>
        <table:table-row table:style-name="ro1">
          <table:table-cell office:value-type="float" office:value="0.167888302999927" calcext:value-type="float">
            <text:p>0.167888302999927</text:p>
          </table:table-cell>
          <table:table-cell office:value-type="float" office:value="0.15036028799932" calcext:value-type="float">
            <text:p>0.15036028799932</text:p>
          </table:table-cell>
          <table:table-cell office:value-type="float" office:value="0.161894263999784" calcext:value-type="float">
            <text:p>0.161894263999784</text:p>
          </table:table-cell>
          <table:table-cell office:value-type="float" office:value="0.133903072000066" calcext:value-type="float">
            <text:p>0.133903072000066</text:p>
          </table:table-cell>
          <table:table-cell office:value-type="float" office:value="0.156093608999981" calcext:value-type="float">
            <text:p>0.156093608999981</text:p>
          </table:table-cell>
          <table:table-cell office:value-type="float" office:value="0.112837022999884" calcext:value-type="float">
            <text:p>0.112837022999884</text:p>
          </table:table-cell>
          <table:table-cell table:number-columns-repeated="10"/>
          <table:table-cell office:value-type="float" office:value="0.139971536999838" calcext:value-type="float">
            <text:p>0.139971536999838</text:p>
          </table:table-cell>
          <table:table-cell office:value-type="float" office:value="0.144519559999935" calcext:value-type="float">
            <text:p>0.144519559999935</text:p>
          </table:table-cell>
          <table:table-cell office:value-type="float" office:value="0.106017242999769" calcext:value-type="float">
            <text:p>0.106017242999769</text:p>
          </table:table-cell>
          <table:table-cell office:value-type="float" office:value="0.0987556549998772" calcext:value-type="float">
            <text:p>0.0987556549998772</text:p>
          </table:table-cell>
          <table:table-cell office:value-type="float" office:value="0.0920757209996737" calcext:value-type="float">
            <text:p>0.0920757209996737</text:p>
          </table:table-cell>
          <table:table-cell office:value-type="float" office:value="0.0861588839998149" calcext:value-type="float">
            <text:p>0.0861588839998149</text:p>
          </table:table-cell>
          <table:table-cell office:value-type="float" office:value="0.0811613389996637" calcext:value-type="float">
            <text:p>0.0811613389996637</text:p>
          </table:table-cell>
        </table:table-row>
        <table:table-row table:style-name="ro1">
          <table:table-cell office:value-type="float" office:value="0.160303593999743" calcext:value-type="float">
            <text:p>0.160303593999743</text:p>
          </table:table-cell>
          <table:table-cell office:value-type="float" office:value="0.150270373999774" calcext:value-type="float">
            <text:p>0.150270373999774</text:p>
          </table:table-cell>
          <table:table-cell office:value-type="float" office:value="0.156954594999661" calcext:value-type="float">
            <text:p>0.156954594999661</text:p>
          </table:table-cell>
          <table:table-cell office:value-type="float" office:value="0.13617917800002" calcext:value-type="float">
            <text:p>0.13617917800002</text:p>
          </table:table-cell>
          <table:table-cell office:value-type="float" office:value="0.153613701999348" calcext:value-type="float">
            <text:p>0.153613701999348</text:p>
          </table:table-cell>
          <table:table-cell office:value-type="float" office:value="0.122700402999726" calcext:value-type="float">
            <text:p>0.122700402999726</text:p>
          </table:table-cell>
          <table:table-cell table:number-columns-repeated="10"/>
          <table:table-cell office:value-type="float" office:value="0.143326978000005" calcext:value-type="float">
            <text:p>0.143326978000005</text:p>
          </table:table-cell>
          <table:table-cell office:value-type="float" office:value="0.146841449000021" calcext:value-type="float">
            <text:p>0.146841449000021</text:p>
          </table:table-cell>
          <table:table-cell office:value-type="float" office:value="0.117980224999883" calcext:value-type="float">
            <text:p>0.117980224999883</text:p>
          </table:table-cell>
          <table:table-cell office:value-type="float" office:value="0.108358677999604" calcext:value-type="float">
            <text:p>0.108358677999604</text:p>
          </table:table-cell>
          <table:table-cell office:value-type="float" office:value="0.103448482999738" calcext:value-type="float">
            <text:p>0.103448482999738</text:p>
          </table:table-cell>
          <table:table-cell office:value-type="float" office:value="0.0998216259995388" calcext:value-type="float">
            <text:p>0.0998216259995388</text:p>
          </table:table-cell>
          <table:table-cell office:value-type="float" office:value="0.0955840919996263" calcext:value-type="float">
            <text:p>0.0955840919996263</text:p>
          </table:table-cell>
        </table:table-row>
        <table:table-row table:style-name="ro1">
          <table:table-cell office:value-type="float" office:value="0.179134423000505" calcext:value-type="float">
            <text:p>0.179134423000505</text:p>
          </table:table-cell>
          <table:table-cell office:value-type="float" office:value="0.167220471000292" calcext:value-type="float">
            <text:p>0.167220471000292</text:p>
          </table:table-cell>
          <table:table-cell office:value-type="float" office:value="0.175471389999984" calcext:value-type="float">
            <text:p>0.175471389999984</text:p>
          </table:table-cell>
          <table:table-cell office:value-type="float" office:value="0.152061472000241" calcext:value-type="float">
            <text:p>0.152061472000241</text:p>
          </table:table-cell>
          <table:table-cell office:value-type="float" office:value="0.171129435000694" calcext:value-type="float">
            <text:p>0.171129435000694</text:p>
          </table:table-cell>
          <table:table-cell office:value-type="float" office:value="0.137056684000527" calcext:value-type="float">
            <text:p>0.137056684000527</text:p>
          </table:table-cell>
          <table:table-cell table:number-columns-repeated="10"/>
          <table:table-cell office:value-type="float" office:value="0.157630583000355" calcext:value-type="float">
            <text:p>0.157630583000355</text:p>
          </table:table-cell>
          <table:table-cell office:value-type="float" office:value="0.162842079000257" calcext:value-type="float">
            <text:p>0.162842079000257</text:p>
          </table:table-cell>
          <table:table-cell office:value-type="float" office:value="0.129985815000509" calcext:value-type="float">
            <text:p>0.129985815000509</text:p>
          </table:table-cell>
          <table:table-cell office:value-type="float" office:value="0.122105484000713" calcext:value-type="float">
            <text:p>0.122105484000713</text:p>
          </table:table-cell>
          <table:table-cell office:value-type="float" office:value="0.114111626000522" calcext:value-type="float">
            <text:p>0.114111626000522</text:p>
          </table:table-cell>
          <table:table-cell office:value-type="float" office:value="0.103245371999947" calcext:value-type="float">
            <text:p>0.103245371999947</text:p>
          </table:table-cell>
          <table:table-cell office:value-type="float" office:value="0.0956336429999283" calcext:value-type="float">
            <text:p>0.0956336429999283</text:p>
          </table:table-cell>
        </table:table-row>
        <table:table-row table:style-name="ro1">
          <table:table-cell office:value-type="float" office:value="0.158121061000202" calcext:value-type="float">
            <text:p>0.158121061000202</text:p>
          </table:table-cell>
          <table:table-cell office:value-type="float" office:value="0.146724283999902" calcext:value-type="float">
            <text:p>0.146724283999902</text:p>
          </table:table-cell>
          <table:table-cell office:value-type="float" office:value="0.154284739999639" calcext:value-type="float">
            <text:p>0.154284739999639</text:p>
          </table:table-cell>
          <table:table-cell office:value-type="float" office:value="0.132590447999974" calcext:value-type="float">
            <text:p>0.132590447999974</text:p>
          </table:table-cell>
          <table:table-cell office:value-type="float" office:value="0.150252079999518" calcext:value-type="float">
            <text:p>0.150252079999518</text:p>
          </table:table-cell>
          <table:table-cell office:value-type="float" office:value="0.122631381999781" calcext:value-type="float">
            <text:p>0.122631381999781</text:p>
          </table:table-cell>
          <table:table-cell table:number-columns-repeated="10"/>
          <table:table-cell office:value-type="float" office:value="0.138357060999624" calcext:value-type="float">
            <text:p>0.138357060999624</text:p>
          </table:table-cell>
          <table:table-cell office:value-type="float" office:value="0.142831579999438" calcext:value-type="float">
            <text:p>0.142831579999438</text:p>
          </table:table-cell>
          <table:table-cell office:value-type="float" office:value="0.114086544999736" calcext:value-type="float">
            <text:p>0.114086544999736</text:p>
          </table:table-cell>
          <table:table-cell office:value-type="float" office:value="0.105926831999568" calcext:value-type="float">
            <text:p>0.105926831999568</text:p>
          </table:table-cell>
          <table:table-cell office:value-type="float" office:value="0.0992278920002718" calcext:value-type="float">
            <text:p>0.0992278920002718</text:p>
          </table:table-cell>
          <table:table-cell office:value-type="float" office:value="0.0947233090000736" calcext:value-type="float">
            <text:p>0.0947233090000736</text:p>
          </table:table-cell>
          <table:table-cell office:value-type="float" office:value="0.0890775469997607" calcext:value-type="float">
            <text:p>0.0890775469997607</text:p>
          </table:table-cell>
        </table:table-row>
        <table:table-row table:style-name="ro1">
          <table:table-cell office:value-type="float" office:value="0.440002240000467" calcext:value-type="float">
            <text:p>0.440002240000467</text:p>
          </table:table-cell>
          <table:table-cell office:value-type="float" office:value="0.427363140000125" calcext:value-type="float">
            <text:p>0.427363140000125</text:p>
          </table:table-cell>
          <table:table-cell office:value-type="float" office:value="0.435879586000738" calcext:value-type="float">
            <text:p>0.435879586000738</text:p>
          </table:table-cell>
          <table:table-cell office:value-type="float" office:value="0.414318177000496" calcext:value-type="float">
            <text:p>0.414318177000496</text:p>
          </table:table-cell>
          <table:table-cell office:value-type="float" office:value="0.431403354000395" calcext:value-type="float">
            <text:p>0.431403354000395</text:p>
          </table:table-cell>
          <table:table-cell office:value-type="float" office:value="0.40485998800068" calcext:value-type="float">
            <text:p>0.40485998800068</text:p>
          </table:table-cell>
          <table:table-cell table:number-columns-repeated="10"/>
          <table:table-cell office:value-type="float" office:value="0.41912868000054" calcext:value-type="float">
            <text:p>0.41912868000054</text:p>
          </table:table-cell>
          <table:table-cell office:value-type="float" office:value="0.423561332000645" calcext:value-type="float">
            <text:p>0.423561332000645</text:p>
          </table:table-cell>
          <table:table-cell office:value-type="float" office:value="0.398939693000102" calcext:value-type="float">
            <text:p>0.398939693000102</text:p>
          </table:table-cell>
          <table:table-cell office:value-type="float" office:value="0.37642678300017" calcext:value-type="float">
            <text:p>0.37642678300017</text:p>
          </table:table-cell>
          <table:table-cell office:value-type="float" office:value="0.381008037000356" calcext:value-type="float">
            <text:p>0.381008037000356</text:p>
          </table:table-cell>
          <table:table-cell office:value-type="float" office:value="0.371951573000842" calcext:value-type="float">
            <text:p>0.371951573000842</text:p>
          </table:table-cell>
          <table:table-cell office:value-type="float" office:value="0.365698961000817" calcext:value-type="float">
            <text:p>0.365698961000817</text:p>
          </table:table-cell>
        </table:table-row>
        <table:table-row table:style-name="ro1">
          <table:table-cell office:value-type="float" office:value="0.292787122999471" calcext:value-type="float">
            <text:p>0.292787122999471</text:p>
          </table:table-cell>
          <table:table-cell office:value-type="float" office:value="0.267077488999348" calcext:value-type="float">
            <text:p>0.267077488999348</text:p>
          </table:table-cell>
          <table:table-cell office:value-type="float" office:value="0.28520955499971" calcext:value-type="float">
            <text:p>0.28520955499971</text:p>
          </table:table-cell>
          <table:table-cell office:value-type="float" office:value="0.259272384999349" calcext:value-type="float">
            <text:p>0.259272384999349</text:p>
          </table:table-cell>
          <table:table-cell office:value-type="float" office:value="0.278128985999501" calcext:value-type="float">
            <text:p>0.278128985999501</text:p>
          </table:table-cell>
          <table:table-cell office:value-type="float" office:value="0.250856743999975" calcext:value-type="float">
            <text:p>0.250856743999975</text:p>
          </table:table-cell>
          <table:table-cell table:number-columns-repeated="10"/>
          <table:table-cell office:value-type="float" office:value="0.26303232600003" calcext:value-type="float">
            <text:p>0.26303232600003</text:p>
          </table:table-cell>
          <table:table-cell office:value-type="float" office:value="0.273120588999518" calcext:value-type="float">
            <text:p>0.273120588999518</text:p>
          </table:table-cell>
          <table:table-cell office:value-type="float" office:value="0.240325009999651" calcext:value-type="float">
            <text:p>0.240325009999651</text:p>
          </table:table-cell>
          <table:table-cell office:value-type="float" office:value="0.233655173999978" calcext:value-type="float">
            <text:p>0.233655173999978</text:p>
          </table:table-cell>
          <table:table-cell office:value-type="float" office:value="0.225785311999971" calcext:value-type="float">
            <text:p>0.225785311999971</text:p>
          </table:table-cell>
          <table:table-cell office:value-type="float" office:value="0.218579845000022" calcext:value-type="float">
            <text:p>0.218579845000022</text:p>
          </table:table-cell>
          <table:table-cell office:value-type="float" office:value="0.213797192999664" calcext:value-type="float">
            <text:p>0.213797192999664</text:p>
          </table:table-cell>
        </table:table-row>
        <table:table-row table:style-name="ro1">
          <table:table-cell office:value-type="float" office:value="0.341696532000242" calcext:value-type="float">
            <text:p>0.341696532000242</text:p>
          </table:table-cell>
          <table:table-cell office:value-type="float" office:value="0.330739809000079" calcext:value-type="float">
            <text:p>0.330739809000079</text:p>
          </table:table-cell>
          <table:table-cell office:value-type="float" office:value="0.338068402000317" calcext:value-type="float">
            <text:p>0.338068402000317</text:p>
          </table:table-cell>
          <table:table-cell office:value-type="float" office:value="0.31824752600005" calcext:value-type="float">
            <text:p>0.31824752600005</text:p>
          </table:table-cell>
          <table:table-cell office:value-type="float" office:value="0.334336592" calcext:value-type="float">
            <text:p>0.334336592</text:p>
          </table:table-cell>
          <table:table-cell office:value-type="float" office:value="0.310053138000512" calcext:value-type="float">
            <text:p>0.310053138000512</text:p>
          </table:table-cell>
          <table:table-cell table:number-columns-repeated="10"/>
          <table:table-cell office:value-type="float" office:value="0.323083977000351" calcext:value-type="float">
            <text:p>0.323083977000351</text:p>
          </table:table-cell>
          <table:table-cell office:value-type="float" office:value="0.327055576000021" calcext:value-type="float">
            <text:p>0.327055576000021</text:p>
          </table:table-cell>
          <table:table-cell office:value-type="float" office:value="0.304666400000315" calcext:value-type="float">
            <text:p>0.304666400000315</text:p>
          </table:table-cell>
          <table:table-cell office:value-type="float" office:value="0.288629840000794" calcext:value-type="float">
            <text:p>0.288629840000794</text:p>
          </table:table-cell>
          <table:table-cell office:value-type="float" office:value="0.292419796000104" calcext:value-type="float">
            <text:p>0.292419796000104</text:p>
          </table:table-cell>
          <table:table-cell office:value-type="float" office:value="0.284679700000197" calcext:value-type="float">
            <text:p>0.284679700000197</text:p>
          </table:table-cell>
          <table:table-cell office:value-type="float" office:value="0.280767821000154" calcext:value-type="float">
            <text:p>0.280767821000154</text:p>
          </table:table-cell>
        </table:table-row>
        <table:table-row table:style-name="ro1">
          <table:table-cell office:value-type="float" office:value="0.171960816000137" calcext:value-type="float">
            <text:p>0.171960816000137</text:p>
          </table:table-cell>
          <table:table-cell office:value-type="float" office:value="0.157657818000189" calcext:value-type="float">
            <text:p>0.157657818000189</text:p>
          </table:table-cell>
          <table:table-cell office:value-type="float" office:value="0.167968310000106" calcext:value-type="float">
            <text:p>0.167968310000106</text:p>
          </table:table-cell>
          <table:table-cell office:value-type="float" office:value="0.132664933000342" calcext:value-type="float">
            <text:p>0.132664933000342</text:p>
          </table:table-cell>
          <table:table-cell office:value-type="float" office:value="0.163248691999797" calcext:value-type="float">
            <text:p>0.163248691999797</text:p>
          </table:table-cell>
          <table:table-cell office:value-type="float" office:value="0.111927566000304" calcext:value-type="float">
            <text:p>0.111927566000304</text:p>
          </table:table-cell>
          <table:table-cell table:number-columns-repeated="10"/>
          <table:table-cell office:value-type="float" office:value="0.139592647000427" calcext:value-type="float">
            <text:p>0.139592647000427</text:p>
          </table:table-cell>
          <table:table-cell office:value-type="float" office:value="0.14864107700032" calcext:value-type="float">
            <text:p>0.14864107700032</text:p>
          </table:table-cell>
          <table:table-cell office:value-type="float" office:value="0.106363491000593" calcext:value-type="float">
            <text:p>0.106363491000593</text:p>
          </table:table-cell>
          <table:table-cell office:value-type="float" office:value="0.0970405879997998" calcext:value-type="float">
            <text:p>0.0970405879997998</text:p>
          </table:table-cell>
          <table:table-cell office:value-type="float" office:value="0.0899805119997836" calcext:value-type="float">
            <text:p>0.0899805119997836</text:p>
          </table:table-cell>
          <table:table-cell office:value-type="float" office:value="0.0837060750000092" calcext:value-type="float">
            <text:p>0.0837060750000092</text:p>
          </table:table-cell>
          <table:table-cell office:value-type="float" office:value="0.0789231420003489" calcext:value-type="float">
            <text:p>0.0789231420003489</text:p>
          </table:table-cell>
        </table:table-row>
        <table:table-row table:style-name="ro1">
          <table:table-cell office:value-type="float" office:value="0.175855942999988" calcext:value-type="float">
            <text:p>0.175855942999988</text:p>
          </table:table-cell>
          <table:table-cell office:value-type="float" office:value="0.160524120000446" calcext:value-type="float">
            <text:p>0.160524120000446</text:p>
          </table:table-cell>
          <table:table-cell office:value-type="float" office:value="0.170517911999923" calcext:value-type="float">
            <text:p>0.170517911999923</text:p>
          </table:table-cell>
          <table:table-cell office:value-type="float" office:value="0.147665249000056" calcext:value-type="float">
            <text:p>0.147665249000056</text:p>
          </table:table-cell>
          <table:table-cell office:value-type="float" office:value="0.165578611000456" calcext:value-type="float">
            <text:p>0.165578611000456</text:p>
          </table:table-cell>
          <table:table-cell office:value-type="float" office:value="0.126484369000536" calcext:value-type="float">
            <text:p>0.126484369000536</text:p>
          </table:table-cell>
          <table:table-cell table:number-columns-repeated="10"/>
          <table:table-cell office:value-type="float" office:value="0.152479649999805" calcext:value-type="float">
            <text:p>0.152479649999805</text:p>
          </table:table-cell>
          <table:table-cell office:value-type="float" office:value="0.156457769000554" calcext:value-type="float">
            <text:p>0.156457769000554</text:p>
          </table:table-cell>
          <table:table-cell office:value-type="float" office:value="0.131566840999767" calcext:value-type="float">
            <text:p>0.131566840999767</text:p>
          </table:table-cell>
          <table:table-cell office:value-type="float" office:value="0.115987565000069" calcext:value-type="float">
            <text:p>0.115987565000069</text:p>
          </table:table-cell>
          <table:table-cell office:value-type="float" office:value="0.111440724000204" calcext:value-type="float">
            <text:p>0.111440724000204</text:p>
          </table:table-cell>
          <table:table-cell office:value-type="float" office:value="0.107059556000422" calcext:value-type="float">
            <text:p>0.107059556000422</text:p>
          </table:table-cell>
          <table:table-cell office:value-type="float" office:value="0.102072428000611" calcext:value-type="float">
            <text:p>0.102072428000611</text:p>
          </table:table-cell>
        </table:table-row>
        <table:table-row table:style-name="ro1">
          <table:table-cell office:value-type="float" office:value="0.180314422000265" calcext:value-type="float">
            <text:p>0.180314422000265</text:p>
          </table:table-cell>
          <table:table-cell office:value-type="float" office:value="0.147528158000569" calcext:value-type="float">
            <text:p>0.147528158000569</text:p>
          </table:table-cell>
          <table:table-cell office:value-type="float" office:value="0.172432150000532" calcext:value-type="float">
            <text:p>0.172432150000532</text:p>
          </table:table-cell>
          <table:table-cell office:value-type="float" office:value="0.134993831000429" calcext:value-type="float">
            <text:p>0.134993831000429</text:p>
          </table:table-cell>
          <table:table-cell office:value-type="float" office:value="0.15098534200024" calcext:value-type="float">
            <text:p>0.15098534200024</text:p>
          </table:table-cell>
          <table:table-cell office:value-type="float" office:value="0.127263817000312" calcext:value-type="float">
            <text:p>0.127263817000312</text:p>
          </table:table-cell>
          <table:table-cell table:number-columns-repeated="10"/>
          <table:table-cell office:value-type="float" office:value="0.139891685000293" calcext:value-type="float">
            <text:p>0.139891685000293</text:p>
          </table:table-cell>
          <table:table-cell office:value-type="float" office:value="0.143805706999956" calcext:value-type="float">
            <text:p>0.143805706999956</text:p>
          </table:table-cell>
          <table:table-cell office:value-type="float" office:value="0.117022000999896" calcext:value-type="float">
            <text:p>0.117022000999896</text:p>
          </table:table-cell>
          <table:table-cell office:value-type="float" office:value="0.110546376000457" calcext:value-type="float">
            <text:p>0.110546376000457</text:p>
          </table:table-cell>
          <table:table-cell office:value-type="float" office:value="0.103291272000206" calcext:value-type="float">
            <text:p>0.103291272000206</text:p>
          </table:table-cell>
          <table:table-cell office:value-type="float" office:value="0.0951957879997281" calcext:value-type="float">
            <text:p>0.0951957879997281</text:p>
          </table:table-cell>
          <table:table-cell office:value-type="float" office:value="0.089345848999983" calcext:value-type="float">
            <text:p>0.089345848999983</text:p>
          </table:table-cell>
        </table:table-row>
        <table:table-row table:style-name="ro1">
          <table:table-cell office:value-type="float" office:value="0.265085337000528" calcext:value-type="float">
            <text:p>0.265085337000528</text:p>
          </table:table-cell>
          <table:table-cell office:value-type="float" office:value="0.192845512000531" calcext:value-type="float">
            <text:p>0.192845512000531</text:p>
          </table:table-cell>
          <table:table-cell office:value-type="float" office:value="0.202879308000774" calcext:value-type="float">
            <text:p>0.202879308000774</text:p>
          </table:table-cell>
          <table:table-cell office:value-type="float" office:value="0.171924946000217" calcext:value-type="float">
            <text:p>0.171924946000217</text:p>
          </table:table-cell>
          <table:table-cell office:value-type="float" office:value="0.197469825000553" calcext:value-type="float">
            <text:p>0.197469825000553</text:p>
          </table:table-cell>
          <table:table-cell office:value-type="float" office:value="0.147103182000137" calcext:value-type="float">
            <text:p>0.147103182000137</text:p>
          </table:table-cell>
          <table:table-cell table:number-columns-repeated="10"/>
          <table:table-cell office:value-type="float" office:value="0.179312513000696" calcext:value-type="float">
            <text:p>0.179312513000696</text:p>
          </table:table-cell>
          <table:table-cell office:value-type="float" office:value="0.185315173000163" calcext:value-type="float">
            <text:p>0.185315173000163</text:p>
          </table:table-cell>
          <table:table-cell office:value-type="float" office:value="0.152771738999945" calcext:value-type="float">
            <text:p>0.152771738999945</text:p>
          </table:table-cell>
          <table:table-cell office:value-type="float" office:value="0.136527311999998" calcext:value-type="float">
            <text:p>0.136527311999998</text:p>
          </table:table-cell>
          <table:table-cell office:value-type="float" office:value="0.129082940000444" calcext:value-type="float">
            <text:p>0.129082940000444</text:p>
          </table:table-cell>
          <table:table-cell office:value-type="float" office:value="0.122177105999981" calcext:value-type="float">
            <text:p>0.122177105999981</text:p>
          </table:table-cell>
          <table:table-cell office:value-type="float" office:value="0.116899164000642" calcext:value-type="float">
            <text:p>0.116899164000642</text:p>
          </table:table-cell>
        </table:table-row>
        <table:table-row table:style-name="ro1">
          <table:table-cell office:value-type="float" office:value="0.444066286999259" calcext:value-type="float">
            <text:p>0.444066286999259</text:p>
          </table:table-cell>
          <table:table-cell office:value-type="float" office:value="0.42464488799942" calcext:value-type="float">
            <text:p>0.42464488799942</text:p>
          </table:table-cell>
          <table:table-cell office:value-type="float" office:value="0.437570753999353" calcext:value-type="float">
            <text:p>0.437570753999353</text:p>
          </table:table-cell>
          <table:table-cell office:value-type="float" office:value="0.415208325999629" calcext:value-type="float">
            <text:p>0.415208325999629</text:p>
          </table:table-cell>
          <table:table-cell office:value-type="float" office:value="0.43266601599953" calcext:value-type="float">
            <text:p>0.43266601599953</text:p>
          </table:table-cell>
          <table:table-cell office:value-type="float" office:value="0.404858780999348" calcext:value-type="float">
            <text:p>0.404858780999348</text:p>
          </table:table-cell>
          <table:table-cell table:number-columns-repeated="10"/>
          <table:table-cell office:value-type="float" office:value="0.420077608999236" calcext:value-type="float">
            <text:p>0.420077608999236</text:p>
          </table:table-cell>
          <table:table-cell office:value-type="float" office:value="0.428619470999365" calcext:value-type="float">
            <text:p>0.428619470999365</text:p>
          </table:table-cell>
          <table:table-cell office:value-type="float" office:value="0.399711778999517" calcext:value-type="float">
            <text:p>0.399711778999517</text:p>
          </table:table-cell>
          <table:table-cell office:value-type="float" office:value="0.377235392999864" calcext:value-type="float">
            <text:p>0.377235392999864</text:p>
          </table:table-cell>
          <table:table-cell office:value-type="float" office:value="0.383292521999465" calcext:value-type="float">
            <text:p>0.383292521999465</text:p>
          </table:table-cell>
          <table:table-cell office:value-type="float" office:value="0.371889095999904" calcext:value-type="float">
            <text:p>0.371889095999904</text:p>
          </table:table-cell>
          <table:table-cell office:value-type="float" office:value="0.366221269999187" calcext:value-type="float">
            <text:p>0.366221269999187</text:p>
          </table:table-cell>
        </table:table-row>
        <table:table-row table:style-name="ro1">
          <table:table-cell office:value-type="float" office:value="0.301474967999638" calcext:value-type="float">
            <text:p>0.301474967999638</text:p>
          </table:table-cell>
          <table:table-cell office:value-type="float" office:value="0.283382070999323" calcext:value-type="float">
            <text:p>0.283382070999323</text:p>
          </table:table-cell>
          <table:table-cell office:value-type="float" office:value="0.297513978999632" calcext:value-type="float">
            <text:p>0.297513978999632</text:p>
          </table:table-cell>
          <table:table-cell office:value-type="float" office:value="0.274834356999236" calcext:value-type="float">
            <text:p>0.274834356999236</text:p>
          </table:table-cell>
          <table:table-cell office:value-type="float" office:value="0.292854639999859" calcext:value-type="float">
            <text:p>0.292854639999859</text:p>
          </table:table-cell>
          <table:table-cell office:value-type="float" office:value="0.2617799439995" calcext:value-type="float">
            <text:p>0.2617799439995</text:p>
          </table:table-cell>
          <table:table-cell table:number-columns-repeated="10"/>
          <table:table-cell office:value-type="float" office:value="0.279140096999981" calcext:value-type="float">
            <text:p>0.279140096999981</text:p>
          </table:table-cell>
          <table:table-cell office:value-type="float" office:value="0.287797352999405" calcext:value-type="float">
            <text:p>0.287797352999405</text:p>
          </table:table-cell>
          <table:table-cell office:value-type="float" office:value="0.256576789000064" calcext:value-type="float">
            <text:p>0.256576789000064</text:p>
          </table:table-cell>
          <table:table-cell office:value-type="float" office:value="0.248754302999259" calcext:value-type="float">
            <text:p>0.248754302999259</text:p>
          </table:table-cell>
          <table:table-cell office:value-type="float" office:value="0.240579121999872" calcext:value-type="float">
            <text:p>0.240579121999872</text:p>
          </table:table-cell>
          <table:table-cell office:value-type="float" office:value="0.236396896999395" calcext:value-type="float">
            <text:p>0.236396896999395</text:p>
          </table:table-cell>
          <table:table-cell office:value-type="float" office:value="0.231246398999247" calcext:value-type="float">
            <text:p>0.231246398999247</text:p>
          </table:table-cell>
        </table:table-row>
        <table:table-row table:style-name="ro1">
          <table:table-cell office:value-type="float" office:value="0.325127991000045" calcext:value-type="float">
            <text:p>0.325127991000045</text:p>
          </table:table-cell>
          <table:table-cell office:value-type="float" office:value="0.311675609000304" calcext:value-type="float">
            <text:p>0.311675609000304</text:p>
          </table:table-cell>
          <table:table-cell office:value-type="float" office:value="0.320895435000239" calcext:value-type="float">
            <text:p>0.320895435000239</text:p>
          </table:table-cell>
          <table:table-cell office:value-type="float" office:value="0.294926174000466" calcext:value-type="float">
            <text:p>0.294926174000466</text:p>
          </table:table-cell>
          <table:table-cell office:value-type="float" office:value="0.316504328000519" calcext:value-type="float">
            <text:p>0.316504328000519</text:p>
          </table:table-cell>
          <table:table-cell office:value-type="float" office:value="0.271787441000015" calcext:value-type="float">
            <text:p>0.271787441000015</text:p>
          </table:table-cell>
          <table:table-cell table:number-columns-repeated="10"/>
          <table:table-cell office:value-type="float" office:value="0.300594261000697" calcext:value-type="float">
            <text:p>0.300594261000697</text:p>
          </table:table-cell>
          <table:table-cell office:value-type="float" office:value="0.306289187999937" calcext:value-type="float">
            <text:p>0.306289187999937</text:p>
          </table:table-cell>
          <table:table-cell office:value-type="float" office:value="0.279243535000205" calcext:value-type="float">
            <text:p>0.279243535000205</text:p>
          </table:table-cell>
          <table:table-cell office:value-type="float" office:value="0.25981254600083" calcext:value-type="float">
            <text:p>0.25981254600083</text:p>
          </table:table-cell>
          <table:table-cell office:value-type="float" office:value="0.2639656070005" calcext:value-type="float">
            <text:p>0.2639656070005</text:p>
          </table:table-cell>
          <table:table-cell office:value-type="float" office:value="0.255330902999958" calcext:value-type="float">
            <text:p>0.255330902999958</text:p>
          </table:table-cell>
          <table:table-cell office:value-type="float" office:value="0.250864538000314" calcext:value-type="float">
            <text:p>0.250864538000314</text:p>
          </table:table-cell>
        </table:table-row>
        <table:table-row table:style-name="ro1">
          <table:table-cell office:value-type="float" office:value="0.154751269000371" calcext:value-type="float">
            <text:p>0.154751269000371</text:p>
          </table:table-cell>
          <table:table-cell office:value-type="float" office:value="0.141980950000288" calcext:value-type="float">
            <text:p>0.141980950000288</text:p>
          </table:table-cell>
          <table:table-cell office:value-type="float" office:value="0.150474653000856" calcext:value-type="float">
            <text:p>0.150474653000856</text:p>
          </table:table-cell>
          <table:table-cell office:value-type="float" office:value="0.126623626000764" calcext:value-type="float">
            <text:p>0.126623626000764</text:p>
          </table:table-cell>
          <table:table-cell office:value-type="float" office:value="0.1462415470005" calcext:value-type="float">
            <text:p>0.1462415470005</text:p>
          </table:table-cell>
          <table:table-cell office:value-type="float" office:value="0.109398124000109" calcext:value-type="float">
            <text:p>0.109398124000109</text:p>
          </table:table-cell>
          <table:table-cell table:number-columns-repeated="10"/>
          <table:table-cell office:value-type="float" office:value="0.133354775000043" calcext:value-type="float">
            <text:p>0.133354775000043</text:p>
          </table:table-cell>
          <table:table-cell office:value-type="float" office:value="0.13787597999999" calcext:value-type="float">
            <text:p>0.13787597999999</text:p>
          </table:table-cell>
          <table:table-cell office:value-type="float" office:value="0.103917088000344" calcext:value-type="float">
            <text:p>0.103917088000344</text:p>
          </table:table-cell>
          <table:table-cell office:value-type="float" office:value="0.0973405930008084" calcext:value-type="float">
            <text:p>0.0973405930008084</text:p>
          </table:table-cell>
          <table:table-cell office:value-type="float" office:value="0.0906359320006231" calcext:value-type="float">
            <text:p>0.0906359320006231</text:p>
          </table:table-cell>
          <table:table-cell office:value-type="float" office:value="0.083203266000055" calcext:value-type="float">
            <text:p>0.083203266000055</text:p>
          </table:table-cell>
          <table:table-cell office:value-type="float" office:value="0.0787868229999731" calcext:value-type="float">
            <text:p>0.0787868229999731</text:p>
          </table:table-cell>
        </table:table-row>
        <table:table-row table:style-name="ro1">
          <table:table-cell office:value-type="float" office:value="0.268074384000101" calcext:value-type="float">
            <text:p>0.268074384000101</text:p>
          </table:table-cell>
          <table:table-cell office:value-type="float" office:value="0.171965200000159" calcext:value-type="float">
            <text:p>0.171965200000159</text:p>
          </table:table-cell>
          <table:table-cell office:value-type="float" office:value="0.180523451000227" calcext:value-type="float">
            <text:p>0.180523451000227</text:p>
          </table:table-cell>
          <table:table-cell office:value-type="float" office:value="0.158560097000191" calcext:value-type="float">
            <text:p>0.158560097000191</text:p>
          </table:table-cell>
          <table:table-cell office:value-type="float" office:value="0.176438917999803" calcext:value-type="float">
            <text:p>0.176438917999803</text:p>
          </table:table-cell>
          <table:table-cell office:value-type="float" office:value="0.134570936000273" calcext:value-type="float">
            <text:p>0.134570936000273</text:p>
          </table:table-cell>
          <table:table-cell table:number-columns-repeated="10"/>
          <table:table-cell office:value-type="float" office:value="0.163293771000099" calcext:value-type="float">
            <text:p>0.163293771000099</text:p>
          </table:table-cell>
          <table:table-cell office:value-type="float" office:value="0.167393542999889" calcext:value-type="float">
            <text:p>0.167393542999889</text:p>
          </table:table-cell>
          <table:table-cell office:value-type="float" office:value="0.129228153999975" calcext:value-type="float">
            <text:p>0.129228153999975</text:p>
          </table:table-cell>
          <table:table-cell office:value-type="float" office:value="0.118525007999779" calcext:value-type="float">
            <text:p>0.118525007999779</text:p>
          </table:table-cell>
          <table:table-cell office:value-type="float" office:value="0.113129329000003" calcext:value-type="float">
            <text:p>0.113129329000003</text:p>
          </table:table-cell>
          <table:table-cell office:value-type="float" office:value="0.106651705000331" calcext:value-type="float">
            <text:p>0.106651705000331</text:p>
          </table:table-cell>
          <table:table-cell office:value-type="float" office:value="0.101190675999533" calcext:value-type="float">
            <text:p>0.101190675999533</text:p>
          </table:table-cell>
        </table:table-row>
        <table:table-row table:style-name="ro1">
          <table:table-cell office:value-type="float" office:value="0.190441131999251" calcext:value-type="float">
            <text:p>0.190441131999251</text:p>
          </table:table-cell>
          <table:table-cell office:value-type="float" office:value="0.177822118999757" calcext:value-type="float">
            <text:p>0.177822118999757</text:p>
          </table:table-cell>
          <table:table-cell office:value-type="float" office:value="0.186457512999368" calcext:value-type="float">
            <text:p>0.186457512999368</text:p>
          </table:table-cell>
          <table:table-cell office:value-type="float" office:value="0.161102241999288" calcext:value-type="float">
            <text:p>0.161102241999288</text:p>
          </table:table-cell>
          <table:table-cell office:value-type="float" office:value="0.182187627999156" calcext:value-type="float">
            <text:p>0.182187627999156</text:p>
          </table:table-cell>
          <table:table-cell office:value-type="float" office:value="0.140052181999636" calcext:value-type="float">
            <text:p>0.140052181999636</text:p>
          </table:table-cell>
          <table:table-cell table:number-columns-repeated="10"/>
          <table:table-cell office:value-type="float" office:value="0.168431579999378" calcext:value-type="float">
            <text:p>0.168431579999378</text:p>
          </table:table-cell>
          <table:table-cell office:value-type="float" office:value="0.173393743999441" calcext:value-type="float">
            <text:p>0.173393743999441</text:p>
          </table:table-cell>
          <table:table-cell office:value-type="float" office:value="0.130384174999563" calcext:value-type="float">
            <text:p>0.130384174999563</text:p>
          </table:table-cell>
          <table:table-cell office:value-type="float" office:value="0.1242081649998" calcext:value-type="float">
            <text:p>0.1242081649998</text:p>
          </table:table-cell>
          <table:table-cell office:value-type="float" office:value="0.119482995999533" calcext:value-type="float">
            <text:p>0.119482995999533</text:p>
          </table:table-cell>
          <table:table-cell office:value-type="float" office:value="0.114329029999681" calcext:value-type="float">
            <text:p>0.114329029999681</text:p>
          </table:table-cell>
          <table:table-cell office:value-type="float" office:value="0.108519462000004" calcext:value-type="float">
            <text:p>0.108519462000004</text:p>
          </table:table-cell>
        </table:table-row>
        <table:table-row table:style-name="ro1">
          <table:table-cell office:value-type="float" office:value="0.223086706999311" calcext:value-type="float">
            <text:p>0.223086706999311</text:p>
          </table:table-cell>
          <table:table-cell office:value-type="float" office:value="0.181672030999835" calcext:value-type="float">
            <text:p>0.181672030999835</text:p>
          </table:table-cell>
          <table:table-cell office:value-type="float" office:value="0.218199500000082" calcext:value-type="float">
            <text:p>0.218199500000082</text:p>
          </table:table-cell>
          <table:table-cell office:value-type="float" office:value="0.161860371999865" calcext:value-type="float">
            <text:p>0.161860371999865</text:p>
          </table:table-cell>
          <table:table-cell office:value-type="float" office:value="0.212736677000066" calcext:value-type="float">
            <text:p>0.212736677000066</text:p>
          </table:table-cell>
          <table:table-cell office:value-type="float" office:value="0.145674544999565" calcext:value-type="float">
            <text:p>0.145674544999565</text:p>
          </table:table-cell>
          <table:table-cell table:number-columns-repeated="10"/>
          <table:table-cell office:value-type="float" office:value="0.167972395999641" calcext:value-type="float">
            <text:p>0.167972395999641</text:p>
          </table:table-cell>
          <table:table-cell office:value-type="float" office:value="0.17503177799972" calcext:value-type="float">
            <text:p>0.17503177799972</text:p>
          </table:table-cell>
          <table:table-cell office:value-type="float" office:value="0.129587769999489" calcext:value-type="float">
            <text:p>0.129587769999489</text:p>
          </table:table-cell>
          <table:table-cell office:value-type="float" office:value="0.117731556999388" calcext:value-type="float">
            <text:p>0.117731556999388</text:p>
          </table:table-cell>
          <table:table-cell office:value-type="float" office:value="0.110287669000172" calcext:value-type="float">
            <text:p>0.110287669000172</text:p>
          </table:table-cell>
          <table:table-cell office:value-type="float" office:value="0.100957781000034" calcext:value-type="float">
            <text:p>0.100957781000034</text:p>
          </table:table-cell>
          <table:table-cell office:value-type="float" office:value="0.0940737109995098" calcext:value-type="float">
            <text:p>0.0940737109995098</text:p>
          </table:table-cell>
        </table:table-row>
        <table:table-row table:style-name="ro1">
          <table:table-cell office:value-type="float" office:value="0.436625155000002" calcext:value-type="float">
            <text:p>0.436625155000002</text:p>
          </table:table-cell>
          <table:table-cell office:value-type="float" office:value="0.421527034000064" calcext:value-type="float">
            <text:p>0.421527034000064</text:p>
          </table:table-cell>
          <table:table-cell office:value-type="float" office:value="0.432298446999994" calcext:value-type="float">
            <text:p>0.432298446999994</text:p>
          </table:table-cell>
          <table:table-cell office:value-type="float" office:value="0.405198114999621" calcext:value-type="float">
            <text:p>0.405198114999621</text:p>
          </table:table-cell>
          <table:table-cell office:value-type="float" office:value="0.426764963999631" calcext:value-type="float">
            <text:p>0.426764963999631</text:p>
          </table:table-cell>
          <table:table-cell office:value-type="float" office:value="0.396119607999935" calcext:value-type="float">
            <text:p>0.396119607999935</text:p>
          </table:table-cell>
          <table:table-cell table:number-columns-repeated="10"/>
          <table:table-cell office:value-type="float" office:value="0.410754759999691" calcext:value-type="float">
            <text:p>0.410754759999691</text:p>
          </table:table-cell>
          <table:table-cell office:value-type="float" office:value="0.415622290000101" calcext:value-type="float">
            <text:p>0.415622290000101</text:p>
          </table:table-cell>
          <table:table-cell office:value-type="float" office:value="0.382980772000337" calcext:value-type="float">
            <text:p>0.382980772000337</text:p>
          </table:table-cell>
          <table:table-cell office:value-type="float" office:value="0.366411852000056" calcext:value-type="float">
            <text:p>0.366411852000056</text:p>
          </table:table-cell>
          <table:table-cell office:value-type="float" office:value="0.375865787000293" calcext:value-type="float">
            <text:p>0.375865787000293</text:p>
          </table:table-cell>
          <table:table-cell office:value-type="float" office:value="0.3608480339999" calcext:value-type="float">
            <text:p>0.3608480339999</text:p>
          </table:table-cell>
          <table:table-cell office:value-type="float" office:value="0.354154241999822" calcext:value-type="float">
            <text:p>0.354154241999822</text:p>
          </table:table-cell>
        </table:table-row>
        <table:table-row table:style-name="ro1">
          <table:table-cell office:value-type="float" office:value="0.341375017999781" calcext:value-type="float">
            <text:p>0.341375017999781</text:p>
          </table:table-cell>
          <table:table-cell office:value-type="float" office:value="0.322383690999231" calcext:value-type="float">
            <text:p>0.322383690999231</text:p>
          </table:table-cell>
          <table:table-cell office:value-type="float" office:value="0.337012222999874" calcext:value-type="float">
            <text:p>0.337012222999874</text:p>
          </table:table-cell>
          <table:table-cell office:value-type="float" office:value="0.311329627999839" calcext:value-type="float">
            <text:p>0.311329627999839</text:p>
          </table:table-cell>
          <table:table-cell office:value-type="float" office:value="0.332343045000016" calcext:value-type="float">
            <text:p>0.332343045000016</text:p>
          </table:table-cell>
          <table:table-cell office:value-type="float" office:value="0.282162049999897" calcext:value-type="float">
            <text:p>0.282162049999897</text:p>
          </table:table-cell>
          <table:table-cell table:number-columns-repeated="10"/>
          <table:table-cell office:value-type="float" office:value="0.316893767999318" calcext:value-type="float">
            <text:p>0.316893767999318</text:p>
          </table:table-cell>
          <table:table-cell office:value-type="float" office:value="0.327339935000055" calcext:value-type="float">
            <text:p>0.327339935000055</text:p>
          </table:table-cell>
          <table:table-cell office:value-type="float" office:value="0.290950064999379" calcext:value-type="float">
            <text:p>0.290950064999379</text:p>
          </table:table-cell>
          <table:table-cell office:value-type="float" office:value="0.27010894399973" calcext:value-type="float">
            <text:p>0.27010894399973</text:p>
          </table:table-cell>
          <table:table-cell office:value-type="float" office:value="0.264293784000074" calcext:value-type="float">
            <text:p>0.264293784000074</text:p>
          </table:table-cell>
          <table:table-cell office:value-type="float" office:value="0.258001277999938" calcext:value-type="float">
            <text:p>0.258001277999938</text:p>
          </table:table-cell>
          <table:table-cell office:value-type="float" office:value="0.244849295999302" calcext:value-type="float">
            <text:p>0.244849295999302</text:p>
          </table:table-cell>
        </table:table-row>
        <table:table-row table:style-name="ro1">
          <table:table-cell office:value-type="float" office:value="0.354144468000413" calcext:value-type="float">
            <text:p>0.354144468000413</text:p>
          </table:table-cell>
          <table:table-cell office:value-type="float" office:value="0.339966153000205" calcext:value-type="float">
            <text:p>0.339966153000205</text:p>
          </table:table-cell>
          <table:table-cell office:value-type="float" office:value="0.348736324999663" calcext:value-type="float">
            <text:p>0.348736324999663</text:p>
          </table:table-cell>
          <table:table-cell office:value-type="float" office:value="0.324971840999751" calcext:value-type="float">
            <text:p>0.324971840999751</text:p>
          </table:table-cell>
          <table:table-cell office:value-type="float" office:value="0.344185664999713" calcext:value-type="float">
            <text:p>0.344185664999713</text:p>
          </table:table-cell>
          <table:table-cell office:value-type="float" office:value="0.301372339000409" calcext:value-type="float">
            <text:p>0.301372339000409</text:p>
          </table:table-cell>
          <table:table-cell table:number-columns-repeated="10"/>
          <table:table-cell office:value-type="float" office:value="0.330206024999825" calcext:value-type="float">
            <text:p>0.330206024999825</text:p>
          </table:table-cell>
          <table:table-cell office:value-type="float" office:value="0.335328623999885" calcext:value-type="float">
            <text:p>0.335328623999885</text:p>
          </table:table-cell>
          <table:table-cell office:value-type="float" office:value="0.308451748000152" calcext:value-type="float">
            <text:p>0.308451748000152</text:p>
          </table:table-cell>
          <table:table-cell office:value-type="float" office:value="0.285987629999909" calcext:value-type="float">
            <text:p>0.285987629999909</text:p>
          </table:table-cell>
          <table:table-cell office:value-type="float" office:value="0.291261176000262" calcext:value-type="float">
            <text:p>0.291261176000262</text:p>
          </table:table-cell>
          <table:table-cell office:value-type="float" office:value="0.281121400999837" calcext:value-type="float">
            <text:p>0.281121400999837</text:p>
          </table:table-cell>
          <table:table-cell office:value-type="float" office:value="0.275721572999828" calcext:value-type="float">
            <text:p>0.275721572999828</text:p>
          </table:table-cell>
        </table:table-row>
        <table:table-row table:style-name="ro1">
          <table:table-cell office:value-type="float" office:value="0.175176792000457" calcext:value-type="float">
            <text:p>0.175176792000457</text:p>
          </table:table-cell>
          <table:table-cell office:value-type="float" office:value="0.156785690000106" calcext:value-type="float">
            <text:p>0.156785690000106</text:p>
          </table:table-cell>
          <table:table-cell office:value-type="float" office:value="0.169016736999765" calcext:value-type="float">
            <text:p>0.169016736999765</text:p>
          </table:table-cell>
          <table:table-cell office:value-type="float" office:value="0.13763937099975" calcext:value-type="float">
            <text:p>0.13763937099975</text:p>
          </table:table-cell>
          <table:table-cell office:value-type="float" office:value="0.163473505000184" calcext:value-type="float">
            <text:p>0.163473505000184</text:p>
          </table:table-cell>
          <table:table-cell office:value-type="float" office:value="0.117358559000422" calcext:value-type="float">
            <text:p>0.117358559000422</text:p>
          </table:table-cell>
          <table:table-cell table:number-columns-repeated="10"/>
          <table:table-cell office:value-type="float" office:value="0.144248892000178" calcext:value-type="float">
            <text:p>0.144248892000178</text:p>
          </table:table-cell>
          <table:table-cell office:value-type="float" office:value="0.149416354000095" calcext:value-type="float">
            <text:p>0.149416354000095</text:p>
          </table:table-cell>
          <table:table-cell office:value-type="float" office:value="0.109063120999963" calcext:value-type="float">
            <text:p>0.109063120999963</text:p>
          </table:table-cell>
          <table:table-cell office:value-type="float" office:value="0.101444466999965" calcext:value-type="float">
            <text:p>0.101444466999965</text:p>
          </table:table-cell>
          <table:table-cell office:value-type="float" office:value="0.0939200559996607" calcext:value-type="float">
            <text:p>0.0939200559996607</text:p>
          </table:table-cell>
          <table:table-cell office:value-type="float" office:value="0.0854574109998794" calcext:value-type="float">
            <text:p>0.0854574109998794</text:p>
          </table:table-cell>
          <table:table-cell office:value-type="float" office:value="0.0796239359997344" calcext:value-type="float">
            <text:p>0.0796239359997344</text:p>
          </table:table-cell>
        </table:table-row>
        <table:table-row table:style-name="ro1">
          <table:table-cell office:value-type="float" office:value="0.238881357000537" calcext:value-type="float">
            <text:p>0.238881357000537</text:p>
          </table:table-cell>
          <table:table-cell office:value-type="float" office:value="0.184402769000371" calcext:value-type="float">
            <text:p>0.184402769000371</text:p>
          </table:table-cell>
          <table:table-cell office:value-type="float" office:value="0.232948960000613" calcext:value-type="float">
            <text:p>0.232948960000613</text:p>
          </table:table-cell>
          <table:table-cell office:value-type="float" office:value="0.168086178000522" calcext:value-type="float">
            <text:p>0.168086178000522</text:p>
          </table:table-cell>
          <table:table-cell office:value-type="float" office:value="0.190696820000085" calcext:value-type="float">
            <text:p>0.190696820000085</text:p>
          </table:table-cell>
          <table:table-cell office:value-type="float" office:value="0.151201263000075" calcext:value-type="float">
            <text:p>0.151201263000075</text:p>
          </table:table-cell>
          <table:table-cell table:number-columns-repeated="10"/>
          <table:table-cell office:value-type="float" office:value="0.173160519000703" calcext:value-type="float">
            <text:p>0.173160519000703</text:p>
          </table:table-cell>
          <table:table-cell office:value-type="float" office:value="0.178809695000382" calcext:value-type="float">
            <text:p>0.178809695000382</text:p>
          </table:table-cell>
          <table:table-cell office:value-type="float" office:value="0.143044220000775" calcext:value-type="float">
            <text:p>0.143044220000775</text:p>
          </table:table-cell>
          <table:table-cell office:value-type="float" office:value="0.133846315000483" calcext:value-type="float">
            <text:p>0.133846315000483</text:p>
          </table:table-cell>
          <table:table-cell office:value-type="float" office:value="0.123230715000318" calcext:value-type="float">
            <text:p>0.123230715000318</text:p>
          </table:table-cell>
          <table:table-cell office:value-type="float" office:value="0.11729574400033" calcext:value-type="float">
            <text:p>0.11729574400033</text:p>
          </table:table-cell>
          <table:table-cell office:value-type="float" office:value="0.108612613999867" calcext:value-type="float">
            <text:p>0.108612613999867</text:p>
          </table:table-cell>
        </table:table-row>
        <table:table-row table:style-name="ro1">
          <table:table-cell office:value-type="float" office:value="0.194055303000823" calcext:value-type="float">
            <text:p>0.194055303000823</text:p>
          </table:table-cell>
          <table:table-cell office:value-type="float" office:value="0.173208688000159" calcext:value-type="float">
            <text:p>0.173208688000159</text:p>
          </table:table-cell>
          <table:table-cell office:value-type="float" office:value="0.188172436000059" calcext:value-type="float">
            <text:p>0.188172436000059</text:p>
          </table:table-cell>
          <table:table-cell office:value-type="float" office:value="0.153652706000685" calcext:value-type="float">
            <text:p>0.153652706000685</text:p>
          </table:table-cell>
          <table:table-cell office:value-type="float" office:value="0.181897219000348" calcext:value-type="float">
            <text:p>0.181897219000348</text:p>
          </table:table-cell>
          <table:table-cell office:value-type="float" office:value="0.130721114000153" calcext:value-type="float">
            <text:p>0.130721114000153</text:p>
          </table:table-cell>
          <table:table-cell table:number-columns-repeated="10"/>
          <table:table-cell office:value-type="float" office:value="0.160739794000619" calcext:value-type="float">
            <text:p>0.160739794000619</text:p>
          </table:table-cell>
          <table:table-cell office:value-type="float" office:value="0.167251073999978" calcext:value-type="float">
            <text:p>0.167251073999978</text:p>
          </table:table-cell>
          <table:table-cell office:value-type="float" office:value="0.124160423000831" calcext:value-type="float">
            <text:p>0.124160423000831</text:p>
          </table:table-cell>
          <table:table-cell office:value-type="float" office:value="0.116587583000182" calcext:value-type="float">
            <text:p>0.116587583000182</text:p>
          </table:table-cell>
          <table:table-cell office:value-type="float" office:value="0.110166048000792" calcext:value-type="float">
            <text:p>0.110166048000792</text:p>
          </table:table-cell>
          <table:table-cell office:value-type="float" office:value="0.0990934390001712" calcext:value-type="float">
            <text:p>0.0990934390001712</text:p>
          </table:table-cell>
          <table:table-cell office:value-type="float" office:value="0.0920336110002609" calcext:value-type="float">
            <text:p>0.0920336110002609</text:p>
          </table:table-cell>
        </table:table-row>
        <table:table-row table:style-name="ro1">
          <table:table-cell office:value-type="float" office:value="0.276439168999786" calcext:value-type="float">
            <text:p>0.276439168999786</text:p>
          </table:table-cell>
          <table:table-cell office:value-type="float" office:value="0.260357707999901" calcext:value-type="float">
            <text:p>0.260357707999901</text:p>
          </table:table-cell>
          <table:table-cell office:value-type="float" office:value="0.270942030999322" calcext:value-type="float">
            <text:p>0.270942030999322</text:p>
          </table:table-cell>
          <table:table-cell office:value-type="float" office:value="0.157262955999613" calcext:value-type="float">
            <text:p>0.157262955999613</text:p>
          </table:table-cell>
          <table:table-cell office:value-type="float" office:value="0.265604936999807" calcext:value-type="float">
            <text:p>0.265604936999807</text:p>
          </table:table-cell>
          <table:table-cell office:value-type="float" office:value="0.148021169999993" calcext:value-type="float">
            <text:p>0.148021169999993</text:p>
          </table:table-cell>
          <table:table-cell table:number-columns-repeated="10"/>
          <table:table-cell office:value-type="float" office:value="0.162643279999429" calcext:value-type="float">
            <text:p>0.162643279999429</text:p>
          </table:table-cell>
          <table:table-cell office:value-type="float" office:value="0.254336627000157" calcext:value-type="float">
            <text:p>0.254336627000157</text:p>
          </table:table-cell>
          <table:table-cell office:value-type="float" office:value="0.137884408999525" calcext:value-type="float">
            <text:p>0.137884408999525</text:p>
          </table:table-cell>
          <table:table-cell office:value-type="float" office:value="0.13137091399949" calcext:value-type="float">
            <text:p>0.13137091399949</text:p>
          </table:table-cell>
          <table:table-cell office:value-type="float" office:value="0.110294827999496" calcext:value-type="float">
            <text:p>0.110294827999496</text:p>
          </table:table-cell>
          <table:table-cell office:value-type="float" office:value="0.101085419999436" calcext:value-type="float">
            <text:p>0.101085419999436</text:p>
          </table:table-cell>
          <table:table-cell office:value-type="float" office:value="0.0946990989996266" calcext:value-type="float">
            <text:p>0.0946990989996266</text:p>
          </table:table-cell>
        </table:table-row>
        <table:table-row table:style-name="ro1">
          <table:table-cell office:value-type="float" office:value="0.451107548000437" calcext:value-type="float">
            <text:p>0.451107548000437</text:p>
          </table:table-cell>
          <table:table-cell office:value-type="float" office:value="0.429478044999996" calcext:value-type="float">
            <text:p>0.429478044999996</text:p>
          </table:table-cell>
          <table:table-cell office:value-type="float" office:value="0.4458274790004" calcext:value-type="float">
            <text:p>0.4458274790004</text:p>
          </table:table-cell>
          <table:table-cell office:value-type="float" office:value="0.417319930999838" calcext:value-type="float">
            <text:p>0.417319930999838</text:p>
          </table:table-cell>
          <table:table-cell office:value-type="float" office:value="0.440866926000126" calcext:value-type="float">
            <text:p>0.440866926000126</text:p>
          </table:table-cell>
          <table:table-cell office:value-type="float" office:value="0.385501702000511" calcext:value-type="float">
            <text:p>0.385501702000511</text:p>
          </table:table-cell>
          <table:table-cell table:number-columns-repeated="10"/>
          <table:table-cell office:value-type="float" office:value="0.424024146000193" calcext:value-type="float">
            <text:p>0.424024146000193</text:p>
          </table:table-cell>
          <table:table-cell office:value-type="float" office:value="0.435435739000241" calcext:value-type="float">
            <text:p>0.435435739000241</text:p>
          </table:table-cell>
          <table:table-cell office:value-type="float" office:value="0.404113100999894" calcext:value-type="float">
            <text:p>0.404113100999894</text:p>
          </table:table-cell>
          <table:table-cell office:value-type="float" office:value="0.378861373999825" calcext:value-type="float">
            <text:p>0.378861373999825</text:p>
          </table:table-cell>
          <table:table-cell office:value-type="float" office:value="0.373519712000416" calcext:value-type="float">
            <text:p>0.373519712000416</text:p>
          </table:table-cell>
          <table:table-cell office:value-type="float" office:value="0.367235517999688" calcext:value-type="float">
            <text:p>0.367235517999688</text:p>
          </table:table-cell>
          <table:table-cell office:value-type="float" office:value="0.357670657999734" calcext:value-type="float">
            <text:p>0.357670657999734</text:p>
          </table:table-cell>
        </table:table-row>
        <table:table-row table:style-name="ro1">
          <table:table-cell office:value-type="float" office:value="0.338514277000286" calcext:value-type="float">
            <text:p>0.338514277000286</text:p>
          </table:table-cell>
          <table:table-cell office:value-type="float" office:value="0.320698817999983" calcext:value-type="float">
            <text:p>0.320698817999983</text:p>
          </table:table-cell>
          <table:table-cell office:value-type="float" office:value="0.334059994000199" calcext:value-type="float">
            <text:p>0.334059994000199</text:p>
          </table:table-cell>
          <table:table-cell office:value-type="float" office:value="0.308271378000427" calcext:value-type="float">
            <text:p>0.308271378000427</text:p>
          </table:table-cell>
          <table:table-cell office:value-type="float" office:value="0.329653789000076" calcext:value-type="float">
            <text:p>0.329653789000076</text:p>
          </table:table-cell>
          <table:table-cell office:value-type="float" office:value="0.28702836299999" calcext:value-type="float">
            <text:p>0.28702836299999</text:p>
          </table:table-cell>
          <table:table-cell table:number-columns-repeated="10"/>
          <table:table-cell office:value-type="float" office:value="0.314865542000007" calcext:value-type="float">
            <text:p>0.314865542000007</text:p>
          </table:table-cell>
          <table:table-cell office:value-type="float" office:value="0.325298619000023" calcext:value-type="float">
            <text:p>0.325298619000023</text:p>
          </table:table-cell>
          <table:table-cell office:value-type="float" office:value="0.293445151000014" calcext:value-type="float">
            <text:p>0.293445151000014</text:p>
          </table:table-cell>
          <table:table-cell office:value-type="float" office:value="0.278814082999816" calcext:value-type="float">
            <text:p>0.278814082999816</text:p>
          </table:table-cell>
          <table:table-cell office:value-type="float" office:value="0.267951918000108" calcext:value-type="float">
            <text:p>0.267951918000108</text:p>
          </table:table-cell>
          <table:table-cell office:value-type="float" office:value="0.260887690000345" calcext:value-type="float">
            <text:p>0.260887690000345</text:p>
          </table:table-cell>
          <table:table-cell office:value-type="float" office:value="0.25415684500058" calcext:value-type="float">
            <text:p>0.25415684500058</text:p>
          </table:table-cell>
        </table:table-row>
        <table:table-row table:style-name="ro1">
          <table:table-cell office:value-type="float" office:value="0.363143284999751" calcext:value-type="float">
            <text:p>0.363143284999751</text:p>
          </table:table-cell>
          <table:table-cell office:value-type="float" office:value="0.349152722999861" calcext:value-type="float">
            <text:p>0.349152722999861</text:p>
          </table:table-cell>
          <table:table-cell office:value-type="float" office:value="0.358463908999511" calcext:value-type="float">
            <text:p>0.358463908999511</text:p>
          </table:table-cell>
          <table:table-cell office:value-type="float" office:value="0.334309294999912" calcext:value-type="float">
            <text:p>0.334309294999912</text:p>
          </table:table-cell>
          <table:table-cell office:value-type="float" office:value="0.354069635999622" calcext:value-type="float">
            <text:p>0.354069635999622</text:p>
          </table:table-cell>
          <table:table-cell office:value-type="float" office:value="0.323539248999623" calcext:value-type="float">
            <text:p>0.323539248999623</text:p>
          </table:table-cell>
          <table:table-cell table:number-columns-repeated="10"/>
          <table:table-cell office:value-type="float" office:value="0.339523292999729" calcext:value-type="float">
            <text:p>0.339523292999729</text:p>
          </table:table-cell>
          <table:table-cell office:value-type="float" office:value="0.344575664999866" calcext:value-type="float">
            <text:p>0.344575664999866</text:p>
          </table:table-cell>
          <table:table-cell office:value-type="float" office:value="0.311618248999366" calcext:value-type="float">
            <text:p>0.311618248999366</text:p>
          </table:table-cell>
          <table:table-cell office:value-type="float" office:value="0.295185440999376" calcext:value-type="float">
            <text:p>0.295185440999376</text:p>
          </table:table-cell>
          <table:table-cell office:value-type="float" office:value="0.302633633999903" calcext:value-type="float">
            <text:p>0.302633633999903</text:p>
          </table:table-cell>
          <table:table-cell office:value-type="float" office:value="0.290485646999514" calcext:value-type="float">
            <text:p>0.290485646999514</text:p>
          </table:table-cell>
          <table:table-cell office:value-type="float" office:value="0.285481343999891" calcext:value-type="float">
            <text:p>0.285481343999891</text:p>
          </table:table-cell>
        </table:table-row>
        <table:table-row table:style-name="ro1">
          <table:table-cell office:value-type="float" office:value="0.192015784999967" calcext:value-type="float">
            <text:p>0.192015784999967</text:p>
          </table:table-cell>
          <table:table-cell office:value-type="float" office:value="0.153831904999606" calcext:value-type="float">
            <text:p>0.153831904999606</text:p>
          </table:table-cell>
          <table:table-cell office:value-type="float" office:value="0.175439341000128" calcext:value-type="float">
            <text:p>0.175439341000128</text:p>
          </table:table-cell>
          <table:table-cell office:value-type="float" office:value="0.137670013999923" calcext:value-type="float">
            <text:p>0.137670013999923</text:p>
          </table:table-cell>
          <table:table-cell office:value-type="float" office:value="0.158687615000417" calcext:value-type="float">
            <text:p>0.158687615000417</text:p>
          </table:table-cell>
          <table:table-cell office:value-type="float" office:value="0.119095125000058" calcext:value-type="float">
            <text:p>0.119095125000058</text:p>
          </table:table-cell>
          <table:table-cell table:number-columns-repeated="10"/>
          <table:table-cell office:value-type="float" office:value="0.144233293999605" calcext:value-type="float">
            <text:p>0.144233293999605</text:p>
          </table:table-cell>
          <table:table-cell office:value-type="float" office:value="0.148846357000366" calcext:value-type="float">
            <text:p>0.148846357000366</text:p>
          </table:table-cell>
          <table:table-cell office:value-type="float" office:value="0.112786814000174" calcext:value-type="float">
            <text:p>0.112786814000174</text:p>
          </table:table-cell>
          <table:table-cell office:value-type="float" office:value="0.10513506299958" calcext:value-type="float">
            <text:p>0.10513506299958</text:p>
          </table:table-cell>
          <table:table-cell office:value-type="float" office:value="0.0988100909999048" calcext:value-type="float">
            <text:p>0.0988100909999048</text:p>
          </table:table-cell>
          <table:table-cell office:value-type="float" office:value="0.0888346559995625" calcext:value-type="float">
            <text:p>0.0888346559995625</text:p>
          </table:table-cell>
          <table:table-cell office:value-type="float" office:value="0.0820533249998334" calcext:value-type="float">
            <text:p>0.0820533249998334</text:p>
          </table:table-cell>
        </table:table-row>
        <table:table-row table:style-name="ro1">
          <table:table-cell office:value-type="float" office:value="0.262300147000133" calcext:value-type="float">
            <text:p>0.262300147000133</text:p>
          </table:table-cell>
          <table:table-cell office:value-type="float" office:value="0.245292960999905" calcext:value-type="float">
            <text:p>0.245292960999905</text:p>
          </table:table-cell>
          <table:table-cell office:value-type="float" office:value="0.256293781999375" calcext:value-type="float">
            <text:p>0.256293781999375</text:p>
          </table:table-cell>
          <table:table-cell office:value-type="float" office:value="0.169487785999991" calcext:value-type="float">
            <text:p>0.169487785999991</text:p>
          </table:table-cell>
          <table:table-cell office:value-type="float" office:value="0.250765736000176" calcext:value-type="float">
            <text:p>0.250765736000176</text:p>
          </table:table-cell>
          <table:table-cell office:value-type="float" office:value="0.147658312000203" calcext:value-type="float">
            <text:p>0.147658312000203</text:p>
          </table:table-cell>
          <table:table-cell table:number-columns-repeated="10"/>
          <table:table-cell office:value-type="float" office:value="0.176074778999464" calcext:value-type="float">
            <text:p>0.176074778999464</text:p>
          </table:table-cell>
          <table:table-cell office:value-type="float" office:value="0.181294347999938" calcext:value-type="float">
            <text:p>0.181294347999938</text:p>
          </table:table-cell>
          <table:table-cell office:value-type="float" office:value="0.138587831999757" calcext:value-type="float">
            <text:p>0.138587831999757</text:p>
          </table:table-cell>
          <table:table-cell office:value-type="float" office:value="0.128900425999746" calcext:value-type="float">
            <text:p>0.128900425999746</text:p>
          </table:table-cell>
          <table:table-cell office:value-type="float" office:value="0.122938391999924" calcext:value-type="float">
            <text:p>0.122938391999924</text:p>
          </table:table-cell>
          <table:table-cell office:value-type="float" office:value="0.113049296000099" calcext:value-type="float">
            <text:p>0.113049296000099</text:p>
          </table:table-cell>
          <table:table-cell office:value-type="float" office:value="0.107212441999764" calcext:value-type="float">
            <text:p>0.107212441999764</text:p>
          </table:table-cell>
        </table:table-row>
        <table:table-row table:style-name="ro1">
          <table:table-cell office:value-type="float" office:value="0.194640189999518" calcext:value-type="float">
            <text:p>0.194640189999518</text:p>
          </table:table-cell>
          <table:table-cell office:value-type="float" office:value="0.175561200999255" calcext:value-type="float">
            <text:p>0.175561200999255</text:p>
          </table:table-cell>
          <table:table-cell office:value-type="float" office:value="0.187464291999277" calcext:value-type="float">
            <text:p>0.187464291999277</text:p>
          </table:table-cell>
          <table:table-cell office:value-type="float" office:value="0.1566197559996" calcext:value-type="float">
            <text:p>0.1566197559996</text:p>
          </table:table-cell>
          <table:table-cell office:value-type="float" office:value="0.1807369499993" calcext:value-type="float">
            <text:p>0.1807369499993</text:p>
          </table:table-cell>
          <table:table-cell office:value-type="float" office:value="0.139112868999291" calcext:value-type="float">
            <text:p>0.139112868999291</text:p>
          </table:table-cell>
          <table:table-cell table:number-columns-repeated="10"/>
          <table:table-cell office:value-type="float" office:value="0.16398151499925" calcext:value-type="float">
            <text:p>0.16398151499925</text:p>
          </table:table-cell>
          <table:table-cell office:value-type="float" office:value="0.17011444399941" calcext:value-type="float">
            <text:p>0.17011444399941</text:p>
          </table:table-cell>
          <table:table-cell office:value-type="float" office:value="0.132031595999251" calcext:value-type="float">
            <text:p>0.132031595999251</text:p>
          </table:table-cell>
          <table:table-cell office:value-type="float" office:value="0.124318790999496" calcext:value-type="float">
            <text:p>0.124318790999496</text:p>
          </table:table-cell>
          <table:table-cell office:value-type="float" office:value="0.116460328999892" calcext:value-type="float">
            <text:p>0.116460328999892</text:p>
          </table:table-cell>
          <table:table-cell office:value-type="float" office:value="0.1078896479994" calcext:value-type="float">
            <text:p>0.1078896479994</text:p>
          </table:table-cell>
          <table:table-cell office:value-type="float" office:value="0.102098798000043" calcext:value-type="float">
            <text:p>0.102098798000043</text:p>
          </table:table-cell>
        </table:table-row>
        <table:table-row table:style-name="ro1">
          <table:table-cell office:value-type="float" office:value="0.238737364000372" calcext:value-type="float">
            <text:p>0.238737364000372</text:p>
          </table:table-cell>
          <table:table-cell office:value-type="float" office:value="0.216849890000049" calcext:value-type="float">
            <text:p>0.216849890000049</text:p>
          </table:table-cell>
          <table:table-cell office:value-type="float" office:value="0.230643639000846" calcext:value-type="float">
            <text:p>0.230643639000846</text:p>
          </table:table-cell>
          <table:table-cell office:value-type="float" office:value="0.149456256000121" calcext:value-type="float">
            <text:p>0.149456256000121</text:p>
          </table:table-cell>
          <table:table-cell office:value-type="float" office:value="0.222372557000199" calcext:value-type="float">
            <text:p>0.222372557000199</text:p>
          </table:table-cell>
          <table:table-cell office:value-type="float" office:value="0.136928056000215" calcext:value-type="float">
            <text:p>0.136928056000215</text:p>
          </table:table-cell>
          <table:table-cell table:number-columns-repeated="10"/>
          <table:table-cell office:value-type="float" office:value="0.155615624000347" calcext:value-type="float">
            <text:p>0.155615624000347</text:p>
          </table:table-cell>
          <table:table-cell office:value-type="float" office:value="0.210632416000408" calcext:value-type="float">
            <text:p>0.210632416000408</text:p>
          </table:table-cell>
          <table:table-cell office:value-type="float" office:value="0.124576309000076" calcext:value-type="float">
            <text:p>0.124576309000076</text:p>
          </table:table-cell>
          <table:table-cell office:value-type="float" office:value="0.11475671000062" calcext:value-type="float">
            <text:p>0.11475671000062</text:p>
          </table:table-cell>
          <table:table-cell office:value-type="float" office:value="0.105319184000109" calcext:value-type="float">
            <text:p>0.105319184000109</text:p>
          </table:table-cell>
          <table:table-cell office:value-type="float" office:value="0.0992606910003815" calcext:value-type="float">
            <text:p>0.0992606910003815</text:p>
          </table:table-cell>
          <table:table-cell office:value-type="float" office:value="0.0918411360007667" calcext:value-type="float">
            <text:p>0.0918411360007667</text:p>
          </table:table-cell>
        </table:table-row>
        <table:table-row table:style-name="ro1">
          <table:table-cell office:value-type="float" office:value="0.445832213000358" calcext:value-type="float">
            <text:p>0.445832213000358</text:p>
          </table:table-cell>
          <table:table-cell office:value-type="float" office:value="0.417760506000377" calcext:value-type="float">
            <text:p>0.417760506000377</text:p>
          </table:table-cell>
          <table:table-cell office:value-type="float" office:value="0.435654114000499" calcext:value-type="float">
            <text:p>0.435654114000499</text:p>
          </table:table-cell>
          <table:table-cell office:value-type="float" office:value="0.406528980000076" calcext:value-type="float">
            <text:p>0.406528980000076</text:p>
          </table:table-cell>
          <table:table-cell office:value-type="float" office:value="0.422605937000299" calcext:value-type="float">
            <text:p>0.422605937000299</text:p>
          </table:table-cell>
          <table:table-cell office:value-type="float" office:value="0.384126269000262" calcext:value-type="float">
            <text:p>0.384126269000262</text:p>
          </table:table-cell>
          <table:table-cell table:number-columns-repeated="10"/>
          <table:table-cell office:value-type="float" office:value="0.41207161300008" calcext:value-type="float">
            <text:p>0.41207161300008</text:p>
          </table:table-cell>
          <table:table-cell office:value-type="float" office:value="0.427331798000523" calcext:value-type="float">
            <text:p>0.427331798000523</text:p>
          </table:table-cell>
          <table:table-cell office:value-type="float" office:value="0.389574148000065" calcext:value-type="float">
            <text:p>0.389574148000065</text:p>
          </table:table-cell>
          <table:table-cell office:value-type="float" office:value="0.36589901699972" calcext:value-type="float">
            <text:p>0.36589901699972</text:p>
          </table:table-cell>
          <table:table-cell office:value-type="float" office:value="0.376209668999763" calcext:value-type="float">
            <text:p>0.376209668999763</text:p>
          </table:table-cell>
          <table:table-cell office:value-type="float" office:value="0.359090234999712" calcext:value-type="float">
            <text:p>0.359090234999712</text:p>
          </table:table-cell>
          <table:table-cell office:value-type="float" office:value="0.352418876000229" calcext:value-type="float">
            <text:p>0.352418876000229</text:p>
          </table:table-cell>
        </table:table-row>
        <table:table-row table:style-name="ro1">
          <table:table-cell office:value-type="float" office:value="0.297715273999529" calcext:value-type="float">
            <text:p>0.297715273999529</text:p>
          </table:table-cell>
          <table:table-cell office:value-type="float" office:value="0.276802700999724" calcext:value-type="float">
            <text:p>0.276802700999724</text:p>
          </table:table-cell>
          <table:table-cell office:value-type="float" office:value="0.292748087999826" calcext:value-type="float">
            <text:p>0.292748087999826</text:p>
          </table:table-cell>
          <table:table-cell office:value-type="float" office:value="0.266454968999824" calcext:value-type="float">
            <text:p>0.266454968999824</text:p>
          </table:table-cell>
          <table:table-cell office:value-type="float" office:value="0.287126569000065" calcext:value-type="float">
            <text:p>0.287126569000065</text:p>
          </table:table-cell>
          <table:table-cell office:value-type="float" office:value="0.24426226200012" calcext:value-type="float">
            <text:p>0.24426226200012</text:p>
          </table:table-cell>
          <table:table-cell table:number-columns-repeated="10"/>
          <table:table-cell office:value-type="float" office:value="0.271716346000176" calcext:value-type="float">
            <text:p>0.271716346000176</text:p>
          </table:table-cell>
          <table:table-cell office:value-type="float" office:value="0.28177702999983" calcext:value-type="float">
            <text:p>0.28177702999983</text:p>
          </table:table-cell>
          <table:table-cell office:value-type="float" office:value="0.250288074999844" calcext:value-type="float">
            <text:p>0.250288074999844</text:p>
          </table:table-cell>
          <table:table-cell office:value-type="float" office:value="0.236954592000075" calcext:value-type="float">
            <text:p>0.236954592000075</text:p>
          </table:table-cell>
          <table:table-cell office:value-type="float" office:value="0.227692966999712" calcext:value-type="float">
            <text:p>0.227692966999712</text:p>
          </table:table-cell>
          <table:table-cell office:value-type="float" office:value="0.217890678999538" calcext:value-type="float">
            <text:p>0.217890678999538</text:p>
          </table:table-cell>
          <table:table-cell office:value-type="float" office:value="0.211200574000031" calcext:value-type="float">
            <text:p>0.211200574000031</text:p>
          </table:table-cell>
        </table:table-row>
        <table:table-row table:style-name="ro1">
          <table:table-cell office:value-type="float" office:value="0.362360773000546" calcext:value-type="float">
            <text:p>0.362360773000546</text:p>
          </table:table-cell>
          <table:table-cell office:value-type="float" office:value="0.33591818900004" calcext:value-type="float">
            <text:p>0.33591818900004</text:p>
          </table:table-cell>
          <table:table-cell office:value-type="float" office:value="0.353434345000096" calcext:value-type="float">
            <text:p>0.353434345000096</text:p>
          </table:table-cell>
          <table:table-cell office:value-type="float" office:value="0.325589632000629" calcext:value-type="float">
            <text:p>0.325589632000629</text:p>
          </table:table-cell>
          <table:table-cell office:value-type="float" office:value="0.346384860000398" calcext:value-type="float">
            <text:p>0.346384860000398</text:p>
          </table:table-cell>
          <table:table-cell office:value-type="float" office:value="0.315479718000461" calcext:value-type="float">
            <text:p>0.315479718000461</text:p>
          </table:table-cell>
          <table:table-cell table:number-columns-repeated="10"/>
          <table:table-cell office:value-type="float" office:value="0.330889831000604" calcext:value-type="float">
            <text:p>0.330889831000604</text:p>
          </table:table-cell>
          <table:table-cell office:value-type="float" office:value="0.341395563000333" calcext:value-type="float">
            <text:p>0.341395563000333</text:p>
          </table:table-cell>
          <table:table-cell office:value-type="float" office:value="0.309257153000544" calcext:value-type="float">
            <text:p>0.309257153000544</text:p>
          </table:table-cell>
          <table:table-cell office:value-type="float" office:value="0.287199635000434" calcext:value-type="float">
            <text:p>0.287199635000434</text:p>
          </table:table-cell>
          <table:table-cell office:value-type="float" office:value="0.296195140000236" calcext:value-type="float">
            <text:p>0.296195140000236</text:p>
          </table:table-cell>
          <table:table-cell office:value-type="float" office:value="0.280047320000449" calcext:value-type="float">
            <text:p>0.280047320000449</text:p>
          </table:table-cell>
          <table:table-cell office:value-type="float" office:value="0.274677193000571" calcext:value-type="float">
            <text:p>0.274677193000571</text:p>
          </table:table-cell>
        </table:table-row>
        <table:table-row table:style-name="ro1">
          <table:table-cell office:value-type="float" office:value="0.175384192999445" calcext:value-type="float">
            <text:p>0.175384192999445</text:p>
          </table:table-cell>
          <table:table-cell office:value-type="float" office:value="0.159371212000224" calcext:value-type="float">
            <text:p>0.159371212000224</text:p>
          </table:table-cell>
          <table:table-cell office:value-type="float" office:value="0.169977638999626" calcext:value-type="float">
            <text:p>0.169977638999626</text:p>
          </table:table-cell>
          <table:table-cell office:value-type="float" office:value="0.140525576000073" calcext:value-type="float">
            <text:p>0.140525576000073</text:p>
          </table:table-cell>
          <table:table-cell office:value-type="float" office:value="0.164586202999999" calcext:value-type="float">
            <text:p>0.164586202999999</text:p>
          </table:table-cell>
          <table:table-cell office:value-type="float" office:value="0.128552101999958" calcext:value-type="float">
            <text:p>0.128552101999958</text:p>
          </table:table-cell>
          <table:table-cell table:number-columns-repeated="10"/>
          <table:table-cell office:value-type="float" office:value="0.147830975999568" calcext:value-type="float">
            <text:p>0.147830975999568</text:p>
          </table:table-cell>
          <table:table-cell office:value-type="float" office:value="0.153501024999969" calcext:value-type="float">
            <text:p>0.153501024999969</text:p>
          </table:table-cell>
          <table:table-cell office:value-type="float" office:value="0.114157119999618" calcext:value-type="float">
            <text:p>0.114157119999618</text:p>
          </table:table-cell>
          <table:table-cell office:value-type="float" office:value="0.104654103999565" calcext:value-type="float">
            <text:p>0.104654103999565</text:p>
          </table:table-cell>
          <table:table-cell office:value-type="float" office:value="0.0971324370002549" calcext:value-type="float">
            <text:p>0.0971324370002549</text:p>
          </table:table-cell>
          <table:table-cell office:value-type="float" office:value="0.084372634999454" calcext:value-type="float">
            <text:p>0.084372634999454</text:p>
          </table:table-cell>
          <table:table-cell office:value-type="float" office:value="0.0783405689999199" calcext:value-type="float">
            <text:p>0.0783405689999199</text:p>
          </table:table-cell>
        </table:table-row>
        <table:table-row table:style-name="ro1">
          <table:table-cell office:value-type="float" office:value="0.37050883000029" calcext:value-type="float">
            <text:p>0.37050883000029</text:p>
          </table:table-cell>
          <table:table-cell office:value-type="float" office:value="0.263407890000053" calcext:value-type="float">
            <text:p>0.263407890000053</text:p>
          </table:table-cell>
          <table:table-cell office:value-type="float" office:value="0.273445089999768" calcext:value-type="float">
            <text:p>0.273445089999768</text:p>
          </table:table-cell>
          <table:table-cell office:value-type="float" office:value="0.246512485000494" calcext:value-type="float">
            <text:p>0.246512485000494</text:p>
          </table:table-cell>
          <table:table-cell office:value-type="float" office:value="0.268271785000252" calcext:value-type="float">
            <text:p>0.268271785000252</text:p>
          </table:table-cell>
          <table:table-cell office:value-type="float" office:value="0.151639538000381" calcext:value-type="float">
            <text:p>0.151639538000381</text:p>
          </table:table-cell>
          <table:table-cell table:number-columns-repeated="10"/>
          <table:table-cell office:value-type="float" office:value="0.253029913999853" calcext:value-type="float">
            <text:p>0.253029913999853</text:p>
          </table:table-cell>
          <table:table-cell office:value-type="float" office:value="0.258302891999847" calcext:value-type="float">
            <text:p>0.258302891999847</text:p>
          </table:table-cell>
          <table:table-cell office:value-type="float" office:value="0.146156773999792" calcext:value-type="float">
            <text:p>0.146156773999792</text:p>
          </table:table-cell>
          <table:table-cell office:value-type="float" office:value="0.139157577999868" calcext:value-type="float">
            <text:p>0.139157577999868</text:p>
          </table:table-cell>
          <table:table-cell office:value-type="float" office:value="0.129549268000119" calcext:value-type="float">
            <text:p>0.129549268000119</text:p>
          </table:table-cell>
          <table:table-cell office:value-type="float" office:value="0.098948701000154" calcext:value-type="float">
            <text:p>0.098948701000154</text:p>
          </table:table-cell>
          <table:table-cell office:value-type="float" office:value="0.0921073549998255" calcext:value-type="float">
            <text:p>0.0921073549998255</text:p>
          </table:table-cell>
        </table:table-row>
        <table:table-row table:style-name="ro1">
          <table:table-cell office:value-type="float" office:value="0.193165558000146" calcext:value-type="float">
            <text:p>0.193165558000146</text:p>
          </table:table-cell>
          <table:table-cell office:value-type="float" office:value="0.17652848599937" calcext:value-type="float">
            <text:p>0.17652848599937</text:p>
          </table:table-cell>
          <table:table-cell office:value-type="float" office:value="0.187519391999558" calcext:value-type="float">
            <text:p>0.187519391999558</text:p>
          </table:table-cell>
          <table:table-cell office:value-type="float" office:value="0.155712951000169" calcext:value-type="float">
            <text:p>0.155712951000169</text:p>
          </table:table-cell>
          <table:table-cell office:value-type="float" office:value="0.182054631000028" calcext:value-type="float">
            <text:p>0.182054631000028</text:p>
          </table:table-cell>
          <table:table-cell office:value-type="float" office:value="0.135801931999595" calcext:value-type="float">
            <text:p>0.135801931999595</text:p>
          </table:table-cell>
          <table:table-cell table:number-columns-repeated="10"/>
          <table:table-cell office:value-type="float" office:value="0.163485872999445" calcext:value-type="float">
            <text:p>0.163485872999445</text:p>
          </table:table-cell>
          <table:table-cell office:value-type="float" office:value="0.170855591999498" calcext:value-type="float">
            <text:p>0.170855591999498</text:p>
          </table:table-cell>
          <table:table-cell office:value-type="float" office:value="0.127298624999639" calcext:value-type="float">
            <text:p>0.127298624999639</text:p>
          </table:table-cell>
          <table:table-cell office:value-type="float" office:value="0.119019963000028" calcext:value-type="float">
            <text:p>0.119019963000028</text:p>
          </table:table-cell>
          <table:table-cell office:value-type="float" office:value="0.109720149999703" calcext:value-type="float">
            <text:p>0.109720149999703</text:p>
          </table:table-cell>
          <table:table-cell office:value-type="float" office:value="0.100868822999473" calcext:value-type="float">
            <text:p>0.100868822999473</text:p>
          </table:table-cell>
          <table:table-cell office:value-type="float" office:value="0.0945194329997321" calcext:value-type="float">
            <text:p>0.0945194329997321</text:p>
          </table:table-cell>
        </table:table-row>
        <table:table-row table:style-name="ro1">
          <table:table-cell office:value-type="float" office:value="0.322920033000628" calcext:value-type="float">
            <text:p>0.322920033000628</text:p>
          </table:table-cell>
          <table:table-cell office:value-type="float" office:value="0.23891862200071" calcext:value-type="float">
            <text:p>0.23891862200071</text:p>
          </table:table-cell>
          <table:table-cell office:value-type="float" office:value="0.251273469000807" calcext:value-type="float">
            <text:p>0.251273469000807</text:p>
          </table:table-cell>
          <table:table-cell office:value-type="float" office:value="0.219273100999999" calcext:value-type="float">
            <text:p>0.219273100999999</text:p>
          </table:table-cell>
          <table:table-cell office:value-type="float" office:value="0.245392191000064" calcext:value-type="float">
            <text:p>0.245392191000064</text:p>
          </table:table-cell>
          <table:table-cell office:value-type="float" office:value="0.157549827000366" calcext:value-type="float">
            <text:p>0.157549827000366</text:p>
          </table:table-cell>
          <table:table-cell table:number-columns-repeated="10"/>
          <table:table-cell office:value-type="float" office:value="0.226532567000504" calcext:value-type="float">
            <text:p>0.226532567000504</text:p>
          </table:table-cell>
          <table:table-cell office:value-type="float" office:value="0.232573299000251" calcext:value-type="float">
            <text:p>0.232573299000251</text:p>
          </table:table-cell>
          <table:table-cell office:value-type="float" office:value="0.13553431300079" calcext:value-type="float">
            <text:p>0.13553431300079</text:p>
          </table:table-cell>
          <table:table-cell office:value-type="float" office:value="0.122805297000014" calcext:value-type="float">
            <text:p>0.122805297000014</text:p>
          </table:table-cell>
          <table:table-cell office:value-type="float" office:value="0.111152251000021" calcext:value-type="float">
            <text:p>0.111152251000021</text:p>
          </table:table-cell>
          <table:table-cell office:value-type="float" office:value="0.101343070999974" calcext:value-type="float">
            <text:p>0.101343070999974</text:p>
          </table:table-cell>
          <table:table-cell office:value-type="float" office:value="0.0915913660001024" calcext:value-type="float">
            <text:p>0.0915913660001024</text:p>
          </table:table-cell>
        </table:table-row>
        <table:table-row table:style-name="ro1">
          <table:table-cell office:value-type="float" office:value="0.486380172000281" calcext:value-type="float">
            <text:p>0.486380172000281</text:p>
          </table:table-cell>
          <table:table-cell office:value-type="float" office:value="0.461189579000347" calcext:value-type="float">
            <text:p>0.461189579000347</text:p>
          </table:table-cell>
          <table:table-cell office:value-type="float" office:value="0.480827739000233" calcext:value-type="float">
            <text:p>0.480827739000233</text:p>
          </table:table-cell>
          <table:table-cell office:value-type="float" office:value="0.447413533000145" calcext:value-type="float">
            <text:p>0.447413533000145</text:p>
          </table:table-cell>
          <table:table-cell office:value-type="float" office:value="0.474583100000018" calcext:value-type="float">
            <text:p>0.474583100000018</text:p>
          </table:table-cell>
          <table:table-cell office:value-type="float" office:value="0.431674001999454" calcext:value-type="float">
            <text:p>0.431674001999454</text:p>
          </table:table-cell>
          <table:table-cell table:number-columns-repeated="10"/>
          <table:table-cell office:value-type="float" office:value="0.454940513000111" calcext:value-type="float">
            <text:p>0.454940513000111</text:p>
          </table:table-cell>
          <table:table-cell office:value-type="float" office:value="0.468204775999766" calcext:value-type="float">
            <text:p>0.468204775999766</text:p>
          </table:table-cell>
          <table:table-cell office:value-type="float" office:value="0.409988333000001" calcext:value-type="float">
            <text:p>0.409988333000001</text:p>
          </table:table-cell>
          <table:table-cell office:value-type="float" office:value="0.392447956000069" calcext:value-type="float">
            <text:p>0.392447956000069</text:p>
          </table:table-cell>
          <table:table-cell office:value-type="float" office:value="0.400613431000238" calcext:value-type="float">
            <text:p>0.400613431000238</text:p>
          </table:table-cell>
          <table:table-cell office:value-type="float" office:value="0.384069028999875" calcext:value-type="float">
            <text:p>0.384069028999875</text:p>
          </table:table-cell>
          <table:table-cell office:value-type="float" office:value="0.373820058000092" calcext:value-type="float">
            <text:p>0.373820058000092</text:p>
          </table:table-cell>
        </table:table-row>
        <table:table-row table:style-name="ro1">
          <table:table-cell office:value-type="float" office:value="0.321514901999763" calcext:value-type="float">
            <text:p>0.321514901999763</text:p>
          </table:table-cell>
          <table:table-cell office:value-type="float" office:value="0.294171114000164" calcext:value-type="float">
            <text:p>0.294171114000164</text:p>
          </table:table-cell>
          <table:table-cell office:value-type="float" office:value="0.310659253999802" calcext:value-type="float">
            <text:p>0.310659253999802</text:p>
          </table:table-cell>
          <table:table-cell office:value-type="float" office:value="0.260961555999529" calcext:value-type="float">
            <text:p>0.260961555999529</text:p>
          </table:table-cell>
          <table:table-cell office:value-type="float" office:value="0.301480742999956" calcext:value-type="float">
            <text:p>0.301480742999956</text:p>
          </table:table-cell>
          <table:table-cell office:value-type="float" office:value="0.233912591000262" calcext:value-type="float">
            <text:p>0.233912591000262</text:p>
          </table:table-cell>
          <table:table-cell table:number-columns-repeated="10"/>
          <table:table-cell office:value-type="float" office:value="0.271408861999589" calcext:value-type="float">
            <text:p>0.271408861999589</text:p>
          </table:table-cell>
          <table:table-cell office:value-type="float" office:value="0.281302839999626" calcext:value-type="float">
            <text:p>0.281302839999626</text:p>
          </table:table-cell>
          <table:table-cell office:value-type="float" office:value="0.240705307999633" calcext:value-type="float">
            <text:p>0.240705307999633</text:p>
          </table:table-cell>
          <table:table-cell office:value-type="float" office:value="0.225909505000345" calcext:value-type="float">
            <text:p>0.225909505000345</text:p>
          </table:table-cell>
          <table:table-cell office:value-type="float" office:value="0.213680638000369" calcext:value-type="float">
            <text:p>0.213680638000369</text:p>
          </table:table-cell>
          <table:table-cell office:value-type="float" office:value="0.206657116000315" calcext:value-type="float">
            <text:p>0.206657116000315</text:p>
          </table:table-cell>
          <table:table-cell office:value-type="float" office:value="0.200307705000341" calcext:value-type="float">
            <text:p>0.200307705000341</text:p>
          </table:table-cell>
        </table:table-row>
        <table:table-row table:style-name="ro1">
          <table:table-cell office:value-type="float" office:value="0.356161466000231" calcext:value-type="float">
            <text:p>0.356161466000231</text:p>
          </table:table-cell>
          <table:table-cell office:value-type="float" office:value="0.332284682000136" calcext:value-type="float">
            <text:p>0.332284682000136</text:p>
          </table:table-cell>
          <table:table-cell office:value-type="float" office:value="0.3475773199998" calcext:value-type="float">
            <text:p>0.3475773199998</text:p>
          </table:table-cell>
          <table:table-cell office:value-type="float" office:value="0.321669016000669" calcext:value-type="float">
            <text:p>0.321669016000669</text:p>
          </table:table-cell>
          <table:table-cell office:value-type="float" office:value="0.342338434000339" calcext:value-type="float">
            <text:p>0.342338434000339</text:p>
          </table:table-cell>
          <table:table-cell office:value-type="float" office:value="0.310920324000108" calcext:value-type="float">
            <text:p>0.310920324000108</text:p>
          </table:table-cell>
          <table:table-cell table:number-columns-repeated="10"/>
          <table:table-cell office:value-type="float" office:value="0.3272725730003" calcext:value-type="float">
            <text:p>0.3272725730003</text:p>
          </table:table-cell>
          <table:table-cell office:value-type="float" office:value="0.337264050000158" calcext:value-type="float">
            <text:p>0.337264050000158</text:p>
          </table:table-cell>
          <table:table-cell office:value-type="float" office:value="0.298728836000009" calcext:value-type="float">
            <text:p>0.298728836000009</text:p>
          </table:table-cell>
          <table:table-cell office:value-type="float" office:value="0.290777414999866" calcext:value-type="float">
            <text:p>0.290777414999866</text:p>
          </table:table-cell>
          <table:table-cell office:value-type="float" office:value="0.280998519000605" calcext:value-type="float">
            <text:p>0.280998519000605</text:p>
          </table:table-cell>
          <table:table-cell office:value-type="float" office:value="0.271694568000385" calcext:value-type="float">
            <text:p>0.271694568000385</text:p>
          </table:table-cell>
          <table:table-cell office:value-type="float" office:value="0.265995304000171" calcext:value-type="float">
            <text:p>0.265995304000171</text:p>
          </table:table-cell>
        </table:table-row>
        <table:table-row table:style-name="ro1">
          <table:table-cell office:value-type="float" office:value="0.191116539000177" calcext:value-type="float">
            <text:p>0.191116539000177</text:p>
          </table:table-cell>
          <table:table-cell office:value-type="float" office:value="0.16926278200026" calcext:value-type="float">
            <text:p>0.16926278200026</text:p>
          </table:table-cell>
          <table:table-cell office:value-type="float" office:value="0.181051579000268" calcext:value-type="float">
            <text:p>0.181051579000268</text:p>
          </table:table-cell>
          <table:table-cell office:value-type="float" office:value="0.149677284000063" calcext:value-type="float">
            <text:p>0.149677284000063</text:p>
          </table:table-cell>
          <table:table-cell office:value-type="float" office:value="0.174733875000129" calcext:value-type="float">
            <text:p>0.174733875000129</text:p>
          </table:table-cell>
          <table:table-cell office:value-type="float" office:value="0.125967695999861" calcext:value-type="float">
            <text:p>0.125967695999861</text:p>
          </table:table-cell>
          <table:table-cell table:number-columns-repeated="10"/>
          <table:table-cell office:value-type="float" office:value="0.156640717999835" calcext:value-type="float">
            <text:p>0.156640717999835</text:p>
          </table:table-cell>
          <table:table-cell office:value-type="float" office:value="0.163202732000173" calcext:value-type="float">
            <text:p>0.163202732000173</text:p>
          </table:table-cell>
          <table:table-cell office:value-type="float" office:value="0.116422554000565" calcext:value-type="float">
            <text:p>0.116422554000565</text:p>
          </table:table-cell>
          <table:table-cell office:value-type="float" office:value="0.106480059000205" calcext:value-type="float">
            <text:p>0.106480059000205</text:p>
          </table:table-cell>
          <table:table-cell office:value-type="float" office:value="0.0993563190004352" calcext:value-type="float">
            <text:p>0.0993563190004352</text:p>
          </table:table-cell>
          <table:table-cell office:value-type="float" office:value="0.0862159309999697" calcext:value-type="float">
            <text:p>0.0862159309999697</text:p>
          </table:table-cell>
          <table:table-cell office:value-type="float" office:value="0.0795358089999354" calcext:value-type="float">
            <text:p>0.0795358089999354</text:p>
          </table:table-cell>
        </table:table-row>
        <table:table-row table:style-name="ro1">
          <table:table-cell office:value-type="float" office:value="0.330122506999942" calcext:value-type="float">
            <text:p>0.330122506999942</text:p>
          </table:table-cell>
          <table:table-cell office:value-type="float" office:value="0.261806657000307" calcext:value-type="float">
            <text:p>0.261806657000307</text:p>
          </table:table-cell>
          <table:table-cell office:value-type="float" office:value="0.273269203000382" calcext:value-type="float">
            <text:p>0.273269203000382</text:p>
          </table:table-cell>
          <table:table-cell office:value-type="float" office:value="0.242447966999862" calcext:value-type="float">
            <text:p>0.242447966999862</text:p>
          </table:table-cell>
          <table:table-cell office:value-type="float" office:value="0.267220945999725" calcext:value-type="float">
            <text:p>0.267220945999725</text:p>
          </table:table-cell>
          <table:table-cell office:value-type="float" office:value="0.160436674999801" calcext:value-type="float">
            <text:p>0.160436674999801</text:p>
          </table:table-cell>
          <table:table-cell table:number-columns-repeated="10"/>
          <table:table-cell office:value-type="float" office:value="0.249622000000272" calcext:value-type="float">
            <text:p>0.249622000000272</text:p>
          </table:table-cell>
          <table:table-cell office:value-type="float" office:value="0.255831874999785" calcext:value-type="float">
            <text:p>0.255831874999785</text:p>
          </table:table-cell>
          <table:table-cell office:value-type="float" office:value="0.152265355000054" calcext:value-type="float">
            <text:p>0.152265355000054</text:p>
          </table:table-cell>
          <table:table-cell office:value-type="float" office:value="0.143292056999599" calcext:value-type="float">
            <text:p>0.143292056999599</text:p>
          </table:table-cell>
          <table:table-cell office:value-type="float" office:value="0.133716979000383" calcext:value-type="float">
            <text:p>0.133716979000383</text:p>
          </table:table-cell>
          <table:table-cell office:value-type="float" office:value="0.118942688999596" calcext:value-type="float">
            <text:p>0.118942688999596</text:p>
          </table:table-cell>
          <table:table-cell office:value-type="float" office:value="0.111210889000176" calcext:value-type="float">
            <text:p>0.111210889000176</text:p>
          </table:table-cell>
        </table:table-row>
        <table:table-row table:style-name="ro1">
          <table:table-cell office:value-type="float" office:value="0.192077194999911" calcext:value-type="float">
            <text:p>0.192077194999911</text:p>
          </table:table-cell>
          <table:table-cell office:value-type="float" office:value="0.172899797999889" calcext:value-type="float">
            <text:p>0.172899797999889</text:p>
          </table:table-cell>
          <table:table-cell office:value-type="float" office:value="0.185080659999585" calcext:value-type="float">
            <text:p>0.185080659999585</text:p>
          </table:table-cell>
          <table:table-cell office:value-type="float" office:value="0.15503433899994" calcext:value-type="float">
            <text:p>0.15503433899994</text:p>
          </table:table-cell>
          <table:table-cell office:value-type="float" office:value="0.179004259999601" calcext:value-type="float">
            <text:p>0.179004259999601</text:p>
          </table:table-cell>
          <table:table-cell office:value-type="float" office:value="0.136806180999884" calcext:value-type="float">
            <text:p>0.136806180999884</text:p>
          </table:table-cell>
          <table:table-cell table:number-columns-repeated="10"/>
          <table:table-cell office:value-type="float" office:value="0.161170859999402" calcext:value-type="float">
            <text:p>0.161170859999402</text:p>
          </table:table-cell>
          <table:table-cell office:value-type="float" office:value="0.166711281999596" calcext:value-type="float">
            <text:p>0.166711281999596</text:p>
          </table:table-cell>
          <table:table-cell office:value-type="float" office:value="0.127799660999699" calcext:value-type="float">
            <text:p>0.127799660999699</text:p>
          </table:table-cell>
          <table:table-cell office:value-type="float" office:value="0.118080557000212" calcext:value-type="float">
            <text:p>0.118080557000212</text:p>
          </table:table-cell>
          <table:table-cell office:value-type="float" office:value="0.110723226000118" calcext:value-type="float">
            <text:p>0.110723226000118</text:p>
          </table:table-cell>
          <table:table-cell office:value-type="float" office:value="0.0964433459994325" calcext:value-type="float">
            <text:p>0.0964433459994325</text:p>
          </table:table-cell>
          <table:table-cell office:value-type="float" office:value="0.0890781099997184" calcext:value-type="float">
            <text:p>0.0890781099997184</text:p>
          </table:table-cell>
        </table:table-row>
        <table:table-row table:style-name="ro1">
          <table:table-cell office:value-type="float" office:value="0.349200677999761" calcext:value-type="float">
            <text:p>0.349200677999761</text:p>
          </table:table-cell>
          <table:table-cell office:value-type="float" office:value="0.243330139999671" calcext:value-type="float">
            <text:p>0.243330139999671</text:p>
          </table:table-cell>
          <table:table-cell office:value-type="float" office:value="0.342233665999629" calcext:value-type="float">
            <text:p>0.342233665999629</text:p>
          </table:table-cell>
          <table:table-cell office:value-type="float" office:value="0.203852245000235" calcext:value-type="float">
            <text:p>0.203852245000235</text:p>
          </table:table-cell>
          <table:table-cell office:value-type="float" office:value="0.254944977999912" calcext:value-type="float">
            <text:p>0.254944977999912</text:p>
          </table:table-cell>
          <table:table-cell office:value-type="float" office:value="0.139235925999856" calcext:value-type="float">
            <text:p>0.139235925999856</text:p>
          </table:table-cell>
          <table:table-cell table:number-columns-repeated="10"/>
          <table:table-cell office:value-type="float" office:value="0.213727716999529" calcext:value-type="float">
            <text:p>0.213727716999529</text:p>
          </table:table-cell>
          <table:table-cell office:value-type="float" office:value="0.223184056999344" calcext:value-type="float">
            <text:p>0.223184056999344</text:p>
          </table:table-cell>
          <table:table-cell office:value-type="float" office:value="0.126841651000177" calcext:value-type="float">
            <text:p>0.126841651000177</text:p>
          </table:table-cell>
          <table:table-cell office:value-type="float" office:value="0.117347040999448" calcext:value-type="float">
            <text:p>0.117347040999448</text:p>
          </table:table-cell>
          <table:table-cell office:value-type="float" office:value="0.109533369000019" calcext:value-type="float">
            <text:p>0.109533369000019</text:p>
          </table:table-cell>
          <table:table-cell office:value-type="float" office:value="0.0956289810001181" calcext:value-type="float">
            <text:p>0.0956289810001181</text:p>
          </table:table-cell>
          <table:table-cell office:value-type="float" office:value="0.0871680259997447" calcext:value-type="float">
            <text:p>0.0871680259997447</text:p>
          </table:table-cell>
        </table:table-row>
        <table:table-row table:style-name="ro1">
          <table:table-cell office:value-type="float" office:value="0.534437756999978" calcext:value-type="float">
            <text:p>0.534437756999978</text:p>
          </table:table-cell>
          <table:table-cell office:value-type="float" office:value="0.493911325000227" calcext:value-type="float">
            <text:p>0.493911325000227</text:p>
          </table:table-cell>
          <table:table-cell office:value-type="float" office:value="0.526840593000088" calcext:value-type="float">
            <text:p>0.526840593000088</text:p>
          </table:table-cell>
          <table:table-cell office:value-type="float" office:value="0.469294059000276" calcext:value-type="float">
            <text:p>0.469294059000276</text:p>
          </table:table-cell>
          <table:table-cell office:value-type="float" office:value="0.519337984000231" calcext:value-type="float">
            <text:p>0.519337984000231</text:p>
          </table:table-cell>
          <table:table-cell office:value-type="float" office:value="0.418513996999536" calcext:value-type="float">
            <text:p>0.418513996999536</text:p>
          </table:table-cell>
          <table:table-cell table:number-columns-repeated="10"/>
          <table:table-cell office:value-type="float" office:value="0.484313252999527" calcext:value-type="float">
            <text:p>0.484313252999527</text:p>
          </table:table-cell>
          <table:table-cell office:value-type="float" office:value="0.508556890999898" calcext:value-type="float">
            <text:p>0.508556890999898</text:p>
          </table:table-cell>
          <table:table-cell office:value-type="float" office:value="0.427430331999858" calcext:value-type="float">
            <text:p>0.427430331999858</text:p>
          </table:table-cell>
          <table:table-cell office:value-type="float" office:value="0.402896669999791" calcext:value-type="float">
            <text:p>0.402896669999791</text:p>
          </table:table-cell>
          <table:table-cell office:value-type="float" office:value="0.391702015000192" calcext:value-type="float">
            <text:p>0.391702015000192</text:p>
          </table:table-cell>
          <table:table-cell office:value-type="float" office:value="0.378440913000304" calcext:value-type="float">
            <text:p>0.378440913000304</text:p>
          </table:table-cell>
          <table:table-cell office:value-type="float" office:value="0.369982882999466" calcext:value-type="float">
            <text:p>0.369982882999466</text:p>
          </table:table-cell>
        </table:table-row>
        <table:table-row table:style-name="ro1">
          <table:table-cell office:value-type="float" office:value="0.30192784800056" calcext:value-type="float">
            <text:p>0.30192784800056</text:p>
          </table:table-cell>
          <table:table-cell office:value-type="float" office:value="0.276906447000329" calcext:value-type="float">
            <text:p>0.276906447000329</text:p>
          </table:table-cell>
          <table:table-cell office:value-type="float" office:value="0.296019848000469" calcext:value-type="float">
            <text:p>0.296019848000469</text:p>
          </table:table-cell>
          <table:table-cell office:value-type="float" office:value="0.263933043000179" calcext:value-type="float">
            <text:p>0.263933043000179</text:p>
          </table:table-cell>
          <table:table-cell office:value-type="float" office:value="0.290263658000185" calcext:value-type="float">
            <text:p>0.290263658000185</text:p>
          </table:table-cell>
          <table:table-cell office:value-type="float" office:value="0.246748917999867" calcext:value-type="float">
            <text:p>0.246748917999867</text:p>
          </table:table-cell>
          <table:table-cell table:number-columns-repeated="10"/>
          <table:table-cell office:value-type="float" office:value="0.270699626000351" calcext:value-type="float">
            <text:p>0.270699626000351</text:p>
          </table:table-cell>
          <table:table-cell office:value-type="float" office:value="0.283318105000035" calcext:value-type="float">
            <text:p>0.283318105000035</text:p>
          </table:table-cell>
          <table:table-cell office:value-type="float" office:value="0.240251842000362" calcext:value-type="float">
            <text:p>0.240251842000362</text:p>
          </table:table-cell>
          <table:table-cell office:value-type="float" office:value="0.232557719000397" calcext:value-type="float">
            <text:p>0.232557719000397</text:p>
          </table:table-cell>
          <table:table-cell office:value-type="float" office:value="0.222099020999849" calcext:value-type="float">
            <text:p>0.222099020999849</text:p>
          </table:table-cell>
          <table:table-cell office:value-type="float" office:value="0.215652749000583" calcext:value-type="float">
            <text:p>0.215652749000583</text:p>
          </table:table-cell>
          <table:table-cell office:value-type="float" office:value="0.20933035500002" calcext:value-type="float">
            <text:p>0.20933035500002</text:p>
          </table:table-cell>
        </table:table-row>
        <table:table-row table:style-name="ro1">
          <table:table-cell office:value-type="float" office:value="0.370695852999233" calcext:value-type="float">
            <text:p>0.370695852999233</text:p>
          </table:table-cell>
          <table:table-cell office:value-type="float" office:value="0.353624392999336" calcext:value-type="float">
            <text:p>0.353624392999336</text:p>
          </table:table-cell>
          <table:table-cell office:value-type="float" office:value="0.364471889000015" calcext:value-type="float">
            <text:p>0.364471889000015</text:p>
          </table:table-cell>
          <table:table-cell office:value-type="float" office:value="0.336728737999692" calcext:value-type="float">
            <text:p>0.336728737999692</text:p>
          </table:table-cell>
          <table:table-cell office:value-type="float" office:value="0.35897984499934" calcext:value-type="float">
            <text:p>0.35897984499934</text:p>
          </table:table-cell>
          <table:table-cell office:value-type="float" office:value="0.313107335999121" calcext:value-type="float">
            <text:p>0.313107335999121</text:p>
          </table:table-cell>
          <table:table-cell table:number-columns-repeated="10"/>
          <table:table-cell office:value-type="float" office:value="0.342563392999182" calcext:value-type="float">
            <text:p>0.342563392999182</text:p>
          </table:table-cell>
          <table:table-cell office:value-type="float" office:value="0.348035471000003" calcext:value-type="float">
            <text:p>0.348035471000003</text:p>
          </table:table-cell>
          <table:table-cell office:value-type="float" office:value="0.319387631999234" calcext:value-type="float">
            <text:p>0.319387631999234</text:p>
          </table:table-cell>
          <table:table-cell office:value-type="float" office:value="0.297019129999171" calcext:value-type="float">
            <text:p>0.297019129999171</text:p>
          </table:table-cell>
          <table:table-cell office:value-type="float" office:value="0.305596750999939" calcext:value-type="float">
            <text:p>0.305596750999939</text:p>
          </table:table-cell>
          <table:table-cell office:value-type="float" office:value="0.286340576999464" calcext:value-type="float">
            <text:p>0.286340576999464</text:p>
          </table:table-cell>
          <table:table-cell office:value-type="float" office:value="0.280274074999397" calcext:value-type="float">
            <text:p>0.280274074999397</text:p>
          </table:table-cell>
        </table:table-row>
        <table:table-row table:style-name="ro1">
          <table:table-cell office:value-type="float" office:value="0.186782654000126" calcext:value-type="float">
            <text:p>0.186782654000126</text:p>
          </table:table-cell>
          <table:table-cell office:value-type="float" office:value="0.166629831999671" calcext:value-type="float">
            <text:p>0.166629831999671</text:p>
          </table:table-cell>
          <table:table-cell office:value-type="float" office:value="0.180694069999845" calcext:value-type="float">
            <text:p>0.180694069999845</text:p>
          </table:table-cell>
          <table:table-cell office:value-type="float" office:value="0.144856891000018" calcext:value-type="float">
            <text:p>0.144856891000018</text:p>
          </table:table-cell>
          <table:table-cell office:value-type="float" office:value="0.174255451000136" calcext:value-type="float">
            <text:p>0.174255451000136</text:p>
          </table:table-cell>
          <table:table-cell office:value-type="float" office:value="0.123387219000506" calcext:value-type="float">
            <text:p>0.123387219000506</text:p>
          </table:table-cell>
          <table:table-cell table:number-columns-repeated="10"/>
          <table:table-cell office:value-type="float" office:value="0.151899303999926" calcext:value-type="float">
            <text:p>0.151899303999926</text:p>
          </table:table-cell>
          <table:table-cell office:value-type="float" office:value="0.15934291800022" calcext:value-type="float">
            <text:p>0.15934291800022</text:p>
          </table:table-cell>
          <table:table-cell office:value-type="float" office:value="0.115019089999805" calcext:value-type="float">
            <text:p>0.115019089999805</text:p>
          </table:table-cell>
          <table:table-cell office:value-type="float" office:value="0.105616431999806" calcext:value-type="float">
            <text:p>0.105616431999806</text:p>
          </table:table-cell>
          <table:table-cell office:value-type="float" office:value="0.0975235209998573" calcext:value-type="float">
            <text:p>0.0975235209998573</text:p>
          </table:table-cell>
          <table:table-cell office:value-type="float" office:value="0.0875205150005058" calcext:value-type="float">
            <text:p>0.0875205150005058</text:p>
          </table:table-cell>
          <table:table-cell office:value-type="float" office:value="0.0808197930000461" calcext:value-type="float">
            <text:p>0.0808197930000461</text:p>
          </table:table-cell>
        </table:table-row>
        <table:table-row table:style-name="ro1">
          <table:table-cell office:value-type="float" office:value="0.335752371999661" calcext:value-type="float">
            <text:p>0.335752371999661</text:p>
          </table:table-cell>
          <table:table-cell office:value-type="float" office:value="0.315891940000256" calcext:value-type="float">
            <text:p>0.315891940000256</text:p>
          </table:table-cell>
          <table:table-cell office:value-type="float" office:value="0.329841826999655" calcext:value-type="float">
            <text:p>0.329841826999655</text:p>
          </table:table-cell>
          <table:table-cell office:value-type="float" office:value="0.238152441000238" calcext:value-type="float">
            <text:p>0.238152441000238</text:p>
          </table:table-cell>
          <table:table-cell office:value-type="float" office:value="0.323102041999846" calcext:value-type="float">
            <text:p>0.323102041999846</text:p>
          </table:table-cell>
          <table:table-cell office:value-type="float" office:value="0.168850478999957" calcext:value-type="float">
            <text:p>0.168850478999957</text:p>
          </table:table-cell>
          <table:table-cell table:number-columns-repeated="10"/>
          <table:table-cell office:value-type="float" office:value="0.244897585000217" calcext:value-type="float">
            <text:p>0.244897585000217</text:p>
          </table:table-cell>
          <table:table-cell office:value-type="float" office:value="0.251587087999724" calcext:value-type="float">
            <text:p>0.251587087999724</text:p>
          </table:table-cell>
          <table:table-cell office:value-type="float" office:value="0.159591255999658" calcext:value-type="float">
            <text:p>0.159591255999658</text:p>
          </table:table-cell>
          <table:table-cell office:value-type="float" office:value="0.151003150999713" calcext:value-type="float">
            <text:p>0.151003150999713</text:p>
          </table:table-cell>
          <table:table-cell office:value-type="float" office:value="0.142031557999871" calcext:value-type="float">
            <text:p>0.142031557999871</text:p>
          </table:table-cell>
          <table:table-cell office:value-type="float" office:value="0.132500663999963" calcext:value-type="float">
            <text:p>0.132500663999963</text:p>
          </table:table-cell>
          <table:table-cell office:value-type="float" office:value="0.121240327999658" calcext:value-type="float">
            <text:p>0.121240327999658</text:p>
          </table:table-cell>
        </table:table-row>
        <table:table-row table:style-name="ro1">
          <table:table-cell office:value-type="float" office:value="0.208439987999554" calcext:value-type="float">
            <text:p>0.208439987999554</text:p>
          </table:table-cell>
          <table:table-cell office:value-type="float" office:value="0.189440571999512" calcext:value-type="float">
            <text:p>0.189440571999512</text:p>
          </table:table-cell>
          <table:table-cell office:value-type="float" office:value="0.201936337999541" calcext:value-type="float">
            <text:p>0.201936337999541</text:p>
          </table:table-cell>
          <table:table-cell office:value-type="float" office:value="0.171164540999598" calcext:value-type="float">
            <text:p>0.171164540999598</text:p>
          </table:table-cell>
          <table:table-cell office:value-type="float" office:value="0.195985407999615" calcext:value-type="float">
            <text:p>0.195985407999615</text:p>
          </table:table-cell>
          <table:table-cell office:value-type="float" office:value="0.15169851399969" calcext:value-type="float">
            <text:p>0.15169851399969</text:p>
          </table:table-cell>
          <table:table-cell table:number-columns-repeated="10"/>
          <table:table-cell office:value-type="float" office:value="0.17753360200004" calcext:value-type="float">
            <text:p>0.17753360200004</text:p>
          </table:table-cell>
          <table:table-cell office:value-type="float" office:value="0.183616135000193" calcext:value-type="float">
            <text:p>0.183616135000193</text:p>
          </table:table-cell>
          <table:table-cell office:value-type="float" office:value="0.144645560999379" calcext:value-type="float">
            <text:p>0.144645560999379</text:p>
          </table:table-cell>
          <table:table-cell office:value-type="float" office:value="0.133858477000103" calcext:value-type="float">
            <text:p>0.133858477000103</text:p>
          </table:table-cell>
          <table:table-cell office:value-type="float" office:value="0.125016312999833" calcext:value-type="float">
            <text:p>0.125016312999833</text:p>
          </table:table-cell>
          <table:table-cell office:value-type="float" office:value="0.107834450000155" calcext:value-type="float">
            <text:p>0.107834450000155</text:p>
          </table:table-cell>
          <table:table-cell office:value-type="float" office:value="0.0994489679997059" calcext:value-type="float">
            <text:p>0.0994489679997059</text:p>
          </table:table-cell>
        </table:table-row>
        <table:table-row table:style-name="ro1">
          <table:table-cell office:value-type="float" office:value="0.28467040599935" calcext:value-type="float">
            <text:p>0.28467040599935</text:p>
          </table:table-cell>
          <table:table-cell office:value-type="float" office:value="0.260309427999346" calcext:value-type="float">
            <text:p>0.260309427999346</text:p>
          </table:table-cell>
          <table:table-cell office:value-type="float" office:value="0.275697139999465" calcext:value-type="float">
            <text:p>0.275697139999465</text:p>
          </table:table-cell>
          <table:table-cell office:value-type="float" office:value="0.168541866999476" calcext:value-type="float">
            <text:p>0.168541866999476</text:p>
          </table:table-cell>
          <table:table-cell office:value-type="float" office:value="0.268323313999645" calcext:value-type="float">
            <text:p>0.268323313999645</text:p>
          </table:table-cell>
          <table:table-cell office:value-type="float" office:value="0.155985468999461" calcext:value-type="float">
            <text:p>0.155985468999461</text:p>
          </table:table-cell>
          <table:table-cell table:number-columns-repeated="10"/>
          <table:table-cell office:value-type="float" office:value="0.175373031000163" calcext:value-type="float">
            <text:p>0.175373031000163</text:p>
          </table:table-cell>
          <table:table-cell office:value-type="float" office:value="0.252394133000053" calcext:value-type="float">
            <text:p>0.252394133000053</text:p>
          </table:table-cell>
          <table:table-cell office:value-type="float" office:value="0.13773981399936" calcext:value-type="float">
            <text:p>0.13773981399936</text:p>
          </table:table-cell>
          <table:table-cell office:value-type="float" office:value="0.128408666999349" calcext:value-type="float">
            <text:p>0.128408666999349</text:p>
          </table:table-cell>
          <table:table-cell office:value-type="float" office:value="0.117590666999604" calcext:value-type="float">
            <text:p>0.117590666999604</text:p>
          </table:table-cell>
          <table:table-cell office:value-type="float" office:value="0.104782014000193" calcext:value-type="float">
            <text:p>0.104782014000193</text:p>
          </table:table-cell>
          <table:table-cell office:value-type="float" office:value="0.0962290829993435" calcext:value-type="float">
            <text:p>0.0962290829993435</text:p>
          </table:table-cell>
        </table:table-row>
        <table:table-row table:style-name="ro1">
          <table:table-cell office:value-type="float" office:value="0.514483617000224" calcext:value-type="float">
            <text:p>0.514483617000224</text:p>
          </table:table-cell>
          <table:table-cell office:value-type="float" office:value="0.491277357000399" calcext:value-type="float">
            <text:p>0.491277357000399</text:p>
          </table:table-cell>
          <table:table-cell office:value-type="float" office:value="0.507270697999957" calcext:value-type="float">
            <text:p>0.507270697999957</text:p>
          </table:table-cell>
          <table:table-cell office:value-type="float" office:value="0.461159033000513" calcext:value-type="float">
            <text:p>0.461159033000513</text:p>
          </table:table-cell>
          <table:table-cell office:value-type="float" office:value="0.499344923000535" calcext:value-type="float">
            <text:p>0.499344923000535</text:p>
          </table:table-cell>
          <table:table-cell office:value-type="float" office:value="0.422041312000147" calcext:value-type="float">
            <text:p>0.422041312000147</text:p>
          </table:table-cell>
          <table:table-cell table:number-columns-repeated="10"/>
          <table:table-cell office:value-type="float" office:value="0.473049082000216" calcext:value-type="float">
            <text:p>0.473049082000216</text:p>
          </table:table-cell>
          <table:table-cell office:value-type="float" office:value="0.483277225000165" calcext:value-type="float">
            <text:p>0.483277225000165</text:p>
          </table:table-cell>
          <table:table-cell office:value-type="float" office:value="0.444396061000589" calcext:value-type="float">
            <text:p>0.444396061000589</text:p>
          </table:table-cell>
          <table:table-cell office:value-type="float" office:value="0.413153471999976" calcext:value-type="float">
            <text:p>0.413153471999976</text:p>
          </table:table-cell>
          <table:table-cell office:value-type="float" office:value="0.401955399000144" calcext:value-type="float">
            <text:p>0.401955399000144</text:p>
          </table:table-cell>
          <table:table-cell office:value-type="float" office:value="0.38715078200039" calcext:value-type="float">
            <text:p>0.38715078200039</text:p>
          </table:table-cell>
          <table:table-cell office:value-type="float" office:value="0.37301552900044" calcext:value-type="float">
            <text:p>0.37301552900044</text:p>
          </table:table-cell>
        </table:table-row>
        <table:table-row table:style-name="ro1">
          <table:table-cell office:value-type="float" office:value="0.313059328999771" calcext:value-type="float">
            <text:p>0.313059328999771</text:p>
          </table:table-cell>
          <table:table-cell office:value-type="float" office:value="0.294787142999667" calcext:value-type="float">
            <text:p>0.294787142999667</text:p>
          </table:table-cell>
          <table:table-cell office:value-type="float" office:value="0.306527466999796" calcext:value-type="float">
            <text:p>0.306527466999796</text:p>
          </table:table-cell>
          <table:table-cell office:value-type="float" office:value="0.27685209899937" calcext:value-type="float">
            <text:p>0.27685209899937</text:p>
          </table:table-cell>
          <table:table-cell office:value-type="float" office:value="0.300706735999483" calcext:value-type="float">
            <text:p>0.300706735999483</text:p>
          </table:table-cell>
          <table:table-cell office:value-type="float" office:value="0.257965519999743" calcext:value-type="float">
            <text:p>0.257965519999743</text:p>
          </table:table-cell>
          <table:table-cell table:number-columns-repeated="10"/>
          <table:table-cell office:value-type="float" office:value="0.283045207000214" calcext:value-type="float">
            <text:p>0.283045207000214</text:p>
          </table:table-cell>
          <table:table-cell office:value-type="float" office:value="0.288810875999843" calcext:value-type="float">
            <text:p>0.288810875999843</text:p>
          </table:table-cell>
          <table:table-cell office:value-type="float" office:value="0.250891206000233" calcext:value-type="float">
            <text:p>0.250891206000233</text:p>
          </table:table-cell>
          <table:table-cell office:value-type="float" office:value="0.242563369999516" calcext:value-type="float">
            <text:p>0.242563369999516</text:p>
          </table:table-cell>
          <table:table-cell office:value-type="float" office:value="0.230851057999644" calcext:value-type="float">
            <text:p>0.230851057999644</text:p>
          </table:table-cell>
          <table:table-cell office:value-type="float" office:value="0.221575432999998" calcext:value-type="float">
            <text:p>0.221575432999998</text:p>
          </table:table-cell>
          <table:table-cell office:value-type="float" office:value="0.208775733999573" calcext:value-type="float">
            <text:p>0.208775733999573</text:p>
          </table:table-cell>
        </table:table-row>
        <table:table-row table:style-name="ro1">
          <table:table-cell office:value-type="float" office:value="0.373176787000375" calcext:value-type="float">
            <text:p>0.373176787000375</text:p>
          </table:table-cell>
          <table:table-cell office:value-type="float" office:value="0.349168343999736" calcext:value-type="float">
            <text:p>0.349168343999736</text:p>
          </table:table-cell>
          <table:table-cell office:value-type="float" office:value="0.367052997000428" calcext:value-type="float">
            <text:p>0.367052997000428</text:p>
          </table:table-cell>
          <table:table-cell office:value-type="float" office:value="0.336190797000199" calcext:value-type="float">
            <text:p>0.336190797000199</text:p>
          </table:table-cell>
          <table:table-cell office:value-type="float" office:value="0.361094521999803" calcext:value-type="float">
            <text:p>0.361094521999803</text:p>
          </table:table-cell>
          <table:table-cell office:value-type="float" office:value="0.310122693000267" calcext:value-type="float">
            <text:p>0.310122693000267</text:p>
          </table:table-cell>
          <table:table-cell table:number-columns-repeated="10"/>
          <table:table-cell office:value-type="float" office:value="0.343024556999808" calcext:value-type="float">
            <text:p>0.343024556999808</text:p>
          </table:table-cell>
          <table:table-cell office:value-type="float" office:value="0.355204352999863" calcext:value-type="float">
            <text:p>0.355204352999863</text:p>
          </table:table-cell>
          <table:table-cell office:value-type="float" office:value="0.316830730999754" calcext:value-type="float">
            <text:p>0.316830730999754</text:p>
          </table:table-cell>
          <table:table-cell office:value-type="float" office:value="0.293725284000175" calcext:value-type="float">
            <text:p>0.293725284000175</text:p>
          </table:table-cell>
          <table:table-cell office:value-type="float" office:value="0.301851860999705" calcext:value-type="float">
            <text:p>0.301851860999705</text:p>
          </table:table-cell>
          <table:table-cell office:value-type="float" office:value="0.28107595199981" calcext:value-type="float">
            <text:p>0.28107595199981</text:p>
          </table:table-cell>
          <table:table-cell office:value-type="float" office:value="0.273294784000427" calcext:value-type="float">
            <text:p>0.273294784000427</text:p>
          </table:table-cell>
        </table:table-row>
        <table:table-row table:style-name="ro1">
          <table:table-cell office:value-type="float" office:value="0.190141245000632" calcext:value-type="float">
            <text:p>0.190141245000632</text:p>
          </table:table-cell>
          <table:table-cell office:value-type="float" office:value="0.169635052000558" calcext:value-type="float">
            <text:p>0.169635052000558</text:p>
          </table:table-cell>
          <table:table-cell office:value-type="float" office:value="0.182697587000803" calcext:value-type="float">
            <text:p>0.182697587000803</text:p>
          </table:table-cell>
          <table:table-cell office:value-type="float" office:value="0.146066966000035" calcext:value-type="float">
            <text:p>0.146066966000035</text:p>
          </table:table-cell>
          <table:table-cell office:value-type="float" office:value="0.17581954400066" calcext:value-type="float">
            <text:p>0.17581954400066</text:p>
          </table:table-cell>
          <table:table-cell office:value-type="float" office:value="0.12446704300055" calcext:value-type="float">
            <text:p>0.12446704300055</text:p>
          </table:table-cell>
          <table:table-cell table:number-columns-repeated="10"/>
          <table:table-cell office:value-type="float" office:value="0.154799393000758" calcext:value-type="float">
            <text:p>0.154799393000758</text:p>
          </table:table-cell>
          <table:table-cell office:value-type="float" office:value="0.163206861000617" calcext:value-type="float">
            <text:p>0.163206861000617</text:p>
          </table:table-cell>
          <table:table-cell office:value-type="float" office:value="0.116110400000252" calcext:value-type="float">
            <text:p>0.116110400000252</text:p>
          </table:table-cell>
          <table:table-cell office:value-type="float" office:value="0.10576026400031" calcext:value-type="float">
            <text:p>0.10576026400031</text:p>
          </table:table-cell>
          <table:table-cell office:value-type="float" office:value="0.0981428760005656" calcext:value-type="float">
            <text:p>0.0981428760005656</text:p>
          </table:table-cell>
          <table:table-cell office:value-type="float" office:value="0.0861847810001564" calcext:value-type="float">
            <text:p>0.0861847810001564</text:p>
          </table:table-cell>
          <table:table-cell office:value-type="float" office:value="0.0787545990006038" calcext:value-type="float">
            <text:p>0.0787545990006038</text:p>
          </table:table-cell>
        </table:table-row>
        <table:table-row table:style-name="ro1">
          <table:table-cell office:value-type="float" office:value="0.29781729699971" calcext:value-type="float">
            <text:p>0.29781729699971</text:p>
          </table:table-cell>
          <table:table-cell office:value-type="float" office:value="0.270243842999662" calcext:value-type="float">
            <text:p>0.270243842999662</text:p>
          </table:table-cell>
          <table:table-cell office:value-type="float" office:value="0.290040113999567" calcext:value-type="float">
            <text:p>0.290040113999567</text:p>
          </table:table-cell>
          <table:table-cell office:value-type="float" office:value="0.180680241000118" calcext:value-type="float">
            <text:p>0.180680241000118</text:p>
          </table:table-cell>
          <table:table-cell office:value-type="float" office:value="0.278892235000058" calcext:value-type="float">
            <text:p>0.278892235000058</text:p>
          </table:table-cell>
          <table:table-cell office:value-type="float" office:value="0.159559162999358" calcext:value-type="float">
            <text:p>0.159559162999358</text:p>
          </table:table-cell>
          <table:table-cell table:number-columns-repeated="10"/>
          <table:table-cell office:value-type="float" office:value="0.187897690999307" calcext:value-type="float">
            <text:p>0.187897690999307</text:p>
          </table:table-cell>
          <table:table-cell office:value-type="float" office:value="0.261638309999398" calcext:value-type="float">
            <text:p>0.261638309999398</text:p>
          </table:table-cell>
          <table:table-cell office:value-type="float" office:value="0.138559519999944" calcext:value-type="float">
            <text:p>0.138559519999944</text:p>
          </table:table-cell>
          <table:table-cell office:value-type="float" office:value="0.127264759999889" calcext:value-type="float">
            <text:p>0.127264759999889</text:p>
          </table:table-cell>
          <table:table-cell office:value-type="float" office:value="0.115864805999991" calcext:value-type="float">
            <text:p>0.115864805999991</text:p>
          </table:table-cell>
          <table:table-cell office:value-type="float" office:value="0.108572428000116" calcext:value-type="float">
            <text:p>0.108572428000116</text:p>
          </table:table-cell>
          <table:table-cell office:value-type="float" office:value="0.100774425999589" calcext:value-type="float">
            <text:p>0.100774425999589</text:p>
          </table:table-cell>
        </table:table-row>
        <table:table-row table:style-name="ro1">
          <table:table-cell office:value-type="float" office:value="0.222618198000418" calcext:value-type="float">
            <text:p>0.222618198000418</text:p>
          </table:table-cell>
          <table:table-cell office:value-type="float" office:value="0.203487204000339" calcext:value-type="float">
            <text:p>0.203487204000339</text:p>
          </table:table-cell>
          <table:table-cell office:value-type="float" office:value="0.216457919999812" calcext:value-type="float">
            <text:p>0.216457919999812</text:p>
          </table:table-cell>
          <table:table-cell office:value-type="float" office:value="0.183299839000028" calcext:value-type="float">
            <text:p>0.183299839000028</text:p>
          </table:table-cell>
          <table:table-cell office:value-type="float" office:value="0.20978545700018" calcext:value-type="float">
            <text:p>0.20978545700018</text:p>
          </table:table-cell>
          <table:table-cell office:value-type="float" office:value="0.152784758000053" calcext:value-type="float">
            <text:p>0.152784758000053</text:p>
          </table:table-cell>
          <table:table-cell table:number-columns-repeated="10"/>
          <table:table-cell office:value-type="float" office:value="0.190861635000147" calcext:value-type="float">
            <text:p>0.190861635000147</text:p>
          </table:table-cell>
          <table:table-cell office:value-type="float" office:value="0.197238112000377" calcext:value-type="float">
            <text:p>0.197238112000377</text:p>
          </table:table-cell>
          <table:table-cell office:value-type="float" office:value="0.141181908000362" calcext:value-type="float">
            <text:p>0.141181908000362</text:p>
          </table:table-cell>
          <table:table-cell office:value-type="float" office:value="0.127911788999882" calcext:value-type="float">
            <text:p>0.127911788999882</text:p>
          </table:table-cell>
          <table:table-cell office:value-type="float" office:value="0.115719991000333" calcext:value-type="float">
            <text:p>0.115719991000333</text:p>
          </table:table-cell>
          <table:table-cell office:value-type="float" office:value="0.103445630999886" calcext:value-type="float">
            <text:p>0.103445630999886</text:p>
          </table:table-cell>
          <table:table-cell office:value-type="float" office:value="0.0963800609997634" calcext:value-type="float">
            <text:p>0.0963800609997634</text:p>
          </table:table-cell>
        </table:table-row>
        <table:table-row table:style-name="ro1">
          <table:table-cell office:value-type="float" office:value="0.341728299999886" calcext:value-type="float">
            <text:p>0.341728299999886</text:p>
          </table:table-cell>
          <table:table-cell office:value-type="float" office:value="0.312443482000162" calcext:value-type="float">
            <text:p>0.312443482000162</text:p>
          </table:table-cell>
          <table:table-cell office:value-type="float" office:value="0.330420706000041" calcext:value-type="float">
            <text:p>0.330420706000041</text:p>
          </table:table-cell>
          <table:table-cell office:value-type="float" office:value="0.219158367999626" calcext:value-type="float">
            <text:p>0.219158367999626</text:p>
          </table:table-cell>
          <table:table-cell office:value-type="float" office:value="0.321472357999482" calcext:value-type="float">
            <text:p>0.321472357999482</text:p>
          </table:table-cell>
          <table:table-cell office:value-type="float" office:value="0.201713628000107" calcext:value-type="float">
            <text:p>0.201713628000107</text:p>
          </table:table-cell>
          <table:table-cell table:number-columns-repeated="10"/>
          <table:table-cell office:value-type="float" office:value="0.233868716999496" calcext:value-type="float">
            <text:p>0.233868716999496</text:p>
          </table:table-cell>
          <table:table-cell office:value-type="float" office:value="0.227115674999368" calcext:value-type="float">
            <text:p>0.227115674999368</text:p>
          </table:table-cell>
          <table:table-cell office:value-type="float" office:value="0.130683387999852" calcext:value-type="float">
            <text:p>0.130683387999852</text:p>
          </table:table-cell>
          <table:table-cell office:value-type="float" office:value="0.119558931000029" calcext:value-type="float">
            <text:p>0.119558931000029</text:p>
          </table:table-cell>
          <table:table-cell office:value-type="float" office:value="0.107302974999584" calcext:value-type="float">
            <text:p>0.107302974999584</text:p>
          </table:table-cell>
          <table:table-cell office:value-type="float" office:value="0.0995555059998878" calcext:value-type="float">
            <text:p>0.0995555059998878</text:p>
          </table:table-cell>
          <table:table-cell office:value-type="float" office:value="0.0918530099997952" calcext:value-type="float">
            <text:p>0.0918530099997952</text:p>
          </table:table-cell>
        </table:table-row>
        <table:table-row table:style-name="ro1">
          <table:table-cell office:value-type="float" office:value="0.549481319000734" calcext:value-type="float">
            <text:p>0.549481319000734</text:p>
          </table:table-cell>
          <table:table-cell office:value-type="float" office:value="0.471259268000722" calcext:value-type="float">
            <text:p>0.471259268000722</text:p>
          </table:table-cell>
          <table:table-cell office:value-type="float" office:value="0.488545286000772" calcext:value-type="float">
            <text:p>0.488545286000772</text:p>
          </table:table-cell>
          <table:table-cell office:value-type="float" office:value="0.44462871900032" calcext:value-type="float">
            <text:p>0.44462871900032</text:p>
          </table:table-cell>
          <table:table-cell office:value-type="float" office:value="0.480064081000819" calcext:value-type="float">
            <text:p>0.480064081000819</text:p>
          </table:table-cell>
          <table:table-cell office:value-type="float" office:value="0.406415727999956" calcext:value-type="float">
            <text:p>0.406415727999956</text:p>
          </table:table-cell>
          <table:table-cell table:number-columns-repeated="10"/>
          <table:table-cell office:value-type="float" office:value="0.45388568800081" calcext:value-type="float">
            <text:p>0.45388568800081</text:p>
          </table:table-cell>
          <table:table-cell office:value-type="float" office:value="0.462092325999947" calcext:value-type="float">
            <text:p>0.462092325999947</text:p>
          </table:table-cell>
          <table:table-cell office:value-type="float" office:value="0.416070821000176" calcext:value-type="float">
            <text:p>0.416070821000176</text:p>
          </table:table-cell>
          <table:table-cell office:value-type="float" office:value="0.38814401900072" calcext:value-type="float">
            <text:p>0.38814401900072</text:p>
          </table:table-cell>
          <table:table-cell office:value-type="float" office:value="0.396542411000155" calcext:value-type="float">
            <text:p>0.396542411000155</text:p>
          </table:table-cell>
          <table:table-cell office:value-type="float" office:value="0.381567171000825" calcext:value-type="float">
            <text:p>0.381567171000825</text:p>
          </table:table-cell>
          <table:table-cell office:value-type="float" office:value="0.374110638000275" calcext:value-type="float">
            <text:p>0.374110638000275</text:p>
          </table:table-cell>
        </table:table-row>
        <table:table-row table:style-name="ro1">
          <table:table-cell office:value-type="float" office:value="0.332065036000131" calcext:value-type="float">
            <text:p>0.332065036000131</text:p>
          </table:table-cell>
          <table:table-cell office:value-type="float" office:value="0.303703130000031" calcext:value-type="float">
            <text:p>0.303703130000031</text:p>
          </table:table-cell>
          <table:table-cell office:value-type="float" office:value="0.322463401000277" calcext:value-type="float">
            <text:p>0.322463401000277</text:p>
          </table:table-cell>
          <table:table-cell office:value-type="float" office:value="0.282469139000568" calcext:value-type="float">
            <text:p>0.282469139000568</text:p>
          </table:table-cell>
          <table:table-cell office:value-type="float" office:value="0.312932708000517" calcext:value-type="float">
            <text:p>0.312932708000517</text:p>
          </table:table-cell>
          <table:table-cell office:value-type="float" office:value="0.261306050000712" calcext:value-type="float">
            <text:p>0.261306050000712</text:p>
          </table:table-cell>
          <table:table-cell table:number-columns-repeated="10"/>
          <table:table-cell office:value-type="float" office:value="0.289128830000664" calcext:value-type="float">
            <text:p>0.289128830000664</text:p>
          </table:table-cell>
          <table:table-cell office:value-type="float" office:value="0.295358266000221" calcext:value-type="float">
            <text:p>0.295358266000221</text:p>
          </table:table-cell>
          <table:table-cell office:value-type="float" office:value="0.253536028000781" calcext:value-type="float">
            <text:p>0.253536028000781</text:p>
          </table:table-cell>
          <table:table-cell office:value-type="float" office:value="0.241895196000769" calcext:value-type="float">
            <text:p>0.241895196000769</text:p>
          </table:table-cell>
          <table:table-cell office:value-type="float" office:value="0.231791363999946" calcext:value-type="float">
            <text:p>0.231791363999946</text:p>
          </table:table-cell>
          <table:table-cell office:value-type="float" office:value="0.225292891000208" calcext:value-type="float">
            <text:p>0.225292891000208</text:p>
          </table:table-cell>
          <table:table-cell office:value-type="float" office:value="0.218264469000133" calcext:value-type="float">
            <text:p>0.218264469000133</text:p>
          </table:table-cell>
        </table:table-row>
        <table:table-row table:style-name="ro1">
          <table:table-cell office:value-type="float" office:value="0.395640990000174" calcext:value-type="float">
            <text:p>0.395640990000174</text:p>
          </table:table-cell>
          <table:table-cell office:value-type="float" office:value="0.376595861000169" calcext:value-type="float">
            <text:p>0.376595861000169</text:p>
          </table:table-cell>
          <table:table-cell office:value-type="float" office:value="0.389308443000118" calcext:value-type="float">
            <text:p>0.389308443000118</text:p>
          </table:table-cell>
          <table:table-cell office:value-type="float" office:value="0.355769680999401" calcext:value-type="float">
            <text:p>0.355769680999401</text:p>
          </table:table-cell>
          <table:table-cell office:value-type="float" office:value="0.382985573999576" calcext:value-type="float">
            <text:p>0.382985573999576</text:p>
          </table:table-cell>
          <table:table-cell office:value-type="float" office:value="0.343618916999731" calcext:value-type="float">
            <text:p>0.343618916999731</text:p>
          </table:table-cell>
          <table:table-cell table:number-columns-repeated="10"/>
          <table:table-cell office:value-type="float" office:value="0.362148463999802" calcext:value-type="float">
            <text:p>0.362148463999802</text:p>
          </table:table-cell>
          <table:table-cell office:value-type="float" office:value="0.369135700999323" calcext:value-type="float">
            <text:p>0.369135700999323</text:p>
          </table:table-cell>
          <table:table-cell office:value-type="float" office:value="0.337560054999813" calcext:value-type="float">
            <text:p>0.337560054999813</text:p>
          </table:table-cell>
          <table:table-cell office:value-type="float" office:value="0.314756834000036" calcext:value-type="float">
            <text:p>0.314756834000036</text:p>
          </table:table-cell>
          <table:table-cell office:value-type="float" office:value="0.323143384999639" calcext:value-type="float">
            <text:p>0.323143384999639</text:p>
          </table:table-cell>
          <table:table-cell office:value-type="float" office:value="0.304126938000081" calcext:value-type="float">
            <text:p>0.304126938000081</text:p>
          </table:table-cell>
          <table:table-cell office:value-type="float" office:value="0.29346962299951" calcext:value-type="float">
            <text:p>0.29346962299951</text:p>
          </table:table-cell>
        </table:table-row>
        <table:table-row table:style-name="ro1">
          <table:table-cell office:value-type="float" office:value="0.21584249100033" calcext:value-type="float">
            <text:p>0.21584249100033</text:p>
          </table:table-cell>
          <table:table-cell office:value-type="float" office:value="0.182755803999498" calcext:value-type="float">
            <text:p>0.182755803999498</text:p>
          </table:table-cell>
          <table:table-cell office:value-type="float" office:value="0.204722733999915" calcext:value-type="float">
            <text:p>0.204722733999915</text:p>
          </table:table-cell>
          <table:table-cell office:value-type="float" office:value="0.155312480999783" calcext:value-type="float">
            <text:p>0.155312480999783</text:p>
          </table:table-cell>
          <table:table-cell office:value-type="float" office:value="0.193703762999576" calcext:value-type="float">
            <text:p>0.193703762999576</text:p>
          </table:table-cell>
          <table:table-cell office:value-type="float" office:value="0.127978999999868" calcext:value-type="float">
            <text:p>0.127978999999868</text:p>
          </table:table-cell>
          <table:table-cell table:number-columns-repeated="10"/>
          <table:table-cell office:value-type="float" office:value="0.164838431000135" calcext:value-type="float">
            <text:p>0.164838431000135</text:p>
          </table:table-cell>
          <table:table-cell office:value-type="float" office:value="0.172016501000144" calcext:value-type="float">
            <text:p>0.172016501000144</text:p>
          </table:table-cell>
          <table:table-cell office:value-type="float" office:value="0.119098393000058" calcext:value-type="float">
            <text:p>0.119098393000058</text:p>
          </table:table-cell>
          <table:table-cell office:value-type="float" office:value="0.107920939999531" calcext:value-type="float">
            <text:p>0.107920939999531</text:p>
          </table:table-cell>
          <table:table-cell office:value-type="float" office:value="0.099441434000255" calcext:value-type="float">
            <text:p>0.099441434000255</text:p>
          </table:table-cell>
          <table:table-cell office:value-type="float" office:value="0.0873835729998973" calcext:value-type="float">
            <text:p>0.0873835729998973</text:p>
          </table:table-cell>
          <table:table-cell office:value-type="float" office:value="0.0798604649999106" calcext:value-type="float">
            <text:p>0.0798604649999106</text:p>
          </table:table-cell>
        </table:table-row>
        <table:table-row table:style-name="ro1">
          <table:table-cell office:value-type="float" office:value="0.33434240600036" calcext:value-type="float">
            <text:p>0.33434240600036</text:p>
          </table:table-cell>
          <table:table-cell office:value-type="float" office:value="0.313115435000327" calcext:value-type="float">
            <text:p>0.313115435000327</text:p>
          </table:table-cell>
          <table:table-cell office:value-type="float" office:value="0.327632131000428" calcext:value-type="float">
            <text:p>0.327632131000428</text:p>
          </table:table-cell>
          <table:table-cell office:value-type="float" office:value="0.196767295999962" calcext:value-type="float">
            <text:p>0.196767295999962</text:p>
          </table:table-cell>
          <table:table-cell office:value-type="float" office:value="0.320683636000467" calcext:value-type="float">
            <text:p>0.320683636000467</text:p>
          </table:table-cell>
          <table:table-cell office:value-type="float" office:value="0.139432173000387" calcext:value-type="float">
            <text:p>0.139432173000387</text:p>
          </table:table-cell>
          <table:table-cell table:number-columns-repeated="10"/>
          <table:table-cell office:value-type="float" office:value="0.209123137999995" calcext:value-type="float">
            <text:p>0.209123137999995</text:p>
          </table:table-cell>
          <table:table-cell office:value-type="float" office:value="0.305046477999895" calcext:value-type="float">
            <text:p>0.305046477999895</text:p>
          </table:table-cell>
          <table:table-cell office:value-type="float" office:value="0.130362757000512" calcext:value-type="float">
            <text:p>0.130362757000512</text:p>
          </table:table-cell>
          <table:table-cell office:value-type="float" office:value="0.120395851000467" calcext:value-type="float">
            <text:p>0.120395851000467</text:p>
          </table:table-cell>
          <table:table-cell office:value-type="float" office:value="0.112745968999661" calcext:value-type="float">
            <text:p>0.112745968999661</text:p>
          </table:table-cell>
          <table:table-cell office:value-type="float" office:value="0.101342527999805" calcext:value-type="float">
            <text:p>0.101342527999805</text:p>
          </table:table-cell>
          <table:table-cell office:value-type="float" office:value="0.0923120639999979" calcext:value-type="float">
            <text:p>0.0923120639999979</text:p>
          </table:table-cell>
        </table:table-row>
        <table:table-row table:style-name="ro1">
          <table:table-cell office:value-type="float" office:value="0.308014265000565" calcext:value-type="float">
            <text:p>0.308014265000565</text:p>
          </table:table-cell>
          <table:table-cell office:value-type="float" office:value="0.195228711000709" calcext:value-type="float">
            <text:p>0.195228711000709</text:p>
          </table:table-cell>
          <table:table-cell office:value-type="float" office:value="0.300077842000064" calcext:value-type="float">
            <text:p>0.300077842000064</text:p>
          </table:table-cell>
          <table:table-cell office:value-type="float" office:value="0.153340380000373" calcext:value-type="float">
            <text:p>0.153340380000373</text:p>
          </table:table-cell>
          <table:table-cell office:value-type="float" office:value="0.203648227000485" calcext:value-type="float">
            <text:p>0.203648227000485</text:p>
          </table:table-cell>
          <table:table-cell office:value-type="float" office:value="0.133238095000706" calcext:value-type="float">
            <text:p>0.133238095000706</text:p>
          </table:table-cell>
          <table:table-cell table:number-columns-repeated="10"/>
          <table:table-cell office:value-type="float" office:value="0.176311307000105" calcext:value-type="float">
            <text:p>0.176311307000105</text:p>
          </table:table-cell>
          <table:table-cell office:value-type="float" office:value="0.186450842999875" calcext:value-type="float">
            <text:p>0.186450842999875</text:p>
          </table:table-cell>
          <table:table-cell office:value-type="float" office:value="0.125268081000286" calcext:value-type="float">
            <text:p>0.125268081000286</text:p>
          </table:table-cell>
          <table:table-cell office:value-type="float" office:value="0.115426566000679" calcext:value-type="float">
            <text:p>0.115426566000679</text:p>
          </table:table-cell>
          <table:table-cell office:value-type="float" office:value="0.107450069000151" calcext:value-type="float">
            <text:p>0.107450069000151</text:p>
          </table:table-cell>
          <table:table-cell office:value-type="float" office:value="0.097979561000102" calcext:value-type="float">
            <text:p>0.097979561000102</text:p>
          </table:table-cell>
          <table:table-cell office:value-type="float" office:value="0.0887753340002746" calcext:value-type="float">
            <text:p>0.0887753340002746</text:p>
          </table:table-cell>
        </table:table-row>
        <table:table-row table:style-name="ro1">
          <table:table-cell office:value-type="float" office:value="0.348389800000405" calcext:value-type="float">
            <text:p>0.348389800000405</text:p>
          </table:table-cell>
          <table:table-cell office:value-type="float" office:value="0.245650940000814" calcext:value-type="float">
            <text:p>0.245650940000814</text:p>
          </table:table-cell>
          <table:table-cell office:value-type="float" office:value="0.341416187000505" calcext:value-type="float">
            <text:p>0.341416187000505</text:p>
          </table:table-cell>
          <table:table-cell office:value-type="float" office:value="0.218026078000548" calcext:value-type="float">
            <text:p>0.218026078000548</text:p>
          </table:table-cell>
          <table:table-cell office:value-type="float" office:value="0.333010205999926" calcext:value-type="float">
            <text:p>0.333010205999926</text:p>
          </table:table-cell>
          <table:table-cell office:value-type="float" office:value="0.142811384000197" calcext:value-type="float">
            <text:p>0.142811384000197</text:p>
          </table:table-cell>
          <table:table-cell table:number-columns-repeated="10"/>
          <table:table-cell office:value-type="float" office:value="0.23097931600023" calcext:value-type="float">
            <text:p>0.23097931600023</text:p>
          </table:table-cell>
          <table:table-cell office:value-type="float" office:value="0.238641321000614" calcext:value-type="float">
            <text:p>0.238641321000614</text:p>
          </table:table-cell>
          <table:table-cell office:value-type="float" office:value="0.134448794000491" calcext:value-type="float">
            <text:p>0.134448794000491</text:p>
          </table:table-cell>
          <table:table-cell office:value-type="float" office:value="0.123958389000109" calcext:value-type="float">
            <text:p>0.123958389000109</text:p>
          </table:table-cell>
          <table:table-cell office:value-type="float" office:value="0.111938678000115" calcext:value-type="float">
            <text:p>0.111938678000115</text:p>
          </table:table-cell>
          <table:table-cell office:value-type="float" office:value="0.103831899999932" calcext:value-type="float">
            <text:p>0.103831899999932</text:p>
          </table:table-cell>
          <table:table-cell office:value-type="float" office:value="0.095479288000206" calcext:value-type="float">
            <text:p>0.095479288000206</text:p>
          </table:table-cell>
        </table:table-row>
        <table:table-row table:style-name="ro1">
          <table:table-cell office:value-type="float" office:value="0.560575438000342" calcext:value-type="float">
            <text:p>0.560575438000342</text:p>
          </table:table-cell>
          <table:table-cell office:value-type="float" office:value="0.501686260000497" calcext:value-type="float">
            <text:p>0.501686260000497</text:p>
          </table:table-cell>
          <table:table-cell office:value-type="float" office:value="0.515200546000415" calcext:value-type="float">
            <text:p>0.515200546000415</text:p>
          </table:table-cell>
          <table:table-cell office:value-type="float" office:value="0.476414506000765" calcext:value-type="float">
            <text:p>0.476414506000765</text:p>
          </table:table-cell>
          <table:table-cell office:value-type="float" office:value="0.50867303799987" calcext:value-type="float">
            <text:p>0.50867303799987</text:p>
          </table:table-cell>
          <table:table-cell office:value-type="float" office:value="0.4593728990003" calcext:value-type="float">
            <text:p>0.4593728990003</text:p>
          </table:table-cell>
          <table:table-cell table:number-columns-repeated="10"/>
          <table:table-cell office:value-type="float" office:value="0.485389610000311" calcext:value-type="float">
            <text:p>0.485389610000311</text:p>
          </table:table-cell>
          <table:table-cell office:value-type="float" office:value="0.493772258000718" calcext:value-type="float">
            <text:p>0.493772258000718</text:p>
          </table:table-cell>
          <table:table-cell office:value-type="float" office:value="0.451126893000037" calcext:value-type="float">
            <text:p>0.451126893000037</text:p>
          </table:table-cell>
          <table:table-cell office:value-type="float" office:value="0.414501207000285" calcext:value-type="float">
            <text:p>0.414501207000285</text:p>
          </table:table-cell>
          <table:table-cell office:value-type="float" office:value="0.427955963000386" calcext:value-type="float">
            <text:p>0.427955963000386</text:p>
          </table:table-cell>
          <table:table-cell office:value-type="float" office:value="0.402362454000468" calcext:value-type="float">
            <text:p>0.402362454000468</text:p>
          </table:table-cell>
          <table:table-cell office:value-type="float" office:value="0.389539677000357" calcext:value-type="float">
            <text:p>0.389539677000357</text:p>
          </table:table-cell>
        </table:table-row>
        <table:table-row table:style-name="ro1">
          <table:table-cell office:value-type="float" office:value="0.399861778999366" calcext:value-type="float">
            <text:p>0.399861778999366</text:p>
          </table:table-cell>
          <table:table-cell office:value-type="float" office:value="0.328192411999225" calcext:value-type="float">
            <text:p>0.328192411999225</text:p>
          </table:table-cell>
          <table:table-cell office:value-type="float" office:value="0.341033422999317" calcext:value-type="float">
            <text:p>0.341033422999317</text:p>
          </table:table-cell>
          <table:table-cell office:value-type="float" office:value="0.30841384499945" calcext:value-type="float">
            <text:p>0.30841384499945</text:p>
          </table:table-cell>
          <table:table-cell office:value-type="float" office:value="0.334550236999348" calcext:value-type="float">
            <text:p>0.334550236999348</text:p>
          </table:table-cell>
          <table:table-cell office:value-type="float" office:value="0.276652661999833" calcext:value-type="float">
            <text:p>0.276652661999833</text:p>
          </table:table-cell>
          <table:table-cell table:number-columns-repeated="10"/>
          <table:table-cell office:value-type="float" office:value="0.315182257999368" calcext:value-type="float">
            <text:p>0.315182257999368</text:p>
          </table:table-cell>
          <table:table-cell office:value-type="float" office:value="0.321670273999189" calcext:value-type="float">
            <text:p>0.321670273999189</text:p>
          </table:table-cell>
          <table:table-cell office:value-type="float" office:value="0.28562100399995" calcext:value-type="float">
            <text:p>0.28562100399995</text:p>
          </table:table-cell>
          <table:table-cell office:value-type="float" office:value="0.263535860999582" calcext:value-type="float">
            <text:p>0.263535860999582</text:p>
          </table:table-cell>
          <table:table-cell office:value-type="float" office:value="0.254908369999612" calcext:value-type="float">
            <text:p>0.254908369999612</text:p>
          </table:table-cell>
          <table:table-cell office:value-type="float" office:value="0.246250883999892" calcext:value-type="float">
            <text:p>0.246250883999892</text:p>
          </table:table-cell>
          <table:table-cell office:value-type="float" office:value="0.238447976999851" calcext:value-type="float">
            <text:p>0.238447976999851</text:p>
          </table:table-cell>
        </table:table-row>
        <table:table-row table:style-name="ro1">
          <table:table-cell office:value-type="float" office:value="0.424618942999587" calcext:value-type="float">
            <text:p>0.424618942999587</text:p>
          </table:table-cell>
          <table:table-cell office:value-type="float" office:value="0.372414268000284" calcext:value-type="float">
            <text:p>0.372414268000284</text:p>
          </table:table-cell>
          <table:table-cell office:value-type="float" office:value="0.38568087800013" calcext:value-type="float">
            <text:p>0.38568087800013</text:p>
          </table:table-cell>
          <table:table-cell office:value-type="float" office:value="0.348860447999868" calcext:value-type="float">
            <text:p>0.348860447999868</text:p>
          </table:table-cell>
          <table:table-cell office:value-type="float" office:value="0.379159359999903" calcext:value-type="float">
            <text:p>0.379159359999903</text:p>
          </table:table-cell>
          <table:table-cell office:value-type="float" office:value="0.335743706000358" calcext:value-type="float">
            <text:p>0.335743706000358</text:p>
          </table:table-cell>
          <table:table-cell table:number-columns-repeated="10"/>
          <table:table-cell office:value-type="float" office:value="0.356221248000111" calcext:value-type="float">
            <text:p>0.356221248000111</text:p>
          </table:table-cell>
          <table:table-cell office:value-type="float" office:value="0.363320223999835" calcext:value-type="float">
            <text:p>0.363320223999835</text:p>
          </table:table-cell>
          <table:table-cell office:value-type="float" office:value="0.328786973000206" calcext:value-type="float">
            <text:p>0.328786973000206</text:p>
          </table:table-cell>
          <table:table-cell office:value-type="float" office:value="0.304064451999693" calcext:value-type="float">
            <text:p>0.304064451999693</text:p>
          </table:table-cell>
          <table:table-cell office:value-type="float" office:value="0.312866096000107" calcext:value-type="float">
            <text:p>0.312866096000107</text:p>
          </table:table-cell>
          <table:table-cell office:value-type="float" office:value="0.291763017999983" calcext:value-type="float">
            <text:p>0.291763017999983</text:p>
          </table:table-cell>
          <table:table-cell office:value-type="float" office:value="0.282879282000067" calcext:value-type="float">
            <text:p>0.282879282000067</text:p>
          </table:table-cell>
        </table:table-row>
        <table:table-row table:style-name="ro1">
          <table:table-cell office:value-type="float" office:value="0.238809946999936" calcext:value-type="float">
            <text:p>0.238809946999936</text:p>
          </table:table-cell>
          <table:table-cell office:value-type="float" office:value="0.208839146000173" calcext:value-type="float">
            <text:p>0.208839146000173</text:p>
          </table:table-cell>
          <table:table-cell office:value-type="float" office:value="0.227964447999511" calcext:value-type="float">
            <text:p>0.227964447999511</text:p>
          </table:table-cell>
          <table:table-cell office:value-type="float" office:value="0.185599831999753" calcext:value-type="float">
            <text:p>0.185599831999753</text:p>
          </table:table-cell>
          <table:table-cell office:value-type="float" office:value="0.21916449299988" calcext:value-type="float">
            <text:p>0.21916449299988</text:p>
          </table:table-cell>
          <table:table-cell office:value-type="float" office:value="0.147732247999556" calcext:value-type="float">
            <text:p>0.147732247999556</text:p>
          </table:table-cell>
          <table:table-cell table:number-columns-repeated="10"/>
          <table:table-cell office:value-type="float" office:value="0.19431814499967" calcext:value-type="float">
            <text:p>0.19431814499967</text:p>
          </table:table-cell>
          <table:table-cell office:value-type="float" office:value="0.201331012000082" calcext:value-type="float">
            <text:p>0.201331012000082</text:p>
          </table:table-cell>
          <table:table-cell office:value-type="float" office:value="0.13766765299988" calcext:value-type="float">
            <text:p>0.13766765299988</text:p>
          </table:table-cell>
          <table:table-cell office:value-type="float" office:value="0.124595713999952" calcext:value-type="float">
            <text:p>0.124595713999952</text:p>
          </table:table-cell>
          <table:table-cell office:value-type="float" office:value="0.11459936600022" calcext:value-type="float">
            <text:p>0.11459936600022</text:p>
          </table:table-cell>
          <table:table-cell office:value-type="float" office:value="0.10081390599953" calcext:value-type="float">
            <text:p>0.10081390599953</text:p>
          </table:table-cell>
          <table:table-cell office:value-type="float" office:value="0.0920684319999054" calcext:value-type="float">
            <text:p>0.0920684319999054</text:p>
          </table:table-cell>
        </table:table-row>
        <table:table-row table:style-name="ro1">
          <table:table-cell office:value-type="float" office:value="0.388178653000068" calcext:value-type="float">
            <text:p>0.388178653000068</text:p>
          </table:table-cell>
          <table:table-cell office:value-type="float" office:value="0.273810315000446" calcext:value-type="float">
            <text:p>0.273810315000446</text:p>
          </table:table-cell>
          <table:table-cell office:value-type="float" office:value="0.289946724999936" calcext:value-type="float">
            <text:p>0.289946724999936</text:p>
          </table:table-cell>
          <table:table-cell office:value-type="float" office:value="0.187939952000306" calcext:value-type="float">
            <text:p>0.187939952000306</text:p>
          </table:table-cell>
          <table:table-cell office:value-type="float" office:value="0.28221700100039" calcext:value-type="float">
            <text:p>0.28221700100039</text:p>
          </table:table-cell>
          <table:table-cell office:value-type="float" office:value="0.146277875999658" calcext:value-type="float">
            <text:p>0.146277875999658</text:p>
          </table:table-cell>
          <table:table-cell table:number-columns-repeated="10"/>
          <table:table-cell office:value-type="float" office:value="0.257405657999698" calcext:value-type="float">
            <text:p>0.257405657999698</text:p>
          </table:table-cell>
          <table:table-cell office:value-type="float" office:value="0.266452658999697" calcext:value-type="float">
            <text:p>0.266452658999697</text:p>
          </table:table-cell>
          <table:table-cell office:value-type="float" office:value="0.163816131000203" calcext:value-type="float">
            <text:p>0.163816131000203</text:p>
          </table:table-cell>
          <table:table-cell office:value-type="float" office:value="0.132132941000236" calcext:value-type="float">
            <text:p>0.132132941000236</text:p>
          </table:table-cell>
          <table:table-cell office:value-type="float" office:value="0.121883214000263" calcext:value-type="float">
            <text:p>0.121883214000263</text:p>
          </table:table-cell>
          <table:table-cell office:value-type="float" office:value="0.104589311999916" calcext:value-type="float">
            <text:p>0.104589311999916</text:p>
          </table:table-cell>
          <table:table-cell office:value-type="float" office:value="0.0930114570001024" calcext:value-type="float">
            <text:p>0.0930114570001024</text:p>
          </table:table-cell>
        </table:table-row>
        <table:table-row table:style-name="ro1">
          <table:table-cell office:value-type="float" office:value="0.235270209000191" calcext:value-type="float">
            <text:p>0.235270209000191</text:p>
          </table:table-cell>
          <table:table-cell office:value-type="float" office:value="0.179370181000195" calcext:value-type="float">
            <text:p>0.179370181000195</text:p>
          </table:table-cell>
          <table:table-cell office:value-type="float" office:value="0.201330210000378" calcext:value-type="float">
            <text:p>0.201330210000378</text:p>
          </table:table-cell>
          <table:table-cell office:value-type="float" office:value="0.162476417000107" calcext:value-type="float">
            <text:p>0.162476417000107</text:p>
          </table:table-cell>
          <table:table-cell office:value-type="float" office:value="0.194254445000297" calcext:value-type="float">
            <text:p>0.194254445000297</text:p>
          </table:table-cell>
          <table:table-cell office:value-type="float" office:value="0.137718591000521" calcext:value-type="float">
            <text:p>0.137718591000521</text:p>
          </table:table-cell>
          <table:table-cell table:number-columns-repeated="10"/>
          <table:table-cell office:value-type="float" office:value="0.171419127000263" calcext:value-type="float">
            <text:p>0.171419127000263</text:p>
          </table:table-cell>
          <table:table-cell office:value-type="float" office:value="0.186715304000245" calcext:value-type="float">
            <text:p>0.186715304000245</text:p>
          </table:table-cell>
          <table:table-cell office:value-type="float" office:value="0.129138242000408" calcext:value-type="float">
            <text:p>0.129138242000408</text:p>
          </table:table-cell>
          <table:table-cell office:value-type="float" office:value="0.117503391000355" calcext:value-type="float">
            <text:p>0.117503391000355</text:p>
          </table:table-cell>
          <table:table-cell office:value-type="float" office:value="0.108917190999819" calcext:value-type="float">
            <text:p>0.108917190999819</text:p>
          </table:table-cell>
          <table:table-cell office:value-type="float" office:value="0.0963676170003964" calcext:value-type="float">
            <text:p>0.0963676170003964</text:p>
          </table:table-cell>
          <table:table-cell office:value-type="float" office:value="0.0879597869998179" calcext:value-type="float">
            <text:p>0.0879597869998179</text:p>
          </table:table-cell>
        </table:table-row>
        <table:table-row table:style-name="ro1">
          <table:table-cell office:value-type="float" office:value="0.390404269000101" calcext:value-type="float">
            <text:p>0.390404269000101</text:p>
          </table:table-cell>
          <table:table-cell office:value-type="float" office:value="0.306015991000095" calcext:value-type="float">
            <text:p>0.306015991000095</text:p>
          </table:table-cell>
          <table:table-cell office:value-type="float" office:value="0.382716312000412" calcext:value-type="float">
            <text:p>0.382716312000412</text:p>
          </table:table-cell>
          <table:table-cell office:value-type="float" office:value="0.282178978000047" calcext:value-type="float">
            <text:p>0.282178978000047</text:p>
          </table:table-cell>
          <table:table-cell office:value-type="float" office:value="0.374015741000221" calcext:value-type="float">
            <text:p>0.374015741000221</text:p>
          </table:table-cell>
          <table:table-cell office:value-type="float" office:value="0.189903033000519" calcext:value-type="float">
            <text:p>0.189903033000519</text:p>
          </table:table-cell>
          <table:table-cell table:number-columns-repeated="10"/>
          <table:table-cell office:value-type="float" office:value="0.291152174000672" calcext:value-type="float">
            <text:p>0.291152174000672</text:p>
          </table:table-cell>
          <table:table-cell office:value-type="float" office:value="0.298731230000158" calcext:value-type="float">
            <text:p>0.298731230000158</text:p>
          </table:table-cell>
          <table:table-cell office:value-type="float" office:value="0.182524148000084" calcext:value-type="float">
            <text:p>0.182524148000084</text:p>
          </table:table-cell>
          <table:table-cell office:value-type="float" office:value="0.163192562999939" calcext:value-type="float">
            <text:p>0.163192562999939</text:p>
          </table:table-cell>
          <table:table-cell office:value-type="float" office:value="0.149107928000376" calcext:value-type="float">
            <text:p>0.149107928000376</text:p>
          </table:table-cell>
          <table:table-cell office:value-type="float" office:value="0.130199545999858" calcext:value-type="float">
            <text:p>0.130199545999858</text:p>
          </table:table-cell>
          <table:table-cell office:value-type="float" office:value="0.119901799000218" calcext:value-type="float">
            <text:p>0.119901799000218</text:p>
          </table:table-cell>
        </table:table-row>
        <table:table-row table:style-name="ro1">
          <table:table-cell office:value-type="float" office:value="0.620559459000106" calcext:value-type="float">
            <text:p>0.620559459000106</text:p>
          </table:table-cell>
          <table:table-cell office:value-type="float" office:value="0.53009456700056" calcext:value-type="float">
            <text:p>0.53009456700056</text:p>
          </table:table-cell>
          <table:table-cell office:value-type="float" office:value="0.610980350999853" calcext:value-type="float">
            <text:p>0.610980350999853</text:p>
          </table:table-cell>
          <table:table-cell office:value-type="float" office:value="0.507060288000503" calcext:value-type="float">
            <text:p>0.507060288000503</text:p>
          </table:table-cell>
          <table:table-cell office:value-type="float" office:value="0.552039490000425" calcext:value-type="float">
            <text:p>0.552039490000425</text:p>
          </table:table-cell>
          <table:table-cell office:value-type="float" office:value="0.453760005000731" calcext:value-type="float">
            <text:p>0.453760005000731</text:p>
          </table:table-cell>
          <table:table-cell table:number-columns-repeated="10"/>
          <table:table-cell office:value-type="float" office:value="0.517928029999894" calcext:value-type="float">
            <text:p>0.517928029999894</text:p>
          </table:table-cell>
          <table:table-cell office:value-type="float" office:value="0.540622780999911" calcext:value-type="float">
            <text:p>0.540622780999911</text:p>
          </table:table-cell>
          <table:table-cell office:value-type="float" office:value="0.443021832999875" calcext:value-type="float">
            <text:p>0.443021832999875</text:p>
          </table:table-cell>
          <table:table-cell office:value-type="float" office:value="0.415214440000455" calcext:value-type="float">
            <text:p>0.415214440000455</text:p>
          </table:table-cell>
          <table:table-cell office:value-type="float" office:value="0.42457029400066" calcext:value-type="float">
            <text:p>0.42457029400066</text:p>
          </table:table-cell>
          <table:table-cell office:value-type="float" office:value="0.405153390000123" calcext:value-type="float">
            <text:p>0.405153390000123</text:p>
          </table:table-cell>
          <table:table-cell office:value-type="float" office:value="0.395839081999839" calcext:value-type="float">
            <text:p>0.395839081999839</text:p>
          </table:table-cell>
        </table:table-row>
        <table:table-row table:style-name="ro1">
          <table:table-cell office:value-type="float" office:value="0.448369988000195" calcext:value-type="float">
            <text:p>0.448369988000195</text:p>
          </table:table-cell>
          <table:table-cell office:value-type="float" office:value="0.378014776999407" calcext:value-type="float">
            <text:p>0.378014776999407</text:p>
          </table:table-cell>
          <table:table-cell office:value-type="float" office:value="0.395838433999415" calcext:value-type="float">
            <text:p>0.395838433999415</text:p>
          </table:table-cell>
          <table:table-cell office:value-type="float" office:value="0.351698935000059" calcext:value-type="float">
            <text:p>0.351698935000059</text:p>
          </table:table-cell>
          <table:table-cell office:value-type="float" office:value="0.386976161999883" calcext:value-type="float">
            <text:p>0.386976161999883</text:p>
          </table:table-cell>
          <table:table-cell office:value-type="float" office:value="0.33449370299968" calcext:value-type="float">
            <text:p>0.33449370299968</text:p>
          </table:table-cell>
          <table:table-cell table:number-columns-repeated="10"/>
          <table:table-cell office:value-type="float" office:value="0.361205909000091" calcext:value-type="float">
            <text:p>0.361205909000091</text:p>
          </table:table-cell>
          <table:table-cell office:value-type="float" office:value="0.369218138000178" calcext:value-type="float">
            <text:p>0.369218138000178</text:p>
          </table:table-cell>
          <table:table-cell office:value-type="float" office:value="0.311993231999622" calcext:value-type="float">
            <text:p>0.311993231999622</text:p>
          </table:table-cell>
          <table:table-cell office:value-type="float" office:value="0.300599184999555" calcext:value-type="float">
            <text:p>0.300599184999555</text:p>
          </table:table-cell>
          <table:table-cell office:value-type="float" office:value="0.291791354999987" calcext:value-type="float">
            <text:p>0.291791354999987</text:p>
          </table:table-cell>
          <table:table-cell office:value-type="float" office:value="0.282153617999938" calcext:value-type="float">
            <text:p>0.282153617999938</text:p>
          </table:table-cell>
          <table:table-cell office:value-type="float" office:value="0.274137602999872" calcext:value-type="float">
            <text:p>0.274137602999872</text:p>
          </table:table-cell>
        </table:table-row>
        <table:table-row table:style-name="ro1">
          <table:table-cell office:value-type="float" office:value="0.449968562999857" calcext:value-type="float">
            <text:p>0.449968562999857</text:p>
          </table:table-cell>
          <table:table-cell office:value-type="float" office:value="0.381862041999739" calcext:value-type="float">
            <text:p>0.381862041999739</text:p>
          </table:table-cell>
          <table:table-cell office:value-type="float" office:value="0.41153366799972" calcext:value-type="float">
            <text:p>0.41153366799972</text:p>
          </table:table-cell>
          <table:table-cell office:value-type="float" office:value="0.373982850000175" calcext:value-type="float">
            <text:p>0.373982850000175</text:p>
          </table:table-cell>
          <table:table-cell office:value-type="float" office:value="0.403445738999835" calcext:value-type="float">
            <text:p>0.403445738999835</text:p>
          </table:table-cell>
          <table:table-cell office:value-type="float" office:value="0.359831468999801" calcext:value-type="float">
            <text:p>0.359831468999801</text:p>
          </table:table-cell>
          <table:table-cell table:number-columns-repeated="10"/>
          <table:table-cell office:value-type="float" office:value="0.389119675000074" calcext:value-type="float">
            <text:p>0.389119675000074</text:p>
          </table:table-cell>
          <table:table-cell office:value-type="float" office:value="0.396532333999858" calcext:value-type="float">
            <text:p>0.396532333999858</text:p>
          </table:table-cell>
          <table:table-cell office:value-type="float" office:value="0.344575522999548" calcext:value-type="float">
            <text:p>0.344575522999548</text:p>
          </table:table-cell>
          <table:table-cell office:value-type="float" office:value="0.326147156999468" calcext:value-type="float">
            <text:p>0.326147156999468</text:p>
          </table:table-cell>
          <table:table-cell office:value-type="float" office:value="0.335021981999489" calcext:value-type="float">
            <text:p>0.335021981999489</text:p>
          </table:table-cell>
          <table:table-cell office:value-type="float" office:value="0.313718763999532" calcext:value-type="float">
            <text:p>0.313718763999532</text:p>
          </table:table-cell>
          <table:table-cell office:value-type="float" office:value="0.302773356999751" calcext:value-type="float">
            <text:p>0.302773356999751</text:p>
          </table:table-cell>
        </table:table-row>
        <table:table-row table:style-name="ro1">
          <table:table-cell office:value-type="float" office:value="0.272754343000088" calcext:value-type="float">
            <text:p>0.272754343000088</text:p>
          </table:table-cell>
          <table:table-cell office:value-type="float" office:value="0.191088094999941" calcext:value-type="float">
            <text:p>0.191088094999941</text:p>
          </table:table-cell>
          <table:table-cell office:value-type="float" office:value="0.260339387000386" calcext:value-type="float">
            <text:p>0.260339387000386</text:p>
          </table:table-cell>
          <table:table-cell office:value-type="float" office:value="0.161372143000335" calcext:value-type="float">
            <text:p>0.161372143000335</text:p>
          </table:table-cell>
          <table:table-cell office:value-type="float" office:value="0.202978129000257" calcext:value-type="float">
            <text:p>0.202978129000257</text:p>
          </table:table-cell>
          <table:table-cell office:value-type="float" office:value="0.137450604000151" calcext:value-type="float">
            <text:p>0.137450604000151</text:p>
          </table:table-cell>
          <table:table-cell table:number-columns-repeated="10"/>
          <table:table-cell office:value-type="float" office:value="0.169690221000565" calcext:value-type="float">
            <text:p>0.169690221000565</text:p>
          </table:table-cell>
          <table:table-cell office:value-type="float" office:value="0.177989744000115" calcext:value-type="float">
            <text:p>0.177989744000115</text:p>
          </table:table-cell>
          <table:table-cell office:value-type="float" office:value="0.126984006999919" calcext:value-type="float">
            <text:p>0.126984006999919</text:p>
          </table:table-cell>
          <table:table-cell office:value-type="float" office:value="0.113834401000531" calcext:value-type="float">
            <text:p>0.113834401000531</text:p>
          </table:table-cell>
          <table:table-cell office:value-type="float" office:value="0.104391831000612" calcext:value-type="float">
            <text:p>0.104391831000612</text:p>
          </table:table-cell>
          <table:table-cell office:value-type="float" office:value="0.0928254770005879" calcext:value-type="float">
            <text:p>0.0928254770005879</text:p>
          </table:table-cell>
          <table:table-cell office:value-type="float" office:value="0.0805544880004163" calcext:value-type="float">
            <text:p>0.0805544880004163</text:p>
          </table:table-cell>
        </table:table-row>
        <table:table-row table:style-name="ro1">
          <table:table-cell office:value-type="float" office:value="0.339513758999601" calcext:value-type="float">
            <text:p>0.339513758999601</text:p>
          </table:table-cell>
          <table:table-cell office:value-type="float" office:value="0.313089704999584" calcext:value-type="float">
            <text:p>0.313089704999584</text:p>
          </table:table-cell>
          <table:table-cell office:value-type="float" office:value="0.330573229000038" calcext:value-type="float">
            <text:p>0.330573229000038</text:p>
          </table:table-cell>
          <table:table-cell office:value-type="float" office:value="0.214809875000356" calcext:value-type="float">
            <text:p>0.214809875000356</text:p>
          </table:table-cell>
          <table:table-cell office:value-type="float" office:value="0.321935629999643" calcext:value-type="float">
            <text:p>0.321935629999643</text:p>
          </table:table-cell>
          <table:table-cell office:value-type="float" office:value="0.153781654000341" calcext:value-type="float">
            <text:p>0.153781654000341</text:p>
          </table:table-cell>
          <table:table-cell table:number-columns-repeated="10"/>
          <table:table-cell office:value-type="float" office:value="0.22301695599981" calcext:value-type="float">
            <text:p>0.22301695599981</text:p>
          </table:table-cell>
          <table:table-cell office:value-type="float" office:value="0.231529112999851" calcext:value-type="float">
            <text:p>0.231529112999851</text:p>
          </table:table-cell>
          <table:table-cell office:value-type="float" office:value="0.14407317199948" calcext:value-type="float">
            <text:p>0.14407317199948</text:p>
          </table:table-cell>
          <table:table-cell office:value-type="float" office:value="0.131362287999764" calcext:value-type="float">
            <text:p>0.131362287999764</text:p>
          </table:table-cell>
          <table:table-cell office:value-type="float" office:value="0.121344021000368" calcext:value-type="float">
            <text:p>0.121344021000368</text:p>
          </table:table-cell>
          <table:table-cell office:value-type="float" office:value="0.108263623000312" calcext:value-type="float">
            <text:p>0.108263623000312</text:p>
          </table:table-cell>
          <table:table-cell office:value-type="float" office:value="0.0991924410000138" calcext:value-type="float">
            <text:p>0.0991924410000138</text:p>
          </table:table-cell>
        </table:table-row>
        <table:table-row table:style-name="ro1">
          <table:table-cell office:value-type="float" office:value="0.268641849999767" calcext:value-type="float">
            <text:p>0.268641849999767</text:p>
          </table:table-cell>
          <table:table-cell office:value-type="float" office:value="0.246088052000232" calcext:value-type="float">
            <text:p>0.246088052000232</text:p>
          </table:table-cell>
          <table:table-cell office:value-type="float" office:value="0.261161584000547" calcext:value-type="float">
            <text:p>0.261161584000547</text:p>
          </table:table-cell>
          <table:table-cell office:value-type="float" office:value="0.168299711000145" calcext:value-type="float">
            <text:p>0.168299711000145</text:p>
          </table:table-cell>
          <table:table-cell office:value-type="float" office:value="0.25360909400024" calcext:value-type="float">
            <text:p>0.25360909400024</text:p>
          </table:table-cell>
          <table:table-cell office:value-type="float" office:value="0.144231297999795" calcext:value-type="float">
            <text:p>0.144231297999795</text:p>
          </table:table-cell>
          <table:table-cell table:number-columns-repeated="10"/>
          <table:table-cell office:value-type="float" office:value="0.176233827000033" calcext:value-type="float">
            <text:p>0.176233827000033</text:p>
          </table:table-cell>
          <table:table-cell office:value-type="float" office:value="0.237881461000143" calcext:value-type="float">
            <text:p>0.237881461000143</text:p>
          </table:table-cell>
          <table:table-cell office:value-type="float" office:value="0.134805677999793" calcext:value-type="float">
            <text:p>0.134805677999793</text:p>
          </table:table-cell>
          <table:table-cell office:value-type="float" office:value="0.123867837000034" calcext:value-type="float">
            <text:p>0.123867837000034</text:p>
          </table:table-cell>
          <table:table-cell office:value-type="float" office:value="0.112995287000558" calcext:value-type="float">
            <text:p>0.112995287000558</text:p>
          </table:table-cell>
          <table:table-cell office:value-type="float" office:value="0.100703258000067" calcext:value-type="float">
            <text:p>0.100703258000067</text:p>
          </table:table-cell>
          <table:table-cell office:value-type="float" office:value="0.0918679619999239" calcext:value-type="float">
            <text:p>0.0918679619999239</text:p>
          </table:table-cell>
        </table:table-row>
        <table:table-row table:style-name="ro1">
          <table:table-cell office:value-type="float" office:value="0.370927869999832" calcext:value-type="float">
            <text:p>0.370927869999832</text:p>
          </table:table-cell>
          <table:table-cell office:value-type="float" office:value="0.245286446999671" calcext:value-type="float">
            <text:p>0.245286446999671</text:p>
          </table:table-cell>
          <table:table-cell office:value-type="float" office:value="0.361775676999969" calcext:value-type="float">
            <text:p>0.361775676999969</text:p>
          </table:table-cell>
          <table:table-cell office:value-type="float" office:value="0.219352097999945" calcext:value-type="float">
            <text:p>0.219352097999945</text:p>
          </table:table-cell>
          <table:table-cell office:value-type="float" office:value="0.351299420999567" calcext:value-type="float">
            <text:p>0.351299420999567</text:p>
          </table:table-cell>
          <table:table-cell office:value-type="float" office:value="0.146273910999298" calcext:value-type="float">
            <text:p>0.146273910999298</text:p>
          </table:table-cell>
          <table:table-cell table:number-columns-repeated="10"/>
          <table:table-cell office:value-type="float" office:value="0.229303590999734" calcext:value-type="float">
            <text:p>0.229303590999734</text:p>
          </table:table-cell>
          <table:table-cell office:value-type="float" office:value="0.237573429999429" calcext:value-type="float">
            <text:p>0.237573429999429</text:p>
          </table:table-cell>
          <table:table-cell office:value-type="float" office:value="0.138427906999823" calcext:value-type="float">
            <text:p>0.138427906999823</text:p>
          </table:table-cell>
          <table:table-cell office:value-type="float" office:value="0.124521437999647" calcext:value-type="float">
            <text:p>0.124521437999647</text:p>
          </table:table-cell>
          <table:table-cell office:value-type="float" office:value="0.112158076000014" calcext:value-type="float">
            <text:p>0.112158076000014</text:p>
          </table:table-cell>
          <table:table-cell office:value-type="float" office:value="0.0992015759993592" calcext:value-type="float">
            <text:p>0.0992015759993592</text:p>
          </table:table-cell>
          <table:table-cell office:value-type="float" office:value="0.0903988099998969" calcext:value-type="float">
            <text:p>0.0903988099998969</text:p>
          </table:table-cell>
        </table:table-row>
        <table:table-row table:style-name="ro1">
          <table:table-cell office:value-type="float" office:value="0.549296122999294" calcext:value-type="float">
            <text:p>0.549296122999294</text:p>
          </table:table-cell>
          <table:table-cell office:value-type="float" office:value="0.462802587999249" calcext:value-type="float">
            <text:p>0.462802587999249</text:p>
          </table:table-cell>
          <table:table-cell office:value-type="float" office:value="0.539300125999944" calcext:value-type="float">
            <text:p>0.539300125999944</text:p>
          </table:table-cell>
          <table:table-cell office:value-type="float" office:value="0.441614669000046" calcext:value-type="float">
            <text:p>0.441614669000046</text:p>
          </table:table-cell>
          <table:table-cell office:value-type="float" office:value="0.524775398999736" calcext:value-type="float">
            <text:p>0.524775398999736</text:p>
          </table:table-cell>
          <table:table-cell office:value-type="float" office:value="0.419645281999692" calcext:value-type="float">
            <text:p>0.419645281999692</text:p>
          </table:table-cell>
          <table:table-cell table:number-columns-repeated="10"/>
          <table:table-cell office:value-type="float" office:value="0.452618973999961" calcext:value-type="float">
            <text:p>0.452618973999961</text:p>
          </table:table-cell>
          <table:table-cell office:value-type="float" office:value="0.472035220999715" calcext:value-type="float">
            <text:p>0.472035220999715</text:p>
          </table:table-cell>
          <table:table-cell office:value-type="float" office:value="0.410397850999289" calcext:value-type="float">
            <text:p>0.410397850999289</text:p>
          </table:table-cell>
          <table:table-cell office:value-type="float" office:value="0.389031742000043" calcext:value-type="float">
            <text:p>0.389031742000043</text:p>
          </table:table-cell>
          <table:table-cell office:value-type="float" office:value="0.375697780999872" calcext:value-type="float">
            <text:p>0.375697780999872</text:p>
          </table:table-cell>
          <table:table-cell office:value-type="float" office:value="0.359648179999567" calcext:value-type="float">
            <text:p>0.359648179999567</text:p>
          </table:table-cell>
          <table:table-cell office:value-type="float" office:value="0.346974151999348" calcext:value-type="float">
            <text:p>0.346974151999348</text:p>
          </table:table-cell>
        </table:table-row>
        <table:table-row table:style-name="ro1">
          <table:table-cell office:value-type="float" office:value="0.380517107000742" calcext:value-type="float">
            <text:p>0.380517107000742</text:p>
          </table:table-cell>
          <table:table-cell office:value-type="float" office:value="0.311429867000697" calcext:value-type="float">
            <text:p>0.311429867000697</text:p>
          </table:table-cell>
          <table:table-cell office:value-type="float" office:value="0.370246582000618" calcext:value-type="float">
            <text:p>0.370246582000618</text:p>
          </table:table-cell>
          <table:table-cell office:value-type="float" office:value="0.285435463000795" calcext:value-type="float">
            <text:p>0.285435463000795</text:p>
          </table:table-cell>
          <table:table-cell office:value-type="float" office:value="0.360340381000242" calcext:value-type="float">
            <text:p>0.360340381000242</text:p>
          </table:table-cell>
          <table:table-cell office:value-type="float" office:value="0.250907212000129" calcext:value-type="float">
            <text:p>0.250907212000129</text:p>
          </table:table-cell>
          <table:table-cell table:number-columns-repeated="10"/>
          <table:table-cell office:value-type="float" office:value="0.299856117000672" calcext:value-type="float">
            <text:p>0.299856117000672</text:p>
          </table:table-cell>
          <table:table-cell office:value-type="float" office:value="0.322518047000813" calcext:value-type="float">
            <text:p>0.322518047000813</text:p>
          </table:table-cell>
          <table:table-cell office:value-type="float" office:value="0.259647793000113" calcext:value-type="float">
            <text:p>0.259647793000113</text:p>
          </table:table-cell>
          <table:table-cell office:value-type="float" office:value="0.239115188000142" calcext:value-type="float">
            <text:p>0.239115188000142</text:p>
          </table:table-cell>
          <table:table-cell office:value-type="float" office:value="0.225906219000535" calcext:value-type="float">
            <text:p>0.225906219000535</text:p>
          </table:table-cell>
          <table:table-cell office:value-type="float" office:value="0.218286443000579" calcext:value-type="float">
            <text:p>0.218286443000579</text:p>
          </table:table-cell>
          <table:table-cell office:value-type="float" office:value="0.210403872000825" calcext:value-type="float">
            <text:p>0.210403872000825</text:p>
          </table:table-cell>
        </table:table-row>
        <table:table-row table:style-name="ro1">
          <table:table-cell office:value-type="float" office:value="0.457674889999907" calcext:value-type="float">
            <text:p>0.457674889999907</text:p>
          </table:table-cell>
          <table:table-cell office:value-type="float" office:value="0.373772277000171" calcext:value-type="float">
            <text:p>0.373772277000171</text:p>
          </table:table-cell>
          <table:table-cell office:value-type="float" office:value="0.450158425000154" calcext:value-type="float">
            <text:p>0.450158425000154</text:p>
          </table:table-cell>
          <table:table-cell office:value-type="float" office:value="0.358642538999447" calcext:value-type="float">
            <text:p>0.358642538999447</text:p>
          </table:table-cell>
          <table:table-cell office:value-type="float" office:value="0.388790688999507" calcext:value-type="float">
            <text:p>0.388790688999507</text:p>
          </table:table-cell>
          <table:table-cell office:value-type="float" office:value="0.328998781999871" calcext:value-type="float">
            <text:p>0.328998781999871</text:p>
          </table:table-cell>
          <table:table-cell table:number-columns-repeated="10"/>
          <table:table-cell office:value-type="float" office:value="0.366702118999456" calcext:value-type="float">
            <text:p>0.366702118999456</text:p>
          </table:table-cell>
          <table:table-cell office:value-type="float" office:value="0.381079965000026" calcext:value-type="float">
            <text:p>0.381079965000026</text:p>
          </table:table-cell>
          <table:table-cell office:value-type="float" office:value="0.336953277999783" calcext:value-type="float">
            <text:p>0.336953277999783</text:p>
          </table:table-cell>
          <table:table-cell office:value-type="float" office:value="0.307280719000119" calcext:value-type="float">
            <text:p>0.307280719000119</text:p>
          </table:table-cell>
          <table:table-cell office:value-type="float" office:value="0.319117275999815" calcext:value-type="float">
            <text:p>0.319117275999815</text:p>
          </table:table-cell>
          <table:table-cell office:value-type="float" office:value="0.295804819000296" calcext:value-type="float">
            <text:p>0.295804819000296</text:p>
          </table:table-cell>
          <table:table-cell office:value-type="float" office:value="0.287366436999946" calcext:value-type="float">
            <text:p>0.287366436999946</text:p>
          </table:table-cell>
        </table:table-row>
        <table:table-row table:style-name="ro1">
          <table:table-cell office:value-type="float" office:value="0.272938027999771" calcext:value-type="float">
            <text:p>0.272938027999771</text:p>
          </table:table-cell>
          <table:table-cell office:value-type="float" office:value="0.189534590000221" calcext:value-type="float">
            <text:p>0.189534590000221</text:p>
          </table:table-cell>
          <table:table-cell office:value-type="float" office:value="0.259562569999616" calcext:value-type="float">
            <text:p>0.259562569999616</text:p>
          </table:table-cell>
          <table:table-cell office:value-type="float" office:value="0.159330622999732" calcext:value-type="float">
            <text:p>0.159330622999732</text:p>
          </table:table-cell>
          <table:table-cell office:value-type="float" office:value="0.201339246000316" calcext:value-type="float">
            <text:p>0.201339246000316</text:p>
          </table:table-cell>
          <table:table-cell office:value-type="float" office:value="0.132739624000351" calcext:value-type="float">
            <text:p>0.132739624000351</text:p>
          </table:table-cell>
          <table:table-cell table:number-columns-repeated="10"/>
          <table:table-cell office:value-type="float" office:value="0.169697762999931" calcext:value-type="float">
            <text:p>0.169697762999931</text:p>
          </table:table-cell>
          <table:table-cell office:value-type="float" office:value="0.180304448000243" calcext:value-type="float">
            <text:p>0.180304448000243</text:p>
          </table:table-cell>
          <table:table-cell office:value-type="float" office:value="0.123620487999688" calcext:value-type="float">
            <text:p>0.123620487999688</text:p>
          </table:table-cell>
          <table:table-cell office:value-type="float" office:value="0.111042317999818" calcext:value-type="float">
            <text:p>0.111042317999818</text:p>
          </table:table-cell>
          <table:table-cell office:value-type="float" office:value="0.101890922000166" calcext:value-type="float">
            <text:p>0.101890922000166</text:p>
          </table:table-cell>
          <table:table-cell office:value-type="float" office:value="0.0892813540003772" calcext:value-type="float">
            <text:p>0.0892813540003772</text:p>
          </table:table-cell>
          <table:table-cell office:value-type="float" office:value="0.0805976550000196" calcext:value-type="float">
            <text:p>0.0805976550000196</text:p>
          </table:table-cell>
        </table:table-row>
        <table:table-row table:style-name="ro1">
          <table:table-cell office:value-type="float" office:value="0.358985536999171" calcext:value-type="float">
            <text:p>0.358985536999171</text:p>
          </table:table-cell>
          <table:table-cell office:value-type="float" office:value="0.332940149999558" calcext:value-type="float">
            <text:p>0.332940149999558</text:p>
          </table:table-cell>
          <table:table-cell office:value-type="float" office:value="0.350882023999475" calcext:value-type="float">
            <text:p>0.350882023999475</text:p>
          </table:table-cell>
          <table:table-cell office:value-type="float" office:value="0.230355941999733" calcext:value-type="float">
            <text:p>0.230355941999733</text:p>
          </table:table-cell>
          <table:table-cell office:value-type="float" office:value="0.341867570999966" calcext:value-type="float">
            <text:p>0.341867570999966</text:p>
          </table:table-cell>
          <table:table-cell office:value-type="float" office:value="0.145631004999814" calcext:value-type="float">
            <text:p>0.145631004999814</text:p>
          </table:table-cell>
          <table:table-cell table:number-columns-repeated="10"/>
          <table:table-cell office:value-type="float" office:value="0.239386263999222" calcext:value-type="float">
            <text:p>0.239386263999222</text:p>
          </table:table-cell>
          <table:table-cell office:value-type="float" office:value="0.249911647999397" calcext:value-type="float">
            <text:p>0.249911647999397</text:p>
          </table:table-cell>
          <table:table-cell office:value-type="float" office:value="0.135788617999424" calcext:value-type="float">
            <text:p>0.135788617999424</text:p>
          </table:table-cell>
          <table:table-cell office:value-type="float" office:value="0.125280785999166" calcext:value-type="float">
            <text:p>0.125280785999166</text:p>
          </table:table-cell>
          <table:table-cell office:value-type="float" office:value="0.113424745999509" calcext:value-type="float">
            <text:p>0.113424745999509</text:p>
          </table:table-cell>
          <table:table-cell office:value-type="float" office:value="0.101603078999688" calcext:value-type="float">
            <text:p>0.101603078999688</text:p>
          </table:table-cell>
          <table:table-cell office:value-type="float" office:value="0.0928652089996831" calcext:value-type="float">
            <text:p>0.0928652089996831</text:p>
          </table:table-cell>
        </table:table-row>
        <table:table-row table:style-name="ro1">
          <table:table-cell office:value-type="float" office:value="0.300778270000592" calcext:value-type="float">
            <text:p>0.300778270000592</text:p>
          </table:table-cell>
          <table:table-cell office:value-type="float" office:value="0.214713381000365" calcext:value-type="float">
            <text:p>0.214713381000365</text:p>
          </table:table-cell>
          <table:table-cell office:value-type="float" office:value="0.233065657000225" calcext:value-type="float">
            <text:p>0.233065657000225</text:p>
          </table:table-cell>
          <table:table-cell office:value-type="float" office:value="0.190541955000299" calcext:value-type="float">
            <text:p>0.190541955000299</text:p>
          </table:table-cell>
          <table:table-cell office:value-type="float" office:value="0.223891917999936" calcext:value-type="float">
            <text:p>0.223891917999936</text:p>
          </table:table-cell>
          <table:table-cell office:value-type="float" office:value="0.165008936000049" calcext:value-type="float">
            <text:p>0.165008936000049</text:p>
          </table:table-cell>
          <table:table-cell table:number-columns-repeated="10"/>
          <table:table-cell office:value-type="float" office:value="0.199003985000672" calcext:value-type="float">
            <text:p>0.199003985000672</text:p>
          </table:table-cell>
          <table:table-cell office:value-type="float" office:value="0.206649460000335" calcext:value-type="float">
            <text:p>0.206649460000335</text:p>
          </table:table-cell>
          <table:table-cell office:value-type="float" office:value="0.153680963000625" calcext:value-type="float">
            <text:p>0.153680963000625</text:p>
          </table:table-cell>
          <table:table-cell office:value-type="float" office:value="0.143589582999994" calcext:value-type="float">
            <text:p>0.143589582999994</text:p>
          </table:table-cell>
          <table:table-cell office:value-type="float" office:value="0.132821258000149" calcext:value-type="float">
            <text:p>0.132821258000149</text:p>
          </table:table-cell>
          <table:table-cell office:value-type="float" office:value="0.119806809000693" calcext:value-type="float">
            <text:p>0.119806809000693</text:p>
          </table:table-cell>
          <table:table-cell office:value-type="float" office:value="0.107990240000618" calcext:value-type="float">
            <text:p>0.107990240000618</text:p>
          </table:table-cell>
        </table:table-row>
        <table:table-row table:style-name="ro1">
          <table:table-cell office:value-type="float" office:value="0.387824808000005" calcext:value-type="float">
            <text:p>0.387824808000005</text:p>
          </table:table-cell>
          <table:table-cell office:value-type="float" office:value="0.361063520999778" calcext:value-type="float">
            <text:p>0.361063520999778</text:p>
          </table:table-cell>
          <table:table-cell office:value-type="float" office:value="0.378864344999783" calcext:value-type="float">
            <text:p>0.378864344999783</text:p>
          </table:table-cell>
          <table:table-cell office:value-type="float" office:value="0.259558364999975" calcext:value-type="float">
            <text:p>0.259558364999975</text:p>
          </table:table-cell>
          <table:table-cell office:value-type="float" office:value="0.370506939999359" calcext:value-type="float">
            <text:p>0.370506939999359</text:p>
          </table:table-cell>
          <table:table-cell office:value-type="float" office:value="0.187199688999499" calcext:value-type="float">
            <text:p>0.187199688999499</text:p>
          </table:table-cell>
          <table:table-cell table:number-columns-repeated="10"/>
          <table:table-cell office:value-type="float" office:value="0.26829774899943" calcext:value-type="float">
            <text:p>0.26829774899943</text:p>
          </table:table-cell>
          <table:table-cell office:value-type="float" office:value="0.27633764500024" calcext:value-type="float">
            <text:p>0.27633764500024</text:p>
          </table:table-cell>
          <table:table-cell office:value-type="float" office:value="0.163875174000168" calcext:value-type="float">
            <text:p>0.163875174000168</text:p>
          </table:table-cell>
          <table:table-cell office:value-type="float" office:value="0.152942373999394" calcext:value-type="float">
            <text:p>0.152942373999394</text:p>
          </table:table-cell>
          <table:table-cell office:value-type="float" office:value="0.12766087" calcext:value-type="float">
            <text:p>0.12766087</text:p>
          </table:table-cell>
          <table:table-cell office:value-type="float" office:value="0.110506875999818" calcext:value-type="float">
            <text:p>0.110506875999818</text:p>
          </table:table-cell>
          <table:table-cell office:value-type="float" office:value="0.100056630999461" calcext:value-type="float">
            <text:p>0.100056630999461</text:p>
          </table:table-cell>
        </table:table-row>
        <table:table-row table:style-name="ro1">
          <table:table-cell office:value-type="float" office:value="0.558187889000692" calcext:value-type="float">
            <text:p>0.558187889000692</text:p>
          </table:table-cell>
          <table:table-cell office:value-type="float" office:value="0.472093117000441" calcext:value-type="float">
            <text:p>0.472093117000441</text:p>
          </table:table-cell>
          <table:table-cell office:value-type="float" office:value="0.545523408000008" calcext:value-type="float">
            <text:p>0.545523408000008</text:p>
          </table:table-cell>
          <table:table-cell office:value-type="float" office:value="0.442746996000096" calcext:value-type="float">
            <text:p>0.442746996000096</text:p>
          </table:table-cell>
          <table:table-cell office:value-type="float" office:value="0.481262779000645" calcext:value-type="float">
            <text:p>0.481262779000645</text:p>
          </table:table-cell>
          <table:table-cell office:value-type="float" office:value="0.42177016200003" calcext:value-type="float">
            <text:p>0.42177016200003</text:p>
          </table:table-cell>
          <table:table-cell table:number-columns-repeated="10"/>
          <table:table-cell office:value-type="float" office:value="0.452768978000677" calcext:value-type="float">
            <text:p>0.452768978000677</text:p>
          </table:table-cell>
          <table:table-cell office:value-type="float" office:value="0.462785450000411" calcext:value-type="float">
            <text:p>0.462785450000411</text:p>
          </table:table-cell>
          <table:table-cell office:value-type="float" office:value="0.411812938999901" calcext:value-type="float">
            <text:p>0.411812938999901</text:p>
          </table:table-cell>
          <table:table-cell office:value-type="float" office:value="0.392265015000703" calcext:value-type="float">
            <text:p>0.392265015000703</text:p>
          </table:table-cell>
          <table:table-cell office:value-type="float" office:value="0.381080387000111" calcext:value-type="float">
            <text:p>0.381080387000111</text:p>
          </table:table-cell>
          <table:table-cell office:value-type="float" office:value="0.367692915000589" calcext:value-type="float">
            <text:p>0.367692915000589</text:p>
          </table:table-cell>
          <table:table-cell office:value-type="float" office:value="0.358206214999882" calcext:value-type="float">
            <text:p>0.358206214999882</text:p>
          </table:table-cell>
        </table:table-row>
        <table:table-row table:style-name="ro1">
          <table:table-cell office:value-type="float" office:value="0.391052085999945" calcext:value-type="float">
            <text:p>0.391052085999945</text:p>
          </table:table-cell>
          <table:table-cell office:value-type="float" office:value="0.317920352999863" calcext:value-type="float">
            <text:p>0.317920352999863</text:p>
          </table:table-cell>
          <table:table-cell office:value-type="float" office:value="0.380330444999345" calcext:value-type="float">
            <text:p>0.380330444999345</text:p>
          </table:table-cell>
          <table:table-cell office:value-type="float" office:value="0.297086632000173" calcext:value-type="float">
            <text:p>0.297086632000173</text:p>
          </table:table-cell>
          <table:table-cell office:value-type="float" office:value="0.338118925999879" calcext:value-type="float">
            <text:p>0.338118925999879</text:p>
          </table:table-cell>
          <table:table-cell office:value-type="float" office:value="0.266557754999667" calcext:value-type="float">
            <text:p>0.266557754999667</text:p>
          </table:table-cell>
          <table:table-cell table:number-columns-repeated="10"/>
          <table:table-cell office:value-type="float" office:value="0.307425181999861" calcext:value-type="float">
            <text:p>0.307425181999861</text:p>
          </table:table-cell>
          <table:table-cell office:value-type="float" office:value="0.329013912999471" calcext:value-type="float">
            <text:p>0.329013912999471</text:p>
          </table:table-cell>
          <table:table-cell office:value-type="float" office:value="0.257103174999429" calcext:value-type="float">
            <text:p>0.257103174999429</text:p>
          </table:table-cell>
          <table:table-cell office:value-type="float" office:value="0.244386106000093" calcext:value-type="float">
            <text:p>0.244386106000093</text:p>
          </table:table-cell>
          <table:table-cell office:value-type="float" office:value="0.229799791000005" calcext:value-type="float">
            <text:p>0.229799791000005</text:p>
          </table:table-cell>
          <table:table-cell office:value-type="float" office:value="0.218482326999947" calcext:value-type="float">
            <text:p>0.218482326999947</text:p>
          </table:table-cell>
          <table:table-cell office:value-type="float" office:value="0.205365967000034" calcext:value-type="float">
            <text:p>0.205365967000034</text:p>
          </table:table-cell>
        </table:table-row>
        <table:table-row table:style-name="ro1">
          <table:table-cell office:value-type="float" office:value="0.495662072000414" calcext:value-type="float">
            <text:p>0.495662072000414</text:p>
          </table:table-cell>
          <table:table-cell office:value-type="float" office:value="0.433213959000568" calcext:value-type="float">
            <text:p>0.433213959000568</text:p>
          </table:table-cell>
          <table:table-cell office:value-type="float" office:value="0.448461431000396" calcext:value-type="float">
            <text:p>0.448461431000396</text:p>
          </table:table-cell>
          <table:table-cell office:value-type="float" office:value="0.408247114000005" calcext:value-type="float">
            <text:p>0.408247114000005</text:p>
          </table:table-cell>
          <table:table-cell office:value-type="float" office:value="0.440932370000155" calcext:value-type="float">
            <text:p>0.440932370000155</text:p>
          </table:table-cell>
          <table:table-cell office:value-type="float" office:value="0.374481585000467" calcext:value-type="float">
            <text:p>0.374481585000467</text:p>
          </table:table-cell>
          <table:table-cell table:number-columns-repeated="10"/>
          <table:table-cell office:value-type="float" office:value="0.41667549200065" calcext:value-type="float">
            <text:p>0.41667549200065</text:p>
          </table:table-cell>
          <table:table-cell office:value-type="float" office:value="0.42501433400048" calcext:value-type="float">
            <text:p>0.42501433400048</text:p>
          </table:table-cell>
          <table:table-cell office:value-type="float" office:value="0.383258870000645" calcext:value-type="float">
            <text:p>0.383258870000645</text:p>
          </table:table-cell>
          <table:table-cell office:value-type="float" office:value="0.354806463000386" calcext:value-type="float">
            <text:p>0.354806463000386</text:p>
          </table:table-cell>
          <table:table-cell office:value-type="float" office:value="0.364327377000336" calcext:value-type="float">
            <text:p>0.364327377000336</text:p>
          </table:table-cell>
          <table:table-cell office:value-type="float" office:value="0.342059868000433" calcext:value-type="float">
            <text:p>0.342059868000433</text:p>
          </table:table-cell>
          <table:table-cell office:value-type="float" office:value="0.333311266000237" calcext:value-type="float">
            <text:p>0.333311266000237</text:p>
          </table:table-cell>
        </table:table-row>
        <table:table-row table:style-name="ro1">
          <table:table-cell office:value-type="float" office:value="0.280990818000646" calcext:value-type="float">
            <text:p>0.280990818000646</text:p>
          </table:table-cell>
          <table:table-cell office:value-type="float" office:value="0.202160099000139" calcext:value-type="float">
            <text:p>0.202160099000139</text:p>
          </table:table-cell>
          <table:table-cell office:value-type="float" office:value="0.225359367999772" calcext:value-type="float">
            <text:p>0.225359367999772</text:p>
          </table:table-cell>
          <table:table-cell office:value-type="float" office:value="0.171795995000139" calcext:value-type="float">
            <text:p>0.171795995000139</text:p>
          </table:table-cell>
          <table:table-cell office:value-type="float" office:value="0.212375846000214" calcext:value-type="float">
            <text:p>0.212375846000214</text:p>
          </table:table-cell>
          <table:table-cell office:value-type="float" office:value="0.142256782000004" calcext:value-type="float">
            <text:p>0.142256782000004</text:p>
          </table:table-cell>
          <table:table-cell table:number-columns-repeated="10"/>
          <table:table-cell office:value-type="float" office:value="0.181353190000664" calcext:value-type="float">
            <text:p>0.181353190000664</text:p>
          </table:table-cell>
          <table:table-cell office:value-type="float" office:value="0.190315661000568" calcext:value-type="float">
            <text:p>0.190315661000568</text:p>
          </table:table-cell>
          <table:table-cell office:value-type="float" office:value="0.131198111999765" calcext:value-type="float">
            <text:p>0.131198111999765</text:p>
          </table:table-cell>
          <table:table-cell office:value-type="float" office:value="0.119071910000457" calcext:value-type="float">
            <text:p>0.119071910000457</text:p>
          </table:table-cell>
          <table:table-cell office:value-type="float" office:value="0.108613453000544" calcext:value-type="float">
            <text:p>0.108613453000544</text:p>
          </table:table-cell>
          <table:table-cell office:value-type="float" office:value="0.0938088520006204" calcext:value-type="float">
            <text:p>0.0938088520006204</text:p>
          </table:table-cell>
          <table:table-cell office:value-type="float" office:value="0.0839198419998866" calcext:value-type="float">
            <text:p>0.0839198419998866</text:p>
          </table:table-cell>
        </table:table-row>
        <table:table-row table:style-name="ro1">
          <table:table-cell office:value-type="float" office:value="0.485336044000178" calcext:value-type="float">
            <text:p>0.485336044000178</text:p>
          </table:table-cell>
          <table:table-cell office:value-type="float" office:value="0.38603095200051" calcext:value-type="float">
            <text:p>0.38603095200051</text:p>
          </table:table-cell>
          <table:table-cell office:value-type="float" office:value="0.406391373000588" calcext:value-type="float">
            <text:p>0.406391373000588</text:p>
          </table:table-cell>
          <table:table-cell office:value-type="float" office:value="0.265462995000235" calcext:value-type="float">
            <text:p>0.265462995000235</text:p>
          </table:table-cell>
          <table:table-cell office:value-type="float" office:value="0.395459187000597" calcext:value-type="float">
            <text:p>0.395459187000597</text:p>
          </table:table-cell>
          <table:table-cell office:value-type="float" office:value="0.176001881000047" calcext:value-type="float">
            <text:p>0.176001881000047</text:p>
          </table:table-cell>
          <table:table-cell table:number-columns-repeated="10"/>
          <table:table-cell office:value-type="float" office:value="0.274897251000766" calcext:value-type="float">
            <text:p>0.274897251000766</text:p>
          </table:table-cell>
          <table:table-cell office:value-type="float" office:value="0.284980402000656" calcext:value-type="float">
            <text:p>0.284980402000656</text:p>
          </table:table-cell>
          <table:table-cell office:value-type="float" office:value="0.166716050000105" calcext:value-type="float">
            <text:p>0.166716050000105</text:p>
          </table:table-cell>
          <table:table-cell office:value-type="float" office:value="0.152585299000748" calcext:value-type="float">
            <text:p>0.152585299000748</text:p>
          </table:table-cell>
          <table:table-cell office:value-type="float" office:value="0.118204481000248" calcext:value-type="float">
            <text:p>0.118204481000248</text:p>
          </table:table-cell>
          <table:table-cell office:value-type="float" office:value="0.101878487000249" calcext:value-type="float">
            <text:p>0.101878487000249</text:p>
          </table:table-cell>
          <table:table-cell office:value-type="float" office:value="0.0917658320004193" calcext:value-type="float">
            <text:p>0.0917658320004193</text:p>
          </table:table-cell>
        </table:table-row>
        <table:table-row table:style-name="ro1">
          <table:table-cell office:value-type="float" office:value="0.294298335999883" calcext:value-type="float">
            <text:p>0.294298335999883</text:p>
          </table:table-cell>
          <table:table-cell office:value-type="float" office:value="0.223437530999945" calcext:value-type="float">
            <text:p>0.223437530999945</text:p>
          </table:table-cell>
          <table:table-cell office:value-type="float" office:value="0.240976357000363" calcext:value-type="float">
            <text:p>0.240976357000363</text:p>
          </table:table-cell>
          <table:table-cell office:value-type="float" office:value="0.187965535999865" calcext:value-type="float">
            <text:p>0.187965535999865</text:p>
          </table:table-cell>
          <table:table-cell office:value-type="float" office:value="0.232221500999913" calcext:value-type="float">
            <text:p>0.232221500999913</text:p>
          </table:table-cell>
          <table:table-cell office:value-type="float" office:value="0.154070225999931" calcext:value-type="float">
            <text:p>0.154070225999931</text:p>
          </table:table-cell>
          <table:table-cell table:number-columns-repeated="10"/>
          <table:table-cell office:value-type="float" office:value="0.19883166999989" calcext:value-type="float">
            <text:p>0.19883166999989</text:p>
          </table:table-cell>
          <table:table-cell office:value-type="float" office:value="0.213643045000026" calcext:value-type="float">
            <text:p>0.213643045000026</text:p>
          </table:table-cell>
          <table:table-cell office:value-type="float" office:value="0.141625453000415" calcext:value-type="float">
            <text:p>0.141625453000415</text:p>
          </table:table-cell>
          <table:table-cell office:value-type="float" office:value="0.126596473999598" calcext:value-type="float">
            <text:p>0.126596473999598</text:p>
          </table:table-cell>
          <table:table-cell office:value-type="float" office:value="0.116061212999739" calcext:value-type="float">
            <text:p>0.116061212999739</text:p>
          </table:table-cell>
          <table:table-cell office:value-type="float" office:value="0.101743915000043" calcext:value-type="float">
            <text:p>0.101743915000043</text:p>
          </table:table-cell>
          <table:table-cell office:value-type="float" office:value="0.0911481530001765" calcext:value-type="float">
            <text:p>0.0911481530001765</text:p>
          </table:table-cell>
        </table:table-row>
        <table:table-row table:style-name="ro1">
          <table:table-cell office:value-type="float" office:value="0.454148699999678" calcext:value-type="float">
            <text:p>0.454148699999678</text:p>
          </table:table-cell>
          <table:table-cell office:value-type="float" office:value="0.354238367000107" calcext:value-type="float">
            <text:p>0.354238367000107</text:p>
          </table:table-cell>
          <table:table-cell office:value-type="float" office:value="0.37063741899965" calcext:value-type="float">
            <text:p>0.37063741899965</text:p>
          </table:table-cell>
          <table:table-cell office:value-type="float" office:value="0.242672835999656" calcext:value-type="float">
            <text:p>0.242672835999656</text:p>
          </table:table-cell>
          <table:table-cell office:value-type="float" office:value="0.362240105999263" calcext:value-type="float">
            <text:p>0.362240105999263</text:p>
          </table:table-cell>
          <table:table-cell office:value-type="float" office:value="0.224888623999504" calcext:value-type="float">
            <text:p>0.224888623999504</text:p>
          </table:table-cell>
          <table:table-cell table:number-columns-repeated="10"/>
          <table:table-cell office:value-type="float" office:value="0.250918226999602" calcext:value-type="float">
            <text:p>0.250918226999602</text:p>
          </table:table-cell>
          <table:table-cell office:value-type="float" office:value="0.345098135999251" calcext:value-type="float">
            <text:p>0.345098135999251</text:p>
          </table:table-cell>
          <table:table-cell office:value-type="float" office:value="0.136949015000027" calcext:value-type="float">
            <text:p>0.136949015000027</text:p>
          </table:table-cell>
          <table:table-cell office:value-type="float" office:value="0.12610260800011" calcext:value-type="float">
            <text:p>0.12610260800011</text:p>
          </table:table-cell>
          <table:table-cell office:value-type="float" office:value="0.115730750999319" calcext:value-type="float">
            <text:p>0.115730750999319</text:p>
          </table:table-cell>
          <table:table-cell office:value-type="float" office:value="0.100580546999481" calcext:value-type="float">
            <text:p>0.100580546999481</text:p>
          </table:table-cell>
          <table:table-cell office:value-type="float" office:value="0.0914177129998279" calcext:value-type="float">
            <text:p>0.0914177129998279</text:p>
          </table:table-cell>
        </table:table-row>
        <table:table-row table:style-name="ro1">
          <table:table-cell office:value-type="float" office:value="0.531851818000177" calcext:value-type="float">
            <text:p>0.531851818000177</text:p>
          </table:table-cell>
          <table:table-cell office:value-type="float" office:value="0.472357319000366" calcext:value-type="float">
            <text:p>0.472357319000366</text:p>
          </table:table-cell>
          <table:table-cell office:value-type="float" office:value="0.519081559000369" calcext:value-type="float">
            <text:p>0.519081559000369</text:p>
          </table:table-cell>
          <table:table-cell office:value-type="float" office:value="0.43959088200063" calcext:value-type="float">
            <text:p>0.43959088200063</text:p>
          </table:table-cell>
          <table:table-cell office:value-type="float" office:value="0.508585851000134" calcext:value-type="float">
            <text:p>0.508585851000134</text:p>
          </table:table-cell>
          <table:table-cell office:value-type="float" office:value="0.400002655000208" calcext:value-type="float">
            <text:p>0.400002655000208</text:p>
          </table:table-cell>
          <table:table-cell table:number-columns-repeated="10"/>
          <table:table-cell office:value-type="float" office:value="0.45131986800061" calcext:value-type="float">
            <text:p>0.45131986800061</text:p>
          </table:table-cell>
          <table:table-cell office:value-type="float" office:value="0.46226513000056" calcext:value-type="float">
            <text:p>0.46226513000056</text:p>
          </table:table-cell>
          <table:table-cell office:value-type="float" office:value="0.420563181000034" calcext:value-type="float">
            <text:p>0.420563181000034</text:p>
          </table:table-cell>
          <table:table-cell office:value-type="float" office:value="0.384327796000434" calcext:value-type="float">
            <text:p>0.384327796000434</text:p>
          </table:table-cell>
          <table:table-cell office:value-type="float" office:value="0.37185042100009" calcext:value-type="float">
            <text:p>0.37185042100009</text:p>
          </table:table-cell>
          <table:table-cell office:value-type="float" office:value="0.356320671000503" calcext:value-type="float">
            <text:p>0.356320671000503</text:p>
          </table:table-cell>
          <table:table-cell office:value-type="float" office:value="0.341318530000535" calcext:value-type="float">
            <text:p>0.341318530000535</text:p>
          </table:table-cell>
        </table:table-row>
        <table:table-row table:style-name="ro1">
          <table:table-cell office:value-type="float" office:value="0.687269784999444" calcext:value-type="float">
            <text:p>0.687269784999444</text:p>
          </table:table-cell>
          <table:table-cell office:value-type="float" office:value="0.52178523800012" calcext:value-type="float">
            <text:p>0.52178523800012</text:p>
          </table:table-cell>
          <table:table-cell office:value-type="float" office:value="0.676598940999611" calcext:value-type="float">
            <text:p>0.676598940999611</text:p>
          </table:table-cell>
          <table:table-cell office:value-type="float" office:value="0.40628070799994" calcext:value-type="float">
            <text:p>0.40628070799994</text:p>
          </table:table-cell>
          <table:table-cell office:value-type="float" office:value="0.666600174999985" calcext:value-type="float">
            <text:p>0.666600174999985</text:p>
          </table:table-cell>
          <table:table-cell office:value-type="float" office:value="0.336308328999621" calcext:value-type="float">
            <text:p>0.336308328999621</text:p>
          </table:table-cell>
          <table:table-cell table:number-columns-repeated="10"/>
          <table:table-cell office:value-type="float" office:value="0.511417046000133" calcext:value-type="float">
            <text:p>0.511417046000133</text:p>
          </table:table-cell>
          <table:table-cell office:value-type="float" office:value="0.53113186399969" calcext:value-type="float">
            <text:p>0.53113186399969</text:p>
          </table:table-cell>
          <table:table-cell office:value-type="float" office:value="0.373292716999458" calcext:value-type="float">
            <text:p>0.373292716999458</text:p>
          </table:table-cell>
          <table:table-cell office:value-type="float" office:value="0.318502434000038" calcext:value-type="float">
            <text:p>0.318502434000038</text:p>
          </table:table-cell>
          <table:table-cell office:value-type="float" office:value="0.301857061999726" calcext:value-type="float">
            <text:p>0.301857061999726</text:p>
          </table:table-cell>
          <table:table-cell office:value-type="float" office:value="0.288830407000205" calcext:value-type="float">
            <text:p>0.288830407000205</text:p>
          </table:table-cell>
          <table:table-cell office:value-type="float" office:value="0.272961034999753" calcext:value-type="float">
            <text:p>0.272961034999753</text:p>
          </table:table-cell>
        </table:table-row>
        <table:table-row table:style-name="ro1">
          <table:table-cell office:value-type="float" office:value="0.541976068999247" calcext:value-type="float">
            <text:p>0.541976068999247</text:p>
          </table:table-cell>
          <table:table-cell office:value-type="float" office:value="0.479539168999509" calcext:value-type="float">
            <text:p>0.479539168999509</text:p>
          </table:table-cell>
          <table:table-cell office:value-type="float" office:value="0.532843108999259" calcext:value-type="float">
            <text:p>0.532843108999259</text:p>
          </table:table-cell>
          <table:table-cell office:value-type="float" office:value="0.459563114999583" calcext:value-type="float">
            <text:p>0.459563114999583</text:p>
          </table:table-cell>
          <table:table-cell office:value-type="float" office:value="0.498171499999444" calcext:value-type="float">
            <text:p>0.498171499999444</text:p>
          </table:table-cell>
          <table:table-cell office:value-type="float" office:value="0.418942097999206" calcext:value-type="float">
            <text:p>0.418942097999206</text:p>
          </table:table-cell>
          <table:table-cell table:number-columns-repeated="10"/>
          <table:table-cell office:value-type="float" office:value="0.469776760999594" calcext:value-type="float">
            <text:p>0.469776760999594</text:p>
          </table:table-cell>
          <table:table-cell office:value-type="float" office:value="0.488561664999907" calcext:value-type="float">
            <text:p>0.488561664999907</text:p>
          </table:table-cell>
          <table:table-cell office:value-type="float" office:value="0.439239696999721" calcext:value-type="float">
            <text:p>0.439239696999721</text:p>
          </table:table-cell>
          <table:table-cell office:value-type="float" office:value="0.407780402999379" calcext:value-type="float">
            <text:p>0.407780402999379</text:p>
          </table:table-cell>
          <table:table-cell office:value-type="float" office:value="0.394310193999445" calcext:value-type="float">
            <text:p>0.394310193999445</text:p>
          </table:table-cell>
          <table:table-cell office:value-type="float" office:value="0.381109605999882" calcext:value-type="float">
            <text:p>0.381109605999882</text:p>
          </table:table-cell>
          <table:table-cell office:value-type="float" office:value="0.371929959999761" calcext:value-type="float">
            <text:p>0.371929959999761</text:p>
          </table:table-cell>
        </table:table-row>
        <table:table-row table:style-name="ro1">
          <table:table-cell office:value-type="float" office:value="0.316073187999791" calcext:value-type="float">
            <text:p>0.316073187999791</text:p>
          </table:table-cell>
          <table:table-cell office:value-type="float" office:value="0.230493269999897" calcext:value-type="float">
            <text:p>0.230493269999897</text:p>
          </table:table-cell>
          <table:table-cell office:value-type="float" office:value="0.261012639999535" calcext:value-type="float">
            <text:p>0.261012639999535</text:p>
          </table:table-cell>
          <table:table-cell office:value-type="float" office:value="0.176551990999542" calcext:value-type="float">
            <text:p>0.176551990999542</text:p>
          </table:table-cell>
          <table:table-cell office:value-type="float" office:value="0.245114012999693" calcext:value-type="float">
            <text:p>0.245114012999693</text:p>
          </table:table-cell>
          <table:table-cell office:value-type="float" office:value="0.143835429999854" calcext:value-type="float">
            <text:p>0.143835429999854</text:p>
          </table:table-cell>
          <table:table-cell table:number-columns-repeated="10"/>
          <table:table-cell office:value-type="float" office:value="0.186556540999845" calcext:value-type="float">
            <text:p>0.186556540999845</text:p>
          </table:table-cell>
          <table:table-cell office:value-type="float" office:value="0.210492413999418" calcext:value-type="float">
            <text:p>0.210492413999418</text:p>
          </table:table-cell>
          <table:table-cell office:value-type="float" office:value="0.132227301000057" calcext:value-type="float">
            <text:p>0.132227301000057</text:p>
          </table:table-cell>
          <table:table-cell office:value-type="float" office:value="0.117896877000021" calcext:value-type="float">
            <text:p>0.117896877000021</text:p>
          </table:table-cell>
          <table:table-cell office:value-type="float" office:value="0.106845251999403" calcext:value-type="float">
            <text:p>0.106845251999403</text:p>
          </table:table-cell>
          <table:table-cell office:value-type="float" office:value="0.0938511399999697" calcext:value-type="float">
            <text:p>0.0938511399999697</text:p>
          </table:table-cell>
          <table:table-cell office:value-type="float" office:value="0.0821551279996129" calcext:value-type="float">
            <text:p>0.0821551279996129</text:p>
          </table:table-cell>
        </table:table-row>
        <table:table-row table:style-name="ro1">
          <table:table-cell office:value-type="float" office:value="0.483731753000029" calcext:value-type="float">
            <text:p>0.483731753000029</text:p>
          </table:table-cell>
          <table:table-cell office:value-type="float" office:value="0.401219960999697" calcext:value-type="float">
            <text:p>0.401219960999697</text:p>
          </table:table-cell>
          <table:table-cell office:value-type="float" office:value="0.474572881999848" calcext:value-type="float">
            <text:p>0.474572881999848</text:p>
          </table:table-cell>
          <table:table-cell office:value-type="float" office:value="0.254848431000028" calcext:value-type="float">
            <text:p>0.254848431000028</text:p>
          </table:table-cell>
          <table:table-cell office:value-type="float" office:value="0.409786569999596" calcext:value-type="float">
            <text:p>0.409786569999596</text:p>
          </table:table-cell>
          <table:table-cell office:value-type="float" office:value="0.158855894999761" calcext:value-type="float">
            <text:p>0.158855894999761</text:p>
          </table:table-cell>
          <table:table-cell table:number-columns-repeated="10"/>
          <table:table-cell office:value-type="float" office:value="0.264227810999728" calcext:value-type="float">
            <text:p>0.264227810999728</text:p>
          </table:table-cell>
          <table:table-cell office:value-type="float" office:value="0.391827366999678" calcext:value-type="float">
            <text:p>0.391827366999678</text:p>
          </table:table-cell>
          <table:table-cell office:value-type="float" office:value="0.148506153999733" calcext:value-type="float">
            <text:p>0.148506153999733</text:p>
          </table:table-cell>
          <table:table-cell office:value-type="float" office:value="0.137988710999707" calcext:value-type="float">
            <text:p>0.137988710999707</text:p>
          </table:table-cell>
          <table:table-cell office:value-type="float" office:value="0.12730754399945" calcext:value-type="float">
            <text:p>0.12730754399945</text:p>
          </table:table-cell>
          <table:table-cell office:value-type="float" office:value="0.0999115650001841" calcext:value-type="float">
            <text:p>0.0999115650001841</text:p>
          </table:table-cell>
          <table:table-cell office:value-type="float" office:value="0.0902263469997706" calcext:value-type="float">
            <text:p>0.0902263469997706</text:p>
          </table:table-cell>
        </table:table-row>
        <table:table-row table:style-name="ro1">
          <table:table-cell office:value-type="float" office:value="0.302021765000063" calcext:value-type="float">
            <text:p>0.302021765000063</text:p>
          </table:table-cell>
          <table:table-cell office:value-type="float" office:value="0.272359194000273" calcext:value-type="float">
            <text:p>0.272359194000273</text:p>
          </table:table-cell>
          <table:table-cell office:value-type="float" office:value="0.292931322000186" calcext:value-type="float">
            <text:p>0.292931322000186</text:p>
          </table:table-cell>
          <table:table-cell office:value-type="float" office:value="0.208318062000217" calcext:value-type="float">
            <text:p>0.208318062000217</text:p>
          </table:table-cell>
          <table:table-cell office:value-type="float" office:value="0.283659071000329" calcext:value-type="float">
            <text:p>0.283659071000329</text:p>
          </table:table-cell>
          <table:table-cell office:value-type="float" office:value="0.16632180400029" calcext:value-type="float">
            <text:p>0.16632180400029</text:p>
          </table:table-cell>
          <table:table-cell table:number-columns-repeated="10"/>
          <table:table-cell office:value-type="float" office:value="0.2214954760002" calcext:value-type="float">
            <text:p>0.2214954760002</text:p>
          </table:table-cell>
          <table:table-cell office:value-type="float" office:value="0.231148605000271" calcext:value-type="float">
            <text:p>0.231148605000271</text:p>
          </table:table-cell>
          <table:table-cell office:value-type="float" office:value="0.145279381999899" calcext:value-type="float">
            <text:p>0.145279381999899</text:p>
          </table:table-cell>
          <table:table-cell office:value-type="float" office:value="0.128056244000618" calcext:value-type="float">
            <text:p>0.128056244000618</text:p>
          </table:table-cell>
          <table:table-cell office:value-type="float" office:value="0.114842553000017" calcext:value-type="float">
            <text:p>0.114842553000017</text:p>
          </table:table-cell>
          <table:table-cell office:value-type="float" office:value="0.10057150800003" calcext:value-type="float">
            <text:p>0.10057150800003</text:p>
          </table:table-cell>
          <table:table-cell office:value-type="float" office:value="0.090234860000237" calcext:value-type="float">
            <text:p>0.090234860000237</text:p>
          </table:table-cell>
        </table:table-row>
        <table:table-row table:style-name="ro1">
          <table:table-cell office:value-type="float" office:value="0.406303235999985" calcext:value-type="float">
            <text:p>0.406303235999985</text:p>
          </table:table-cell>
          <table:table-cell office:value-type="float" office:value="0.375998890999654" calcext:value-type="float">
            <text:p>0.375998890999654</text:p>
          </table:table-cell>
          <table:table-cell office:value-type="float" office:value="0.395975604999876" calcext:value-type="float">
            <text:p>0.395975604999876</text:p>
          </table:table-cell>
          <table:table-cell office:value-type="float" office:value="0.238378142000329" calcext:value-type="float">
            <text:p>0.238378142000329</text:p>
          </table:table-cell>
          <table:table-cell office:value-type="float" office:value="0.385817868000231" calcext:value-type="float">
            <text:p>0.385817868000231</text:p>
          </table:table-cell>
          <table:table-cell office:value-type="float" office:value="0.177449902000262" calcext:value-type="float">
            <text:p>0.177449902000262</text:p>
          </table:table-cell>
          <table:table-cell table:number-columns-repeated="10"/>
          <table:table-cell office:value-type="float" office:value="0.24779794799997" calcext:value-type="float">
            <text:p>0.24779794799997</text:p>
          </table:table-cell>
          <table:table-cell office:value-type="float" office:value="0.260893489000409" calcext:value-type="float">
            <text:p>0.260893489000409</text:p>
          </table:table-cell>
          <table:table-cell office:value-type="float" office:value="0.149631426000269" calcext:value-type="float">
            <text:p>0.149631426000269</text:p>
          </table:table-cell>
          <table:table-cell office:value-type="float" office:value="0.13313572900006" calcext:value-type="float">
            <text:p>0.13313572900006</text:p>
          </table:table-cell>
          <table:table-cell office:value-type="float" office:value="0.121249073000399" calcext:value-type="float">
            <text:p>0.121249073000399</text:p>
          </table:table-cell>
          <table:table-cell office:value-type="float" office:value="0.105255317999763" calcext:value-type="float">
            <text:p>0.105255317999763</text:p>
          </table:table-cell>
          <table:table-cell office:value-type="float" office:value="0.0951048959996115" calcext:value-type="float">
            <text:p>0.0951048959996115</text:p>
          </table:table-cell>
        </table:table-row>
        <table:table-row table:style-name="ro1">
          <table:table-cell office:value-type="float" office:value="0.549787919000664" calcext:value-type="float">
            <text:p>0.549787919000664</text:p>
          </table:table-cell>
          <table:table-cell office:value-type="float" office:value="0.490984941000534" calcext:value-type="float">
            <text:p>0.490984941000534</text:p>
          </table:table-cell>
          <table:table-cell office:value-type="float" office:value="0.540271462999954" calcext:value-type="float">
            <text:p>0.540271462999954</text:p>
          </table:table-cell>
          <table:table-cell office:value-type="float" office:value="0.451604668000073" calcext:value-type="float">
            <text:p>0.451604668000073</text:p>
          </table:table-cell>
          <table:table-cell office:value-type="float" office:value="0.53053910700055" calcext:value-type="float">
            <text:p>0.53053910700055</text:p>
          </table:table-cell>
          <table:table-cell office:value-type="float" office:value="0.428387015000226" calcext:value-type="float">
            <text:p>0.428387015000226</text:p>
          </table:table-cell>
          <table:table-cell table:number-columns-repeated="10"/>
          <table:table-cell office:value-type="float" office:value="0.464717653000662" calcext:value-type="float">
            <text:p>0.464717653000662</text:p>
          </table:table-cell>
          <table:table-cell office:value-type="float" office:value="0.477597916000377" calcext:value-type="float">
            <text:p>0.477597916000377</text:p>
          </table:table-cell>
          <table:table-cell office:value-type="float" office:value="0.417897332000393" calcext:value-type="float">
            <text:p>0.417897332000393</text:p>
          </table:table-cell>
          <table:table-cell office:value-type="float" office:value="0.392303765000179" calcext:value-type="float">
            <text:p>0.392303765000179</text:p>
          </table:table-cell>
          <table:table-cell office:value-type="float" office:value="0.380307944999913" calcext:value-type="float">
            <text:p>0.380307944999913</text:p>
          </table:table-cell>
          <table:table-cell office:value-type="float" office:value="0.364412470999923" calcext:value-type="float">
            <text:p>0.364412470999923</text:p>
          </table:table-cell>
          <table:table-cell office:value-type="float" office:value="0.347678030000679" calcext:value-type="float">
            <text:p>0.347678030000679</text:p>
          </table:table-cell>
        </table:table-row>
        <table:table-row table:style-name="ro1">
          <table:table-cell office:value-type="float" office:value="0.399878293999791" calcext:value-type="float">
            <text:p>0.399878293999791</text:p>
          </table:table-cell>
          <table:table-cell office:value-type="float" office:value="0.347153471999263" calcext:value-type="float">
            <text:p>0.347153471999263</text:p>
          </table:table-cell>
          <table:table-cell office:value-type="float" office:value="0.391581172999395" calcext:value-type="float">
            <text:p>0.391581172999395</text:p>
          </table:table-cell>
          <table:table-cell office:value-type="float" office:value="0.32685289499932" calcext:value-type="float">
            <text:p>0.32685289499932</text:p>
          </table:table-cell>
          <table:table-cell office:value-type="float" office:value="0.383092866999505" calcext:value-type="float">
            <text:p>0.383092866999505</text:p>
          </table:table-cell>
          <table:table-cell office:value-type="float" office:value="0.291046026000004" calcext:value-type="float">
            <text:p>0.291046026000004</text:p>
          </table:table-cell>
          <table:table-cell table:number-columns-repeated="10"/>
          <table:table-cell office:value-type="float" office:value="0.336858549999306" calcext:value-type="float">
            <text:p>0.336858549999306</text:p>
          </table:table-cell>
          <table:table-cell office:value-type="float" office:value="0.374179079999521" calcext:value-type="float">
            <text:p>0.374179079999521</text:p>
          </table:table-cell>
          <table:table-cell office:value-type="float" office:value="0.300214104999213" calcext:value-type="float">
            <text:p>0.300214104999213</text:p>
          </table:table-cell>
          <table:table-cell office:value-type="float" office:value="0.28043483700003" calcext:value-type="float">
            <text:p>0.28043483700003</text:p>
          </table:table-cell>
          <table:table-cell office:value-type="float" office:value="0.268057106000015" calcext:value-type="float">
            <text:p>0.268057106000015</text:p>
          </table:table-cell>
          <table:table-cell office:value-type="float" office:value="0.256479310999566" calcext:value-type="float">
            <text:p>0.256479310999566</text:p>
          </table:table-cell>
          <table:table-cell office:value-type="float" office:value="0.247741691999181" calcext:value-type="float">
            <text:p>0.247741691999181</text:p>
          </table:table-cell>
        </table:table-row>
        <table:table-row table:style-name="ro1">
          <table:table-cell office:value-type="float" office:value="0.479802128999836" calcext:value-type="float">
            <text:p>0.479802128999836</text:p>
          </table:table-cell>
          <table:table-cell office:value-type="float" office:value="0.397189651999724" calcext:value-type="float">
            <text:p>0.397189651999724</text:p>
          </table:table-cell>
          <table:table-cell office:value-type="float" office:value="0.4712002819997" calcext:value-type="float">
            <text:p>0.4712002819997</text:p>
          </table:table-cell>
          <table:table-cell office:value-type="float" office:value="0.37044749100005" calcext:value-type="float">
            <text:p>0.37044749100005</text:p>
          </table:table-cell>
          <table:table-cell office:value-type="float" office:value="0.46065217999967" calcext:value-type="float">
            <text:p>0.46065217999967</text:p>
          </table:table-cell>
          <table:table-cell office:value-type="float" office:value="0.353490503999637" calcext:value-type="float">
            <text:p>0.353490503999637</text:p>
          </table:table-cell>
          <table:table-cell table:number-columns-repeated="10"/>
          <table:table-cell office:value-type="float" office:value="0.37964342199939" calcext:value-type="float">
            <text:p>0.37964342199939</text:p>
          </table:table-cell>
          <table:table-cell office:value-type="float" office:value="0.388565473999734" calcext:value-type="float">
            <text:p>0.388565473999734</text:p>
          </table:table-cell>
          <table:table-cell office:value-type="float" office:value="0.335914297999807" calcext:value-type="float">
            <text:p>0.335914297999807</text:p>
          </table:table-cell>
          <table:table-cell office:value-type="float" office:value="0.325669087999813" calcext:value-type="float">
            <text:p>0.325669087999813</text:p>
          </table:table-cell>
          <table:table-cell office:value-type="float" office:value="0.315574176999689" calcext:value-type="float">
            <text:p>0.315574176999689</text:p>
          </table:table-cell>
          <table:table-cell office:value-type="float" office:value="0.302394716999515" calcext:value-type="float">
            <text:p>0.302394716999515</text:p>
          </table:table-cell>
          <table:table-cell office:value-type="float" office:value="0.290441494999868" calcext:value-type="float">
            <text:p>0.290441494999868</text:p>
          </table:table-cell>
        </table:table-row>
        <table:table-row table:style-name="ro1">
          <table:table-cell office:value-type="float" office:value="0.259364021999318" calcext:value-type="float">
            <text:p>0.259364021999318</text:p>
          </table:table-cell>
          <table:table-cell office:value-type="float" office:value="0.194985080999686" calcext:value-type="float">
            <text:p>0.194985080999686</text:p>
          </table:table-cell>
          <table:table-cell office:value-type="float" office:value="0.247793315999843" calcext:value-type="float">
            <text:p>0.247793315999843</text:p>
          </table:table-cell>
          <table:table-cell office:value-type="float" office:value="0.166566758999579" calcext:value-type="float">
            <text:p>0.166566758999579</text:p>
          </table:table-cell>
          <table:table-cell office:value-type="float" office:value="0.236021656000048" calcext:value-type="float">
            <text:p>0.236021656000048</text:p>
          </table:table-cell>
          <table:table-cell office:value-type="float" office:value="0.137820648999877" calcext:value-type="float">
            <text:p>0.137820648999877</text:p>
          </table:table-cell>
          <table:table-cell table:number-columns-repeated="10"/>
          <table:table-cell office:value-type="float" office:value="0.17587195499982" calcext:value-type="float">
            <text:p>0.17587195499982</text:p>
          </table:table-cell>
          <table:table-cell office:value-type="float" office:value="0.184567096999672" calcext:value-type="float">
            <text:p>0.184567096999672</text:p>
          </table:table-cell>
          <table:table-cell office:value-type="float" office:value="0.128254567999647" calcext:value-type="float">
            <text:p>0.128254567999647</text:p>
          </table:table-cell>
          <table:table-cell office:value-type="float" office:value="0.115125315000114" calcext:value-type="float">
            <text:p>0.115125315000114</text:p>
          </table:table-cell>
          <table:table-cell office:value-type="float" office:value="0.103692654999577" calcext:value-type="float">
            <text:p>0.103692654999577</text:p>
          </table:table-cell>
          <table:table-cell office:value-type="float" office:value="0.0906821919998038" calcext:value-type="float">
            <text:p>0.0906821919998038</text:p>
          </table:table-cell>
          <table:table-cell office:value-type="float" office:value="0.0764754559995708" calcext:value-type="float">
            <text:p>0.0764754559995708</text:p>
          </table:table-cell>
        </table:table-row>
        <table:table-row table:style-name="ro1">
          <table:table-cell office:value-type="float" office:value="0.412874894999732" calcext:value-type="float">
            <text:p>0.412874894999732</text:p>
          </table:table-cell>
          <table:table-cell office:value-type="float" office:value="0.382983824999428" calcext:value-type="float">
            <text:p>0.382983824999428</text:p>
          </table:table-cell>
          <table:table-cell office:value-type="float" office:value="0.402460847999464" calcext:value-type="float">
            <text:p>0.402460847999464</text:p>
          </table:table-cell>
          <table:table-cell office:value-type="float" office:value="0.263315436999619" calcext:value-type="float">
            <text:p>0.263315436999619</text:p>
          </table:table-cell>
          <table:table-cell office:value-type="float" office:value="0.393482318999304" calcext:value-type="float">
            <text:p>0.393482318999304</text:p>
          </table:table-cell>
          <table:table-cell office:value-type="float" office:value="0.169070532999285" calcext:value-type="float">
            <text:p>0.169070532999285</text:p>
          </table:table-cell>
          <table:table-cell table:number-columns-repeated="10"/>
          <table:table-cell office:value-type="float" office:value="0.27451582499998" calcext:value-type="float">
            <text:p>0.27451582499998</text:p>
          </table:table-cell>
          <table:table-cell office:value-type="float" office:value="0.283304259999568" calcext:value-type="float">
            <text:p>0.283304259999568</text:p>
          </table:table-cell>
          <table:table-cell office:value-type="float" office:value="0.158408194000003" calcext:value-type="float">
            <text:p>0.158408194000003</text:p>
          </table:table-cell>
          <table:table-cell office:value-type="float" office:value="0.140020216999801" calcext:value-type="float">
            <text:p>0.140020216999801</text:p>
          </table:table-cell>
          <table:table-cell office:value-type="float" office:value="0.126058034999915" calcext:value-type="float">
            <text:p>0.126058034999915</text:p>
          </table:table-cell>
          <table:table-cell office:value-type="float" office:value="0.1065831169999" calcext:value-type="float">
            <text:p>0.1065831169999</text:p>
          </table:table-cell>
          <table:table-cell office:value-type="float" office:value="0.0928434190000189" calcext:value-type="float">
            <text:p>0.0928434190000189</text:p>
          </table:table-cell>
        </table:table-row>
        <table:table-row table:style-name="ro1">
          <table:table-cell office:value-type="float" office:value="0.476920474000508" calcext:value-type="float">
            <text:p>0.476920474000508</text:p>
          </table:table-cell>
          <table:table-cell office:value-type="float" office:value="0.343675460000668" calcext:value-type="float">
            <text:p>0.343675460000668</text:p>
          </table:table-cell>
          <table:table-cell office:value-type="float" office:value="0.367659862000437" calcext:value-type="float">
            <text:p>0.367659862000437</text:p>
          </table:table-cell>
          <table:table-cell office:value-type="float" office:value="0.261758864000512" calcext:value-type="float">
            <text:p>0.261758864000512</text:p>
          </table:table-cell>
          <table:table-cell office:value-type="float" office:value="0.35438024800078" calcext:value-type="float">
            <text:p>0.35438024800078</text:p>
          </table:table-cell>
          <table:table-cell office:value-type="float" office:value="0.162010072000157" calcext:value-type="float">
            <text:p>0.162010072000157</text:p>
          </table:table-cell>
          <table:table-cell table:number-columns-repeated="10"/>
          <table:table-cell office:value-type="float" office:value="0.272861582000587" calcext:value-type="float">
            <text:p>0.272861582000587</text:p>
          </table:table-cell>
          <table:table-cell office:value-type="float" office:value="0.286035609999999" calcext:value-type="float">
            <text:p>0.286035609999999</text:p>
          </table:table-cell>
          <table:table-cell office:value-type="float" office:value="0.147187300000041" calcext:value-type="float">
            <text:p>0.147187300000041</text:p>
          </table:table-cell>
          <table:table-cell office:value-type="float" office:value="0.130851435000295" calcext:value-type="float">
            <text:p>0.130851435000295</text:p>
          </table:table-cell>
          <table:table-cell office:value-type="float" office:value="0.1193840800006" calcext:value-type="float">
            <text:p>0.1193840800006</text:p>
          </table:table-cell>
          <table:table-cell office:value-type="float" office:value="0.107560863000799" calcext:value-type="float">
            <text:p>0.107560863000799</text:p>
          </table:table-cell>
          <table:table-cell office:value-type="float" office:value="0.0920973290003531" calcext:value-type="float">
            <text:p>0.0920973290003531</text:p>
          </table:table-cell>
        </table:table-row>
        <table:table-row table:style-name="ro1">
          <table:table-cell office:value-type="float" office:value="0.451051368000663" calcext:value-type="float">
            <text:p>0.451051368000663</text:p>
          </table:table-cell>
          <table:table-cell office:value-type="float" office:value="0.357243201000529" calcext:value-type="float">
            <text:p>0.357243201000529</text:p>
          </table:table-cell>
          <table:table-cell office:value-type="float" office:value="0.375564768000004" calcext:value-type="float">
            <text:p>0.375564768000004</text:p>
          </table:table-cell>
          <table:table-cell office:value-type="float" office:value="0.275421245000871" calcext:value-type="float">
            <text:p>0.275421245000871</text:p>
          </table:table-cell>
          <table:table-cell office:value-type="float" office:value="0.366804073000822" calcext:value-type="float">
            <text:p>0.366804073000822</text:p>
          </table:table-cell>
          <table:table-cell office:value-type="float" office:value="0.254571448000206" calcext:value-type="float">
            <text:p>0.254571448000206</text:p>
          </table:table-cell>
          <table:table-cell table:number-columns-repeated="10"/>
          <table:table-cell office:value-type="float" office:value="0.285728645000745" calcext:value-type="float">
            <text:p>0.285728645000745</text:p>
          </table:table-cell>
          <table:table-cell office:value-type="float" office:value="0.347564289000729" calcext:value-type="float">
            <text:p>0.347564289000729</text:p>
          </table:table-cell>
          <table:table-cell office:value-type="float" office:value="0.166751896000278" calcext:value-type="float">
            <text:p>0.166751896000278</text:p>
          </table:table-cell>
          <table:table-cell office:value-type="float" office:value="0.14739374400051" calcext:value-type="float">
            <text:p>0.14739374400051</text:p>
          </table:table-cell>
          <table:table-cell office:value-type="float" office:value="0.129237856000145" calcext:value-type="float">
            <text:p>0.129237856000145</text:p>
          </table:table-cell>
          <table:table-cell office:value-type="float" office:value="0.106191758000023" calcext:value-type="float">
            <text:p>0.106191758000023</text:p>
          </table:table-cell>
          <table:table-cell office:value-type="float" office:value="0.0940252130003501" calcext:value-type="float">
            <text:p>0.0940252130003501</text:p>
          </table:table-cell>
        </table:table-row>
        <table:table-row table:style-name="ro1">
          <table:table-cell office:value-type="float" office:value="0.559135257999515" calcext:value-type="float">
            <text:p>0.559135257999515</text:p>
          </table:table-cell>
          <table:table-cell office:value-type="float" office:value="0.490851056999418" calcext:value-type="float">
            <text:p>0.490851056999418</text:p>
          </table:table-cell>
          <table:table-cell office:value-type="float" office:value="0.550331432999883" calcext:value-type="float">
            <text:p>0.550331432999883</text:p>
          </table:table-cell>
          <table:table-cell office:value-type="float" office:value="0.47210935899966" calcext:value-type="float">
            <text:p>0.47210935899966</text:p>
          </table:table-cell>
          <table:table-cell office:value-type="float" office:value="0.54044322199934" calcext:value-type="float">
            <text:p>0.54044322199934</text:p>
          </table:table-cell>
          <table:table-cell office:value-type="float" office:value="0.434682837999389" calcext:value-type="float">
            <text:p>0.434682837999389</text:p>
          </table:table-cell>
          <table:table-cell table:number-columns-repeated="10"/>
          <table:table-cell office:value-type="float" office:value="0.480962324999382" calcext:value-type="float">
            <text:p>0.480962324999382</text:p>
          </table:table-cell>
          <table:table-cell office:value-type="float" office:value="0.500535217999641" calcext:value-type="float">
            <text:p>0.500535217999641</text:p>
          </table:table-cell>
          <table:table-cell office:value-type="float" office:value="0.444170984999801" calcext:value-type="float">
            <text:p>0.444170984999801</text:p>
          </table:table-cell>
          <table:table-cell office:value-type="float" office:value="0.407251886999802" calcext:value-type="float">
            <text:p>0.407251886999802</text:p>
          </table:table-cell>
          <table:table-cell office:value-type="float" office:value="0.423291652999978" calcext:value-type="float">
            <text:p>0.423291652999978</text:p>
          </table:table-cell>
          <table:table-cell office:value-type="float" office:value="0.395646533999752" calcext:value-type="float">
            <text:p>0.395646533999752</text:p>
          </table:table-cell>
          <table:table-cell office:value-type="float" office:value="0.379614122000021" calcext:value-type="float">
            <text:p>0.379614122000021</text:p>
          </table:table-cell>
        </table:table-row>
        <table:table-row table:style-name="ro1">
          <table:table-cell office:value-type="float" office:value="0.445311188999767" calcext:value-type="float">
            <text:p>0.445311188999767</text:p>
          </table:table-cell>
          <table:table-cell office:value-type="float" office:value="0.32796980799958" calcext:value-type="float">
            <text:p>0.32796980799958</text:p>
          </table:table-cell>
          <table:table-cell office:value-type="float" office:value="0.372056332000284" calcext:value-type="float">
            <text:p>0.372056332000284</text:p>
          </table:table-cell>
          <table:table-cell office:value-type="float" office:value="0.308543525999994" calcext:value-type="float">
            <text:p>0.308543525999994</text:p>
          </table:table-cell>
          <table:table-cell office:value-type="float" office:value="0.362466255000072" calcext:value-type="float">
            <text:p>0.362466255000072</text:p>
          </table:table-cell>
          <table:table-cell office:value-type="float" office:value="0.267919978999998" calcext:value-type="float">
            <text:p>0.267919978999998</text:p>
          </table:table-cell>
          <table:table-cell table:number-columns-repeated="10"/>
          <table:table-cell office:value-type="float" office:value="0.319127390000176" calcext:value-type="float">
            <text:p>0.319127390000176</text:p>
          </table:table-cell>
          <table:table-cell office:value-type="float" office:value="0.353626602000077" calcext:value-type="float">
            <text:p>0.353626602000077</text:p>
          </table:table-cell>
          <table:table-cell office:value-type="float" office:value="0.278831722999712" calcext:value-type="float">
            <text:p>0.278831722999712</text:p>
          </table:table-cell>
          <table:table-cell office:value-type="float" office:value="0.252122912999766" calcext:value-type="float">
            <text:p>0.252122912999766</text:p>
          </table:table-cell>
          <table:table-cell office:value-type="float" office:value="0.239264158999504" calcext:value-type="float">
            <text:p>0.239264158999504</text:p>
          </table:table-cell>
          <table:table-cell office:value-type="float" office:value="0.225517123999452" calcext:value-type="float">
            <text:p>0.225517123999452</text:p>
          </table:table-cell>
          <table:table-cell office:value-type="float" office:value="0.216446802999599" calcext:value-type="float">
            <text:p>0.216446802999599</text:p>
          </table:table-cell>
        </table:table-row>
        <table:table-row table:style-name="ro1">
          <table:table-cell office:value-type="float" office:value="0.502609494000353" calcext:value-type="float">
            <text:p>0.502609494000353</text:p>
          </table:table-cell>
          <table:table-cell office:value-type="float" office:value="0.441055183000572" calcext:value-type="float">
            <text:p>0.441055183000572</text:p>
          </table:table-cell>
          <table:table-cell office:value-type="float" office:value="0.49200898700019" calcext:value-type="float">
            <text:p>0.49200898700019</text:p>
          </table:table-cell>
          <table:table-cell office:value-type="float" office:value="0.419467811000686" calcext:value-type="float">
            <text:p>0.419467811000686</text:p>
          </table:table-cell>
          <table:table-cell office:value-type="float" office:value="0.482472218000112" calcext:value-type="float">
            <text:p>0.482472218000112</text:p>
          </table:table-cell>
          <table:table-cell office:value-type="float" office:value="0.381615343000703" calcext:value-type="float">
            <text:p>0.381615343000703</text:p>
          </table:table-cell>
          <table:table-cell table:number-columns-repeated="10"/>
          <table:table-cell office:value-type="float" office:value="0.430533352000566" calcext:value-type="float">
            <text:p>0.430533352000566</text:p>
          </table:table-cell>
          <table:table-cell office:value-type="float" office:value="0.450387382000372" calcext:value-type="float">
            <text:p>0.450387382000372</text:p>
          </table:table-cell>
          <table:table-cell office:value-type="float" office:value="0.392815224000515" calcext:value-type="float">
            <text:p>0.392815224000515</text:p>
          </table:table-cell>
          <table:table-cell office:value-type="float" office:value="0.358587805000752" calcext:value-type="float">
            <text:p>0.358587805000752</text:p>
          </table:table-cell>
          <table:table-cell office:value-type="float" office:value="0.347008540000388" calcext:value-type="float">
            <text:p>0.347008540000388</text:p>
          </table:table-cell>
          <table:table-cell office:value-type="float" office:value="0.333543359000032" calcext:value-type="float">
            <text:p>0.333543359000032</text:p>
          </table:table-cell>
          <table:table-cell office:value-type="float" office:value="0.317839126000763" calcext:value-type="float">
            <text:p>0.317839126000763</text:p>
          </table:table-cell>
        </table:table-row>
        <table:table-row table:style-name="ro1">
          <table:table-cell office:value-type="float" office:value="0.387004336000246" calcext:value-type="float">
            <text:p>0.387004336000246</text:p>
          </table:table-cell>
          <table:table-cell office:value-type="float" office:value="0.281331084999692" calcext:value-type="float">
            <text:p>0.281331084999692</text:p>
          </table:table-cell>
          <table:table-cell office:value-type="float" office:value="0.30747461700048" calcext:value-type="float">
            <text:p>0.30747461700048</text:p>
          </table:table-cell>
          <table:table-cell office:value-type="float" office:value="0.211750784000287" calcext:value-type="float">
            <text:p>0.211750784000287</text:p>
          </table:table-cell>
          <table:table-cell office:value-type="float" office:value="0.295733666999695" calcext:value-type="float">
            <text:p>0.295733666999695</text:p>
          </table:table-cell>
          <table:table-cell office:value-type="float" office:value="0.177200003000507" calcext:value-type="float">
            <text:p>0.177200003000507</text:p>
          </table:table-cell>
          <table:table-cell table:number-columns-repeated="10"/>
          <table:table-cell office:value-type="float" office:value="0.233158736000405" calcext:value-type="float">
            <text:p>0.233158736000405</text:p>
          </table:table-cell>
          <table:table-cell office:value-type="float" office:value="0.222762137000245" calcext:value-type="float">
            <text:p>0.222762137000245</text:p>
          </table:table-cell>
          <table:table-cell office:value-type="float" office:value="0.165518372999941" calcext:value-type="float">
            <text:p>0.165518372999941</text:p>
          </table:table-cell>
          <table:table-cell office:value-type="float" office:value="0.150620801000514" calcext:value-type="float">
            <text:p>0.150620801000514</text:p>
          </table:table-cell>
          <table:table-cell office:value-type="float" office:value="0.134835337000368" calcext:value-type="float">
            <text:p>0.134835337000368</text:p>
          </table:table-cell>
          <table:table-cell office:value-type="float" office:value="0.122739497000111" calcext:value-type="float">
            <text:p>0.122739497000111</text:p>
          </table:table-cell>
          <table:table-cell office:value-type="float" office:value="0.111770763000095" calcext:value-type="float">
            <text:p>0.111770763000095</text:p>
          </table:table-cell>
        </table:table-row>
        <table:table-row table:style-name="ro1">
          <table:table-cell office:value-type="float" office:value="0.524130005999723" calcext:value-type="float">
            <text:p>0.524130005999723</text:p>
          </table:table-cell>
          <table:table-cell office:value-type="float" office:value="0.428370008999991" calcext:value-type="float">
            <text:p>0.428370008999991</text:p>
          </table:table-cell>
          <table:table-cell office:value-type="float" office:value="0.513291964999553" calcext:value-type="float">
            <text:p>0.513291964999553</text:p>
          </table:table-cell>
          <table:table-cell office:value-type="float" office:value="0.288571143999434" calcext:value-type="float">
            <text:p>0.288571143999434</text:p>
          </table:table-cell>
          <table:table-cell office:value-type="float" office:value="0.438570483999683" calcext:value-type="float">
            <text:p>0.438570483999683</text:p>
          </table:table-cell>
          <table:table-cell office:value-type="float" office:value="0.185577757999454" calcext:value-type="float">
            <text:p>0.185577757999454</text:p>
          </table:table-cell>
          <table:table-cell table:number-columns-repeated="10"/>
          <table:table-cell office:value-type="float" office:value="0.408336580999276" calcext:value-type="float">
            <text:p>0.408336580999276</text:p>
          </table:table-cell>
          <table:table-cell office:value-type="float" office:value="0.418403097999544" calcext:value-type="float">
            <text:p>0.418403097999544</text:p>
          </table:table-cell>
          <table:table-cell office:value-type="float" office:value="0.173675536999326" calcext:value-type="float">
            <text:p>0.173675536999326</text:p>
          </table:table-cell>
          <table:table-cell office:value-type="float" office:value="0.161598491999939" calcext:value-type="float">
            <text:p>0.161598491999939</text:p>
          </table:table-cell>
          <table:table-cell office:value-type="float" office:value="0.131783621000068" calcext:value-type="float">
            <text:p>0.131783621000068</text:p>
          </table:table-cell>
          <table:table-cell office:value-type="float" office:value="0.113428738000039" calcext:value-type="float">
            <text:p>0.113428738000039</text:p>
          </table:table-cell>
          <table:table-cell office:value-type="float" office:value="0.102627084999767" calcext:value-type="float">
            <text:p>0.102627084999767</text:p>
          </table:table-cell>
        </table:table-row>
        <table:table-row table:style-name="ro1">
          <table:table-cell office:value-type="float" office:value="0.365347318000204" calcext:value-type="float">
            <text:p>0.365347318000204</text:p>
          </table:table-cell>
          <table:table-cell office:value-type="float" office:value="0.28752686200005" calcext:value-type="float">
            <text:p>0.28752686200005</text:p>
          </table:table-cell>
          <table:table-cell office:value-type="float" office:value="0.306193878000158" calcext:value-type="float">
            <text:p>0.306193878000158</text:p>
          </table:table-cell>
          <table:table-cell office:value-type="float" office:value="0.209968954999567" calcext:value-type="float">
            <text:p>0.209968954999567</text:p>
          </table:table-cell>
          <table:table-cell office:value-type="float" office:value="0.296616040000117" calcext:value-type="float">
            <text:p>0.296616040000117</text:p>
          </table:table-cell>
          <table:table-cell office:value-type="float" office:value="0.16397073600001" calcext:value-type="float">
            <text:p>0.16397073600001</text:p>
          </table:table-cell>
          <table:table-cell table:number-columns-repeated="10"/>
          <table:table-cell office:value-type="float" office:value="0.223345317999701" calcext:value-type="float">
            <text:p>0.223345317999701</text:p>
          </table:table-cell>
          <table:table-cell office:value-type="float" office:value="0.278239104999557" calcext:value-type="float">
            <text:p>0.278239104999557</text:p>
          </table:table-cell>
          <table:table-cell office:value-type="float" office:value="0.149378862000049" calcext:value-type="float">
            <text:p>0.149378862000049</text:p>
          </table:table-cell>
          <table:table-cell office:value-type="float" office:value="0.133065375000115" calcext:value-type="float">
            <text:p>0.133065375000115</text:p>
          </table:table-cell>
          <table:table-cell office:value-type="float" office:value="0.11899801599975" calcext:value-type="float">
            <text:p>0.11899801599975</text:p>
          </table:table-cell>
          <table:table-cell office:value-type="float" office:value="0.102692122999542" calcext:value-type="float">
            <text:p>0.102692122999542</text:p>
          </table:table-cell>
          <table:table-cell office:value-type="float" office:value="0.0906736249999085" calcext:value-type="float">
            <text:p>0.0906736249999085</text:p>
          </table:table-cell>
        </table:table-row>
        <table:table-row table:style-name="ro1">
          <table:table-cell office:value-type="float" office:value="0.458141443999921" calcext:value-type="float">
            <text:p>0.458141443999921</text:p>
          </table:table-cell>
          <table:table-cell office:value-type="float" office:value="0.376914665000186" calcext:value-type="float">
            <text:p>0.376914665000186</text:p>
          </table:table-cell>
          <table:table-cell office:value-type="float" office:value="0.448336463000487" calcext:value-type="float">
            <text:p>0.448336463000487</text:p>
          </table:table-cell>
          <table:table-cell office:value-type="float" office:value="0.244502956999895" calcext:value-type="float">
            <text:p>0.244502956999895</text:p>
          </table:table-cell>
          <table:table-cell office:value-type="float" office:value="0.385672919000172" calcext:value-type="float">
            <text:p>0.385672919000172</text:p>
          </table:table-cell>
          <table:table-cell office:value-type="float" office:value="0.217086115000711" calcext:value-type="float">
            <text:p>0.217086115000711</text:p>
          </table:table-cell>
          <table:table-cell table:number-columns-repeated="10"/>
          <table:table-cell office:value-type="float" office:value="0.358766794000076" calcext:value-type="float">
            <text:p>0.358766794000076</text:p>
          </table:table-cell>
          <table:table-cell office:value-type="float" office:value="0.368321159000516" calcext:value-type="float">
            <text:p>0.368321159000516</text:p>
          </table:table-cell>
          <table:table-cell office:value-type="float" office:value="0.151385846000267" calcext:value-type="float">
            <text:p>0.151385846000267</text:p>
          </table:table-cell>
          <table:table-cell office:value-type="float" office:value="0.140999404000468" calcext:value-type="float">
            <text:p>0.140999404000468</text:p>
          </table:table-cell>
          <table:table-cell office:value-type="float" office:value="0.130416187000264" calcext:value-type="float">
            <text:p>0.130416187000264</text:p>
          </table:table-cell>
          <table:table-cell office:value-type="float" office:value="0.0937534550002965" calcext:value-type="float">
            <text:p>0.0937534550002965</text:p>
          </table:table-cell>
          <table:table-cell office:value-type="float" office:value="0.083727184000054" calcext:value-type="float">
            <text:p>0.083727184000054</text:p>
          </table:table-cell>
        </table:table-row>
        <table:table-row table:style-name="ro1">
          <table:table-cell office:value-type="float" office:value="0.709716716999537" calcext:value-type="float">
            <text:p>0.709716716999537</text:p>
          </table:table-cell>
          <table:table-cell office:value-type="float" office:value="0.58374115999959" calcext:value-type="float">
            <text:p>0.58374115999959</text:p>
          </table:table-cell>
          <table:table-cell office:value-type="float" office:value="0.629201109999485" calcext:value-type="float">
            <text:p>0.629201109999485</text:p>
          </table:table-cell>
          <table:table-cell office:value-type="float" office:value="0.49045345400009" calcext:value-type="float">
            <text:p>0.49045345400009</text:p>
          </table:table-cell>
          <table:table-cell office:value-type="float" office:value="0.613570391999929" calcext:value-type="float">
            <text:p>0.613570391999929</text:p>
          </table:table-cell>
          <table:table-cell office:value-type="float" office:value="0.439332973000091" calcext:value-type="float">
            <text:p>0.439332973000091</text:p>
          </table:table-cell>
          <table:table-cell table:number-columns-repeated="10"/>
          <table:table-cell office:value-type="float" office:value="0.502616572000079" calcext:value-type="float">
            <text:p>0.502616572000079</text:p>
          </table:table-cell>
          <table:table-cell office:value-type="float" office:value="0.598061369999414" calcext:value-type="float">
            <text:p>0.598061369999414</text:p>
          </table:table-cell>
          <table:table-cell office:value-type="float" office:value="0.41050284999983" calcext:value-type="float">
            <text:p>0.41050284999983</text:p>
          </table:table-cell>
          <table:table-cell office:value-type="float" office:value="0.388056161999884" calcext:value-type="float">
            <text:p>0.388056161999884</text:p>
          </table:table-cell>
          <table:table-cell office:value-type="float" office:value="0.399230619999798" calcext:value-type="float">
            <text:p>0.399230619999798</text:p>
          </table:table-cell>
          <table:table-cell office:value-type="float" office:value="0.37195831400004" calcext:value-type="float">
            <text:p>0.37195831400004</text:p>
          </table:table-cell>
          <table:table-cell office:value-type="float" office:value="0.357378261000122" calcext:value-type="float">
            <text:p>0.357378261000122</text:p>
          </table:table-cell>
        </table:table-row>
        <table:table-row table:style-name="ro1">
          <table:table-cell office:value-type="float" office:value="0.47496142" calcext:value-type="float">
            <text:p>0.47496142</text:p>
          </table:table-cell>
          <table:table-cell office:value-type="float" office:value="0.380811333000565" calcext:value-type="float">
            <text:p>0.380811333000565</text:p>
          </table:table-cell>
          <table:table-cell office:value-type="float" office:value="0.463388109000334" calcext:value-type="float">
            <text:p>0.463388109000334</text:p>
          </table:table-cell>
          <table:table-cell office:value-type="float" office:value="0.361942670000644" calcext:value-type="float">
            <text:p>0.361942670000644</text:p>
          </table:table-cell>
          <table:table-cell office:value-type="float" office:value="0.450696447000155" calcext:value-type="float">
            <text:p>0.450696447000155</text:p>
          </table:table-cell>
          <table:table-cell office:value-type="float" office:value="0.320403951000117" calcext:value-type="float">
            <text:p>0.320403951000117</text:p>
          </table:table-cell>
          <table:table-cell table:number-columns-repeated="10"/>
          <table:table-cell office:value-type="float" office:value="0.3718333300003" calcext:value-type="float">
            <text:p>0.3718333300003</text:p>
          </table:table-cell>
          <table:table-cell office:value-type="float" office:value="0.441237089000424" calcext:value-type="float">
            <text:p>0.441237089000424</text:p>
          </table:table-cell>
          <table:table-cell office:value-type="float" office:value="0.330708321000202" calcext:value-type="float">
            <text:p>0.330708321000202</text:p>
          </table:table-cell>
          <table:table-cell office:value-type="float" office:value="0.30744141500054" calcext:value-type="float">
            <text:p>0.30744141500054</text:p>
          </table:table-cell>
          <table:table-cell office:value-type="float" office:value="0.296525847999874" calcext:value-type="float">
            <text:p>0.296525847999874</text:p>
          </table:table-cell>
          <table:table-cell office:value-type="float" office:value="0.282056279000244" calcext:value-type="float">
            <text:p>0.282056279000244</text:p>
          </table:table-cell>
          <table:table-cell office:value-type="float" office:value="0.272040335000383" calcext:value-type="float">
            <text:p>0.272040335000383</text:p>
          </table:table-cell>
        </table:table-row>
        <table:table-row table:style-name="ro1">
          <table:table-cell office:value-type="float" office:value="0.596160235999378" calcext:value-type="float">
            <text:p>0.596160235999378</text:p>
          </table:table-cell>
          <table:table-cell office:value-type="float" office:value="0.514681075999761" calcext:value-type="float">
            <text:p>0.514681075999761</text:p>
          </table:table-cell>
          <table:table-cell office:value-type="float" office:value="0.534629078999387" calcext:value-type="float">
            <text:p>0.534629078999387</text:p>
          </table:table-cell>
          <table:table-cell office:value-type="float" office:value="0.432368504999431" calcext:value-type="float">
            <text:p>0.432368504999431</text:p>
          </table:table-cell>
          <table:table-cell office:value-type="float" office:value="0.523967973999788" calcext:value-type="float">
            <text:p>0.523967973999788</text:p>
          </table:table-cell>
          <table:table-cell office:value-type="float" office:value="0.409358985999461" calcext:value-type="float">
            <text:p>0.409358985999461</text:p>
          </table:table-cell>
          <table:table-cell table:number-columns-repeated="10"/>
          <table:table-cell office:value-type="float" office:value="0.444695139000032" calcext:value-type="float">
            <text:p>0.444695139000032</text:p>
          </table:table-cell>
          <table:table-cell office:value-type="float" office:value="0.505044516999988" calcext:value-type="float">
            <text:p>0.505044516999988</text:p>
          </table:table-cell>
          <table:table-cell office:value-type="float" office:value="0.376950210999894" calcext:value-type="float">
            <text:p>0.376950210999894</text:p>
          </table:table-cell>
          <table:table-cell office:value-type="float" office:value="0.340025392999451" calcext:value-type="float">
            <text:p>0.340025392999451</text:p>
          </table:table-cell>
          <table:table-cell office:value-type="float" office:value="0.356393544999264" calcext:value-type="float">
            <text:p>0.356393544999264</text:p>
          </table:table-cell>
          <table:table-cell office:value-type="float" office:value="0.326318651999827" calcext:value-type="float">
            <text:p>0.326318651999827</text:p>
          </table:table-cell>
          <table:table-cell office:value-type="float" office:value="0.31229592299951" calcext:value-type="float">
            <text:p>0.31229592299951</text:p>
          </table:table-cell>
        </table:table-row>
        <table:table-row table:style-name="ro1">
          <table:table-cell office:value-type="float" office:value="0.305543307000335" calcext:value-type="float">
            <text:p>0.305543307000335</text:p>
          </table:table-cell>
          <table:table-cell office:value-type="float" office:value="0.271990225000081" calcext:value-type="float">
            <text:p>0.271990225000081</text:p>
          </table:table-cell>
          <table:table-cell office:value-type="float" office:value="0.29597099700004" calcext:value-type="float">
            <text:p>0.29597099700004</text:p>
          </table:table-cell>
          <table:table-cell office:value-type="float" office:value="0.180526457000269" calcext:value-type="float">
            <text:p>0.180526457000269</text:p>
          </table:table-cell>
          <table:table-cell office:value-type="float" office:value="0.284690417000093" calcext:value-type="float">
            <text:p>0.284690417000093</text:p>
          </table:table-cell>
          <table:table-cell office:value-type="float" office:value="0.149489979000464" calcext:value-type="float">
            <text:p>0.149489979000464</text:p>
          </table:table-cell>
          <table:table-cell table:number-columns-repeated="10"/>
          <table:table-cell office:value-type="float" office:value="0.191002088000459" calcext:value-type="float">
            <text:p>0.191002088000459</text:p>
          </table:table-cell>
          <table:table-cell office:value-type="float" office:value="0.201201554999898" calcext:value-type="float">
            <text:p>0.201201554999898</text:p>
          </table:table-cell>
          <table:table-cell office:value-type="float" office:value="0.138167701999919" calcext:value-type="float">
            <text:p>0.138167701999919</text:p>
          </table:table-cell>
          <table:table-cell office:value-type="float" office:value="0.124897708999924" calcext:value-type="float">
            <text:p>0.124897708999924</text:p>
          </table:table-cell>
          <table:table-cell office:value-type="float" office:value="0.112292443000115" calcext:value-type="float">
            <text:p>0.112292443000115</text:p>
          </table:table-cell>
          <table:table-cell office:value-type="float" office:value="0.0994883869998375" calcext:value-type="float">
            <text:p>0.0994883869998375</text:p>
          </table:table-cell>
          <table:table-cell office:value-type="float" office:value="0.0825235150005028" calcext:value-type="float">
            <text:p>0.0825235150005028</text:p>
          </table:table-cell>
        </table:table-row>
        <table:table-row table:style-name="ro1">
          <table:table-cell office:value-type="float" office:value="0.476179518000208" calcext:value-type="float">
            <text:p>0.476179518000208</text:p>
          </table:table-cell>
          <table:table-cell office:value-type="float" office:value="0.376511620000201" calcext:value-type="float">
            <text:p>0.376511620000201</text:p>
          </table:table-cell>
          <table:table-cell office:value-type="float" office:value="0.465902054999788" calcext:value-type="float">
            <text:p>0.465902054999788</text:p>
          </table:table-cell>
          <table:table-cell office:value-type="float" office:value="0.265097383000466" calcext:value-type="float">
            <text:p>0.265097383000466</text:p>
          </table:table-cell>
          <table:table-cell office:value-type="float" office:value="0.387824700999772" calcext:value-type="float">
            <text:p>0.387824700999772</text:p>
          </table:table-cell>
          <table:table-cell office:value-type="float" office:value="0.154460622000443" calcext:value-type="float">
            <text:p>0.154460622000443</text:p>
          </table:table-cell>
          <table:table-cell table:number-columns-repeated="10"/>
          <table:table-cell office:value-type="float" office:value="0.281010276000416" calcext:value-type="float">
            <text:p>0.281010276000416</text:p>
          </table:table-cell>
          <table:table-cell office:value-type="float" office:value="0.360988131999875" calcext:value-type="float">
            <text:p>0.360988131999875</text:p>
          </table:table-cell>
          <table:table-cell office:value-type="float" office:value="0.143178199000431" calcext:value-type="float">
            <text:p>0.143178199000431</text:p>
          </table:table-cell>
          <table:table-cell office:value-type="float" office:value="0.129039438000291" calcext:value-type="float">
            <text:p>0.129039438000291</text:p>
          </table:table-cell>
          <table:table-cell office:value-type="float" office:value="0.117819812000562" calcext:value-type="float">
            <text:p>0.117819812000562</text:p>
          </table:table-cell>
          <table:table-cell office:value-type="float" office:value="0.10273018099997" calcext:value-type="float">
            <text:p>0.10273018099997</text:p>
          </table:table-cell>
          <table:table-cell office:value-type="float" office:value="0.0905435250006121" calcext:value-type="float">
            <text:p>0.0905435250006121</text:p>
          </table:table-cell>
        </table:table-row>
        <table:table-row table:style-name="ro1">
          <table:table-cell office:value-type="float" office:value="0.378552316999958" calcext:value-type="float">
            <text:p>0.378552316999958</text:p>
          </table:table-cell>
          <table:table-cell office:value-type="float" office:value="0.297777151000446" calcext:value-type="float">
            <text:p>0.297777151000446</text:p>
          </table:table-cell>
          <table:table-cell office:value-type="float" office:value="0.31970559399997" calcext:value-type="float">
            <text:p>0.31970559399997</text:p>
          </table:table-cell>
          <table:table-cell office:value-type="float" office:value="0.216872994000369" calcext:value-type="float">
            <text:p>0.216872994000369</text:p>
          </table:table-cell>
          <table:table-cell office:value-type="float" office:value="0.308123963000071" calcext:value-type="float">
            <text:p>0.308123963000071</text:p>
          </table:table-cell>
          <table:table-cell office:value-type="float" office:value="0.17085845100064" calcext:value-type="float">
            <text:p>0.17085845100064</text:p>
          </table:table-cell>
          <table:table-cell table:number-columns-repeated="10"/>
          <table:table-cell office:value-type="float" office:value="0.228498868000315" calcext:value-type="float">
            <text:p>0.228498868000315</text:p>
          </table:table-cell>
          <table:table-cell office:value-type="float" office:value="0.286053935999917" calcext:value-type="float">
            <text:p>0.286053935999917</text:p>
          </table:table-cell>
          <table:table-cell office:value-type="float" office:value="0.185276572000475" calcext:value-type="float">
            <text:p>0.185276572000475</text:p>
          </table:table-cell>
          <table:table-cell office:value-type="float" office:value="0.157267008000417" calcext:value-type="float">
            <text:p>0.157267008000417</text:p>
          </table:table-cell>
          <table:table-cell office:value-type="float" office:value="0.141950113000348" calcext:value-type="float">
            <text:p>0.141950113000348</text:p>
          </table:table-cell>
          <table:table-cell office:value-type="float" office:value="0.126060031000634" calcext:value-type="float">
            <text:p>0.126060031000634</text:p>
          </table:table-cell>
          <table:table-cell office:value-type="float" office:value="0.109404765000363" calcext:value-type="float">
            <text:p>0.109404765000363</text:p>
          </table:table-cell>
        </table:table-row>
        <table:table-row table:style-name="ro1">
          <table:table-cell office:value-type="float" office:value="0.498063009999896" calcext:value-type="float">
            <text:p>0.498063009999896</text:p>
          </table:table-cell>
          <table:table-cell office:value-type="float" office:value="0.408393538999917" calcext:value-type="float">
            <text:p>0.408393538999917</text:p>
          </table:table-cell>
          <table:table-cell office:value-type="float" office:value="0.487846418999652" calcext:value-type="float">
            <text:p>0.487846418999652</text:p>
          </table:table-cell>
          <table:table-cell office:value-type="float" office:value="0.377699335000216" calcext:value-type="float">
            <text:p>0.377699335000216</text:p>
          </table:table-cell>
          <table:table-cell office:value-type="float" office:value="0.475176731999454" calcext:value-type="float">
            <text:p>0.475176731999454</text:p>
          </table:table-cell>
          <table:table-cell office:value-type="float" office:value="0.302740821999578" calcext:value-type="float">
            <text:p>0.302740821999578</text:p>
          </table:table-cell>
          <table:table-cell table:number-columns-repeated="10"/>
          <table:table-cell office:value-type="float" office:value="0.389366284999596" calcext:value-type="float">
            <text:p>0.389366284999596</text:p>
          </table:table-cell>
          <table:table-cell office:value-type="float" office:value="0.398809907000214" calcext:value-type="float">
            <text:p>0.398809907000214</text:p>
          </table:table-cell>
          <table:table-cell office:value-type="float" office:value="0.155958602999817" calcext:value-type="float">
            <text:p>0.155958602999817</text:p>
          </table:table-cell>
          <table:table-cell office:value-type="float" office:value="0.138532961999772" calcext:value-type="float">
            <text:p>0.138532961999772</text:p>
          </table:table-cell>
          <table:table-cell office:value-type="float" office:value="0.118680253000093" calcext:value-type="float">
            <text:p>0.118680253000093</text:p>
          </table:table-cell>
          <table:table-cell office:value-type="float" office:value="0.105009171999882" calcext:value-type="float">
            <text:p>0.105009171999882</text:p>
          </table:table-cell>
          <table:table-cell office:value-type="float" office:value="0.093004714000017" calcext:value-type="float">
            <text:p>0.093004714000017</text:p>
          </table:table-cell>
        </table:table-row>
        <table:table-row table:style-name="ro1">
          <table:table-cell office:value-type="float" office:value="0.626917388000038" calcext:value-type="float">
            <text:p>0.626917388000038</text:p>
          </table:table-cell>
          <table:table-cell office:value-type="float" office:value="0.532769567000287" calcext:value-type="float">
            <text:p>0.532769567000287</text:p>
          </table:table-cell>
          <table:table-cell office:value-type="float" office:value="0.616784021000058" calcext:value-type="float">
            <text:p>0.616784021000058</text:p>
          </table:table-cell>
          <table:table-cell office:value-type="float" office:value="0.460176737999973" calcext:value-type="float">
            <text:p>0.460176737999973</text:p>
          </table:table-cell>
          <table:table-cell office:value-type="float" office:value="0.555962385999919" calcext:value-type="float">
            <text:p>0.555962385999919</text:p>
          </table:table-cell>
          <table:table-cell office:value-type="float" office:value="0.416482010000436" calcext:value-type="float">
            <text:p>0.416482010000436</text:p>
          </table:table-cell>
          <table:table-cell table:number-columns-repeated="10"/>
          <table:table-cell office:value-type="float" office:value="0.469561339999927" calcext:value-type="float">
            <text:p>0.469561339999927</text:p>
          </table:table-cell>
          <table:table-cell office:value-type="float" office:value="0.544277161000537" calcext:value-type="float">
            <text:p>0.544277161000537</text:p>
          </table:table-cell>
          <table:table-cell office:value-type="float" office:value="0.429530592999981" calcext:value-type="float">
            <text:p>0.429530592999981</text:p>
          </table:table-cell>
          <table:table-cell office:value-type="float" office:value="0.37837969300017" calcext:value-type="float">
            <text:p>0.37837969300017</text:p>
          </table:table-cell>
          <table:table-cell office:value-type="float" office:value="0.396326075000616" calcext:value-type="float">
            <text:p>0.396326075000616</text:p>
          </table:table-cell>
          <table:table-cell office:value-type="float" office:value="0.366817056999935" calcext:value-type="float">
            <text:p>0.366817056999935</text:p>
          </table:table-cell>
          <table:table-cell office:value-type="float" office:value="0.356256977000157" calcext:value-type="float">
            <text:p>0.356256977000157</text:p>
          </table:table-cell>
        </table:table-row>
        <table:table-row table:style-name="ro1">
          <table:table-cell office:value-type="float" office:value="0.498688712999865" calcext:value-type="float">
            <text:p>0.498688712999865</text:p>
          </table:table-cell>
          <table:table-cell office:value-type="float" office:value="0.413387990000047" calcext:value-type="float">
            <text:p>0.413387990000047</text:p>
          </table:table-cell>
          <table:table-cell office:value-type="float" office:value="0.489288101000057" calcext:value-type="float">
            <text:p>0.489288101000057</text:p>
          </table:table-cell>
          <table:table-cell office:value-type="float" office:value="0.317631939999956" calcext:value-type="float">
            <text:p>0.317631939999956</text:p>
          </table:table-cell>
          <table:table-cell office:value-type="float" office:value="0.422239479999917" calcext:value-type="float">
            <text:p>0.422239479999917</text:p>
          </table:table-cell>
          <table:table-cell office:value-type="float" office:value="0.275112557000284" calcext:value-type="float">
            <text:p>0.275112557000284</text:p>
          </table:table-cell>
          <table:table-cell table:number-columns-repeated="10"/>
          <table:table-cell office:value-type="float" office:value="0.327183853999486" calcext:value-type="float">
            <text:p>0.327183853999486</text:p>
          </table:table-cell>
          <table:table-cell office:value-type="float" office:value="0.403939799" calcext:value-type="float">
            <text:p>0.403939799</text:p>
          </table:table-cell>
          <table:table-cell office:value-type="float" office:value="0.285223471999416" calcext:value-type="float">
            <text:p>0.285223471999416</text:p>
          </table:table-cell>
          <table:table-cell office:value-type="float" office:value="0.264461666999523" calcext:value-type="float">
            <text:p>0.264461666999523</text:p>
          </table:table-cell>
          <table:table-cell office:value-type="float" office:value="0.254278257999431" calcext:value-type="float">
            <text:p>0.254278257999431</text:p>
          </table:table-cell>
          <table:table-cell office:value-type="float" office:value="0.240870906000055" calcext:value-type="float">
            <text:p>0.240870906000055</text:p>
          </table:table-cell>
          <table:table-cell office:value-type="float" office:value="0.228184956999939" calcext:value-type="float">
            <text:p>0.228184956999939</text:p>
          </table:table-cell>
        </table:table-row>
        <table:table-row table:style-name="ro1">
          <table:table-cell office:value-type="float" office:value="0.578060051999273" calcext:value-type="float">
            <text:p>0.578060051999273</text:p>
          </table:table-cell>
          <table:table-cell office:value-type="float" office:value="0.480708584999775" calcext:value-type="float">
            <text:p>0.480708584999775</text:p>
          </table:table-cell>
          <table:table-cell office:value-type="float" office:value="0.501407813999322" calcext:value-type="float">
            <text:p>0.501407813999322</text:p>
          </table:table-cell>
          <table:table-cell office:value-type="float" office:value="0.39998180099974" calcext:value-type="float">
            <text:p>0.39998180099974</text:p>
          </table:table-cell>
          <table:table-cell office:value-type="float" office:value="0.491725045999374" calcext:value-type="float">
            <text:p>0.491725045999374</text:p>
          </table:table-cell>
          <table:table-cell office:value-type="float" office:value="0.380702955999368" calcext:value-type="float">
            <text:p>0.380702955999368</text:p>
          </table:table-cell>
          <table:table-cell table:number-columns-repeated="10"/>
          <table:table-cell office:value-type="float" office:value="0.409887503999926" calcext:value-type="float">
            <text:p>0.409887503999926</text:p>
          </table:table-cell>
          <table:table-cell office:value-type="float" office:value="0.419299618999503" calcext:value-type="float">
            <text:p>0.419299618999503</text:p>
          </table:table-cell>
          <table:table-cell office:value-type="float" office:value="0.370896948999871" calcext:value-type="float">
            <text:p>0.370896948999871</text:p>
          </table:table-cell>
          <table:table-cell office:value-type="float" office:value="0.339824985999257" calcext:value-type="float">
            <text:p>0.339824985999257</text:p>
          </table:table-cell>
          <table:table-cell office:value-type="float" office:value="0.35072832700007" calcext:value-type="float">
            <text:p>0.35072832700007</text:p>
          </table:table-cell>
          <table:table-cell office:value-type="float" office:value="0.324430723999285" calcext:value-type="float">
            <text:p>0.324430723999285</text:p>
          </table:table-cell>
          <table:table-cell office:value-type="float" office:value="0.310425016999943" calcext:value-type="float">
            <text:p>0.310425016999943</text:p>
          </table:table-cell>
        </table:table-row>
        <table:table-row table:style-name="ro1">
          <table:table-cell office:value-type="float" office:value="0.385670206000214" calcext:value-type="float">
            <text:p>0.385670206000214</text:p>
          </table:table-cell>
          <table:table-cell office:value-type="float" office:value="0.254257108999809" calcext:value-type="float">
            <text:p>0.254257108999809</text:p>
          </table:table-cell>
          <table:table-cell office:value-type="float" office:value="0.274596811000265" calcext:value-type="float">
            <text:p>0.274596811000265</text:p>
          </table:table-cell>
          <table:table-cell office:value-type="float" office:value="0.193175356999745" calcext:value-type="float">
            <text:p>0.193175356999745</text:p>
          </table:table-cell>
          <table:table-cell office:value-type="float" office:value="0.264621928999986" calcext:value-type="float">
            <text:p>0.264621928999986</text:p>
          </table:table-cell>
          <table:table-cell office:value-type="float" office:value="0.154364113999691" calcext:value-type="float">
            <text:p>0.154364113999691</text:p>
          </table:table-cell>
          <table:table-cell table:number-columns-repeated="10"/>
          <table:table-cell office:value-type="float" office:value="0.205733541999507" calcext:value-type="float">
            <text:p>0.205733541999507</text:p>
          </table:table-cell>
          <table:table-cell office:value-type="float" office:value="0.217218488000071" calcext:value-type="float">
            <text:p>0.217218488000071</text:p>
          </table:table-cell>
          <table:table-cell office:value-type="float" office:value="0.142486476000158" calcext:value-type="float">
            <text:p>0.142486476000158</text:p>
          </table:table-cell>
          <table:table-cell office:value-type="float" office:value="0.129508858999543" calcext:value-type="float">
            <text:p>0.129508858999543</text:p>
          </table:table-cell>
          <table:table-cell office:value-type="float" office:value="0.11713394599974" calcext:value-type="float">
            <text:p>0.11713394599974</text:p>
          </table:table-cell>
          <table:table-cell office:value-type="float" office:value="0.100042694999502" calcext:value-type="float">
            <text:p>0.100042694999502</text:p>
          </table:table-cell>
          <table:table-cell office:value-type="float" office:value="0.0835556109996105" calcext:value-type="float">
            <text:p>0.0835556109996105</text:p>
          </table:table-cell>
        </table:table-row>
        <table:table-row table:style-name="ro1">
          <table:table-cell office:value-type="float" office:value="0.5500517520004" calcext:value-type="float">
            <text:p>0.5500517520004</text:p>
          </table:table-cell>
          <table:table-cell office:value-type="float" office:value="0.380436315000225" calcext:value-type="float">
            <text:p>0.380436315000225</text:p>
          </table:table-cell>
          <table:table-cell office:value-type="float" office:value="0.536031853000168" calcext:value-type="float">
            <text:p>0.536031853000168</text:p>
          </table:table-cell>
          <table:table-cell office:value-type="float" office:value="0.270987286000491" calcext:value-type="float">
            <text:p>0.270987286000491</text:p>
          </table:table-cell>
          <table:table-cell office:value-type="float" office:value="0.523207371000353" calcext:value-type="float">
            <text:p>0.523207371000353</text:p>
          </table:table-cell>
          <table:table-cell office:value-type="float" office:value="0.176427245000014" calcext:value-type="float">
            <text:p>0.176427245000014</text:p>
          </table:table-cell>
          <table:table-cell table:number-columns-repeated="10"/>
          <table:table-cell office:value-type="float" office:value="0.356149780000123" calcext:value-type="float">
            <text:p>0.356149780000123</text:p>
          </table:table-cell>
          <table:table-cell office:value-type="float" office:value="0.367495856999994" calcext:value-type="float">
            <text:p>0.367495856999994</text:p>
          </table:table-cell>
          <table:table-cell office:value-type="float" office:value="0.164291566999964" calcext:value-type="float">
            <text:p>0.164291566999964</text:p>
          </table:table-cell>
          <table:table-cell office:value-type="float" office:value="0.151585216000058" calcext:value-type="float">
            <text:p>0.151585216000058</text:p>
          </table:table-cell>
          <table:table-cell office:value-type="float" office:value="0.139624463000473" calcext:value-type="float">
            <text:p>0.139624463000473</text:p>
          </table:table-cell>
          <table:table-cell office:value-type="float" office:value="0.124352181999711" calcext:value-type="float">
            <text:p>0.124352181999711</text:p>
          </table:table-cell>
          <table:table-cell office:value-type="float" office:value="0.111816788999931" calcext:value-type="float">
            <text:p>0.111816788999931</text:p>
          </table:table-cell>
        </table:table-row>
        <table:table-row table:style-name="ro1">
          <table:table-cell office:value-type="float" office:value="0.487405828999727" calcext:value-type="float">
            <text:p>0.487405828999727</text:p>
          </table:table-cell>
          <table:table-cell office:value-type="float" office:value="0.395627092999348" calcext:value-type="float">
            <text:p>0.395627092999348</text:p>
          </table:table-cell>
          <table:table-cell office:value-type="float" office:value="0.476469293999799" calcext:value-type="float">
            <text:p>0.476469293999799</text:p>
          </table:table-cell>
          <table:table-cell office:value-type="float" office:value="0.274877773999833" calcext:value-type="float">
            <text:p>0.274877773999833</text:p>
          </table:table-cell>
          <table:table-cell office:value-type="float" office:value="0.40633330899982" calcext:value-type="float">
            <text:p>0.40633330899982</text:p>
          </table:table-cell>
          <table:table-cell office:value-type="float" office:value="0.169793709999794" calcext:value-type="float">
            <text:p>0.169793709999794</text:p>
          </table:table-cell>
          <table:table-cell table:number-columns-repeated="10"/>
          <table:table-cell office:value-type="float" office:value="0.291433637999944" calcext:value-type="float">
            <text:p>0.291433637999944</text:p>
          </table:table-cell>
          <table:table-cell office:value-type="float" office:value="0.383494478999637" calcext:value-type="float">
            <text:p>0.383494478999637</text:p>
          </table:table-cell>
          <table:table-cell office:value-type="float" office:value="0.158091728999352" calcext:value-type="float">
            <text:p>0.158091728999352</text:p>
          </table:table-cell>
          <table:table-cell office:value-type="float" office:value="0.145310205999522" calcext:value-type="float">
            <text:p>0.145310205999522</text:p>
          </table:table-cell>
          <table:table-cell office:value-type="float" office:value="0.132194631999482" calcext:value-type="float">
            <text:p>0.132194631999482</text:p>
          </table:table-cell>
          <table:table-cell office:value-type="float" office:value="0.117839537999316" calcext:value-type="float">
            <text:p>0.117839537999316</text:p>
          </table:table-cell>
          <table:table-cell office:value-type="float" office:value="0.101742548999937" calcext:value-type="float">
            <text:p>0.101742548999937</text:p>
          </table:table-cell>
        </table:table-row>
        <table:table-row table:style-name="ro1">
          <table:table-cell office:value-type="float" office:value="0.516458908999994" calcext:value-type="float">
            <text:p>0.516458908999994</text:p>
          </table:table-cell>
          <table:table-cell office:value-type="float" office:value="0.389481748000435" calcext:value-type="float">
            <text:p>0.389481748000435</text:p>
          </table:table-cell>
          <table:table-cell office:value-type="float" office:value="0.415003398000408" calcext:value-type="float">
            <text:p>0.415003398000408</text:p>
          </table:table-cell>
          <table:table-cell office:value-type="float" office:value="0.296843545000229" calcext:value-type="float">
            <text:p>0.296843545000229</text:p>
          </table:table-cell>
          <table:table-cell office:value-type="float" office:value="0.400978989000578" calcext:value-type="float">
            <text:p>0.400978989000578</text:p>
          </table:table-cell>
          <table:table-cell office:value-type="float" office:value="0.221254185000362" calcext:value-type="float">
            <text:p>0.221254185000362</text:p>
          </table:table-cell>
          <table:table-cell table:number-columns-repeated="10"/>
          <table:table-cell office:value-type="float" office:value="0.307987507000689" calcext:value-type="float">
            <text:p>0.307987507000689</text:p>
          </table:table-cell>
          <table:table-cell office:value-type="float" office:value="0.31757814499997" calcext:value-type="float">
            <text:p>0.31757814499997</text:p>
          </table:table-cell>
          <table:table-cell office:value-type="float" office:value="0.201942624999901" calcext:value-type="float">
            <text:p>0.201942624999901</text:p>
          </table:table-cell>
          <table:table-cell office:value-type="float" office:value="0.138096123000651" calcext:value-type="float">
            <text:p>0.138096123000651</text:p>
          </table:table-cell>
          <table:table-cell office:value-type="float" office:value="0.126699680999991" calcext:value-type="float">
            <text:p>0.126699680999991</text:p>
          </table:table-cell>
          <table:table-cell office:value-type="float" office:value="0.107962562000466" calcext:value-type="float">
            <text:p>0.107962562000466</text:p>
          </table:table-cell>
          <table:table-cell office:value-type="float" office:value="0.0953791279998768" calcext:value-type="float">
            <text:p>0.0953791279998768</text:p>
          </table:table-cell>
        </table:table-row>
        <table:table-row table:style-name="ro1">
          <table:table-cell office:value-type="float" office:value="0.663941392999732" calcext:value-type="float">
            <text:p>0.663941392999732</text:p>
          </table:table-cell>
          <table:table-cell office:value-type="float" office:value="0.506087476000175" calcext:value-type="float">
            <text:p>0.506087476000175</text:p>
          </table:table-cell>
          <table:table-cell office:value-type="float" office:value="0.560938843000258" calcext:value-type="float">
            <text:p>0.560938843000258</text:p>
          </table:table-cell>
          <table:table-cell office:value-type="float" office:value="0.487099418000071" calcext:value-type="float">
            <text:p>0.487099418000071</text:p>
          </table:table-cell>
          <table:table-cell office:value-type="float" office:value="0.551221206999799" calcext:value-type="float">
            <text:p>0.551221206999799</text:p>
          </table:table-cell>
          <table:table-cell office:value-type="float" office:value="0.444267965999643" calcext:value-type="float">
            <text:p>0.444267965999643</text:p>
          </table:table-cell>
          <table:table-cell table:number-columns-repeated="10"/>
          <table:table-cell office:value-type="float" office:value="0.496815800999684" calcext:value-type="float">
            <text:p>0.496815800999684</text:p>
          </table:table-cell>
          <table:table-cell office:value-type="float" office:value="0.541186751000168" calcext:value-type="float">
            <text:p>0.541186751000168</text:p>
          </table:table-cell>
          <table:table-cell office:value-type="float" office:value="0.464806863000376" calcext:value-type="float">
            <text:p>0.464806863000376</text:p>
          </table:table-cell>
          <table:table-cell office:value-type="float" office:value="0.420994844000234" calcext:value-type="float">
            <text:p>0.420994844000234</text:p>
          </table:table-cell>
          <table:table-cell office:value-type="float" office:value="0.432968723000158" calcext:value-type="float">
            <text:p>0.432968723000158</text:p>
          </table:table-cell>
          <table:table-cell office:value-type="float" office:value="0.404081401999974" calcext:value-type="float">
            <text:p>0.404081401999974</text:p>
          </table:table-cell>
          <table:table-cell office:value-type="float" office:value="0.390092499000275" calcext:value-type="float">
            <text:p>0.390092499000275</text:p>
          </table:table-cell>
        </table:table-row>
        <table:table-row table:style-name="ro1">
          <table:table-cell office:value-type="float" office:value="0.512154967999777" calcext:value-type="float">
            <text:p>0.512154967999777</text:p>
          </table:table-cell>
          <table:table-cell office:value-type="float" office:value="0.380611992000013" calcext:value-type="float">
            <text:p>0.380611992000013</text:p>
          </table:table-cell>
          <table:table-cell office:value-type="float" office:value="0.4954617960002" calcext:value-type="float">
            <text:p>0.4954617960002</text:p>
          </table:table-cell>
          <table:table-cell office:value-type="float" office:value="0.319319344000178" calcext:value-type="float">
            <text:p>0.319319344000178</text:p>
          </table:table-cell>
          <table:table-cell office:value-type="float" office:value="0.403141717999461" calcext:value-type="float">
            <text:p>0.403141717999461</text:p>
          </table:table-cell>
          <table:table-cell office:value-type="float" office:value="0.273356898000202" calcext:value-type="float">
            <text:p>0.273356898000202</text:p>
          </table:table-cell>
          <table:table-cell table:number-columns-repeated="10"/>
          <table:table-cell office:value-type="float" office:value="0.33062178199998" calcext:value-type="float">
            <text:p>0.33062178199998</text:p>
          </table:table-cell>
          <table:table-cell office:value-type="float" office:value="0.390207620000183" calcext:value-type="float">
            <text:p>0.390207620000183</text:p>
          </table:table-cell>
          <table:table-cell office:value-type="float" office:value="0.285008527000173" calcext:value-type="float">
            <text:p>0.285008527000173</text:p>
          </table:table-cell>
          <table:table-cell office:value-type="float" office:value="0.258862151999892" calcext:value-type="float">
            <text:p>0.258862151999892</text:p>
          </table:table-cell>
          <table:table-cell office:value-type="float" office:value="0.244499992999408" calcext:value-type="float">
            <text:p>0.244499992999408</text:p>
          </table:table-cell>
          <table:table-cell office:value-type="float" office:value="0.234036587999981" calcext:value-type="float">
            <text:p>0.234036587999981</text:p>
          </table:table-cell>
          <table:table-cell office:value-type="float" office:value="0.223753528999623" calcext:value-type="float">
            <text:p>0.223753528999623</text:p>
          </table:table-cell>
        </table:table-row>
        <table:table-row table:style-name="ro1">
          <table:table-cell office:value-type="float" office:value="0.58235280900044" calcext:value-type="float">
            <text:p>0.58235280900044</text:p>
          </table:table-cell>
          <table:table-cell office:value-type="float" office:value="0.428076907000104" calcext:value-type="float">
            <text:p>0.428076907000104</text:p>
          </table:table-cell>
          <table:table-cell office:value-type="float" office:value="0.472556413000348" calcext:value-type="float">
            <text:p>0.472556413000348</text:p>
          </table:table-cell>
          <table:table-cell office:value-type="float" office:value="0.408816920999925" calcext:value-type="float">
            <text:p>0.408816920999925</text:p>
          </table:table-cell>
          <table:table-cell office:value-type="float" office:value="0.463049187999786" calcext:value-type="float">
            <text:p>0.463049187999786</text:p>
          </table:table-cell>
          <table:table-cell office:value-type="float" office:value="0.389771514999666" calcext:value-type="float">
            <text:p>0.389771514999666</text:p>
          </table:table-cell>
          <table:table-cell table:number-columns-repeated="10"/>
          <table:table-cell office:value-type="float" office:value="0.418231222000031" calcext:value-type="float">
            <text:p>0.418231222000031</text:p>
          </table:table-cell>
          <table:table-cell office:value-type="float" office:value="0.453317796999727" calcext:value-type="float">
            <text:p>0.453317796999727</text:p>
          </table:table-cell>
          <table:table-cell office:value-type="float" office:value="0.368904384999951" calcext:value-type="float">
            <text:p>0.368904384999951</text:p>
          </table:table-cell>
          <table:table-cell office:value-type="float" office:value="0.345393048000005" calcext:value-type="float">
            <text:p>0.345393048000005</text:p>
          </table:table-cell>
          <table:table-cell office:value-type="float" office:value="0.357892646999971" calcext:value-type="float">
            <text:p>0.357892646999971</text:p>
          </table:table-cell>
          <table:table-cell office:value-type="float" office:value="0.330379793999782" calcext:value-type="float">
            <text:p>0.330379793999782</text:p>
          </table:table-cell>
          <table:table-cell office:value-type="float" office:value="0.316304038000453" calcext:value-type="float">
            <text:p>0.316304038000453</text:p>
          </table:table-cell>
        </table:table-row>
        <table:table-row table:style-name="ro1">
          <table:table-cell office:value-type="float" office:value="0.425354582000182" calcext:value-type="float">
            <text:p>0.425354582000182</text:p>
          </table:table-cell>
          <table:table-cell office:value-type="float" office:value="0.268117218999578" calcext:value-type="float">
            <text:p>0.268117218999578</text:p>
          </table:table-cell>
          <table:table-cell office:value-type="float" office:value="0.302798926999458" calcext:value-type="float">
            <text:p>0.302798926999458</text:p>
          </table:table-cell>
          <table:table-cell office:value-type="float" office:value="0.192085380000208" calcext:value-type="float">
            <text:p>0.192085380000208</text:p>
          </table:table-cell>
          <table:table-cell office:value-type="float" office:value="0.2904039189998" calcext:value-type="float">
            <text:p>0.2904039189998</text:p>
          </table:table-cell>
          <table:table-cell office:value-type="float" office:value="0.150781866999751" calcext:value-type="float">
            <text:p>0.150781866999751</text:p>
          </table:table-cell>
          <table:table-cell table:number-columns-repeated="10"/>
          <table:table-cell office:value-type="float" office:value="0.220735955000237" calcext:value-type="float">
            <text:p>0.220735955000237</text:p>
          </table:table-cell>
          <table:table-cell office:value-type="float" office:value="0.252149469999495" calcext:value-type="float">
            <text:p>0.252149469999495</text:p>
          </table:table-cell>
          <table:table-cell office:value-type="float" office:value="0.138868215999537" calcext:value-type="float">
            <text:p>0.138868215999537</text:p>
          </table:table-cell>
          <table:table-cell office:value-type="float" office:value="0.124854499999856" calcext:value-type="float">
            <text:p>0.124854499999856</text:p>
          </table:table-cell>
          <table:table-cell office:value-type="float" office:value="0.111940863999735" calcext:value-type="float">
            <text:p>0.111940863999735</text:p>
          </table:table-cell>
          <table:table-cell office:value-type="float" office:value="0.0983585929998299" calcext:value-type="float">
            <text:p>0.0983585929998299</text:p>
          </table:table-cell>
          <table:table-cell office:value-type="float" office:value="0.0822051869999996" calcext:value-type="float">
            <text:p>0.0822051869999996</text:p>
          </table:table-cell>
        </table:table-row>
        <table:table-row table:style-name="ro1">
          <table:table-cell office:value-type="float" office:value="0.552931844000341" calcext:value-type="float">
            <text:p>0.552931844000341</text:p>
          </table:table-cell>
          <table:table-cell office:value-type="float" office:value="0.433024649000799" calcext:value-type="float">
            <text:p>0.433024649000799</text:p>
          </table:table-cell>
          <table:table-cell office:value-type="float" office:value="0.455828415000724" calcext:value-type="float">
            <text:p>0.455828415000724</text:p>
          </table:table-cell>
          <table:table-cell office:value-type="float" office:value="0.338681225000073" calcext:value-type="float">
            <text:p>0.338681225000073</text:p>
          </table:table-cell>
          <table:table-cell office:value-type="float" office:value="0.444907584000248" calcext:value-type="float">
            <text:p>0.444907584000248</text:p>
          </table:table-cell>
          <table:table-cell office:value-type="float" office:value="0.222942710000098" calcext:value-type="float">
            <text:p>0.222942710000098</text:p>
          </table:table-cell>
          <table:table-cell table:number-columns-repeated="10"/>
          <table:table-cell office:value-type="float" office:value="0.351913646000867" calcext:value-type="float">
            <text:p>0.351913646000867</text:p>
          </table:table-cell>
          <table:table-cell office:value-type="float" office:value="0.362506195000606" calcext:value-type="float">
            <text:p>0.362506195000606</text:p>
          </table:table-cell>
          <table:table-cell office:value-type="float" office:value="0.144290265000564" calcext:value-type="float">
            <text:p>0.144290265000564</text:p>
          </table:table-cell>
          <table:table-cell office:value-type="float" office:value="0.129577536000397" calcext:value-type="float">
            <text:p>0.129577536000397</text:p>
          </table:table-cell>
          <table:table-cell office:value-type="float" office:value="0.11740701600047" calcext:value-type="float">
            <text:p>0.11740701600047</text:p>
          </table:table-cell>
          <table:table-cell office:value-type="float" office:value="0.101809988000241" calcext:value-type="float">
            <text:p>0.101809988000241</text:p>
          </table:table-cell>
          <table:table-cell office:value-type="float" office:value="0.0904926080002042" calcext:value-type="float">
            <text:p>0.0904926080002042</text:p>
          </table:table-cell>
        </table:table-row>
        <table:table-row table:style-name="ro1">
          <table:table-cell office:value-type="float" office:value="0.364621701000033" calcext:value-type="float">
            <text:p>0.364621701000033</text:p>
          </table:table-cell>
          <table:table-cell office:value-type="float" office:value="0.241854484000214" calcext:value-type="float">
            <text:p>0.241854484000214</text:p>
          </table:table-cell>
          <table:table-cell office:value-type="float" office:value="0.352938870000798" calcext:value-type="float">
            <text:p>0.352938870000798</text:p>
          </table:table-cell>
          <table:table-cell office:value-type="float" office:value="0.196701290000419" calcext:value-type="float">
            <text:p>0.196701290000419</text:p>
          </table:table-cell>
          <table:table-cell office:value-type="float" office:value="0.256747110000106" calcext:value-type="float">
            <text:p>0.256747110000106</text:p>
          </table:table-cell>
          <table:table-cell office:value-type="float" office:value="0.145711836000373" calcext:value-type="float">
            <text:p>0.145711836000373</text:p>
          </table:table-cell>
          <table:table-cell table:number-columns-repeated="10"/>
          <table:table-cell office:value-type="float" office:value="0.212791028000538" calcext:value-type="float">
            <text:p>0.212791028000538</text:p>
          </table:table-cell>
          <table:table-cell office:value-type="float" office:value="0.227549103000456" calcext:value-type="float">
            <text:p>0.227549103000456</text:p>
          </table:table-cell>
          <table:table-cell office:value-type="float" office:value="0.157341869000447" calcext:value-type="float">
            <text:p>0.157341869000447</text:p>
          </table:table-cell>
          <table:table-cell office:value-type="float" office:value="0.132069451000461" calcext:value-type="float">
            <text:p>0.132069451000461</text:p>
          </table:table-cell>
          <table:table-cell office:value-type="float" office:value="0.119104268000228" calcext:value-type="float">
            <text:p>0.119104268000228</text:p>
          </table:table-cell>
          <table:table-cell office:value-type="float" office:value="0.102217354000459" calcext:value-type="float">
            <text:p>0.102217354000459</text:p>
          </table:table-cell>
          <table:table-cell office:value-type="float" office:value="0.0900782620001337" calcext:value-type="float">
            <text:p>0.0900782620001337</text:p>
          </table:table-cell>
        </table:table-row>
        <table:table-row table:style-name="ro1">
          <table:table-cell office:value-type="float" office:value="0.556514471999435" calcext:value-type="float">
            <text:p>0.556514471999435</text:p>
          </table:table-cell>
          <table:table-cell office:value-type="float" office:value="0.454640630999165" calcext:value-type="float">
            <text:p>0.454640630999165</text:p>
          </table:table-cell>
          <table:table-cell office:value-type="float" office:value="0.541763287999856" calcext:value-type="float">
            <text:p>0.541763287999856</text:p>
          </table:table-cell>
          <table:table-cell office:value-type="float" office:value="0.359212377999938" calcext:value-type="float">
            <text:p>0.359212377999938</text:p>
          </table:table-cell>
          <table:table-cell office:value-type="float" office:value="0.464323533999959" calcext:value-type="float">
            <text:p>0.464323533999959</text:p>
          </table:table-cell>
          <table:table-cell office:value-type="float" office:value="0.268200618999799" calcext:value-type="float">
            <text:p>0.268200618999799</text:p>
          </table:table-cell>
          <table:table-cell table:number-columns-repeated="10"/>
          <table:table-cell office:value-type="float" office:value="0.37048200999925" calcext:value-type="float">
            <text:p>0.37048200999925</text:p>
          </table:table-cell>
          <table:table-cell office:value-type="float" office:value="0.442038935999335" calcext:value-type="float">
            <text:p>0.442038935999335</text:p>
          </table:table-cell>
          <table:table-cell office:value-type="float" office:value="0.232644656999582" calcext:value-type="float">
            <text:p>0.232644656999582</text:p>
          </table:table-cell>
          <table:table-cell office:value-type="float" office:value="0.150757251999494" calcext:value-type="float">
            <text:p>0.150757251999494</text:p>
          </table:table-cell>
          <table:table-cell office:value-type="float" office:value="0.138430429999971" calcext:value-type="float">
            <text:p>0.138430429999971</text:p>
          </table:table-cell>
          <table:table-cell office:value-type="float" office:value="0.122951340999862" calcext:value-type="float">
            <text:p>0.122951340999862</text:p>
          </table:table-cell>
          <table:table-cell office:value-type="float" office:value="0.102219087999401" calcext:value-type="float">
            <text:p>0.102219087999401</text:p>
          </table:table-cell>
        </table:table-row>
        <table:table-row table:style-name="ro1">
          <table:table-cell office:value-type="float" office:value="0.631636434000029" calcext:value-type="float">
            <text:p>0.631636434000029</text:p>
          </table:table-cell>
          <table:table-cell office:value-type="float" office:value="0.541788189000727" calcext:value-type="float">
            <text:p>0.541788189000727</text:p>
          </table:table-cell>
          <table:table-cell office:value-type="float" office:value="0.621245170000293" calcext:value-type="float">
            <text:p>0.621245170000293</text:p>
          </table:table-cell>
          <table:table-cell office:value-type="float" office:value="0.47113753100075" calcext:value-type="float">
            <text:p>0.47113753100075</text:p>
          </table:table-cell>
          <table:table-cell office:value-type="float" office:value="0.552411387000575" calcext:value-type="float">
            <text:p>0.552411387000575</text:p>
          </table:table-cell>
          <table:table-cell office:value-type="float" office:value="0.423526201000641" calcext:value-type="float">
            <text:p>0.423526201000641</text:p>
          </table:table-cell>
          <table:table-cell table:number-columns-repeated="10"/>
          <table:table-cell office:value-type="float" office:value="0.480857815000491" calcext:value-type="float">
            <text:p>0.480857815000491</text:p>
          </table:table-cell>
          <table:table-cell office:value-type="float" office:value="0.530491747000269" calcext:value-type="float">
            <text:p>0.530491747000269</text:p>
          </table:table-cell>
          <table:table-cell office:value-type="float" office:value="0.449963313000808" calcext:value-type="float">
            <text:p>0.449963313000808</text:p>
          </table:table-cell>
          <table:table-cell office:value-type="float" office:value="0.383744770000703" calcext:value-type="float">
            <text:p>0.383744770000703</text:p>
          </table:table-cell>
          <table:table-cell office:value-type="float" office:value="0.399514312000065" calcext:value-type="float">
            <text:p>0.399514312000065</text:p>
          </table:table-cell>
          <table:table-cell office:value-type="float" office:value="0.367667665000226" calcext:value-type="float">
            <text:p>0.367667665000226</text:p>
          </table:table-cell>
          <table:table-cell office:value-type="float" office:value="0.356683856000018" calcext:value-type="float">
            <text:p>0.356683856000018</text:p>
          </table:table-cell>
        </table:table-row>
        <table:table-row table:style-name="ro1">
          <table:table-cell office:value-type="float" office:value="0.460113928999817" calcext:value-type="float">
            <text:p>0.460113928999817</text:p>
          </table:table-cell>
          <table:table-cell office:value-type="float" office:value="0.356363021999641" calcext:value-type="float">
            <text:p>0.356363021999641</text:p>
          </table:table-cell>
          <table:table-cell office:value-type="float" office:value="0.450013546999799" calcext:value-type="float">
            <text:p>0.450013546999799</text:p>
          </table:table-cell>
          <table:table-cell office:value-type="float" office:value="0.334307449000335" calcext:value-type="float">
            <text:p>0.334307449000335</text:p>
          </table:table-cell>
          <table:table-cell office:value-type="float" office:value="0.37584425499972" calcext:value-type="float">
            <text:p>0.37584425499972</text:p>
          </table:table-cell>
          <table:table-cell office:value-type="float" office:value="0.291413932000069" calcext:value-type="float">
            <text:p>0.291413932000069</text:p>
          </table:table-cell>
          <table:table-cell table:number-columns-repeated="10"/>
          <table:table-cell office:value-type="float" office:value="0.34432667999954" calcext:value-type="float">
            <text:p>0.34432667999954</text:p>
          </table:table-cell>
          <table:table-cell office:value-type="float" office:value="0.366187309999987" calcext:value-type="float">
            <text:p>0.366187309999987</text:p>
          </table:table-cell>
          <table:table-cell office:value-type="float" office:value="0.302908253999703" calcext:value-type="float">
            <text:p>0.302908253999703</text:p>
          </table:table-cell>
          <table:table-cell office:value-type="float" office:value="0.279419968999719" calcext:value-type="float">
            <text:p>0.279419968999719</text:p>
          </table:table-cell>
          <table:table-cell office:value-type="float" office:value="0.267056046000107" calcext:value-type="float">
            <text:p>0.267056046000107</text:p>
          </table:table-cell>
          <table:table-cell office:value-type="float" office:value="0.251317381000263" calcext:value-type="float">
            <text:p>0.251317381000263</text:p>
          </table:table-cell>
          <table:table-cell office:value-type="float" office:value="0.240767258999767" calcext:value-type="float">
            <text:p>0.240767258999767</text:p>
          </table:table-cell>
        </table:table-row>
        <table:table-row table:style-name="ro1">
          <table:table-cell office:value-type="float" office:value="0.62320090799949" calcext:value-type="float">
            <text:p>0.62320090799949</text:p>
          </table:table-cell>
          <table:table-cell office:value-type="float" office:value="0.517281810999521" calcext:value-type="float">
            <text:p>0.517281810999521</text:p>
          </table:table-cell>
          <table:table-cell office:value-type="float" office:value="0.612739281999893" calcext:value-type="float">
            <text:p>0.612739281999893</text:p>
          </table:table-cell>
          <table:table-cell office:value-type="float" office:value="0.469021825999334" calcext:value-type="float">
            <text:p>0.469021825999334</text:p>
          </table:table-cell>
          <table:table-cell office:value-type="float" office:value="0.538566929999433" calcext:value-type="float">
            <text:p>0.538566929999433</text:p>
          </table:table-cell>
          <table:table-cell office:value-type="float" office:value="0.446162090999678" calcext:value-type="float">
            <text:p>0.446162090999678</text:p>
          </table:table-cell>
          <table:table-cell table:number-columns-repeated="10"/>
          <table:table-cell office:value-type="float" office:value="0.481011502000001" calcext:value-type="float">
            <text:p>0.481011502000001</text:p>
          </table:table-cell>
          <table:table-cell office:value-type="float" office:value="0.528008021999995" calcext:value-type="float">
            <text:p>0.528008021999995</text:p>
          </table:table-cell>
          <table:table-cell office:value-type="float" office:value="0.374678702999518" calcext:value-type="float">
            <text:p>0.374678702999518</text:p>
          </table:table-cell>
          <table:table-cell office:value-type="float" office:value="0.364080542000011" calcext:value-type="float">
            <text:p>0.364080542000011</text:p>
          </table:table-cell>
          <table:table-cell office:value-type="float" office:value="0.353414413999417" calcext:value-type="float">
            <text:p>0.353414413999417</text:p>
          </table:table-cell>
          <table:table-cell office:value-type="float" office:value="0.342671211999914" calcext:value-type="float">
            <text:p>0.342671211999914</text:p>
          </table:table-cell>
          <table:table-cell office:value-type="float" office:value="0.331676721999429" calcext:value-type="float">
            <text:p>0.331676721999429</text:p>
          </table:table-cell>
        </table:table-row>
        <table:table-row table:style-name="ro1">
          <table:table-cell office:value-type="float" office:value="0.390889313000116" calcext:value-type="float">
            <text:p>0.390889313000116</text:p>
          </table:table-cell>
          <table:table-cell office:value-type="float" office:value="0.283972299000197" calcext:value-type="float">
            <text:p>0.283972299000197</text:p>
          </table:table-cell>
          <table:table-cell office:value-type="float" office:value="0.379369541999949" calcext:value-type="float">
            <text:p>0.379369541999949</text:p>
          </table:table-cell>
          <table:table-cell office:value-type="float" office:value="0.185113900000033" calcext:value-type="float">
            <text:p>0.185113900000033</text:p>
          </table:table-cell>
          <table:table-cell office:value-type="float" office:value="0.295521105000262" calcext:value-type="float">
            <text:p>0.295521105000262</text:p>
          </table:table-cell>
          <table:table-cell office:value-type="float" office:value="0.151597712000694" calcext:value-type="float">
            <text:p>0.151597712000694</text:p>
          </table:table-cell>
          <table:table-cell table:number-columns-repeated="10"/>
          <table:table-cell office:value-type="float" office:value="0.201294125000459" calcext:value-type="float">
            <text:p>0.201294125000459</text:p>
          </table:table-cell>
          <table:table-cell office:value-type="float" office:value="0.270146616000602" calcext:value-type="float">
            <text:p>0.270146616000602</text:p>
          </table:table-cell>
          <table:table-cell office:value-type="float" office:value="0.139099435000389" calcext:value-type="float">
            <text:p>0.139099435000389</text:p>
          </table:table-cell>
          <table:table-cell office:value-type="float" office:value="0.124405141999887" calcext:value-type="float">
            <text:p>0.124405141999887</text:p>
          </table:table-cell>
          <table:table-cell office:value-type="float" office:value="0.110380437000458" calcext:value-type="float">
            <text:p>0.110380437000458</text:p>
          </table:table-cell>
          <table:table-cell office:value-type="float" office:value="0.096770075000677" calcext:value-type="float">
            <text:p>0.096770075000677</text:p>
          </table:table-cell>
          <table:table-cell office:value-type="float" office:value="0.0804029710006944" calcext:value-type="float">
            <text:p>0.0804029710006944</text:p>
          </table:table-cell>
        </table:table-row>
        <table:table-row table:style-name="ro1">
          <table:table-cell office:value-type="float" office:value="0.584808931000225" calcext:value-type="float">
            <text:p>0.584808931000225</text:p>
          </table:table-cell>
          <table:table-cell office:value-type="float" office:value="0.456427013999928" calcext:value-type="float">
            <text:p>0.456427013999928</text:p>
          </table:table-cell>
          <table:table-cell office:value-type="float" office:value="0.571698221000588" calcext:value-type="float">
            <text:p>0.571698221000588</text:p>
          </table:table-cell>
          <table:table-cell office:value-type="float" office:value="0.34933881500001" calcext:value-type="float">
            <text:p>0.34933881500001</text:p>
          </table:table-cell>
          <table:table-cell office:value-type="float" office:value="0.468962631000068" calcext:value-type="float">
            <text:p>0.468962631000068</text:p>
          </table:table-cell>
          <table:table-cell office:value-type="float" office:value="0.231709636000232" calcext:value-type="float">
            <text:p>0.231709636000232</text:p>
          </table:table-cell>
          <table:table-cell table:number-columns-repeated="10"/>
          <table:table-cell office:value-type="float" office:value="0.363587607000227" calcext:value-type="float">
            <text:p>0.363587607000227</text:p>
          </table:table-cell>
          <table:table-cell office:value-type="float" office:value="0.444829476999985" calcext:value-type="float">
            <text:p>0.444829476999985</text:p>
          </table:table-cell>
          <table:table-cell office:value-type="float" office:value="0.213724623999951" calcext:value-type="float">
            <text:p>0.213724623999951</text:p>
          </table:table-cell>
          <table:table-cell office:value-type="float" office:value="0.135975565000081" calcext:value-type="float">
            <text:p>0.135975565000081</text:p>
          </table:table-cell>
          <table:table-cell office:value-type="float" office:value="0.120832645000519" calcext:value-type="float">
            <text:p>0.120832645000519</text:p>
          </table:table-cell>
          <table:table-cell office:value-type="float" office:value="0.104167313999824" calcext:value-type="float">
            <text:p>0.104167313999824</text:p>
          </table:table-cell>
          <table:table-cell office:value-type="float" office:value="0.0913556330006031" calcext:value-type="float">
            <text:p>0.0913556330006031</text:p>
          </table:table-cell>
        </table:table-row>
        <table:table-row table:style-name="ro1">
          <table:table-cell office:value-type="float" office:value="0.46212141199976" calcext:value-type="float">
            <text:p>0.46212141199976</text:p>
          </table:table-cell>
          <table:table-cell office:value-type="float" office:value="0.311621830999684" calcext:value-type="float">
            <text:p>0.311621830999684</text:p>
          </table:table-cell>
          <table:table-cell office:value-type="float" office:value="0.335825326000304" calcext:value-type="float">
            <text:p>0.335825326000304</text:p>
          </table:table-cell>
          <table:table-cell office:value-type="float" office:value="0.215556866000043" calcext:value-type="float">
            <text:p>0.215556866000043</text:p>
          </table:table-cell>
          <table:table-cell office:value-type="float" office:value="0.323751379999521" calcext:value-type="float">
            <text:p>0.323751379999521</text:p>
          </table:table-cell>
          <table:table-cell office:value-type="float" office:value="0.173541139000008" calcext:value-type="float">
            <text:p>0.173541139000008</text:p>
          </table:table-cell>
          <table:table-cell table:number-columns-repeated="10"/>
          <table:table-cell office:value-type="float" office:value="0.229763209999874" calcext:value-type="float">
            <text:p>0.229763209999874</text:p>
          </table:table-cell>
          <table:table-cell office:value-type="float" office:value="0.241879414999858" calcext:value-type="float">
            <text:p>0.241879414999858</text:p>
          </table:table-cell>
          <table:table-cell office:value-type="float" office:value="0.160999931000333" calcext:value-type="float">
            <text:p>0.160999931000333</text:p>
          </table:table-cell>
          <table:table-cell office:value-type="float" office:value="0.145869662999758" calcext:value-type="float">
            <text:p>0.145869662999758</text:p>
          </table:table-cell>
          <table:table-cell office:value-type="float" office:value="0.128497482999592" calcext:value-type="float">
            <text:p>0.128497482999592</text:p>
          </table:table-cell>
          <table:table-cell office:value-type="float" office:value="0.112279224999838" calcext:value-type="float">
            <text:p>0.112279224999838</text:p>
          </table:table-cell>
          <table:table-cell office:value-type="float" office:value="0.100285589000123" calcext:value-type="float">
            <text:p>0.100285589000123</text:p>
          </table:table-cell>
        </table:table-row>
        <table:table-row table:style-name="ro1">
          <table:table-cell office:value-type="float" office:value="0.50158445299985" calcext:value-type="float">
            <text:p>0.50158445299985</text:p>
          </table:table-cell>
          <table:table-cell office:value-type="float" office:value="0.406678774999818" calcext:value-type="float">
            <text:p>0.406678774999818</text:p>
          </table:table-cell>
          <table:table-cell office:value-type="float" office:value="0.426619588999529" calcext:value-type="float">
            <text:p>0.426619588999529</text:p>
          </table:table-cell>
          <table:table-cell office:value-type="float" office:value="0.312184022999645" calcext:value-type="float">
            <text:p>0.312184022999645</text:p>
          </table:table-cell>
          <table:table-cell office:value-type="float" office:value="0.416795520000051" calcext:value-type="float">
            <text:p>0.416795520000051</text:p>
          </table:table-cell>
          <table:table-cell office:value-type="float" office:value="0.141724021999835" calcext:value-type="float">
            <text:p>0.141724021999835</text:p>
          </table:table-cell>
          <table:table-cell table:number-columns-repeated="10"/>
          <table:table-cell office:value-type="float" office:value="0.326836510999783" calcext:value-type="float">
            <text:p>0.326836510999783</text:p>
          </table:table-cell>
          <table:table-cell office:value-type="float" office:value="0.336982910999723" calcext:value-type="float">
            <text:p>0.336982910999723</text:p>
          </table:table-cell>
          <table:table-cell office:value-type="float" office:value="0.205875470999672" calcext:value-type="float">
            <text:p>0.205875470999672</text:p>
          </table:table-cell>
          <table:table-cell office:value-type="float" office:value="0.128467548999652" calcext:value-type="float">
            <text:p>0.128467548999652</text:p>
          </table:table-cell>
          <table:table-cell office:value-type="float" office:value="0.118226310999489" calcext:value-type="float">
            <text:p>0.118226310999489</text:p>
          </table:table-cell>
          <table:table-cell office:value-type="float" office:value="0.0915419459997793" calcext:value-type="float">
            <text:p>0.0915419459997793</text:p>
          </table:table-cell>
          <table:table-cell office:value-type="float" office:value="0.0806268319993251" calcext:value-type="float">
            <text:p>0.0806268319993251</text:p>
          </table:table-cell>
        </table:table-row>
        <table:table-row table:style-name="ro1">
          <table:table-cell office:value-type="float" office:value="0.671982107000076" calcext:value-type="float">
            <text:p>0.671982107000076</text:p>
          </table:table-cell>
          <table:table-cell office:value-type="float" office:value="0.565926389000197" calcext:value-type="float">
            <text:p>0.565926389000197</text:p>
          </table:table-cell>
          <table:table-cell office:value-type="float" office:value="0.662125044999812" calcext:value-type="float">
            <text:p>0.662125044999812</text:p>
          </table:table-cell>
          <table:table-cell office:value-type="float" office:value="0.493540161000055" calcext:value-type="float">
            <text:p>0.493540161000055</text:p>
          </table:table-cell>
          <table:table-cell office:value-type="float" office:value="0.650782563000575" calcext:value-type="float">
            <text:p>0.650782563000575</text:p>
          </table:table-cell>
          <table:table-cell office:value-type="float" office:value="0.413836284999888" calcext:value-type="float">
            <text:p>0.413836284999888</text:p>
          </table:table-cell>
          <table:table-cell table:number-columns-repeated="10"/>
          <table:table-cell office:value-type="float" office:value="0.536658371000158" calcext:value-type="float">
            <text:p>0.536658371000158</text:p>
          </table:table-cell>
          <table:table-cell office:value-type="float" office:value="0.552688669999952" calcext:value-type="float">
            <text:p>0.552688669999952</text:p>
          </table:table-cell>
          <table:table-cell office:value-type="float" office:value="0.435558451999896" calcext:value-type="float">
            <text:p>0.435558451999896</text:p>
          </table:table-cell>
          <table:table-cell office:value-type="float" office:value="0.384637508000196" calcext:value-type="float">
            <text:p>0.384637508000196</text:p>
          </table:table-cell>
          <table:table-cell office:value-type="float" office:value="0.396475774999999" calcext:value-type="float">
            <text:p>0.396475774999999</text:p>
          </table:table-cell>
          <table:table-cell office:value-type="float" office:value="0.3739967850006" calcext:value-type="float">
            <text:p>0.3739967850006</text:p>
          </table:table-cell>
          <table:table-cell office:value-type="float" office:value="0.358171859999857" calcext:value-type="float">
            <text:p>0.358171859999857</text:p>
          </table:table-cell>
        </table:table-row>
        <table:table-row table:style-name="ro1">
          <table:table-cell office:value-type="float" office:value="0.509506732999398" calcext:value-type="float">
            <text:p>0.509506732999398</text:p>
          </table:table-cell>
          <table:table-cell office:value-type="float" office:value="0.386235354999371" calcext:value-type="float">
            <text:p>0.386235354999371</text:p>
          </table:table-cell>
          <table:table-cell office:value-type="float" office:value="0.498266089999561" calcext:value-type="float">
            <text:p>0.498266089999561</text:p>
          </table:table-cell>
          <table:table-cell office:value-type="float" office:value="0.332241432999581" calcext:value-type="float">
            <text:p>0.332241432999581</text:p>
          </table:table-cell>
          <table:table-cell office:value-type="float" office:value="0.407693159999326" calcext:value-type="float">
            <text:p>0.407693159999326</text:p>
          </table:table-cell>
          <table:table-cell office:value-type="float" office:value="0.298731359999692" calcext:value-type="float">
            <text:p>0.298731359999692</text:p>
          </table:table-cell>
          <table:table-cell table:number-columns-repeated="10"/>
          <table:table-cell office:value-type="float" office:value="0.343587802999536" calcext:value-type="float">
            <text:p>0.343587802999536</text:p>
          </table:table-cell>
          <table:table-cell office:value-type="float" office:value="0.396773045999907" calcext:value-type="float">
            <text:p>0.396773045999907</text:p>
          </table:table-cell>
          <table:table-cell office:value-type="float" office:value="0.286593103000087" calcext:value-type="float">
            <text:p>0.286593103000087</text:p>
          </table:table-cell>
          <table:table-cell office:value-type="float" office:value="0.269162951999533" calcext:value-type="float">
            <text:p>0.269162951999533</text:p>
          </table:table-cell>
          <table:table-cell office:value-type="float" office:value="0.253285798999968" calcext:value-type="float">
            <text:p>0.253285798999968</text:p>
          </table:table-cell>
          <table:table-cell office:value-type="float" office:value="0.234413686999687" calcext:value-type="float">
            <text:p>0.234413686999687</text:p>
          </table:table-cell>
          <table:table-cell office:value-type="float" office:value="0.220576560000154" calcext:value-type="float">
            <text:p>0.220576560000154</text:p>
          </table:table-cell>
        </table:table-row>
        <table:table-row table:style-name="ro1">
          <table:table-cell office:value-type="float" office:value="0.584973695999906" calcext:value-type="float">
            <text:p>0.584973695999906</text:p>
          </table:table-cell>
          <table:table-cell office:value-type="float" office:value="0.477526624999882" calcext:value-type="float">
            <text:p>0.477526624999882</text:p>
          </table:table-cell>
          <table:table-cell office:value-type="float" office:value="0.572028192000289" calcext:value-type="float">
            <text:p>0.572028192000289</text:p>
          </table:table-cell>
          <table:table-cell office:value-type="float" office:value="0.427441333000388" calcext:value-type="float">
            <text:p>0.427441333000388</text:p>
          </table:table-cell>
          <table:table-cell office:value-type="float" office:value="0.500657012999909" calcext:value-type="float">
            <text:p>0.500657012999909</text:p>
          </table:table-cell>
          <table:table-cell office:value-type="float" office:value="0.38488811499974" calcext:value-type="float">
            <text:p>0.38488811499974</text:p>
          </table:table-cell>
          <table:table-cell table:number-columns-repeated="10"/>
          <table:table-cell office:value-type="float" office:value="0.438319720999971" calcext:value-type="float">
            <text:p>0.438319720999971</text:p>
          </table:table-cell>
          <table:table-cell office:value-type="float" office:value="0.489683908999723" calcext:value-type="float">
            <text:p>0.489683908999723</text:p>
          </table:table-cell>
          <table:table-cell office:value-type="float" office:value="0.396475616000316" calcext:value-type="float">
            <text:p>0.396475616000316</text:p>
          </table:table-cell>
          <table:table-cell office:value-type="float" office:value="0.359606824000366" calcext:value-type="float">
            <text:p>0.359606824000366</text:p>
          </table:table-cell>
          <table:table-cell office:value-type="float" office:value="0.372248972000307" calcext:value-type="float">
            <text:p>0.372248972000307</text:p>
          </table:table-cell>
          <table:table-cell office:value-type="float" office:value="0.343095877000451" calcext:value-type="float">
            <text:p>0.343095877000451</text:p>
          </table:table-cell>
          <table:table-cell office:value-type="float" office:value="0.33115572800034" calcext:value-type="float">
            <text:p>0.33115572800034</text:p>
          </table:table-cell>
        </table:table-row>
        <table:table-row table:style-name="ro1">
          <table:table-cell office:value-type="float" office:value="0.408847127000627" calcext:value-type="float">
            <text:p>0.408847127000627</text:p>
          </table:table-cell>
          <table:table-cell office:value-type="float" office:value="0.28280985100082" calcext:value-type="float">
            <text:p>0.28280985100082</text:p>
          </table:table-cell>
          <table:table-cell office:value-type="float" office:value="0.396963752000374" calcext:value-type="float">
            <text:p>0.396963752000374</text:p>
          </table:table-cell>
          <table:table-cell office:value-type="float" office:value="0.194550993000121" calcext:value-type="float">
            <text:p>0.194550993000121</text:p>
          </table:table-cell>
          <table:table-cell office:value-type="float" office:value="0.298281565000252" calcext:value-type="float">
            <text:p>0.298281565000252</text:p>
          </table:table-cell>
          <table:table-cell office:value-type="float" office:value="0.15456881099999" calcext:value-type="float">
            <text:p>0.15456881099999</text:p>
          </table:table-cell>
          <table:table-cell table:number-columns-repeated="10"/>
          <table:table-cell office:value-type="float" office:value="0.208094176000486" calcext:value-type="float">
            <text:p>0.208094176000486</text:p>
          </table:table-cell>
          <table:table-cell office:value-type="float" office:value="0.25681028300005" calcext:value-type="float">
            <text:p>0.25681028300005</text:p>
          </table:table-cell>
          <table:table-cell office:value-type="float" office:value="0.142057925000699" calcext:value-type="float">
            <text:p>0.142057925000699</text:p>
          </table:table-cell>
          <table:table-cell office:value-type="float" office:value="0.125923954999962" calcext:value-type="float">
            <text:p>0.125923954999962</text:p>
          </table:table-cell>
          <table:table-cell office:value-type="float" office:value="0.112744400000338" calcext:value-type="float">
            <text:p>0.112744400000338</text:p>
          </table:table-cell>
          <table:table-cell office:value-type="float" office:value="0.0998926470001607" calcext:value-type="float">
            <text:p>0.0998926470001607</text:p>
          </table:table-cell>
          <table:table-cell office:value-type="float" office:value="0.0815007520004656" calcext:value-type="float">
            <text:p>0.0815007520004656</text:p>
          </table:table-cell>
        </table:table-row>
        <table:table-row table:style-name="ro1">
          <table:table-cell office:value-type="float" office:value="0.599278773999686" calcext:value-type="float">
            <text:p>0.599278773999686</text:p>
          </table:table-cell>
          <table:table-cell office:value-type="float" office:value="0.468707795999762" calcext:value-type="float">
            <text:p>0.468707795999762</text:p>
          </table:table-cell>
          <table:table-cell office:value-type="float" office:value="0.582353234999573" calcext:value-type="float">
            <text:p>0.582353234999573</text:p>
          </table:table-cell>
          <table:table-cell office:value-type="float" office:value="0.362598527000046" calcext:value-type="float">
            <text:p>0.362598527000046</text:p>
          </table:table-cell>
          <table:table-cell office:value-type="float" office:value="0.480224516999442" calcext:value-type="float">
            <text:p>0.480224516999442</text:p>
          </table:table-cell>
          <table:table-cell office:value-type="float" office:value="0.232420069" calcext:value-type="float">
            <text:p>0.232420069</text:p>
          </table:table-cell>
          <table:table-cell table:number-columns-repeated="10"/>
          <table:table-cell office:value-type="float" office:value="0.374861491000047" calcext:value-type="float">
            <text:p>0.374861491000047</text:p>
          </table:table-cell>
          <table:table-cell office:value-type="float" office:value="0.45675362899965" calcext:value-type="float">
            <text:p>0.45675362899965</text:p>
          </table:table-cell>
          <table:table-cell office:value-type="float" office:value="0.215929844000129" calcext:value-type="float">
            <text:p>0.215929844000129</text:p>
          </table:table-cell>
          <table:table-cell office:value-type="float" office:value="0.140440995000063" calcext:value-type="float">
            <text:p>0.140440995000063</text:p>
          </table:table-cell>
          <table:table-cell office:value-type="float" office:value="0.124302166000234" calcext:value-type="float">
            <text:p>0.124302166000234</text:p>
          </table:table-cell>
          <table:table-cell office:value-type="float" office:value="0.107640530999561" calcext:value-type="float">
            <text:p>0.107640530999561</text:p>
          </table:table-cell>
          <table:table-cell office:value-type="float" office:value="0.090523645999383" calcext:value-type="float">
            <text:p>0.090523645999383</text:p>
          </table:table-cell>
        </table:table-row>
        <table:table-row table:style-name="ro1">
          <table:table-cell office:value-type="float" office:value="0.455944719999934" calcext:value-type="float">
            <text:p>0.455944719999934</text:p>
          </table:table-cell>
          <table:table-cell office:value-type="float" office:value="0.329799635000199" calcext:value-type="float">
            <text:p>0.329799635000199</text:p>
          </table:table-cell>
          <table:table-cell office:value-type="float" office:value="0.35522115599997" calcext:value-type="float">
            <text:p>0.35522115599997</text:p>
          </table:table-cell>
          <table:table-cell office:value-type="float" office:value="0.22116149500016" calcext:value-type="float">
            <text:p>0.22116149500016</text:p>
          </table:table-cell>
          <table:table-cell office:value-type="float" office:value="0.342392284999732" calcext:value-type="float">
            <text:p>0.342392284999732</text:p>
          </table:table-cell>
          <table:table-cell office:value-type="float" office:value="0.165041162000307" calcext:value-type="float">
            <text:p>0.165041162000307</text:p>
          </table:table-cell>
          <table:table-cell table:number-columns-repeated="10"/>
          <table:table-cell office:value-type="float" office:value="0.233720682000239" calcext:value-type="float">
            <text:p>0.233720682000239</text:p>
          </table:table-cell>
          <table:table-cell office:value-type="float" office:value="0.246179542000391" calcext:value-type="float">
            <text:p>0.246179542000391</text:p>
          </table:table-cell>
          <table:table-cell office:value-type="float" office:value="0.152809105000415" calcext:value-type="float">
            <text:p>0.152809105000415</text:p>
          </table:table-cell>
          <table:table-cell office:value-type="float" office:value="0.137044033000166" calcext:value-type="float">
            <text:p>0.137044033000166</text:p>
          </table:table-cell>
          <table:table-cell office:value-type="float" office:value="0.123076746999686" calcext:value-type="float">
            <text:p>0.123076746999686</text:p>
          </table:table-cell>
          <table:table-cell office:value-type="float" office:value="0.105589239000437" calcext:value-type="float">
            <text:p>0.105589239000437</text:p>
          </table:table-cell>
          <table:table-cell office:value-type="float" office:value="0.0924328359997162" calcext:value-type="float">
            <text:p>0.0924328359997162</text:p>
          </table:table-cell>
        </table:table-row>
        <table:table-row table:style-name="ro1">
          <table:table-cell office:value-type="float" office:value="0.558337122000012" calcext:value-type="float">
            <text:p>0.558337122000012</text:p>
          </table:table-cell>
          <table:table-cell office:value-type="float" office:value="0.445306364000317" calcext:value-type="float">
            <text:p>0.445306364000317</text:p>
          </table:table-cell>
          <table:table-cell office:value-type="float" office:value="0.54773953699987" calcext:value-type="float">
            <text:p>0.54773953699987</text:p>
          </table:table-cell>
          <table:table-cell office:value-type="float" office:value="0.339258361999782" calcext:value-type="float">
            <text:p>0.339258361999782</text:p>
          </table:table-cell>
          <table:table-cell office:value-type="float" office:value="0.455619698999726" calcext:value-type="float">
            <text:p>0.455619698999726</text:p>
          </table:table-cell>
          <table:table-cell office:value-type="float" office:value="0.245083597999837" calcext:value-type="float">
            <text:p>0.245083597999837</text:p>
          </table:table-cell>
          <table:table-cell table:number-columns-repeated="10"/>
          <table:table-cell office:value-type="float" office:value="0.350620105000417" calcext:value-type="float">
            <text:p>0.350620105000417</text:p>
          </table:table-cell>
          <table:table-cell office:value-type="float" office:value="0.434950238999591" calcext:value-type="float">
            <text:p>0.434950238999591</text:p>
          </table:table-cell>
          <table:table-cell office:value-type="float" office:value="0.162179416000072" calcext:value-type="float">
            <text:p>0.162179416000072</text:p>
          </table:table-cell>
          <table:table-cell office:value-type="float" office:value="0.150349268999889" calcext:value-type="float">
            <text:p>0.150349268999889</text:p>
          </table:table-cell>
          <table:table-cell office:value-type="float" office:value="0.137641895000343" calcext:value-type="float">
            <text:p>0.137641895000343</text:p>
          </table:table-cell>
          <table:table-cell office:value-type="float" office:value="0.113855114999751" calcext:value-type="float">
            <text:p>0.113855114999751</text:p>
          </table:table-cell>
          <table:table-cell office:value-type="float" office:value="0.0977751729997181" calcext:value-type="float">
            <text:p>0.0977751729997181</text:p>
          </table:table-cell>
        </table:table-row>
        <table:table-row table:style-name="ro1">
          <table:table-cell office:value-type="float" office:value="0.674005195999598" calcext:value-type="float">
            <text:p>0.674005195999598</text:p>
          </table:table-cell>
          <table:table-cell office:value-type="float" office:value="0.545539792999989" calcext:value-type="float">
            <text:p>0.545539792999989</text:p>
          </table:table-cell>
          <table:table-cell office:value-type="float" office:value="0.663656974999867" calcext:value-type="float">
            <text:p>0.663656974999867</text:p>
          </table:table-cell>
          <table:table-cell office:value-type="float" office:value="0.489666403999763" calcext:value-type="float">
            <text:p>0.489666403999763</text:p>
          </table:table-cell>
          <table:table-cell office:value-type="float" office:value="0.65210087899959" calcext:value-type="float">
            <text:p>0.65210087899959</text:p>
          </table:table-cell>
          <table:table-cell office:value-type="float" office:value="0.460420178999812" calcext:value-type="float">
            <text:p>0.460420178999812</text:p>
          </table:table-cell>
          <table:table-cell table:number-columns-repeated="10"/>
          <table:table-cell office:value-type="float" office:value="0.559350167999583" calcext:value-type="float">
            <text:p>0.559350167999583</text:p>
          </table:table-cell>
          <table:table-cell office:value-type="float" office:value="0.57470312300029" calcext:value-type="float">
            <text:p>0.57470312300029</text:p>
          </table:table-cell>
          <table:table-cell office:value-type="float" office:value="0.445077514000332" calcext:value-type="float">
            <text:p>0.445077514000332</text:p>
          </table:table-cell>
          <table:table-cell office:value-type="float" office:value="0.394997420999971" calcext:value-type="float">
            <text:p>0.394997420999971</text:p>
          </table:table-cell>
          <table:table-cell office:value-type="float" office:value="0.411007904000144" calcext:value-type="float">
            <text:p>0.411007904000144</text:p>
          </table:table-cell>
          <table:table-cell office:value-type="float" office:value="0.378810909999629" calcext:value-type="float">
            <text:p>0.378810909999629</text:p>
          </table:table-cell>
          <table:table-cell office:value-type="float" office:value="0.367296983000415" calcext:value-type="float">
            <text:p>0.367296983000415</text:p>
          </table:table-cell>
        </table:table-row>
        <table:table-row table:style-name="ro1">
          <table:table-cell office:value-type="float" office:value="0.503785218000303" calcext:value-type="float">
            <text:p>0.503785218000303</text:p>
          </table:table-cell>
          <table:table-cell office:value-type="float" office:value="0.381612103000407" calcext:value-type="float">
            <text:p>0.381612103000407</text:p>
          </table:table-cell>
          <table:table-cell office:value-type="float" office:value="0.492966789000093" calcext:value-type="float">
            <text:p>0.492966789000093</text:p>
          </table:table-cell>
          <table:table-cell office:value-type="float" office:value="0.321587113000533" calcext:value-type="float">
            <text:p>0.321587113000533</text:p>
          </table:table-cell>
          <table:table-cell office:value-type="float" office:value="0.480974158000208" calcext:value-type="float">
            <text:p>0.480974158000208</text:p>
          </table:table-cell>
          <table:table-cell office:value-type="float" office:value="0.278210806000061" calcext:value-type="float">
            <text:p>0.278210806000061</text:p>
          </table:table-cell>
          <table:table-cell table:number-columns-repeated="10"/>
          <table:table-cell office:value-type="float" office:value="0.369226718999926" calcext:value-type="float">
            <text:p>0.369226718999926</text:p>
          </table:table-cell>
          <table:table-cell office:value-type="float" office:value="0.39285185800054" calcext:value-type="float">
            <text:p>0.39285185800054</text:p>
          </table:table-cell>
          <table:table-cell office:value-type="float" office:value="0.289670643000136" calcext:value-type="float">
            <text:p>0.289670643000136</text:p>
          </table:table-cell>
          <table:table-cell office:value-type="float" office:value="0.264116381000349" calcext:value-type="float">
            <text:p>0.264116381000349</text:p>
          </table:table-cell>
          <table:table-cell office:value-type="float" office:value="0.245657207000477" calcext:value-type="float">
            <text:p>0.245657207000477</text:p>
          </table:table-cell>
          <table:table-cell office:value-type="float" office:value="0.234298580000541" calcext:value-type="float">
            <text:p>0.234298580000541</text:p>
          </table:table-cell>
          <table:table-cell office:value-type="float" office:value="0.222782528000607" calcext:value-type="float">
            <text:p>0.222782528000607</text:p>
          </table:table-cell>
        </table:table-row>
        <table:table-row table:style-name="ro1">
          <table:table-cell office:value-type="float" office:value="0.597546603999945" calcext:value-type="float">
            <text:p>0.597546603999945</text:p>
          </table:table-cell>
          <table:table-cell office:value-type="float" office:value="0.473879713000315" calcext:value-type="float">
            <text:p>0.473879713000315</text:p>
          </table:table-cell>
          <table:table-cell office:value-type="float" office:value="0.585779103000277" calcext:value-type="float">
            <text:p>0.585779103000277</text:p>
          </table:table-cell>
          <table:table-cell office:value-type="float" office:value="0.420382467000309" calcext:value-type="float">
            <text:p>0.420382467000309</text:p>
          </table:table-cell>
          <table:table-cell office:value-type="float" office:value="0.498888907999572" calcext:value-type="float">
            <text:p>0.498888907999572</text:p>
          </table:table-cell>
          <table:table-cell office:value-type="float" office:value="0.373974838000322" calcext:value-type="float">
            <text:p>0.373974838000322</text:p>
          </table:table-cell>
          <table:table-cell table:number-columns-repeated="10"/>
          <table:table-cell office:value-type="float" office:value="0.434779016999528" calcext:value-type="float">
            <text:p>0.434779016999528</text:p>
          </table:table-cell>
          <table:table-cell office:value-type="float" office:value="0.485621134999747" calcext:value-type="float">
            <text:p>0.485621134999747</text:p>
          </table:table-cell>
          <table:table-cell office:value-type="float" office:value="0.385792963999847" calcext:value-type="float">
            <text:p>0.385792963999847</text:p>
          </table:table-cell>
          <table:table-cell office:value-type="float" office:value="0.348464386999694" calcext:value-type="float">
            <text:p>0.348464386999694</text:p>
          </table:table-cell>
          <table:table-cell office:value-type="float" office:value="0.361218449999797" calcext:value-type="float">
            <text:p>0.361218449999797</text:p>
          </table:table-cell>
          <table:table-cell office:value-type="float" office:value="0.335474943999543" calcext:value-type="float">
            <text:p>0.335474943999543</text:p>
          </table:table-cell>
          <table:table-cell office:value-type="float" office:value="0.31760063999991" calcext:value-type="float">
            <text:p>0.31760063999991</text:p>
          </table:table-cell>
        </table:table-row>
        <table:table-row table:style-name="ro1">
          <table:table-cell office:value-type="float" office:value="0.392155887999252" calcext:value-type="float">
            <text:p>0.392155887999252</text:p>
          </table:table-cell>
          <table:table-cell office:value-type="float" office:value="0.28173635299936" calcext:value-type="float">
            <text:p>0.28173635299936</text:p>
          </table:table-cell>
          <table:table-cell office:value-type="float" office:value="0.379417410999849" calcext:value-type="float">
            <text:p>0.379417410999849</text:p>
          </table:table-cell>
          <table:table-cell office:value-type="float" office:value="0.197715102000075" calcext:value-type="float">
            <text:p>0.197715102000075</text:p>
          </table:table-cell>
          <table:table-cell office:value-type="float" office:value="0.294285936999586" calcext:value-type="float">
            <text:p>0.294285936999586</text:p>
          </table:table-cell>
          <table:table-cell office:value-type="float" office:value="0.158028292999916" calcext:value-type="float">
            <text:p>0.158028292999916</text:p>
          </table:table-cell>
          <table:table-cell table:number-columns-repeated="10"/>
          <table:table-cell office:value-type="float" office:value="0.214855291999811" calcext:value-type="float">
            <text:p>0.214855291999811</text:p>
          </table:table-cell>
          <table:table-cell office:value-type="float" office:value="0.26926186899982" calcext:value-type="float">
            <text:p>0.26926186899982</text:p>
          </table:table-cell>
          <table:table-cell office:value-type="float" office:value="0.14512363599988" calcext:value-type="float">
            <text:p>0.14512363599988</text:p>
          </table:table-cell>
          <table:table-cell office:value-type="float" office:value="0.129836086999603" calcext:value-type="float">
            <text:p>0.129836086999603</text:p>
          </table:table-cell>
          <table:table-cell office:value-type="float" office:value="0.115446134999729" calcext:value-type="float">
            <text:p>0.115446134999729</text:p>
          </table:table-cell>
          <table:table-cell office:value-type="float" office:value="0.101249233999624" calcext:value-type="float">
            <text:p>0.101249233999624</text:p>
          </table:table-cell>
          <table:table-cell office:value-type="float" office:value="0.0826714589993571" calcext:value-type="float">
            <text:p>0.0826714589993571</text:p>
          </table:table-cell>
        </table:table-row>
        <table:table-row table:style-name="ro1">
          <table:table-cell office:value-type="float" office:value="0.593808290000197" calcext:value-type="float">
            <text:p>0.593808290000197</text:p>
          </table:table-cell>
          <table:table-cell office:value-type="float" office:value="0.457451964000029" calcext:value-type="float">
            <text:p>0.457451964000029</text:p>
          </table:table-cell>
          <table:table-cell office:value-type="float" office:value="0.581446064999909" calcext:value-type="float">
            <text:p>0.581446064999909</text:p>
          </table:table-cell>
          <table:table-cell office:value-type="float" office:value="0.377882505000343" calcext:value-type="float">
            <text:p>0.377882505000343</text:p>
          </table:table-cell>
          <table:table-cell office:value-type="float" office:value="0.567484613000488" calcext:value-type="float">
            <text:p>0.567484613000488</text:p>
          </table:table-cell>
          <table:table-cell office:value-type="float" office:value="0.269079057999988" calcext:value-type="float">
            <text:p>0.269079057999988</text:p>
          </table:table-cell>
          <table:table-cell table:number-columns-repeated="10"/>
          <table:table-cell office:value-type="float" office:value="0.427264138000282" calcext:value-type="float">
            <text:p>0.427264138000282</text:p>
          </table:table-cell>
          <table:table-cell office:value-type="float" office:value="0.445306012999936" calcext:value-type="float">
            <text:p>0.445306012999936</text:p>
          </table:table-cell>
          <table:table-cell office:value-type="float" office:value="0.252066286000627" calcext:value-type="float">
            <text:p>0.252066286000627</text:p>
          </table:table-cell>
          <table:table-cell office:value-type="float" office:value="0.232467614000598" calcext:value-type="float">
            <text:p>0.232467614000598</text:p>
          </table:table-cell>
          <table:table-cell office:value-type="float" office:value="0.126033844000631" calcext:value-type="float">
            <text:p>0.126033844000631</text:p>
          </table:table-cell>
          <table:table-cell office:value-type="float" office:value="0.112376390999998" calcext:value-type="float">
            <text:p>0.112376390999998</text:p>
          </table:table-cell>
          <table:table-cell office:value-type="float" office:value="0.0847440610004924" calcext:value-type="float">
            <text:p>0.0847440610004924</text:p>
          </table:table-cell>
        </table:table-row>
        <table:table-row table:style-name="ro1">
          <table:table-cell office:value-type="float" office:value="0.418548667000323" calcext:value-type="float">
            <text:p>0.418548667000323</text:p>
          </table:table-cell>
          <table:table-cell office:value-type="float" office:value="0.281473578999794" calcext:value-type="float">
            <text:p>0.281473578999794</text:p>
          </table:table-cell>
          <table:table-cell office:value-type="float" office:value="0.405798257999777" calcext:value-type="float">
            <text:p>0.405798257999777</text:p>
          </table:table-cell>
          <table:table-cell office:value-type="float" office:value="0.217646529000376" calcext:value-type="float">
            <text:p>0.217646529000376</text:p>
          </table:table-cell>
          <table:table-cell office:value-type="float" office:value="0.294456212000114" calcext:value-type="float">
            <text:p>0.294456212000114</text:p>
          </table:table-cell>
          <table:table-cell office:value-type="float" office:value="0.179942261999713" calcext:value-type="float">
            <text:p>0.179942261999713</text:p>
          </table:table-cell>
          <table:table-cell table:number-columns-repeated="10"/>
          <table:table-cell office:value-type="float" office:value="0.230705756000134" calcext:value-type="float">
            <text:p>0.230705756000134</text:p>
          </table:table-cell>
          <table:table-cell office:value-type="float" office:value="0.266653282000334" calcext:value-type="float">
            <text:p>0.266653282000334</text:p>
          </table:table-cell>
          <table:table-cell office:value-type="float" office:value="0.167666067999562" calcext:value-type="float">
            <text:p>0.167666067999562</text:p>
          </table:table-cell>
          <table:table-cell office:value-type="float" office:value="0.152037971999562" calcext:value-type="float">
            <text:p>0.152037971999562</text:p>
          </table:table-cell>
          <table:table-cell office:value-type="float" office:value="0.135640087999491" calcext:value-type="float">
            <text:p>0.135640087999491</text:p>
          </table:table-cell>
          <table:table-cell office:value-type="float" office:value="0.115829037999902" calcext:value-type="float">
            <text:p>0.115829037999902</text:p>
          </table:table-cell>
          <table:table-cell office:value-type="float" office:value="0.0958077839995894" calcext:value-type="float">
            <text:p>0.0958077839995894</text:p>
          </table:table-cell>
        </table:table-row>
        <table:table-row table:style-name="ro1">
          <table:table-cell office:value-type="float" office:value="0.63697655299984" calcext:value-type="float">
            <text:p>0.63697655299984</text:p>
          </table:table-cell>
          <table:table-cell office:value-type="float" office:value="0.449696170999232" calcext:value-type="float">
            <text:p>0.449696170999232</text:p>
          </table:table-cell>
          <table:table-cell office:value-type="float" office:value="0.546465617999274" calcext:value-type="float">
            <text:p>0.546465617999274</text:p>
          </table:table-cell>
          <table:table-cell office:value-type="float" office:value="0.346506900999884" calcext:value-type="float">
            <text:p>0.346506900999884</text:p>
          </table:table-cell>
          <table:table-cell office:value-type="float" office:value="0.534105917999113" calcext:value-type="float">
            <text:p>0.534105917999113</text:p>
          </table:table-cell>
          <table:table-cell office:value-type="float" office:value="0.323749734999183" calcext:value-type="float">
            <text:p>0.323749734999183</text:p>
          </table:table-cell>
          <table:table-cell table:number-columns-repeated="10"/>
          <table:table-cell office:value-type="float" office:value="0.426987846999509" calcext:value-type="float">
            <text:p>0.426987846999509</text:p>
          </table:table-cell>
          <table:table-cell office:value-type="float" office:value="0.438410386999749" calcext:value-type="float">
            <text:p>0.438410386999749</text:p>
          </table:table-cell>
          <table:table-cell office:value-type="float" office:value="0.265371340999991" calcext:value-type="float">
            <text:p>0.265371340999991</text:p>
          </table:table-cell>
          <table:table-cell office:value-type="float" office:value="0.251172564999251" calcext:value-type="float">
            <text:p>0.251172564999251</text:p>
          </table:table-cell>
          <table:table-cell office:value-type="float" office:value="0.134597796999515" calcext:value-type="float">
            <text:p>0.134597796999515</text:p>
          </table:table-cell>
          <table:table-cell office:value-type="float" office:value="0.110349965999376" calcext:value-type="float">
            <text:p>0.110349965999376</text:p>
          </table:table-cell>
          <table:table-cell office:value-type="float" office:value="0.0922428479998416" calcext:value-type="float">
            <text:p>0.0922428479998416</text:p>
          </table:table-cell>
        </table:table-row>
        <table:table-row table:style-name="ro1">
          <table:table-cell office:value-type="float" office:value="0.74512435700035" calcext:value-type="float">
            <text:p>0.74512435700035</text:p>
          </table:table-cell>
          <table:table-cell office:value-type="float" office:value="0.554452878999655" calcext:value-type="float">
            <text:p>0.554452878999655</text:p>
          </table:table-cell>
          <table:table-cell office:value-type="float" office:value="0.663562916999581" calcext:value-type="float">
            <text:p>0.663562916999581</text:p>
          </table:table-cell>
          <table:table-cell office:value-type="float" office:value="0.500680246000229" calcext:value-type="float">
            <text:p>0.500680246000229</text:p>
          </table:table-cell>
          <table:table-cell office:value-type="float" office:value="0.650748236000254" calcext:value-type="float">
            <text:p>0.650748236000254</text:p>
          </table:table-cell>
          <table:table-cell office:value-type="float" office:value="0.471030781999616" calcext:value-type="float">
            <text:p>0.471030781999616</text:p>
          </table:table-cell>
          <table:table-cell table:number-columns-repeated="10"/>
          <table:table-cell office:value-type="float" office:value="0.539834336999775" calcext:value-type="float">
            <text:p>0.539834336999775</text:p>
          </table:table-cell>
          <table:table-cell office:value-type="float" office:value="0.569422466000106" calcext:value-type="float">
            <text:p>0.569422466000106</text:p>
          </table:table-cell>
          <table:table-cell office:value-type="float" office:value="0.457934605000446" calcext:value-type="float">
            <text:p>0.457934605000446</text:p>
          </table:table-cell>
          <table:table-cell office:value-type="float" office:value="0.401942835999762" calcext:value-type="float">
            <text:p>0.401942835999762</text:p>
          </table:table-cell>
          <table:table-cell office:value-type="float" office:value="0.422949112000424" calcext:value-type="float">
            <text:p>0.422949112000424</text:p>
          </table:table-cell>
          <table:table-cell office:value-type="float" office:value="0.38134816999991" calcext:value-type="float">
            <text:p>0.38134816999991</text:p>
          </table:table-cell>
          <table:table-cell office:value-type="float" office:value="0.369206716000008" calcext:value-type="float">
            <text:p>0.369206716000008</text:p>
          </table:table-cell>
        </table:table-row>
        <table:table-row table:style-name="ro1">
          <table:table-cell office:value-type="float" office:value="0.615934643000401" calcext:value-type="float">
            <text:p>0.615934643000401</text:p>
          </table:table-cell>
          <table:table-cell office:value-type="float" office:value="0.405242799000007" calcext:value-type="float">
            <text:p>0.405242799000007</text:p>
          </table:table-cell>
          <table:table-cell office:value-type="float" office:value="0.52718011900015" calcext:value-type="float">
            <text:p>0.52718011900015</text:p>
          </table:table-cell>
          <table:table-cell office:value-type="float" office:value="0.354987929000345" calcext:value-type="float">
            <text:p>0.354987929000345</text:p>
          </table:table-cell>
          <table:table-cell office:value-type="float" office:value="0.513616658000501" calcext:value-type="float">
            <text:p>0.513616658000501</text:p>
          </table:table-cell>
          <table:table-cell office:value-type="float" office:value="0.317866676000449" calcext:value-type="float">
            <text:p>0.317866676000449</text:p>
          </table:table-cell>
          <table:table-cell table:number-columns-repeated="10"/>
          <table:table-cell office:value-type="float" office:value="0.391917894000471" calcext:value-type="float">
            <text:p>0.391917894000471</text:p>
          </table:table-cell>
          <table:table-cell office:value-type="float" office:value="0.417707416000667" calcext:value-type="float">
            <text:p>0.417707416000667</text:p>
          </table:table-cell>
          <table:table-cell office:value-type="float" office:value="0.303024917000585" calcext:value-type="float">
            <text:p>0.303024917000585</text:p>
          </table:table-cell>
          <table:table-cell office:value-type="float" office:value="0.278928678000739" calcext:value-type="float">
            <text:p>0.278928678000739</text:p>
          </table:table-cell>
          <table:table-cell office:value-type="float" office:value="0.261413455000365" calcext:value-type="float">
            <text:p>0.261413455000365</text:p>
          </table:table-cell>
          <table:table-cell office:value-type="float" office:value="0.237423074000617" calcext:value-type="float">
            <text:p>0.237423074000617</text:p>
          </table:table-cell>
          <table:table-cell office:value-type="float" office:value="0.219966569999997" calcext:value-type="float">
            <text:p>0.219966569999997</text:p>
          </table:table-cell>
        </table:table-row>
        <table:table-row table:style-name="ro1">
          <table:table-cell office:value-type="float" office:value="0.610163966999608" calcext:value-type="float">
            <text:p>0.610163966999608</text:p>
          </table:table-cell>
          <table:table-cell office:value-type="float" office:value="0.507716008999523" calcext:value-type="float">
            <text:p>0.507716008999523</text:p>
          </table:table-cell>
          <table:table-cell office:value-type="float" office:value="0.594594356999551" calcext:value-type="float">
            <text:p>0.594594356999551</text:p>
          </table:table-cell>
          <table:table-cell office:value-type="float" office:value="0.435640415999842" calcext:value-type="float">
            <text:p>0.435640415999842</text:p>
          </table:table-cell>
          <table:table-cell office:value-type="float" office:value="0.519662097999571" calcext:value-type="float">
            <text:p>0.519662097999571</text:p>
          </table:table-cell>
          <table:table-cell office:value-type="float" office:value="0.412513677999414" calcext:value-type="float">
            <text:p>0.412513677999414</text:p>
          </table:table-cell>
          <table:table-cell table:number-columns-repeated="10"/>
          <table:table-cell office:value-type="float" office:value="0.447225871999763" calcext:value-type="float">
            <text:p>0.447225871999763</text:p>
          </table:table-cell>
          <table:table-cell office:value-type="float" office:value="0.495462795000094" calcext:value-type="float">
            <text:p>0.495462795000094</text:p>
          </table:table-cell>
          <table:table-cell office:value-type="float" office:value="0.389681329000268" calcext:value-type="float">
            <text:p>0.389681329000268</text:p>
          </table:table-cell>
          <table:table-cell office:value-type="float" office:value="0.363109322999662" calcext:value-type="float">
            <text:p>0.363109322999662</text:p>
          </table:table-cell>
          <table:table-cell office:value-type="float" office:value="0.375845067999762" calcext:value-type="float">
            <text:p>0.375845067999762</text:p>
          </table:table-cell>
          <table:table-cell office:value-type="float" office:value="0.349340077999841" calcext:value-type="float">
            <text:p>0.349340077999841</text:p>
          </table:table-cell>
          <table:table-cell office:value-type="float" office:value="0.331145583999387" calcext:value-type="float">
            <text:p>0.331145583999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0:44:08.186657475</meta:creation-date>
    <dc:date>2025-03-20T14:24:27.507906129</dc:date>
    <meta:editing-duration>PT2H49M21S</meta:editing-duration>
    <meta:editing-cycles>5</meta:editing-cycles>
    <meta:generator>LibreOffice/7.3.7.2$Linux_X86_64 LibreOffice_project/30$Build-2</meta:generator>
    <meta:document-statistic meta:table-count="1" meta:cell-count="3003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03cm" svg:height="11.139cm" xlink:href=".." xlink:type="simple" chart:class="chart:line" chart:column-mapping="0 2 1" chart:style-name="ch1">
        <chart:legend chart:legend-position="end" svg:x="15.099cm" svg:y="4.772cm" style:legend-expansion="high" chart:style-name="ch2"/>
        <chart:plot-area chart:style-name="ch3" table:cell-range-address="Sheet1.A1:Sheet1.C231" chart:data-source-has-labels="row" svg:x="1.407cm" svg:y="0.222cm" svg:width="13.296cm" svg:height="9.714cm">
          <chart:coordinate-region svg:x="2.134cm" svg:y="0.421cm" svg:width="12.569cm" svg:height="8.591cm"/>
          <chart:axis chart:dimension="x" chart:name="primary-x" chart:style-name="ch4">
            <chart:title svg:x="6.966cm" svg:y="10.158cm" chart:style-name="ch5">
              <text:p>Serveranfrage</text:p>
            </chart:title>
          </chart:axis>
          <chart:axis chart:dimension="y" chart:name="primary-y" chart:style-name="ch4">
            <chart:title svg:x="0.451cm" svg:y="7.57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A2:Sheet1.A231" chart:label-cell-address="Sheet1.A1:Sheet1.A1" chart:class="chart:line">
            <chart:data-point chart:repeated="230"/>
          </chart:series>
          <chart:series chart:style-name="ch9" chart:values-cell-range-address="Sheet1.C2:Sheet1.C231" chart:label-cell-address="Sheet1.C1:Sheet1.C1" chart:class="chart:line">
            <chart:data-point chart:repeated="230"/>
          </chart:series>
          <chart:series chart:style-name="ch10" chart:values-cell-range-address="Sheet1.B2:Sheet1.B231" chart:label-cell-address="Sheet1.B1:Sheet1.B1" chart:class="chart:line">
            <chart:data-point chart:repeated="2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Personalmenge</text:p>
                <draw:g>
                  <svg:desc>Sheet1.A1:Sheet1.A1</svg:desc>
                </draw:g>
              </table:table-cell>
              <table:table-cell office:value-type="string">
                <text:p>Filter, triagiert</text:p>
                <draw:g>
                  <svg:desc>Sheet1.C1:Sheet1.C1</svg:desc>
                </draw:g>
              </table:table-cell>
              <table:table-cell office:value-type="string">
                <text:p>Berliner Sichtu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0975518999476">
                <text:p>0.210975518999476</text:p>
                <draw:g>
                  <svg:desc>Sheet1.A2:Sheet1.A231</svg:desc>
                </draw:g>
              </table:table-cell>
              <table:table-cell office:value-type="float" office:value="0.211252277999847">
                <text:p>0.211252277999847</text:p>
                <draw:g>
                  <svg:desc>Sheet1.C2:Sheet1.C231</svg:desc>
                </draw:g>
              </table:table-cell>
              <table:table-cell office:value-type="float" office:value="0.210489783999947">
                <text:p>0.210489783999947</text:p>
                <draw:g>
                  <svg:desc>Sheet1.B2:Sheet1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0387450000344">
                <text:p>0.0940387450000344</text:p>
              </table:table-cell>
              <table:table-cell office:value-type="float" office:value="0.0935760219999793">
                <text:p>0.0935760219999793</text:p>
              </table:table-cell>
              <table:table-cell office:value-type="float" office:value="0.092050293000284">
                <text:p>0.092050293000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6193050004877">
                <text:p>0.0996193050004877</text:p>
              </table:table-cell>
              <table:table-cell office:value-type="float" office:value="0.0986547870006689">
                <text:p>0.0986547870006689</text:p>
              </table:table-cell>
              <table:table-cell office:value-type="float" office:value="0.0968406880001567">
                <text:p>0.0968406880001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3851656000188">
                <text:p>0.103851656000188</text:p>
              </table:table-cell>
              <table:table-cell office:value-type="float" office:value="0.102925307000078">
                <text:p>0.102925307000078</text:p>
              </table:table-cell>
              <table:table-cell office:value-type="float" office:value="0.101457521999691">
                <text:p>0.101457521999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080807999868">
                <text:p>0.328080807999868</text:p>
              </table:table-cell>
              <table:table-cell office:value-type="float" office:value="0.327494961999946">
                <text:p>0.327494961999946</text:p>
              </table:table-cell>
              <table:table-cell office:value-type="float" office:value="0.326461298999675">
                <text:p>0.32646129899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4076371999327">
                <text:p>0.104076371999327</text:p>
              </table:table-cell>
              <table:table-cell office:value-type="float" office:value="0.103230244999395">
                <text:p>0.103230244999395</text:p>
              </table:table-cell>
              <table:table-cell office:value-type="float" office:value="0.101484242999504">
                <text:p>0.10148424299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9001261999765">
                <text:p>0.109001261999765</text:p>
              </table:table-cell>
              <table:table-cell office:value-type="float" office:value="0.108128826999746">
                <text:p>0.108128826999746</text:p>
              </table:table-cell>
              <table:table-cell office:value-type="float" office:value="0.105928645999484">
                <text:p>0.105928645999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720258999914">
                <text:p>0.109720258999914</text:p>
              </table:table-cell>
              <table:table-cell office:value-type="float" office:value="0.108851259999938">
                <text:p>0.108851259999938</text:p>
              </table:table-cell>
              <table:table-cell office:value-type="float" office:value="0.106731774999389">
                <text:p>0.106731774999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0321248999753">
                <text:p>0.110321248999753</text:p>
              </table:table-cell>
              <table:table-cell office:value-type="float" office:value="0.108985918999679">
                <text:p>0.108985918999679</text:p>
              </table:table-cell>
              <table:table-cell office:value-type="float" office:value="0.10689776900017">
                <text:p>0.1068977690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8499146999966">
                <text:p>0.118499146999966</text:p>
              </table:table-cell>
              <table:table-cell office:value-type="float" office:value="0.117481439000585">
                <text:p>0.117481439000585</text:p>
              </table:table-cell>
              <table:table-cell office:value-type="float" office:value="0.114983631000541">
                <text:p>0.114983631000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66527500024">
                <text:p>0.11866527500024</text:p>
              </table:table-cell>
              <table:table-cell office:value-type="float" office:value="0.116419021000183">
                <text:p>0.116419021000183</text:p>
              </table:table-cell>
              <table:table-cell office:value-type="float" office:value="0.112746531000084">
                <text:p>0.11274653100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673485000589">
                <text:p>0.345673485000589</text:p>
              </table:table-cell>
              <table:table-cell office:value-type="float" office:value="0.344847665000088">
                <text:p>0.344847665000088</text:p>
              </table:table-cell>
              <table:table-cell office:value-type="float" office:value="0.34324608299994">
                <text:p>0.343246082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3897389000376">
                <text:p>0.123897389000376</text:p>
              </table:table-cell>
              <table:table-cell office:value-type="float" office:value="0.122740437000175">
                <text:p>0.122740437000175</text:p>
              </table:table-cell>
              <table:table-cell office:value-type="float" office:value="0.120539067000209">
                <text:p>0.12053906700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722059999949">
                <text:p>0.129722059999949</text:p>
              </table:table-cell>
              <table:table-cell office:value-type="float" office:value="0.128988252999989">
                <text:p>0.128988252999989</text:p>
              </table:table-cell>
              <table:table-cell office:value-type="float" office:value="0.12705382600052">
                <text:p>0.127053826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37491599979">
                <text:p>0.11737491599979</text:p>
              </table:table-cell>
              <table:table-cell office:value-type="float" office:value="0.116013494000072">
                <text:p>0.116013494000072</text:p>
              </table:table-cell>
              <table:table-cell office:value-type="float" office:value="0.113886668999839">
                <text:p>0.113886668999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3038927999914">
                <text:p>0.123038927999914</text:p>
              </table:table-cell>
              <table:table-cell office:value-type="float" office:value="0.12214192600004">
                <text:p>0.12214192600004</text:p>
              </table:table-cell>
              <table:table-cell office:value-type="float" office:value="0.119044144000327">
                <text:p>0.11904414400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0764077000094">
                <text:p>0.130764077000094</text:p>
              </table:table-cell>
              <table:table-cell office:value-type="float" office:value="0.129470068000046">
                <text:p>0.129470068000046</text:p>
              </table:table-cell>
              <table:table-cell office:value-type="float" office:value="0.124449038999956">
                <text:p>0.12444903899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7152358999665">
                <text:p>0.347152358999665</text:p>
              </table:table-cell>
              <table:table-cell office:value-type="float" office:value="0.343621064000217">
                <text:p>0.343621064000217</text:p>
              </table:table-cell>
              <table:table-cell office:value-type="float" office:value="0.33971534200009">
                <text:p>0.33971534200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80120200001">
                <text:p>0.24280120200001</text:p>
              </table:table-cell>
              <table:table-cell office:value-type="float" office:value="0.241462511999998">
                <text:p>0.241462511999998</text:p>
              </table:table-cell>
              <table:table-cell office:value-type="float" office:value="0.238812700000381">
                <text:p>0.238812700000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5645937000045">
                <text:p>0.265645937000045</text:p>
              </table:table-cell>
              <table:table-cell office:value-type="float" office:value="0.262333898000179">
                <text:p>0.262333898000179</text:p>
              </table:table-cell>
              <table:table-cell office:value-type="float" office:value="0.256477828000243">
                <text:p>0.25647782800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7462196999877">
                <text:p>0.137462196999877</text:p>
              </table:table-cell>
              <table:table-cell office:value-type="float" office:value="0.136133539999719">
                <text:p>0.136133539999719</text:p>
              </table:table-cell>
              <table:table-cell office:value-type="float" office:value="0.132891899000242">
                <text:p>0.132891899000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016601999749">
                <text:p>0.182016601999749</text:p>
              </table:table-cell>
              <table:table-cell office:value-type="float" office:value="0.183255905999431">
                <text:p>0.183255905999431</text:p>
              </table:table-cell>
              <table:table-cell office:value-type="float" office:value="0.179574909999246">
                <text:p>0.179574909999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626349999948">
                <text:p>0.125626349999948</text:p>
              </table:table-cell>
              <table:table-cell office:value-type="float" office:value="0.124439549999806">
                <text:p>0.124439549999806</text:p>
              </table:table-cell>
              <table:table-cell office:value-type="float" office:value="0.121622538000338">
                <text:p>0.121622538000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830069000411">
                <text:p>0.142830069000411</text:p>
              </table:table-cell>
              <table:table-cell office:value-type="float" office:value="0.141165584000191">
                <text:p>0.141165584000191</text:p>
              </table:table-cell>
              <table:table-cell office:value-type="float" office:value="0.136145913000291">
                <text:p>0.136145913000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548736000143">
                <text:p>0.414548736000143</text:p>
              </table:table-cell>
              <table:table-cell office:value-type="float" office:value="0.413109689000521">
                <text:p>0.413109689000521</text:p>
              </table:table-cell>
              <table:table-cell office:value-type="float" office:value="0.410182747999897">
                <text:p>0.410182747999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3340618000257">
                <text:p>0.263340618000257</text:p>
              </table:table-cell>
              <table:table-cell office:value-type="float" office:value="0.260529376000704">
                <text:p>0.260529376000704</text:p>
              </table:table-cell>
              <table:table-cell office:value-type="float" office:value="0.252207803000601">
                <text:p>0.252207803000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1339476000539">
                <text:p>0.281339476000539</text:p>
              </table:table-cell>
              <table:table-cell office:value-type="float" office:value="0.279777516000649">
                <text:p>0.279777516000649</text:p>
              </table:table-cell>
              <table:table-cell office:value-type="float" office:value="0.276133124000808">
                <text:p>0.276133124000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1502889999647">
                <text:p>0.121502889999647</text:p>
              </table:table-cell>
              <table:table-cell office:value-type="float" office:value="0.11977725900033">
                <text:p>0.11977725900033</text:p>
              </table:table-cell>
              <table:table-cell office:value-type="float" office:value="0.116361491999669">
                <text:p>0.116361491999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7920404999932">
                <text:p>0.137920404999932</text:p>
              </table:table-cell>
              <table:table-cell office:value-type="float" office:value="0.136002826000549">
                <text:p>0.136002826000549</text:p>
              </table:table-cell>
              <table:table-cell office:value-type="float" office:value="0.131642516000284">
                <text:p>0.131642516000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421964800069">
                <text:p>0.12421964800069</text:p>
              </table:table-cell>
              <table:table-cell office:value-type="float" office:value="0.122675135999998">
                <text:p>0.122675135999998</text:p>
              </table:table-cell>
              <table:table-cell office:value-type="float" office:value="0.119498814000508">
                <text:p>0.119498814000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8249804000443">
                <text:p>0.148249804000443</text:p>
              </table:table-cell>
              <table:table-cell office:value-type="float" office:value="0.146234558000288">
                <text:p>0.146234558000288</text:p>
              </table:table-cell>
              <table:table-cell office:value-type="float" office:value="0.142791041000237">
                <text:p>0.142791041000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4560563000377">
                <text:p>0.384560563000377</text:p>
              </table:table-cell>
              <table:table-cell office:value-type="float" office:value="0.381967418000386">
                <text:p>0.381967418000386</text:p>
              </table:table-cell>
              <table:table-cell office:value-type="float" office:value="0.375375456999791">
                <text:p>0.375375456999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594647000507">
                <text:p>0.270594647000507</text:p>
              </table:table-cell>
              <table:table-cell office:value-type="float" office:value="0.268583449000289">
                <text:p>0.268583449000289</text:p>
              </table:table-cell>
              <table:table-cell office:value-type="float" office:value="0.265406444000291">
                <text:p>0.265406444000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6341751000218">
                <text:p>0.306341751000218</text:p>
              </table:table-cell>
              <table:table-cell office:value-type="float" office:value="0.304560499000218">
                <text:p>0.304560499000218</text:p>
              </table:table-cell>
              <table:table-cell office:value-type="float" office:value="0.297759839000719">
                <text:p>0.297759839000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7503269999361">
                <text:p>0.117503269999361</text:p>
              </table:table-cell>
              <table:table-cell office:value-type="float" office:value="0.115588902000127">
                <text:p>0.115588902000127</text:p>
              </table:table-cell>
              <table:table-cell office:value-type="float" office:value="0.11183883800004">
                <text:p>0.111838838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934453999464">
                <text:p>0.143934453999464</text:p>
              </table:table-cell>
              <table:table-cell office:value-type="float" office:value="0.142022750999786">
                <text:p>0.142022750999786</text:p>
              </table:table-cell>
              <table:table-cell office:value-type="float" office:value="0.137176634999378">
                <text:p>0.137176634999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451512999556">
                <text:p>0.121451512999556</text:p>
              </table:table-cell>
              <table:table-cell office:value-type="float" office:value="0.119762524999715">
                <text:p>0.119762524999715</text:p>
              </table:table-cell>
              <table:table-cell office:value-type="float" office:value="0.115648168999542">
                <text:p>0.115648168999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0384944999823">
                <text:p>0.140384944999823</text:p>
              </table:table-cell>
              <table:table-cell office:value-type="float" office:value="0.138202930999796">
                <text:p>0.138202930999796</text:p>
              </table:table-cell>
              <table:table-cell office:value-type="float" office:value="0.134260937999898">
                <text:p>0.134260937999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7927440999665">
                <text:p>0.367927440999665</text:p>
              </table:table-cell>
              <table:table-cell office:value-type="float" office:value="0.365954666999642">
                <text:p>0.365954666999642</text:p>
              </table:table-cell>
              <table:table-cell office:value-type="float" office:value="0.361610793000182">
                <text:p>0.361610793000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8984796000295">
                <text:p>0.238984796000295</text:p>
              </table:table-cell>
              <table:table-cell office:value-type="float" office:value="0.236704783000278">
                <text:p>0.236704783000278</text:p>
              </table:table-cell>
              <table:table-cell office:value-type="float" office:value="0.230662683999981">
                <text:p>0.23066268399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2547930000183">
                <text:p>0.292547930000183</text:p>
              </table:table-cell>
              <table:table-cell office:value-type="float" office:value="0.290016218999881">
                <text:p>0.290016218999881</text:p>
              </table:table-cell>
              <table:table-cell office:value-type="float" office:value="0.282356058000005">
                <text:p>0.28235605800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624693000238">
                <text:p>0.123624693000238</text:p>
              </table:table-cell>
              <table:table-cell office:value-type="float" office:value="0.121674955999879">
                <text:p>0.121674955999879</text:p>
              </table:table-cell>
              <table:table-cell office:value-type="float" office:value="0.11759766599971">
                <text:p>0.11759766599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3636925000683">
                <text:p>0.153636925000683</text:p>
              </table:table-cell>
              <table:table-cell office:value-type="float" office:value="0.150721149000674">
                <text:p>0.150721149000674</text:p>
              </table:table-cell>
              <table:table-cell office:value-type="float" office:value="0.144398745000217">
                <text:p>0.144398745000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7758665999863">
                <text:p>0.127758665999863</text:p>
              </table:table-cell>
              <table:table-cell office:value-type="float" office:value="0.125533295999958">
                <text:p>0.125533295999958</text:p>
              </table:table-cell>
              <table:table-cell office:value-type="float" office:value="0.120903482000358">
                <text:p>0.120903482000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8169028999982">
                <text:p>0.138169028999982</text:p>
              </table:table-cell>
              <table:table-cell office:value-type="float" office:value="0.135865847999412">
                <text:p>0.135865847999412</text:p>
              </table:table-cell>
              <table:table-cell office:value-type="float" office:value="0.131074438999349">
                <text:p>0.131074438999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1936800000403">
                <text:p>0.381936800000403</text:p>
              </table:table-cell>
              <table:table-cell office:value-type="float" office:value="0.379100248000213">
                <text:p>0.379100248000213</text:p>
              </table:table-cell>
              <table:table-cell office:value-type="float" office:value="0.371978668000338">
                <text:p>0.371978668000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517421999983">
                <text:p>0.252517421999983</text:p>
              </table:table-cell>
              <table:table-cell office:value-type="float" office:value="0.249673627000448">
                <text:p>0.249673627000448</text:p>
              </table:table-cell>
              <table:table-cell office:value-type="float" office:value="0.244203783000557">
                <text:p>0.244203783000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6782846000715">
                <text:p>0.306782846000715</text:p>
              </table:table-cell>
              <table:table-cell office:value-type="float" office:value="0.30401231399992">
                <text:p>0.30401231399992</text:p>
              </table:table-cell>
              <table:table-cell office:value-type="float" office:value="0.298203572000602">
                <text:p>0.298203572000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5616006999262">
                <text:p>0.145616006999262</text:p>
              </table:table-cell>
              <table:table-cell office:value-type="float" office:value="0.142506089999188">
                <text:p>0.142506089999188</text:p>
              </table:table-cell>
              <table:table-cell office:value-type="float" office:value="0.129173173999334">
                <text:p>0.129173173999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065396199996">
                <text:p>0.17065396199996</text:p>
              </table:table-cell>
              <table:table-cell office:value-type="float" office:value="0.168240424000032">
                <text:p>0.168240424000032</text:p>
              </table:table-cell>
              <table:table-cell office:value-type="float" office:value="0.162920360000498">
                <text:p>0.162920360000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5677608000151">
                <text:p>0.135677608000151</text:p>
              </table:table-cell>
              <table:table-cell office:value-type="float" office:value="0.133353883000382">
                <text:p>0.133353883000382</text:p>
              </table:table-cell>
              <table:table-cell office:value-type="float" office:value="0.128288543000053">
                <text:p>0.128288543000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8060708000448">
                <text:p>0.158060708000448</text:p>
              </table:table-cell>
              <table:table-cell office:value-type="float" office:value="0.154888978000599">
                <text:p>0.154888978000599</text:p>
              </table:table-cell>
              <table:table-cell office:value-type="float" office:value="0.149851217000105">
                <text:p>0.14985121700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818329999878">
                <text:p>0.376818329999878</text:p>
              </table:table-cell>
              <table:table-cell office:value-type="float" office:value="0.373879744999613">
                <text:p>0.373879744999613</text:p>
              </table:table-cell>
              <table:table-cell office:value-type="float" office:value="0.365144045000306">
                <text:p>0.365144045000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640702000208">
                <text:p>0.282640702000208</text:p>
              </table:table-cell>
              <table:table-cell office:value-type="float" office:value="0.279536965999796">
                <text:p>0.279536965999796</text:p>
              </table:table-cell>
              <table:table-cell office:value-type="float" office:value="0.273063438000463">
                <text:p>0.273063438000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7960619999903">
                <text:p>0.307960619999903</text:p>
              </table:table-cell>
              <table:table-cell office:value-type="float" office:value="0.3049274720006">
                <text:p>0.3049274720006</text:p>
              </table:table-cell>
              <table:table-cell office:value-type="float" office:value="0.296518897000169">
                <text:p>0.296518897000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175791000023">
                <text:p>0.141175791000023</text:p>
              </table:table-cell>
              <table:table-cell office:value-type="float" office:value="0.137535799000034">
                <text:p>0.137535799000034</text:p>
              </table:table-cell>
              <table:table-cell office:value-type="float" office:value="0.129456695000044">
                <text:p>0.129456695000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472764200058">
                <text:p>0.15472764200058</text:p>
              </table:table-cell>
              <table:table-cell office:value-type="float" office:value="0.151972644000125">
                <text:p>0.151972644000125</text:p>
              </table:table-cell>
              <table:table-cell office:value-type="float" office:value="0.146275407000758">
                <text:p>0.146275407000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1465758999402">
                <text:p>0.141465758999402</text:p>
              </table:table-cell>
              <table:table-cell office:value-type="float" office:value="0.138826532999701">
                <text:p>0.138826532999701</text:p>
              </table:table-cell>
              <table:table-cell office:value-type="float" office:value="0.13327230699997">
                <text:p>0.133272306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2443514999941">
                <text:p>0.172443514999941</text:p>
              </table:table-cell>
              <table:table-cell office:value-type="float" office:value="0.169211355999323">
                <text:p>0.169211355999323</text:p>
              </table:table-cell>
              <table:table-cell office:value-type="float" office:value="0.163342905999343">
                <text:p>0.163342905999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7552749999923">
                <text:p>0.407552749999923</text:p>
              </table:table-cell>
              <table:table-cell office:value-type="float" office:value="0.402031843999794">
                <text:p>0.402031843999794</text:p>
              </table:table-cell>
              <table:table-cell office:value-type="float" office:value="0.390709719999904">
                <text:p>0.390709719999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2731113999725">
                <text:p>0.272731113999725</text:p>
              </table:table-cell>
              <table:table-cell office:value-type="float" office:value="0.269028396999602">
                <text:p>0.269028396999602</text:p>
              </table:table-cell>
              <table:table-cell office:value-type="float" office:value="0.262202058999719">
                <text:p>0.262202058999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2149360999902">
                <text:p>0.322149360999902</text:p>
              </table:table-cell>
              <table:table-cell office:value-type="float" office:value="0.31872056300017">
                <text:p>0.31872056300017</text:p>
              </table:table-cell>
              <table:table-cell office:value-type="float" office:value="0.311888854000244">
                <text:p>0.311888854000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497343200037">
                <text:p>0.14497343200037</text:p>
              </table:table-cell>
              <table:table-cell office:value-type="float" office:value="0.141679813000337">
                <text:p>0.141679813000337</text:p>
              </table:table-cell>
              <table:table-cell office:value-type="float" office:value="0.134224940000422">
                <text:p>0.134224940000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0962064999912">
                <text:p>0.170962064999912</text:p>
              </table:table-cell>
              <table:table-cell office:value-type="float" office:value="0.167825413000173">
                <text:p>0.167825413000173</text:p>
              </table:table-cell>
              <table:table-cell office:value-type="float" office:value="0.160682380000253">
                <text:p>0.160682380000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3604084000108">
                <text:p>0.153604084000108</text:p>
              </table:table-cell>
              <table:table-cell office:value-type="float" office:value="0.149507258000085">
                <text:p>0.149507258000085</text:p>
              </table:table-cell>
              <table:table-cell office:value-type="float" office:value="0.141645000000608">
                <text:p>0.141645000000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4155909000292">
                <text:p>0.204155909000292</text:p>
              </table:table-cell>
              <table:table-cell office:value-type="float" office:value="0.198462553999889">
                <text:p>0.198462553999889</text:p>
              </table:table-cell>
              <table:table-cell office:value-type="float" office:value="0.166449376999481">
                <text:p>0.166449376999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374350099999">
                <text:p>0.42374350099999</text:p>
              </table:table-cell>
              <table:table-cell office:value-type="float" office:value="0.419646874000136">
                <text:p>0.419646874000136</text:p>
              </table:table-cell>
              <table:table-cell office:value-type="float" office:value="0.409328857000219">
                <text:p>0.409328857000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9027244999706">
                <text:p>0.299027244999706</text:p>
              </table:table-cell>
              <table:table-cell office:value-type="float" office:value="0.295507141000598">
                <text:p>0.295507141000598</text:p>
              </table:table-cell>
              <table:table-cell office:value-type="float" office:value="0.278845838000052">
                <text:p>0.27884583800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6344269999936">
                <text:p>0.326344269999936</text:p>
              </table:table-cell>
              <table:table-cell office:value-type="float" office:value="0.320836662999682">
                <text:p>0.320836662999682</text:p>
              </table:table-cell>
              <table:table-cell office:value-type="float" office:value="0.310798626999713">
                <text:p>0.310798626999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7888302999927">
                <text:p>0.167888302999927</text:p>
              </table:table-cell>
              <table:table-cell office:value-type="float" office:value="0.161894263999784">
                <text:p>0.161894263999784</text:p>
              </table:table-cell>
              <table:table-cell office:value-type="float" office:value="0.15036028799932">
                <text:p>0.15036028799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0303593999743">
                <text:p>0.160303593999743</text:p>
              </table:table-cell>
              <table:table-cell office:value-type="float" office:value="0.156954594999661">
                <text:p>0.156954594999661</text:p>
              </table:table-cell>
              <table:table-cell office:value-type="float" office:value="0.150270373999774">
                <text:p>0.150270373999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9134423000505">
                <text:p>0.179134423000505</text:p>
              </table:table-cell>
              <table:table-cell office:value-type="float" office:value="0.175471389999984">
                <text:p>0.175471389999984</text:p>
              </table:table-cell>
              <table:table-cell office:value-type="float" office:value="0.167220471000292">
                <text:p>0.167220471000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8121061000202">
                <text:p>0.158121061000202</text:p>
              </table:table-cell>
              <table:table-cell office:value-type="float" office:value="0.154284739999639">
                <text:p>0.154284739999639</text:p>
              </table:table-cell>
              <table:table-cell office:value-type="float" office:value="0.146724283999902">
                <text:p>0.146724283999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0002240000467">
                <text:p>0.440002240000467</text:p>
              </table:table-cell>
              <table:table-cell office:value-type="float" office:value="0.435879586000738">
                <text:p>0.435879586000738</text:p>
              </table:table-cell>
              <table:table-cell office:value-type="float" office:value="0.427363140000125">
                <text:p>0.427363140000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2787122999471">
                <text:p>0.292787122999471</text:p>
              </table:table-cell>
              <table:table-cell office:value-type="float" office:value="0.28520955499971">
                <text:p>0.28520955499971</text:p>
              </table:table-cell>
              <table:table-cell office:value-type="float" office:value="0.267077488999348">
                <text:p>0.267077488999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1696532000242">
                <text:p>0.341696532000242</text:p>
              </table:table-cell>
              <table:table-cell office:value-type="float" office:value="0.338068402000317">
                <text:p>0.338068402000317</text:p>
              </table:table-cell>
              <table:table-cell office:value-type="float" office:value="0.330739809000079">
                <text:p>0.330739809000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1960816000137">
                <text:p>0.171960816000137</text:p>
              </table:table-cell>
              <table:table-cell office:value-type="float" office:value="0.167968310000106">
                <text:p>0.167968310000106</text:p>
              </table:table-cell>
              <table:table-cell office:value-type="float" office:value="0.157657818000189">
                <text:p>0.157657818000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5855942999988">
                <text:p>0.175855942999988</text:p>
              </table:table-cell>
              <table:table-cell office:value-type="float" office:value="0.170517911999923">
                <text:p>0.170517911999923</text:p>
              </table:table-cell>
              <table:table-cell office:value-type="float" office:value="0.160524120000446">
                <text:p>0.160524120000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0314422000265">
                <text:p>0.180314422000265</text:p>
              </table:table-cell>
              <table:table-cell office:value-type="float" office:value="0.172432150000532">
                <text:p>0.172432150000532</text:p>
              </table:table-cell>
              <table:table-cell office:value-type="float" office:value="0.147528158000569">
                <text:p>0.1475281580005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5085337000528">
                <text:p>0.265085337000528</text:p>
              </table:table-cell>
              <table:table-cell office:value-type="float" office:value="0.202879308000774">
                <text:p>0.202879308000774</text:p>
              </table:table-cell>
              <table:table-cell office:value-type="float" office:value="0.192845512000531">
                <text:p>0.192845512000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4066286999259">
                <text:p>0.444066286999259</text:p>
              </table:table-cell>
              <table:table-cell office:value-type="float" office:value="0.437570753999353">
                <text:p>0.437570753999353</text:p>
              </table:table-cell>
              <table:table-cell office:value-type="float" office:value="0.42464488799942">
                <text:p>0.42464488799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1474967999638">
                <text:p>0.301474967999638</text:p>
              </table:table-cell>
              <table:table-cell office:value-type="float" office:value="0.297513978999632">
                <text:p>0.297513978999632</text:p>
              </table:table-cell>
              <table:table-cell office:value-type="float" office:value="0.283382070999323">
                <text:p>0.283382070999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127991000045">
                <text:p>0.325127991000045</text:p>
              </table:table-cell>
              <table:table-cell office:value-type="float" office:value="0.320895435000239">
                <text:p>0.320895435000239</text:p>
              </table:table-cell>
              <table:table-cell office:value-type="float" office:value="0.311675609000304">
                <text:p>0.311675609000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751269000371">
                <text:p>0.154751269000371</text:p>
              </table:table-cell>
              <table:table-cell office:value-type="float" office:value="0.150474653000856">
                <text:p>0.150474653000856</text:p>
              </table:table-cell>
              <table:table-cell office:value-type="float" office:value="0.141980950000288">
                <text:p>0.141980950000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074384000101">
                <text:p>0.268074384000101</text:p>
              </table:table-cell>
              <table:table-cell office:value-type="float" office:value="0.180523451000227">
                <text:p>0.180523451000227</text:p>
              </table:table-cell>
              <table:table-cell office:value-type="float" office:value="0.171965200000159">
                <text:p>0.171965200000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0441131999251">
                <text:p>0.190441131999251</text:p>
              </table:table-cell>
              <table:table-cell office:value-type="float" office:value="0.186457512999368">
                <text:p>0.186457512999368</text:p>
              </table:table-cell>
              <table:table-cell office:value-type="float" office:value="0.177822118999757">
                <text:p>0.177822118999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086706999311">
                <text:p>0.223086706999311</text:p>
              </table:table-cell>
              <table:table-cell office:value-type="float" office:value="0.218199500000082">
                <text:p>0.218199500000082</text:p>
              </table:table-cell>
              <table:table-cell office:value-type="float" office:value="0.181672030999835">
                <text:p>0.1816720309998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6625155000002">
                <text:p>0.436625155000002</text:p>
              </table:table-cell>
              <table:table-cell office:value-type="float" office:value="0.432298446999994">
                <text:p>0.432298446999994</text:p>
              </table:table-cell>
              <table:table-cell office:value-type="float" office:value="0.421527034000064">
                <text:p>0.421527034000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1375017999781">
                <text:p>0.341375017999781</text:p>
              </table:table-cell>
              <table:table-cell office:value-type="float" office:value="0.337012222999874">
                <text:p>0.337012222999874</text:p>
              </table:table-cell>
              <table:table-cell office:value-type="float" office:value="0.322383690999231">
                <text:p>0.32238369099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4144468000413">
                <text:p>0.354144468000413</text:p>
              </table:table-cell>
              <table:table-cell office:value-type="float" office:value="0.348736324999663">
                <text:p>0.348736324999663</text:p>
              </table:table-cell>
              <table:table-cell office:value-type="float" office:value="0.339966153000205">
                <text:p>0.339966153000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5176792000457">
                <text:p>0.175176792000457</text:p>
              </table:table-cell>
              <table:table-cell office:value-type="float" office:value="0.169016736999765">
                <text:p>0.169016736999765</text:p>
              </table:table-cell>
              <table:table-cell office:value-type="float" office:value="0.156785690000106">
                <text:p>0.156785690000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8881357000537">
                <text:p>0.238881357000537</text:p>
              </table:table-cell>
              <table:table-cell office:value-type="float" office:value="0.232948960000613">
                <text:p>0.232948960000613</text:p>
              </table:table-cell>
              <table:table-cell office:value-type="float" office:value="0.184402769000371">
                <text:p>0.184402769000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4055303000823">
                <text:p>0.194055303000823</text:p>
              </table:table-cell>
              <table:table-cell office:value-type="float" office:value="0.188172436000059">
                <text:p>0.188172436000059</text:p>
              </table:table-cell>
              <table:table-cell office:value-type="float" office:value="0.173208688000159">
                <text:p>0.173208688000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6439168999786">
                <text:p>0.276439168999786</text:p>
              </table:table-cell>
              <table:table-cell office:value-type="float" office:value="0.270942030999322">
                <text:p>0.270942030999322</text:p>
              </table:table-cell>
              <table:table-cell office:value-type="float" office:value="0.260357707999901">
                <text:p>0.260357707999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1107548000437">
                <text:p>0.451107548000437</text:p>
              </table:table-cell>
              <table:table-cell office:value-type="float" office:value="0.4458274790004">
                <text:p>0.4458274790004</text:p>
              </table:table-cell>
              <table:table-cell office:value-type="float" office:value="0.429478044999996">
                <text:p>0.42947804499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8514277000286">
                <text:p>0.338514277000286</text:p>
              </table:table-cell>
              <table:table-cell office:value-type="float" office:value="0.334059994000199">
                <text:p>0.334059994000199</text:p>
              </table:table-cell>
              <table:table-cell office:value-type="float" office:value="0.320698817999983">
                <text:p>0.320698817999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3143284999751">
                <text:p>0.363143284999751</text:p>
              </table:table-cell>
              <table:table-cell office:value-type="float" office:value="0.358463908999511">
                <text:p>0.358463908999511</text:p>
              </table:table-cell>
              <table:table-cell office:value-type="float" office:value="0.349152722999861">
                <text:p>0.349152722999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2015784999967">
                <text:p>0.192015784999967</text:p>
              </table:table-cell>
              <table:table-cell office:value-type="float" office:value="0.175439341000128">
                <text:p>0.175439341000128</text:p>
              </table:table-cell>
              <table:table-cell office:value-type="float" office:value="0.153831904999606">
                <text:p>0.153831904999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62300147000133">
                <text:p>0.262300147000133</text:p>
              </table:table-cell>
              <table:table-cell office:value-type="float" office:value="0.256293781999375">
                <text:p>0.256293781999375</text:p>
              </table:table-cell>
              <table:table-cell office:value-type="float" office:value="0.245292960999905">
                <text:p>0.245292960999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4640189999518">
                <text:p>0.194640189999518</text:p>
              </table:table-cell>
              <table:table-cell office:value-type="float" office:value="0.187464291999277">
                <text:p>0.187464291999277</text:p>
              </table:table-cell>
              <table:table-cell office:value-type="float" office:value="0.175561200999255">
                <text:p>0.175561200999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8737364000372">
                <text:p>0.238737364000372</text:p>
              </table:table-cell>
              <table:table-cell office:value-type="float" office:value="0.230643639000846">
                <text:p>0.230643639000846</text:p>
              </table:table-cell>
              <table:table-cell office:value-type="float" office:value="0.216849890000049">
                <text:p>0.216849890000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5832213000358">
                <text:p>0.445832213000358</text:p>
              </table:table-cell>
              <table:table-cell office:value-type="float" office:value="0.435654114000499">
                <text:p>0.435654114000499</text:p>
              </table:table-cell>
              <table:table-cell office:value-type="float" office:value="0.417760506000377">
                <text:p>0.417760506000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7715273999529">
                <text:p>0.297715273999529</text:p>
              </table:table-cell>
              <table:table-cell office:value-type="float" office:value="0.292748087999826">
                <text:p>0.292748087999826</text:p>
              </table:table-cell>
              <table:table-cell office:value-type="float" office:value="0.276802700999724">
                <text:p>0.2768027009997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2360773000546">
                <text:p>0.362360773000546</text:p>
              </table:table-cell>
              <table:table-cell office:value-type="float" office:value="0.353434345000096">
                <text:p>0.353434345000096</text:p>
              </table:table-cell>
              <table:table-cell office:value-type="float" office:value="0.33591818900004">
                <text:p>0.33591818900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5384192999445">
                <text:p>0.175384192999445</text:p>
              </table:table-cell>
              <table:table-cell office:value-type="float" office:value="0.169977638999626">
                <text:p>0.169977638999626</text:p>
              </table:table-cell>
              <table:table-cell office:value-type="float" office:value="0.159371212000224">
                <text:p>0.159371212000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050883000029">
                <text:p>0.37050883000029</text:p>
              </table:table-cell>
              <table:table-cell office:value-type="float" office:value="0.273445089999768">
                <text:p>0.273445089999768</text:p>
              </table:table-cell>
              <table:table-cell office:value-type="float" office:value="0.263407890000053">
                <text:p>0.263407890000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3165558000146">
                <text:p>0.193165558000146</text:p>
              </table:table-cell>
              <table:table-cell office:value-type="float" office:value="0.187519391999558">
                <text:p>0.187519391999558</text:p>
              </table:table-cell>
              <table:table-cell office:value-type="float" office:value="0.17652848599937">
                <text:p>0.1765284859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2920033000628">
                <text:p>0.322920033000628</text:p>
              </table:table-cell>
              <table:table-cell office:value-type="float" office:value="0.251273469000807">
                <text:p>0.251273469000807</text:p>
              </table:table-cell>
              <table:table-cell office:value-type="float" office:value="0.23891862200071">
                <text:p>0.23891862200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6380172000281">
                <text:p>0.486380172000281</text:p>
              </table:table-cell>
              <table:table-cell office:value-type="float" office:value="0.480827739000233">
                <text:p>0.480827739000233</text:p>
              </table:table-cell>
              <table:table-cell office:value-type="float" office:value="0.461189579000347">
                <text:p>0.461189579000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1514901999763">
                <text:p>0.321514901999763</text:p>
              </table:table-cell>
              <table:table-cell office:value-type="float" office:value="0.310659253999802">
                <text:p>0.310659253999802</text:p>
              </table:table-cell>
              <table:table-cell office:value-type="float" office:value="0.294171114000164">
                <text:p>0.294171114000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6161466000231">
                <text:p>0.356161466000231</text:p>
              </table:table-cell>
              <table:table-cell office:value-type="float" office:value="0.3475773199998">
                <text:p>0.3475773199998</text:p>
              </table:table-cell>
              <table:table-cell office:value-type="float" office:value="0.332284682000136">
                <text:p>0.332284682000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1116539000177">
                <text:p>0.191116539000177</text:p>
              </table:table-cell>
              <table:table-cell office:value-type="float" office:value="0.181051579000268">
                <text:p>0.181051579000268</text:p>
              </table:table-cell>
              <table:table-cell office:value-type="float" office:value="0.16926278200026">
                <text:p>0.16926278200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0122506999942">
                <text:p>0.330122506999942</text:p>
              </table:table-cell>
              <table:table-cell office:value-type="float" office:value="0.273269203000382">
                <text:p>0.273269203000382</text:p>
              </table:table-cell>
              <table:table-cell office:value-type="float" office:value="0.261806657000307">
                <text:p>0.261806657000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077194999911">
                <text:p>0.192077194999911</text:p>
              </table:table-cell>
              <table:table-cell office:value-type="float" office:value="0.185080659999585">
                <text:p>0.185080659999585</text:p>
              </table:table-cell>
              <table:table-cell office:value-type="float" office:value="0.172899797999889">
                <text:p>0.1728997979998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9200677999761">
                <text:p>0.349200677999761</text:p>
              </table:table-cell>
              <table:table-cell office:value-type="float" office:value="0.342233665999629">
                <text:p>0.342233665999629</text:p>
              </table:table-cell>
              <table:table-cell office:value-type="float" office:value="0.243330139999671">
                <text:p>0.243330139999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4437756999978">
                <text:p>0.534437756999978</text:p>
              </table:table-cell>
              <table:table-cell office:value-type="float" office:value="0.526840593000088">
                <text:p>0.526840593000088</text:p>
              </table:table-cell>
              <table:table-cell office:value-type="float" office:value="0.493911325000227">
                <text:p>0.4939113250002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192784800056">
                <text:p>0.30192784800056</text:p>
              </table:table-cell>
              <table:table-cell office:value-type="float" office:value="0.296019848000469">
                <text:p>0.296019848000469</text:p>
              </table:table-cell>
              <table:table-cell office:value-type="float" office:value="0.276906447000329">
                <text:p>0.276906447000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0695852999233">
                <text:p>0.370695852999233</text:p>
              </table:table-cell>
              <table:table-cell office:value-type="float" office:value="0.364471889000015">
                <text:p>0.364471889000015</text:p>
              </table:table-cell>
              <table:table-cell office:value-type="float" office:value="0.353624392999336">
                <text:p>0.353624392999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6782654000126">
                <text:p>0.186782654000126</text:p>
              </table:table-cell>
              <table:table-cell office:value-type="float" office:value="0.180694069999845">
                <text:p>0.180694069999845</text:p>
              </table:table-cell>
              <table:table-cell office:value-type="float" office:value="0.166629831999671">
                <text:p>0.166629831999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5752371999661">
                <text:p>0.335752371999661</text:p>
              </table:table-cell>
              <table:table-cell office:value-type="float" office:value="0.329841826999655">
                <text:p>0.329841826999655</text:p>
              </table:table-cell>
              <table:table-cell office:value-type="float" office:value="0.315891940000256">
                <text:p>0.315891940000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8439987999554">
                <text:p>0.208439987999554</text:p>
              </table:table-cell>
              <table:table-cell office:value-type="float" office:value="0.201936337999541">
                <text:p>0.201936337999541</text:p>
              </table:table-cell>
              <table:table-cell office:value-type="float" office:value="0.189440571999512">
                <text:p>0.189440571999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67040599935">
                <text:p>0.28467040599935</text:p>
              </table:table-cell>
              <table:table-cell office:value-type="float" office:value="0.275697139999465">
                <text:p>0.275697139999465</text:p>
              </table:table-cell>
              <table:table-cell office:value-type="float" office:value="0.260309427999346">
                <text:p>0.260309427999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4483617000224">
                <text:p>0.514483617000224</text:p>
              </table:table-cell>
              <table:table-cell office:value-type="float" office:value="0.507270697999957">
                <text:p>0.507270697999957</text:p>
              </table:table-cell>
              <table:table-cell office:value-type="float" office:value="0.491277357000399">
                <text:p>0.491277357000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3059328999771">
                <text:p>0.313059328999771</text:p>
              </table:table-cell>
              <table:table-cell office:value-type="float" office:value="0.306527466999796">
                <text:p>0.306527466999796</text:p>
              </table:table-cell>
              <table:table-cell office:value-type="float" office:value="0.294787142999667">
                <text:p>0.294787142999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3176787000375">
                <text:p>0.373176787000375</text:p>
              </table:table-cell>
              <table:table-cell office:value-type="float" office:value="0.367052997000428">
                <text:p>0.367052997000428</text:p>
              </table:table-cell>
              <table:table-cell office:value-type="float" office:value="0.349168343999736">
                <text:p>0.3491683439997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0141245000632">
                <text:p>0.190141245000632</text:p>
              </table:table-cell>
              <table:table-cell office:value-type="float" office:value="0.182697587000803">
                <text:p>0.182697587000803</text:p>
              </table:table-cell>
              <table:table-cell office:value-type="float" office:value="0.169635052000558">
                <text:p>0.169635052000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781729699971">
                <text:p>0.29781729699971</text:p>
              </table:table-cell>
              <table:table-cell office:value-type="float" office:value="0.290040113999567">
                <text:p>0.290040113999567</text:p>
              </table:table-cell>
              <table:table-cell office:value-type="float" office:value="0.270243842999662">
                <text:p>0.2702438429996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2618198000418">
                <text:p>0.222618198000418</text:p>
              </table:table-cell>
              <table:table-cell office:value-type="float" office:value="0.216457919999812">
                <text:p>0.216457919999812</text:p>
              </table:table-cell>
              <table:table-cell office:value-type="float" office:value="0.203487204000339">
                <text:p>0.203487204000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1728299999886">
                <text:p>0.341728299999886</text:p>
              </table:table-cell>
              <table:table-cell office:value-type="float" office:value="0.330420706000041">
                <text:p>0.330420706000041</text:p>
              </table:table-cell>
              <table:table-cell office:value-type="float" office:value="0.312443482000162">
                <text:p>0.312443482000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9481319000734">
                <text:p>0.549481319000734</text:p>
              </table:table-cell>
              <table:table-cell office:value-type="float" office:value="0.488545286000772">
                <text:p>0.488545286000772</text:p>
              </table:table-cell>
              <table:table-cell office:value-type="float" office:value="0.471259268000722">
                <text:p>0.4712592680007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32065036000131">
                <text:p>0.332065036000131</text:p>
              </table:table-cell>
              <table:table-cell office:value-type="float" office:value="0.322463401000277">
                <text:p>0.322463401000277</text:p>
              </table:table-cell>
              <table:table-cell office:value-type="float" office:value="0.303703130000031">
                <text:p>0.303703130000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5640990000174">
                <text:p>0.395640990000174</text:p>
              </table:table-cell>
              <table:table-cell office:value-type="float" office:value="0.389308443000118">
                <text:p>0.389308443000118</text:p>
              </table:table-cell>
              <table:table-cell office:value-type="float" office:value="0.376595861000169">
                <text:p>0.376595861000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584249100033">
                <text:p>0.21584249100033</text:p>
              </table:table-cell>
              <table:table-cell office:value-type="float" office:value="0.204722733999915">
                <text:p>0.204722733999915</text:p>
              </table:table-cell>
              <table:table-cell office:value-type="float" office:value="0.182755803999498">
                <text:p>0.182755803999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434240600036">
                <text:p>0.33434240600036</text:p>
              </table:table-cell>
              <table:table-cell office:value-type="float" office:value="0.327632131000428">
                <text:p>0.327632131000428</text:p>
              </table:table-cell>
              <table:table-cell office:value-type="float" office:value="0.313115435000327">
                <text:p>0.313115435000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8014265000565">
                <text:p>0.308014265000565</text:p>
              </table:table-cell>
              <table:table-cell office:value-type="float" office:value="0.300077842000064">
                <text:p>0.300077842000064</text:p>
              </table:table-cell>
              <table:table-cell office:value-type="float" office:value="0.195228711000709">
                <text:p>0.195228711000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8389800000405">
                <text:p>0.348389800000405</text:p>
              </table:table-cell>
              <table:table-cell office:value-type="float" office:value="0.341416187000505">
                <text:p>0.341416187000505</text:p>
              </table:table-cell>
              <table:table-cell office:value-type="float" office:value="0.245650940000814">
                <text:p>0.245650940000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0575438000342">
                <text:p>0.560575438000342</text:p>
              </table:table-cell>
              <table:table-cell office:value-type="float" office:value="0.515200546000415">
                <text:p>0.515200546000415</text:p>
              </table:table-cell>
              <table:table-cell office:value-type="float" office:value="0.501686260000497">
                <text:p>0.5016862600004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9861778999366">
                <text:p>0.399861778999366</text:p>
              </table:table-cell>
              <table:table-cell office:value-type="float" office:value="0.341033422999317">
                <text:p>0.341033422999317</text:p>
              </table:table-cell>
              <table:table-cell office:value-type="float" office:value="0.328192411999225">
                <text:p>0.328192411999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4618942999587">
                <text:p>0.424618942999587</text:p>
              </table:table-cell>
              <table:table-cell office:value-type="float" office:value="0.38568087800013">
                <text:p>0.38568087800013</text:p>
              </table:table-cell>
              <table:table-cell office:value-type="float" office:value="0.372414268000284">
                <text:p>0.372414268000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8809946999936">
                <text:p>0.238809946999936</text:p>
              </table:table-cell>
              <table:table-cell office:value-type="float" office:value="0.227964447999511">
                <text:p>0.227964447999511</text:p>
              </table:table-cell>
              <table:table-cell office:value-type="float" office:value="0.208839146000173">
                <text:p>0.208839146000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8178653000068">
                <text:p>0.388178653000068</text:p>
              </table:table-cell>
              <table:table-cell office:value-type="float" office:value="0.289946724999936">
                <text:p>0.289946724999936</text:p>
              </table:table-cell>
              <table:table-cell office:value-type="float" office:value="0.273810315000446">
                <text:p>0.273810315000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5270209000191">
                <text:p>0.235270209000191</text:p>
              </table:table-cell>
              <table:table-cell office:value-type="float" office:value="0.201330210000378">
                <text:p>0.201330210000378</text:p>
              </table:table-cell>
              <table:table-cell office:value-type="float" office:value="0.179370181000195">
                <text:p>0.1793701810001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90404269000101">
                <text:p>0.390404269000101</text:p>
              </table:table-cell>
              <table:table-cell office:value-type="float" office:value="0.382716312000412">
                <text:p>0.382716312000412</text:p>
              </table:table-cell>
              <table:table-cell office:value-type="float" office:value="0.306015991000095">
                <text:p>0.306015991000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0559459000106">
                <text:p>0.620559459000106</text:p>
              </table:table-cell>
              <table:table-cell office:value-type="float" office:value="0.610980350999853">
                <text:p>0.610980350999853</text:p>
              </table:table-cell>
              <table:table-cell office:value-type="float" office:value="0.53009456700056">
                <text:p>0.53009456700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8369988000195">
                <text:p>0.448369988000195</text:p>
              </table:table-cell>
              <table:table-cell office:value-type="float" office:value="0.395838433999415">
                <text:p>0.395838433999415</text:p>
              </table:table-cell>
              <table:table-cell office:value-type="float" office:value="0.378014776999407">
                <text:p>0.378014776999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68562999857">
                <text:p>0.449968562999857</text:p>
              </table:table-cell>
              <table:table-cell office:value-type="float" office:value="0.41153366799972">
                <text:p>0.41153366799972</text:p>
              </table:table-cell>
              <table:table-cell office:value-type="float" office:value="0.381862041999739">
                <text:p>0.3818620419997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2754343000088">
                <text:p>0.272754343000088</text:p>
              </table:table-cell>
              <table:table-cell office:value-type="float" office:value="0.260339387000386">
                <text:p>0.260339387000386</text:p>
              </table:table-cell>
              <table:table-cell office:value-type="float" office:value="0.191088094999941">
                <text:p>0.191088094999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9513758999601">
                <text:p>0.339513758999601</text:p>
              </table:table-cell>
              <table:table-cell office:value-type="float" office:value="0.330573229000038">
                <text:p>0.330573229000038</text:p>
              </table:table-cell>
              <table:table-cell office:value-type="float" office:value="0.313089704999584">
                <text:p>0.31308970499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8641849999767">
                <text:p>0.268641849999767</text:p>
              </table:table-cell>
              <table:table-cell office:value-type="float" office:value="0.261161584000547">
                <text:p>0.261161584000547</text:p>
              </table:table-cell>
              <table:table-cell office:value-type="float" office:value="0.246088052000232">
                <text:p>0.246088052000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0927869999832">
                <text:p>0.370927869999832</text:p>
              </table:table-cell>
              <table:table-cell office:value-type="float" office:value="0.361775676999969">
                <text:p>0.361775676999969</text:p>
              </table:table-cell>
              <table:table-cell office:value-type="float" office:value="0.245286446999671">
                <text:p>0.2452864469996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9296122999294">
                <text:p>0.549296122999294</text:p>
              </table:table-cell>
              <table:table-cell office:value-type="float" office:value="0.539300125999944">
                <text:p>0.539300125999944</text:p>
              </table:table-cell>
              <table:table-cell office:value-type="float" office:value="0.462802587999249">
                <text:p>0.4628025879992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0517107000742">
                <text:p>0.380517107000742</text:p>
              </table:table-cell>
              <table:table-cell office:value-type="float" office:value="0.370246582000618">
                <text:p>0.370246582000618</text:p>
              </table:table-cell>
              <table:table-cell office:value-type="float" office:value="0.311429867000697">
                <text:p>0.3114298670006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7674889999907">
                <text:p>0.457674889999907</text:p>
              </table:table-cell>
              <table:table-cell office:value-type="float" office:value="0.450158425000154">
                <text:p>0.450158425000154</text:p>
              </table:table-cell>
              <table:table-cell office:value-type="float" office:value="0.373772277000171">
                <text:p>0.3737722770001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2938027999771">
                <text:p>0.272938027999771</text:p>
              </table:table-cell>
              <table:table-cell office:value-type="float" office:value="0.259562569999616">
                <text:p>0.259562569999616</text:p>
              </table:table-cell>
              <table:table-cell office:value-type="float" office:value="0.189534590000221">
                <text:p>0.189534590000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8985536999171">
                <text:p>0.358985536999171</text:p>
              </table:table-cell>
              <table:table-cell office:value-type="float" office:value="0.350882023999475">
                <text:p>0.350882023999475</text:p>
              </table:table-cell>
              <table:table-cell office:value-type="float" office:value="0.332940149999558">
                <text:p>0.3329401499995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0778270000592">
                <text:p>0.300778270000592</text:p>
              </table:table-cell>
              <table:table-cell office:value-type="float" office:value="0.233065657000225">
                <text:p>0.233065657000225</text:p>
              </table:table-cell>
              <table:table-cell office:value-type="float" office:value="0.214713381000365">
                <text:p>0.2147133810003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7824808000005">
                <text:p>0.387824808000005</text:p>
              </table:table-cell>
              <table:table-cell office:value-type="float" office:value="0.378864344999783">
                <text:p>0.378864344999783</text:p>
              </table:table-cell>
              <table:table-cell office:value-type="float" office:value="0.361063520999778">
                <text:p>0.361063520999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8187889000692">
                <text:p>0.558187889000692</text:p>
              </table:table-cell>
              <table:table-cell office:value-type="float" office:value="0.545523408000008">
                <text:p>0.545523408000008</text:p>
              </table:table-cell>
              <table:table-cell office:value-type="float" office:value="0.472093117000441">
                <text:p>0.472093117000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1052085999945">
                <text:p>0.391052085999945</text:p>
              </table:table-cell>
              <table:table-cell office:value-type="float" office:value="0.380330444999345">
                <text:p>0.380330444999345</text:p>
              </table:table-cell>
              <table:table-cell office:value-type="float" office:value="0.317920352999863">
                <text:p>0.3179203529998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95662072000414">
                <text:p>0.495662072000414</text:p>
              </table:table-cell>
              <table:table-cell office:value-type="float" office:value="0.448461431000396">
                <text:p>0.448461431000396</text:p>
              </table:table-cell>
              <table:table-cell office:value-type="float" office:value="0.433213959000568">
                <text:p>0.433213959000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0990818000646">
                <text:p>0.280990818000646</text:p>
              </table:table-cell>
              <table:table-cell office:value-type="float" office:value="0.225359367999772">
                <text:p>0.225359367999772</text:p>
              </table:table-cell>
              <table:table-cell office:value-type="float" office:value="0.202160099000139">
                <text:p>0.202160099000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5336044000178">
                <text:p>0.485336044000178</text:p>
              </table:table-cell>
              <table:table-cell office:value-type="float" office:value="0.406391373000588">
                <text:p>0.406391373000588</text:p>
              </table:table-cell>
              <table:table-cell office:value-type="float" office:value="0.38603095200051">
                <text:p>0.38603095200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94298335999883">
                <text:p>0.294298335999883</text:p>
              </table:table-cell>
              <table:table-cell office:value-type="float" office:value="0.240976357000363">
                <text:p>0.240976357000363</text:p>
              </table:table-cell>
              <table:table-cell office:value-type="float" office:value="0.223437530999945">
                <text:p>0.2234375309999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4148699999678">
                <text:p>0.454148699999678</text:p>
              </table:table-cell>
              <table:table-cell office:value-type="float" office:value="0.37063741899965">
                <text:p>0.37063741899965</text:p>
              </table:table-cell>
              <table:table-cell office:value-type="float" office:value="0.354238367000107">
                <text:p>0.354238367000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1851818000177">
                <text:p>0.531851818000177</text:p>
              </table:table-cell>
              <table:table-cell office:value-type="float" office:value="0.519081559000369">
                <text:p>0.519081559000369</text:p>
              </table:table-cell>
              <table:table-cell office:value-type="float" office:value="0.472357319000366">
                <text:p>0.472357319000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87269784999444">
                <text:p>0.687269784999444</text:p>
              </table:table-cell>
              <table:table-cell office:value-type="float" office:value="0.676598940999611">
                <text:p>0.676598940999611</text:p>
              </table:table-cell>
              <table:table-cell office:value-type="float" office:value="0.52178523800012">
                <text:p>0.52178523800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1976068999247">
                <text:p>0.541976068999247</text:p>
              </table:table-cell>
              <table:table-cell office:value-type="float" office:value="0.532843108999259">
                <text:p>0.532843108999259</text:p>
              </table:table-cell>
              <table:table-cell office:value-type="float" office:value="0.479539168999509">
                <text:p>0.479539168999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6073187999791">
                <text:p>0.316073187999791</text:p>
              </table:table-cell>
              <table:table-cell office:value-type="float" office:value="0.261012639999535">
                <text:p>0.261012639999535</text:p>
              </table:table-cell>
              <table:table-cell office:value-type="float" office:value="0.230493269999897">
                <text:p>0.23049326999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83731753000029">
                <text:p>0.483731753000029</text:p>
              </table:table-cell>
              <table:table-cell office:value-type="float" office:value="0.474572881999848">
                <text:p>0.474572881999848</text:p>
              </table:table-cell>
              <table:table-cell office:value-type="float" office:value="0.401219960999697">
                <text:p>0.401219960999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2021765000063">
                <text:p>0.302021765000063</text:p>
              </table:table-cell>
              <table:table-cell office:value-type="float" office:value="0.292931322000186">
                <text:p>0.292931322000186</text:p>
              </table:table-cell>
              <table:table-cell office:value-type="float" office:value="0.272359194000273">
                <text:p>0.272359194000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6303235999985">
                <text:p>0.406303235999985</text:p>
              </table:table-cell>
              <table:table-cell office:value-type="float" office:value="0.395975604999876">
                <text:p>0.395975604999876</text:p>
              </table:table-cell>
              <table:table-cell office:value-type="float" office:value="0.375998890999654">
                <text:p>0.375998890999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9787919000664">
                <text:p>0.549787919000664</text:p>
              </table:table-cell>
              <table:table-cell office:value-type="float" office:value="0.540271462999954">
                <text:p>0.540271462999954</text:p>
              </table:table-cell>
              <table:table-cell office:value-type="float" office:value="0.490984941000534">
                <text:p>0.490984941000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99878293999791">
                <text:p>0.399878293999791</text:p>
              </table:table-cell>
              <table:table-cell office:value-type="float" office:value="0.391581172999395">
                <text:p>0.391581172999395</text:p>
              </table:table-cell>
              <table:table-cell office:value-type="float" office:value="0.347153471999263">
                <text:p>0.3471534719992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9802128999836">
                <text:p>0.479802128999836</text:p>
              </table:table-cell>
              <table:table-cell office:value-type="float" office:value="0.4712002819997">
                <text:p>0.4712002819997</text:p>
              </table:table-cell>
              <table:table-cell office:value-type="float" office:value="0.397189651999724">
                <text:p>0.397189651999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9364021999318">
                <text:p>0.259364021999318</text:p>
              </table:table-cell>
              <table:table-cell office:value-type="float" office:value="0.247793315999843">
                <text:p>0.247793315999843</text:p>
              </table:table-cell>
              <table:table-cell office:value-type="float" office:value="0.194985080999686">
                <text:p>0.1949850809996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12874894999732">
                <text:p>0.412874894999732</text:p>
              </table:table-cell>
              <table:table-cell office:value-type="float" office:value="0.402460847999464">
                <text:p>0.402460847999464</text:p>
              </table:table-cell>
              <table:table-cell office:value-type="float" office:value="0.382983824999428">
                <text:p>0.382983824999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6920474000508">
                <text:p>0.476920474000508</text:p>
              </table:table-cell>
              <table:table-cell office:value-type="float" office:value="0.367659862000437">
                <text:p>0.367659862000437</text:p>
              </table:table-cell>
              <table:table-cell office:value-type="float" office:value="0.343675460000668">
                <text:p>0.343675460000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1051368000663">
                <text:p>0.451051368000663</text:p>
              </table:table-cell>
              <table:table-cell office:value-type="float" office:value="0.375564768000004">
                <text:p>0.375564768000004</text:p>
              </table:table-cell>
              <table:table-cell office:value-type="float" office:value="0.357243201000529">
                <text:p>0.3572432010005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59135257999515">
                <text:p>0.559135257999515</text:p>
              </table:table-cell>
              <table:table-cell office:value-type="float" office:value="0.550331432999883">
                <text:p>0.550331432999883</text:p>
              </table:table-cell>
              <table:table-cell office:value-type="float" office:value="0.490851056999418">
                <text:p>0.4908510569994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5311188999767">
                <text:p>0.445311188999767</text:p>
              </table:table-cell>
              <table:table-cell office:value-type="float" office:value="0.372056332000284">
                <text:p>0.372056332000284</text:p>
              </table:table-cell>
              <table:table-cell office:value-type="float" office:value="0.32796980799958">
                <text:p>0.32796980799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02609494000353">
                <text:p>0.502609494000353</text:p>
              </table:table-cell>
              <table:table-cell office:value-type="float" office:value="0.49200898700019">
                <text:p>0.49200898700019</text:p>
              </table:table-cell>
              <table:table-cell office:value-type="float" office:value="0.441055183000572">
                <text:p>0.4410551830005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7004336000246">
                <text:p>0.387004336000246</text:p>
              </table:table-cell>
              <table:table-cell office:value-type="float" office:value="0.30747461700048">
                <text:p>0.30747461700048</text:p>
              </table:table-cell>
              <table:table-cell office:value-type="float" office:value="0.281331084999692">
                <text:p>0.281331084999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4130005999723">
                <text:p>0.524130005999723</text:p>
              </table:table-cell>
              <table:table-cell office:value-type="float" office:value="0.513291964999553">
                <text:p>0.513291964999553</text:p>
              </table:table-cell>
              <table:table-cell office:value-type="float" office:value="0.428370008999991">
                <text:p>0.428370008999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5347318000204">
                <text:p>0.365347318000204</text:p>
              </table:table-cell>
              <table:table-cell office:value-type="float" office:value="0.306193878000158">
                <text:p>0.306193878000158</text:p>
              </table:table-cell>
              <table:table-cell office:value-type="float" office:value="0.28752686200005">
                <text:p>0.28752686200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8141443999921">
                <text:p>0.458141443999921</text:p>
              </table:table-cell>
              <table:table-cell office:value-type="float" office:value="0.448336463000487">
                <text:p>0.448336463000487</text:p>
              </table:table-cell>
              <table:table-cell office:value-type="float" office:value="0.376914665000186">
                <text:p>0.376914665000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9716716999537">
                <text:p>0.709716716999537</text:p>
              </table:table-cell>
              <table:table-cell office:value-type="float" office:value="0.629201109999485">
                <text:p>0.629201109999485</text:p>
              </table:table-cell>
              <table:table-cell office:value-type="float" office:value="0.58374115999959">
                <text:p>0.583741159999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496142">
                <text:p>0.47496142</text:p>
              </table:table-cell>
              <table:table-cell office:value-type="float" office:value="0.463388109000334">
                <text:p>0.463388109000334</text:p>
              </table:table-cell>
              <table:table-cell office:value-type="float" office:value="0.380811333000565">
                <text:p>0.380811333000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6160235999378">
                <text:p>0.596160235999378</text:p>
              </table:table-cell>
              <table:table-cell office:value-type="float" office:value="0.534629078999387">
                <text:p>0.534629078999387</text:p>
              </table:table-cell>
              <table:table-cell office:value-type="float" office:value="0.514681075999761">
                <text:p>0.5146810759997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5543307000335">
                <text:p>0.305543307000335</text:p>
              </table:table-cell>
              <table:table-cell office:value-type="float" office:value="0.29597099700004">
                <text:p>0.29597099700004</text:p>
              </table:table-cell>
              <table:table-cell office:value-type="float" office:value="0.271990225000081">
                <text:p>0.27199022500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6179518000208">
                <text:p>0.476179518000208</text:p>
              </table:table-cell>
              <table:table-cell office:value-type="float" office:value="0.465902054999788">
                <text:p>0.465902054999788</text:p>
              </table:table-cell>
              <table:table-cell office:value-type="float" office:value="0.376511620000201">
                <text:p>0.376511620000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8552316999958">
                <text:p>0.378552316999958</text:p>
              </table:table-cell>
              <table:table-cell office:value-type="float" office:value="0.31970559399997">
                <text:p>0.31970559399997</text:p>
              </table:table-cell>
              <table:table-cell office:value-type="float" office:value="0.297777151000446">
                <text:p>0.2977771510004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98063009999896">
                <text:p>0.498063009999896</text:p>
              </table:table-cell>
              <table:table-cell office:value-type="float" office:value="0.487846418999652">
                <text:p>0.487846418999652</text:p>
              </table:table-cell>
              <table:table-cell office:value-type="float" office:value="0.408393538999917">
                <text:p>0.408393538999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26917388000038">
                <text:p>0.626917388000038</text:p>
              </table:table-cell>
              <table:table-cell office:value-type="float" office:value="0.616784021000058">
                <text:p>0.616784021000058</text:p>
              </table:table-cell>
              <table:table-cell office:value-type="float" office:value="0.532769567000287">
                <text:p>0.532769567000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98688712999865">
                <text:p>0.498688712999865</text:p>
              </table:table-cell>
              <table:table-cell office:value-type="float" office:value="0.489288101000057">
                <text:p>0.489288101000057</text:p>
              </table:table-cell>
              <table:table-cell office:value-type="float" office:value="0.413387990000047">
                <text:p>0.413387990000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8060051999273">
                <text:p>0.578060051999273</text:p>
              </table:table-cell>
              <table:table-cell office:value-type="float" office:value="0.501407813999322">
                <text:p>0.501407813999322</text:p>
              </table:table-cell>
              <table:table-cell office:value-type="float" office:value="0.480708584999775">
                <text:p>0.480708584999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5670206000214">
                <text:p>0.385670206000214</text:p>
              </table:table-cell>
              <table:table-cell office:value-type="float" office:value="0.274596811000265">
                <text:p>0.274596811000265</text:p>
              </table:table-cell>
              <table:table-cell office:value-type="float" office:value="0.254257108999809">
                <text:p>0.2542571089998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500517520004">
                <text:p>0.5500517520004</text:p>
              </table:table-cell>
              <table:table-cell office:value-type="float" office:value="0.536031853000168">
                <text:p>0.536031853000168</text:p>
              </table:table-cell>
              <table:table-cell office:value-type="float" office:value="0.380436315000225">
                <text:p>0.380436315000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87405828999727">
                <text:p>0.487405828999727</text:p>
              </table:table-cell>
              <table:table-cell office:value-type="float" office:value="0.476469293999799">
                <text:p>0.476469293999799</text:p>
              </table:table-cell>
              <table:table-cell office:value-type="float" office:value="0.395627092999348">
                <text:p>0.395627092999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16458908999994">
                <text:p>0.516458908999994</text:p>
              </table:table-cell>
              <table:table-cell office:value-type="float" office:value="0.415003398000408">
                <text:p>0.415003398000408</text:p>
              </table:table-cell>
              <table:table-cell office:value-type="float" office:value="0.389481748000435">
                <text:p>0.389481748000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63941392999732">
                <text:p>0.663941392999732</text:p>
              </table:table-cell>
              <table:table-cell office:value-type="float" office:value="0.560938843000258">
                <text:p>0.560938843000258</text:p>
              </table:table-cell>
              <table:table-cell office:value-type="float" office:value="0.506087476000175">
                <text:p>0.506087476000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2154967999777">
                <text:p>0.512154967999777</text:p>
              </table:table-cell>
              <table:table-cell office:value-type="float" office:value="0.4954617960002">
                <text:p>0.4954617960002</text:p>
              </table:table-cell>
              <table:table-cell office:value-type="float" office:value="0.380611992000013">
                <text:p>0.380611992000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8235280900044">
                <text:p>0.58235280900044</text:p>
              </table:table-cell>
              <table:table-cell office:value-type="float" office:value="0.472556413000348">
                <text:p>0.472556413000348</text:p>
              </table:table-cell>
              <table:table-cell office:value-type="float" office:value="0.428076907000104">
                <text:p>0.428076907000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5354582000182">
                <text:p>0.425354582000182</text:p>
              </table:table-cell>
              <table:table-cell office:value-type="float" office:value="0.302798926999458">
                <text:p>0.302798926999458</text:p>
              </table:table-cell>
              <table:table-cell office:value-type="float" office:value="0.268117218999578">
                <text:p>0.268117218999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52931844000341">
                <text:p>0.552931844000341</text:p>
              </table:table-cell>
              <table:table-cell office:value-type="float" office:value="0.455828415000724">
                <text:p>0.455828415000724</text:p>
              </table:table-cell>
              <table:table-cell office:value-type="float" office:value="0.433024649000799">
                <text:p>0.433024649000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4621701000033">
                <text:p>0.364621701000033</text:p>
              </table:table-cell>
              <table:table-cell office:value-type="float" office:value="0.352938870000798">
                <text:p>0.352938870000798</text:p>
              </table:table-cell>
              <table:table-cell office:value-type="float" office:value="0.241854484000214">
                <text:p>0.241854484000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56514471999435">
                <text:p>0.556514471999435</text:p>
              </table:table-cell>
              <table:table-cell office:value-type="float" office:value="0.541763287999856">
                <text:p>0.541763287999856</text:p>
              </table:table-cell>
              <table:table-cell office:value-type="float" office:value="0.454640630999165">
                <text:p>0.454640630999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1636434000029">
                <text:p>0.631636434000029</text:p>
              </table:table-cell>
              <table:table-cell office:value-type="float" office:value="0.621245170000293">
                <text:p>0.621245170000293</text:p>
              </table:table-cell>
              <table:table-cell office:value-type="float" office:value="0.541788189000727">
                <text:p>0.5417881890007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0113928999817">
                <text:p>0.460113928999817</text:p>
              </table:table-cell>
              <table:table-cell office:value-type="float" office:value="0.450013546999799">
                <text:p>0.450013546999799</text:p>
              </table:table-cell>
              <table:table-cell office:value-type="float" office:value="0.356363021999641">
                <text:p>0.3563630219996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320090799949">
                <text:p>0.62320090799949</text:p>
              </table:table-cell>
              <table:table-cell office:value-type="float" office:value="0.612739281999893">
                <text:p>0.612739281999893</text:p>
              </table:table-cell>
              <table:table-cell office:value-type="float" office:value="0.517281810999521">
                <text:p>0.5172818109995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0889313000116">
                <text:p>0.390889313000116</text:p>
              </table:table-cell>
              <table:table-cell office:value-type="float" office:value="0.379369541999949">
                <text:p>0.379369541999949</text:p>
              </table:table-cell>
              <table:table-cell office:value-type="float" office:value="0.283972299000197">
                <text:p>0.283972299000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84808931000225">
                <text:p>0.584808931000225</text:p>
              </table:table-cell>
              <table:table-cell office:value-type="float" office:value="0.571698221000588">
                <text:p>0.571698221000588</text:p>
              </table:table-cell>
              <table:table-cell office:value-type="float" office:value="0.456427013999928">
                <text:p>0.456427013999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212141199976">
                <text:p>0.46212141199976</text:p>
              </table:table-cell>
              <table:table-cell office:value-type="float" office:value="0.335825326000304">
                <text:p>0.335825326000304</text:p>
              </table:table-cell>
              <table:table-cell office:value-type="float" office:value="0.311621830999684">
                <text:p>0.311621830999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158445299985">
                <text:p>0.50158445299985</text:p>
              </table:table-cell>
              <table:table-cell office:value-type="float" office:value="0.426619588999529">
                <text:p>0.426619588999529</text:p>
              </table:table-cell>
              <table:table-cell office:value-type="float" office:value="0.406678774999818">
                <text:p>0.406678774999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71982107000076">
                <text:p>0.671982107000076</text:p>
              </table:table-cell>
              <table:table-cell office:value-type="float" office:value="0.662125044999812">
                <text:p>0.662125044999812</text:p>
              </table:table-cell>
              <table:table-cell office:value-type="float" office:value="0.565926389000197">
                <text:p>0.565926389000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09506732999398">
                <text:p>0.509506732999398</text:p>
              </table:table-cell>
              <table:table-cell office:value-type="float" office:value="0.498266089999561">
                <text:p>0.498266089999561</text:p>
              </table:table-cell>
              <table:table-cell office:value-type="float" office:value="0.386235354999371">
                <text:p>0.3862353549993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84973695999906">
                <text:p>0.584973695999906</text:p>
              </table:table-cell>
              <table:table-cell office:value-type="float" office:value="0.572028192000289">
                <text:p>0.572028192000289</text:p>
              </table:table-cell>
              <table:table-cell office:value-type="float" office:value="0.477526624999882">
                <text:p>0.477526624999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8847127000627">
                <text:p>0.408847127000627</text:p>
              </table:table-cell>
              <table:table-cell office:value-type="float" office:value="0.396963752000374">
                <text:p>0.396963752000374</text:p>
              </table:table-cell>
              <table:table-cell office:value-type="float" office:value="0.28280985100082">
                <text:p>0.282809851000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9278773999686">
                <text:p>0.599278773999686</text:p>
              </table:table-cell>
              <table:table-cell office:value-type="float" office:value="0.582353234999573">
                <text:p>0.582353234999573</text:p>
              </table:table-cell>
              <table:table-cell office:value-type="float" office:value="0.468707795999762">
                <text:p>0.468707795999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5944719999934">
                <text:p>0.455944719999934</text:p>
              </table:table-cell>
              <table:table-cell office:value-type="float" office:value="0.35522115599997">
                <text:p>0.35522115599997</text:p>
              </table:table-cell>
              <table:table-cell office:value-type="float" office:value="0.329799635000199">
                <text:p>0.329799635000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8337122000012">
                <text:p>0.558337122000012</text:p>
              </table:table-cell>
              <table:table-cell office:value-type="float" office:value="0.54773953699987">
                <text:p>0.54773953699987</text:p>
              </table:table-cell>
              <table:table-cell office:value-type="float" office:value="0.445306364000317">
                <text:p>0.4453063640003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4005195999598">
                <text:p>0.674005195999598</text:p>
              </table:table-cell>
              <table:table-cell office:value-type="float" office:value="0.663656974999867">
                <text:p>0.663656974999867</text:p>
              </table:table-cell>
              <table:table-cell office:value-type="float" office:value="0.545539792999989">
                <text:p>0.545539792999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03785218000303">
                <text:p>0.503785218000303</text:p>
              </table:table-cell>
              <table:table-cell office:value-type="float" office:value="0.492966789000093">
                <text:p>0.492966789000093</text:p>
              </table:table-cell>
              <table:table-cell office:value-type="float" office:value="0.381612103000407">
                <text:p>0.381612103000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7546603999945">
                <text:p>0.597546603999945</text:p>
              </table:table-cell>
              <table:table-cell office:value-type="float" office:value="0.585779103000277">
                <text:p>0.585779103000277</text:p>
              </table:table-cell>
              <table:table-cell office:value-type="float" office:value="0.473879713000315">
                <text:p>0.4738797130003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2155887999252">
                <text:p>0.392155887999252</text:p>
              </table:table-cell>
              <table:table-cell office:value-type="float" office:value="0.379417410999849">
                <text:p>0.379417410999849</text:p>
              </table:table-cell>
              <table:table-cell office:value-type="float" office:value="0.28173635299936">
                <text:p>0.28173635299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3808290000197">
                <text:p>0.593808290000197</text:p>
              </table:table-cell>
              <table:table-cell office:value-type="float" office:value="0.581446064999909">
                <text:p>0.581446064999909</text:p>
              </table:table-cell>
              <table:table-cell office:value-type="float" office:value="0.457451964000029">
                <text:p>0.457451964000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8548667000323">
                <text:p>0.418548667000323</text:p>
              </table:table-cell>
              <table:table-cell office:value-type="float" office:value="0.405798257999777">
                <text:p>0.405798257999777</text:p>
              </table:table-cell>
              <table:table-cell office:value-type="float" office:value="0.281473578999794">
                <text:p>0.2814735789997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697655299984">
                <text:p>0.63697655299984</text:p>
              </table:table-cell>
              <table:table-cell office:value-type="float" office:value="0.546465617999274">
                <text:p>0.546465617999274</text:p>
              </table:table-cell>
              <table:table-cell office:value-type="float" office:value="0.449696170999232">
                <text:p>0.449696170999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512435700035">
                <text:p>0.74512435700035</text:p>
              </table:table-cell>
              <table:table-cell office:value-type="float" office:value="0.663562916999581">
                <text:p>0.663562916999581</text:p>
              </table:table-cell>
              <table:table-cell office:value-type="float" office:value="0.554452878999655">
                <text:p>0.554452878999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5934643000401">
                <text:p>0.615934643000401</text:p>
              </table:table-cell>
              <table:table-cell office:value-type="float" office:value="0.52718011900015">
                <text:p>0.52718011900015</text:p>
              </table:table-cell>
              <table:table-cell office:value-type="float" office:value="0.405242799000007">
                <text:p>0.405242799000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0163966999608">
                <text:p>0.610163966999608</text:p>
              </table:table-cell>
              <table:table-cell office:value-type="float" office:value="0.594594356999551">
                <text:p>0.594594356999551</text:p>
              </table:table-cell>
              <table:table-cell office:value-type="float" office:value="0.507716008999523">
                <text:p>0.50771600899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R1:Sheet1.R231" chart:data-source-has-labels="row" svg:x="1.331cm" svg:y="0.18cm" svg:width="14.349cm" svg:height="7.659cm">
          <chart:coordinate-region svg:x="2.058cm" svg:y="0.38cm" svg:width="13.342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R2:Sheet1.R231" chart:label-cell-address="Sheet1.R1:Sheet1.R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lebendig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748527999182">
                <text:p>0.209748527999182</text:p>
                <draw:g>
                  <svg:desc>Sheet1.R2:Sheet1.R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493000000221">
                <text:p>0.091449300000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1382530003903">
                <text:p>0.0961382530003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6253909997904">
                <text:p>0.0996253909997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051059999372">
                <text:p>0.326051059999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95191859992701">
                <text:p>0.0995191859992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961088999517">
                <text:p>0.104961088999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837185000179">
                <text:p>0.10483718500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141768999601">
                <text:p>0.105141768999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478569000814">
                <text:p>0.112478569000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1807807000332">
                <text:p>0.111807807000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169540000214">
                <text:p>0.342169540000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433618000585">
                <text:p>0.119433618000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3920060000273">
                <text:p>0.12392006000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457105999762">
                <text:p>0.111457105999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161951000526">
                <text:p>0.117161951000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422031999326">
                <text:p>0.123422031999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7454843999694">
                <text:p>0.337454843999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7708493000355">
                <text:p>0.237708493000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8008214999791">
                <text:p>0.25800821499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606429999716">
                <text:p>0.130606429999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83293339995">
                <text:p>0.1783293339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113554999989">
                <text:p>0.1201135549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3676660000674">
                <text:p>0.133676660000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8826922000117">
                <text:p>0.408826922000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071350000435">
                <text:p>0.255071350000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4483135000082">
                <text:p>0.274483135000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5018706000228">
                <text:p>0.115018706000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9230290000123">
                <text:p>0.129230290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059673000062">
                <text:p>0.118059673000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0922520999993">
                <text:p>0.1409225209999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2046868000325">
                <text:p>0.372046868000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747965000221">
                <text:p>0.263747965000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9785214000622">
                <text:p>0.299785214000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9860923999804">
                <text:p>0.109860923999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4697210000013">
                <text:p>0.134697210000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3429907999489">
                <text:p>0.113429907999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0374896999456">
                <text:p>0.130374896999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8681630999854">
                <text:p>0.358681630999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602488999873">
                <text:p>0.232602488999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492684000048">
                <text:p>0.28492684000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5248692000023">
                <text:p>0.115248692000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1179857000679">
                <text:p>0.141179857000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8195474000459">
                <text:p>0.118195474000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7760198000033">
                <text:p>0.127760198000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4405244000627">
                <text:p>0.374405244000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1148052000426">
                <text:p>0.241148052000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5728327000688">
                <text:p>0.295728327000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446222999926">
                <text:p>0.125446222999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9817706000467">
                <text:p>0.159817706000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922050000554">
                <text:p>0.125922050000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7436436000135">
                <text:p>0.147436436000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8262948999472">
                <text:p>0.368262948999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9919699000638">
                <text:p>0.269919699000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9236059000577">
                <text:p>0.299236059000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480585799949">
                <text:p>0.12480585799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3121552000594">
                <text:p>0.143121552000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9976342000191">
                <text:p>0.129976342000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9820035999473">
                <text:p>0.15982003599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4934429999703">
                <text:p>0.3849344299997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8660053999847">
                <text:p>0.258660053999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8132899000157">
                <text:p>0.308132899000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9981265000424">
                <text:p>0.129981265000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6043912999849">
                <text:p>0.156043912999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8233656000011">
                <text:p>0.138233656000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112950999472">
                <text:p>0.162112950999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029254000103">
                <text:p>0.403029254000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5648111000228">
                <text:p>0.285648111000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4520061000403">
                <text:p>0.304520061000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4519559999935">
                <text:p>0.1445195599999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6841449000021">
                <text:p>0.146841449000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2842079000257">
                <text:p>0.1628420790002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2831579999438">
                <text:p>0.142831579999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3561332000645">
                <text:p>0.423561332000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3120588999518">
                <text:p>0.273120588999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7055576000021">
                <text:p>0.327055576000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864107700032">
                <text:p>0.14864107700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6457769000554">
                <text:p>0.156457769000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3805706999956">
                <text:p>0.143805706999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5315173000163">
                <text:p>0.185315173000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8619470999365">
                <text:p>0.428619470999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7797352999405">
                <text:p>0.287797352999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6289187999937">
                <text:p>0.306289187999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787597999999">
                <text:p>0.13787597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7393542999889">
                <text:p>0.167393542999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3393743999441">
                <text:p>0.1733937439994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503177799972">
                <text:p>0.17503177799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5622290000101">
                <text:p>0.415622290000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339935000055">
                <text:p>0.32733993500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5328623999885">
                <text:p>0.335328623999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9416354000095">
                <text:p>0.149416354000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8809695000382">
                <text:p>0.178809695000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7251073999978">
                <text:p>0.167251073999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4336627000157">
                <text:p>0.254336627000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5435739000241">
                <text:p>0.435435739000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5298619000023">
                <text:p>0.325298619000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4575664999866">
                <text:p>0.344575664999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8846357000366">
                <text:p>0.148846357000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1294347999938">
                <text:p>0.1812943479999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011444399941">
                <text:p>0.17011444399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0632416000408">
                <text:p>0.210632416000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7331798000523">
                <text:p>0.4273317980005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177702999983">
                <text:p>0.281777029999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1395563000333">
                <text:p>0.341395563000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3501024999969">
                <text:p>0.153501024999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302891999847">
                <text:p>0.2583028919998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0855591999498">
                <text:p>0.170855591999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2573299000251">
                <text:p>0.232573299000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8204775999766">
                <text:p>0.4682047759997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81302839999626">
                <text:p>0.281302839999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7264050000158">
                <text:p>0.3372640500001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3202732000173">
                <text:p>0.163202732000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5831874999785">
                <text:p>0.2558318749997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6711281999596">
                <text:p>0.166711281999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3184056999344">
                <text:p>0.223184056999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8556890999898">
                <text:p>0.5085568909998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3318105000035">
                <text:p>0.2833181050000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8035471000003">
                <text:p>0.348035471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934291800022">
                <text:p>0.15934291800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1587087999724">
                <text:p>0.251587087999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3616135000193">
                <text:p>0.1836161350001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2394133000053">
                <text:p>0.2523941330000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3277225000165">
                <text:p>0.483277225000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88810875999843">
                <text:p>0.288810875999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204352999863">
                <text:p>0.355204352999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3206861000617">
                <text:p>0.16320686100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1638309999398">
                <text:p>0.2616383099993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7238112000377">
                <text:p>0.197238112000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7115674999368">
                <text:p>0.2271156749993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62092325999947">
                <text:p>0.46209232599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5358266000221">
                <text:p>0.295358266000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9135700999323">
                <text:p>0.369135700999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2016501000144">
                <text:p>0.172016501000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5046477999895">
                <text:p>0.305046477999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6450842999875">
                <text:p>0.186450842999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8641321000614">
                <text:p>0.238641321000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3772258000718">
                <text:p>0.493772258000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1670273999189">
                <text:p>0.321670273999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3320223999835">
                <text:p>0.363320223999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1331012000082">
                <text:p>0.2013310120000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6452658999697">
                <text:p>0.266452658999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6715304000245">
                <text:p>0.1867153040002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8731230000158">
                <text:p>0.298731230000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0622780999911">
                <text:p>0.5406227809999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9218138000178">
                <text:p>0.3692181380001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6532333999858">
                <text:p>0.3965323339998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7989744000115">
                <text:p>0.177989744000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1529112999851">
                <text:p>0.2315291129998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7881461000143">
                <text:p>0.237881461000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7573429999429">
                <text:p>0.237573429999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2035220999715">
                <text:p>0.472035220999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2518047000813">
                <text:p>0.3225180470008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1079965000026">
                <text:p>0.381079965000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0304448000243">
                <text:p>0.180304448000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9911647999397">
                <text:p>0.249911647999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6649460000335">
                <text:p>0.2066494600003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633764500024">
                <text:p>0.276337645000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62785450000411">
                <text:p>0.462785450000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9013912999471">
                <text:p>0.3290139129994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2501433400048">
                <text:p>0.42501433400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0315661000568">
                <text:p>0.190315661000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4980402000656">
                <text:p>0.2849804020006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13643045000026">
                <text:p>0.213643045000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45098135999251">
                <text:p>0.3450981359992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226513000056">
                <text:p>0.46226513000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113186399969">
                <text:p>0.53113186399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88561664999907">
                <text:p>0.488561664999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10492413999418">
                <text:p>0.210492413999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91827366999678">
                <text:p>0.391827366999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31148605000271">
                <text:p>0.2311486050002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0893489000409">
                <text:p>0.2608934890004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77597916000377">
                <text:p>0.4775979160003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4179079999521">
                <text:p>0.3741790799995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8565473999734">
                <text:p>0.388565473999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4567096999672">
                <text:p>0.1845670969996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3304259999568">
                <text:p>0.283304259999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6035609999999">
                <text:p>0.28603560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7564289000729">
                <text:p>0.347564289000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00535217999641">
                <text:p>0.5005352179996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3626602000077">
                <text:p>0.353626602000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0387382000372">
                <text:p>0.4503873820003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2762137000245">
                <text:p>0.222762137000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18403097999544">
                <text:p>0.418403097999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8239104999557">
                <text:p>0.278239104999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321159000516">
                <text:p>0.368321159000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8061369999414">
                <text:p>0.5980613699994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41237089000424">
                <text:p>0.4412370890004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05044516999988">
                <text:p>0.5050445169999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1201554999898">
                <text:p>0.201201554999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0988131999875">
                <text:p>0.360988131999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6053935999917">
                <text:p>0.286053935999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8809907000214">
                <text:p>0.398809907000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44277161000537">
                <text:p>0.5442771610005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03939799">
                <text:p>0.4039397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19299618999503">
                <text:p>0.4192996189995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7218488000071">
                <text:p>0.2172184880000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7495856999994">
                <text:p>0.3674958569999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3494478999637">
                <text:p>0.3834944789996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1757814499997">
                <text:p>0.317578144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41186751000168">
                <text:p>0.541186751000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0207620000183">
                <text:p>0.390207620000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53317796999727">
                <text:p>0.453317796999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52149469999495">
                <text:p>0.252149469999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2506195000606">
                <text:p>0.3625061950006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27549103000456">
                <text:p>0.227549103000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2038935999335">
                <text:p>0.442038935999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30491747000269">
                <text:p>0.530491747000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6187309999987">
                <text:p>0.3661873099999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8008021999995">
                <text:p>0.5280080219999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0146616000602">
                <text:p>0.270146616000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829476999985">
                <text:p>0.4448294769999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41879414999858">
                <text:p>0.241879414999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6982910999723">
                <text:p>0.3369829109997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2688669999952">
                <text:p>0.552688669999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96773045999907">
                <text:p>0.3967730459999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9683908999723">
                <text:p>0.4896839089997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681028300005">
                <text:p>0.25681028300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5675362899965">
                <text:p>0.456753628999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6179542000391">
                <text:p>0.2461795420003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4950238999591">
                <text:p>0.4349502389995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470312300029">
                <text:p>0.574703123000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285185800054">
                <text:p>0.39285185800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85621134999747">
                <text:p>0.4856211349997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926186899982">
                <text:p>0.269261868999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5306012999936">
                <text:p>0.445306012999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66653282000334">
                <text:p>0.2666532820003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38410386999749">
                <text:p>0.438410386999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9422466000106">
                <text:p>0.569422466000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17707416000667">
                <text:p>0.417707416000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5462795000094">
                <text:p>0.4954627950000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S1:Sheet1.S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S2:Sheet1.S231" chart:label-cell-address="Sheet1.S1:Sheet1.S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untriagiert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7840059999398">
                <text:p>0.207840059999398</text:p>
                <draw:g>
                  <svg:desc>Sheet1.S2:Sheet1.S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3406310005958">
                <text:p>0.0893406310005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2634640005053">
                <text:p>0.0942634640005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7767279998952">
                <text:p>0.0967767279998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11217879998">
                <text:p>0.321121787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63352099997792">
                <text:p>0.0963352099997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1728413999808">
                <text:p>0.101728413999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8049769994177">
                <text:p>0.0988049769994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0085379999073">
                <text:p>0.0990085379999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9995580006">
                <text:p>0.104999558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916673000138">
                <text:p>0.105916673000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8359923000098">
                <text:p>0.338359923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948030000756">
                <text:p>0.11394803000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5374289000101">
                <text:p>0.115374289000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474056999905">
                <text:p>0.101474056999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4450165999879">
                <text:p>0.104450165999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6004458999669">
                <text:p>0.116004458999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1275890999677">
                <text:p>0.331275890999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29643100017">
                <text:p>0.23029643100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8546304000229">
                <text:p>0.24854630400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6861636000067">
                <text:p>0.116861636000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8177857999581">
                <text:p>0.168177857999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1762399999861">
                <text:p>0.111762399999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2450618000585">
                <text:p>0.122450618000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510868999845">
                <text:p>0.40051086899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2553175000467">
                <text:p>0.242553175000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389163000378">
                <text:p>0.259389163000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729881999949">
                <text:p>0.102729881999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5324201000476">
                <text:p>0.115324201000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6399519000661">
                <text:p>0.106399519000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9210850003">
                <text:p>0.125921085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268845900031">
                <text:p>0.36268845900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7637224000755">
                <text:p>0.247637224000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1561106000481">
                <text:p>0.281561106000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7559519998104">
                <text:p>0.0937559519998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892873999437">
                <text:p>0.105892873999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65649949994258">
                <text:p>0.0965649949994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9803849999698">
                <text:p>0.119803849999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1713216999779">
                <text:p>0.341713216999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3500748000115">
                <text:p>0.213500748000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0365338000374">
                <text:p>0.270365338000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1513110002416">
                <text:p>0.0991513110002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1005166000032">
                <text:p>0.121005166000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0109659997906">
                <text:p>0.0950109659997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5751569999484">
                <text:p>0.105751569999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786823000315">
                <text:p>0.352786823000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9149590000598">
                <text:p>0.219149590000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6056906000122">
                <text:p>0.276056906000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2705673999481">
                <text:p>0.102705673999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1692695999845">
                <text:p>0.131692695999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4076401999919">
                <text:p>0.104076401999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614506600039">
                <text:p>0.12614506600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3630768999901">
                <text:p>0.3436307689999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3689588000052">
                <text:p>0.243689588000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4413925000081">
                <text:p>0.284413925000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95698249998895">
                <text:p>0.0995698249998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356773000429">
                <text:p>0.127356773000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313985999601">
                <text:p>0.105313985999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6266239994">
                <text:p>0.1416266239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2090208999689">
                <text:p>0.362090208999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540570000012">
                <text:p>0.235540570000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2932172999608">
                <text:p>0.282932172999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1465924000877">
                <text:p>0.101465924000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4303870000404">
                <text:p>0.124303870000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9821975000159">
                <text:p>0.109821975000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3603086999756">
                <text:p>0.133603086999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1763697000242">
                <text:p>0.361763697000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6856057000296">
                <text:p>0.236856057000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2431179000014">
                <text:p>0.282431179000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6017242999769">
                <text:p>0.106017242999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7980224999883">
                <text:p>0.11798022499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9985815000509">
                <text:p>0.129985815000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4086544999736">
                <text:p>0.114086544999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8939693000102">
                <text:p>0.398939693000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0325009999651">
                <text:p>0.240325009999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4666400000315">
                <text:p>0.304666400000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363491000593">
                <text:p>0.106363491000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1566840999767">
                <text:p>0.131566840999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7022000999896">
                <text:p>0.117022000999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2771738999945">
                <text:p>0.152771738999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9711778999517">
                <text:p>0.399711778999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6576789000064">
                <text:p>0.256576789000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243535000205">
                <text:p>0.279243535000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3917088000344">
                <text:p>0.10391708800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9228153999975">
                <text:p>0.129228153999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0384174999563">
                <text:p>0.130384174999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9587769999489">
                <text:p>0.129587769999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2980772000337">
                <text:p>0.382980772000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90950064999379">
                <text:p>0.290950064999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8451748000152">
                <text:p>0.308451748000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9063120999963">
                <text:p>0.109063120999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3044220000775">
                <text:p>0.143044220000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4160423000831">
                <text:p>0.124160423000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884408999525">
                <text:p>0.137884408999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4113100999894">
                <text:p>0.404113100999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3445151000014">
                <text:p>0.293445151000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1618248999366">
                <text:p>0.311618248999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2786814000174">
                <text:p>0.1127868140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8587831999757">
                <text:p>0.138587831999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2031595999251">
                <text:p>0.1320315959992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4576309000076">
                <text:p>0.124576309000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9574148000065">
                <text:p>0.3895741480000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0288074999844">
                <text:p>0.250288074999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9257153000544">
                <text:p>0.3092571530005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4157119999618">
                <text:p>0.114157119999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6156773999792">
                <text:p>0.1461567739997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7298624999639">
                <text:p>0.127298624999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553431300079">
                <text:p>0.13553431300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9988333000001">
                <text:p>0.409988333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0705307999633">
                <text:p>0.240705307999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8728836000009">
                <text:p>0.298728836000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6422554000565">
                <text:p>0.1164225540005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2265355000054">
                <text:p>0.1522653550000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7799660999699">
                <text:p>0.127799660999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6841651000177">
                <text:p>0.126841651000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7430331999858">
                <text:p>0.427430331999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0251842000362">
                <text:p>0.240251842000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9387631999234">
                <text:p>0.319387631999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5019089999805">
                <text:p>0.115019089999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591255999658">
                <text:p>0.159591255999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4645560999379">
                <text:p>0.1446455609993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773981399936">
                <text:p>0.13773981399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44396061000589">
                <text:p>0.4443960610005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0891206000233">
                <text:p>0.2508912060002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6830730999754">
                <text:p>0.3168307309997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6110400000252">
                <text:p>0.116110400000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8559519999944">
                <text:p>0.138559519999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1181908000362">
                <text:p>0.141181908000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30683387999852">
                <text:p>0.130683387999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6070821000176">
                <text:p>0.416070821000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3536028000781">
                <text:p>0.2535360280007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7560054999813">
                <text:p>0.3375600549998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9098393000058">
                <text:p>0.11909839300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0362757000512">
                <text:p>0.130362757000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5268081000286">
                <text:p>0.125268081000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4448794000491">
                <text:p>0.134448794000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1126893000037">
                <text:p>0.451126893000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562100399995">
                <text:p>0.285621003999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28786973000206">
                <text:p>0.3287869730002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766765299988">
                <text:p>0.13766765299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3816131000203">
                <text:p>0.163816131000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138242000408">
                <text:p>0.129138242000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2524148000084">
                <text:p>0.182524148000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3021832999875">
                <text:p>0.443021832999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11993231999622">
                <text:p>0.311993231999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4575522999548">
                <text:p>0.3445755229995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6984006999919">
                <text:p>0.126984006999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407317199948">
                <text:p>0.144073171999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4805677999793">
                <text:p>0.1348056779997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38427906999823">
                <text:p>0.1384279069998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0397850999289">
                <text:p>0.4103978509992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9647793000113">
                <text:p>0.2596477930001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6953277999783">
                <text:p>0.3369532779997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3620487999688">
                <text:p>0.1236204879996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5788617999424">
                <text:p>0.135788617999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3680963000625">
                <text:p>0.15368096300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3875174000168">
                <text:p>0.163875174000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1812938999901">
                <text:p>0.411812938999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7103174999429">
                <text:p>0.257103174999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3258870000645">
                <text:p>0.383258870000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1198111999765">
                <text:p>0.1311981119997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6716050000105">
                <text:p>0.16671605000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1625453000415">
                <text:p>0.141625453000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6949015000027">
                <text:p>0.1369490150000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20563181000034">
                <text:p>0.4205631810000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3292716999458">
                <text:p>0.3732927169994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39239696999721">
                <text:p>0.4392396969997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2227301000057">
                <text:p>0.1322273010000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8506153999733">
                <text:p>0.1485061539997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5279381999899">
                <text:p>0.145279381999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9631426000269">
                <text:p>0.1496314260002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17897332000393">
                <text:p>0.417897332000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0214104999213">
                <text:p>0.3002141049992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35914297999807">
                <text:p>0.3359142979998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8254567999647">
                <text:p>0.128254567999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8408194000003">
                <text:p>0.158408194000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7187300000041">
                <text:p>0.147187300000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6751896000278">
                <text:p>0.166751896000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4170984999801">
                <text:p>0.4441709849998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8831722999712">
                <text:p>0.27883172299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92815224000515">
                <text:p>0.3928152240005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5518372999941">
                <text:p>0.165518372999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3675536999326">
                <text:p>0.173675536999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9378862000049">
                <text:p>0.1493788620000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1385846000267">
                <text:p>0.151385846000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1050284999983">
                <text:p>0.41050284999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30708321000202">
                <text:p>0.3307083210002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6950210999894">
                <text:p>0.3769502109998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8167701999919">
                <text:p>0.1381677019999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3178199000431">
                <text:p>0.1431781990004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5276572000475">
                <text:p>0.1852765720004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5958602999817">
                <text:p>0.155958602999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29530592999981">
                <text:p>0.429530592999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5223471999416">
                <text:p>0.285223471999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0896948999871">
                <text:p>0.370896948999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42486476000158">
                <text:p>0.142486476000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4291566999964">
                <text:p>0.164291566999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58091728999352">
                <text:p>0.1580917289993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1942624999901">
                <text:p>0.2019426249999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64806863000376">
                <text:p>0.4648068630003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5008527000173">
                <text:p>0.2850085270001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8904384999951">
                <text:p>0.368904384999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8868215999537">
                <text:p>0.1388682159995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4290265000564">
                <text:p>0.1442902650005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7341869000447">
                <text:p>0.1573418690004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2644656999582">
                <text:p>0.2326446569995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49963313000808">
                <text:p>0.449963313000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2908253999703">
                <text:p>0.3029082539997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4678702999518">
                <text:p>0.374678702999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9099435000389">
                <text:p>0.1390994350003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3724623999951">
                <text:p>0.2137246239999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0999931000333">
                <text:p>0.160999931000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5875470999672">
                <text:p>0.2058754709996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35558451999896">
                <text:p>0.435558451999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6593103000087">
                <text:p>0.2865931030000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96475616000316">
                <text:p>0.3964756160003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2057925000699">
                <text:p>0.1420579250006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5929844000129">
                <text:p>0.2159298440001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2809105000415">
                <text:p>0.1528091050004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2179416000072">
                <text:p>0.162179416000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5077514000332">
                <text:p>0.44507751400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89670643000136">
                <text:p>0.2896706430001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5792963999847">
                <text:p>0.3857929639998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512363599988">
                <text:p>0.145123635999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52066286000627">
                <text:p>0.25206628600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7666067999562">
                <text:p>0.1676660679995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5371340999991">
                <text:p>0.265371340999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7934605000446">
                <text:p>0.457934605000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3024917000585">
                <text:p>0.303024917000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9681329000268">
                <text:p>0.3896813290002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T1:Sheet1.T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T2:Sheet1.T231" chart:label-cell-address="Sheet1.T1:Sheet1.T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ptom Kombination, verspäte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675627699984">
                <text:p>0.20675627699984</text:p>
                <draw:g>
                  <svg:desc>Sheet1.T2:Sheet1.T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8999480001803">
                <text:p>0.0838999480001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7509070004599">
                <text:p>0.091750907000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52096139999412">
                <text:p>0.095209613999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854078699962">
                <text:p>0.3185407869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50488779999432">
                <text:p>0.095048877999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38126299969">
                <text:p>0.10038126299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2161800000322">
                <text:p>0.0972161800000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73598820000916">
                <text:p>0.0973598820000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787073999934">
                <text:p>0.102787073999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081239000152">
                <text:p>0.104081239000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968582000329">
                <text:p>0.334968582000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474987000496">
                <text:p>0.112474987000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342685999669">
                <text:p>0.113342685999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9659099998098">
                <text:p>0.0999659099998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294708000045">
                <text:p>0.102294708000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503376999688">
                <text:p>0.113503376999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5698005999584">
                <text:p>0.325698005999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361026999963">
                <text:p>0.225361026999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5847373999823">
                <text:p>0.245847373999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435671900017">
                <text:p>0.11435671900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3262624999334">
                <text:p>0.163262624999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9820572999524">
                <text:p>0.109820572999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012683000823">
                <text:p>0.120012683000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3318621000617">
                <text:p>0.393318621000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0136648000771">
                <text:p>0.240136648000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193671000394">
                <text:p>0.254193671000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85658170002353">
                <text:p>0.0985658170002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09592720004">
                <text:p>0.110959272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126667700024">
                <text:p>0.10126667700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1157473000494">
                <text:p>0.121157473000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6626640000286">
                <text:p>0.356626640000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5344445000228">
                <text:p>0.24534444500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6173119000305">
                <text:p>0.276173119000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6830339998851">
                <text:p>0.0856830339998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139237000098">
                <text:p>0.101139237000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94484749996991">
                <text:p>0.0894484749996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2678843999674">
                <text:p>0.112678843999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6931277999611">
                <text:p>0.336931277999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694143899982">
                <text:p>0.2069414389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830008200046">
                <text:p>0.25830008200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11822400003075">
                <text:p>0.0911822400003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4647027000501">
                <text:p>0.114647027000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8597629998694">
                <text:p>0.0878597629998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03460999687">
                <text:p>0.100003460999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215784999913">
                <text:p>0.346215784999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2648319000436">
                <text:p>0.212648319000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8513908000386">
                <text:p>0.268513908000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28684789996623">
                <text:p>0.0928684789996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3869709999781">
                <text:p>0.123869709999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7311866000382">
                <text:p>0.097311866000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762742000195">
                <text:p>0.1177627420001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3520143999522">
                <text:p>0.333520143999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8516260000324">
                <text:p>0.238516260000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6696243999831">
                <text:p>0.266696243999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43424349998168">
                <text:p>0.0943424349998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5541570999994">
                <text:p>0.11554157099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85572359995786">
                <text:p>0.0985572359995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7840494999873">
                <text:p>0.127840494999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0694189999558">
                <text:p>0.3506941899995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5860633999218">
                <text:p>0.225860633999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0743865000222">
                <text:p>0.260743865000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34940660008579">
                <text:p>0.0934940660008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7558042000383">
                <text:p>0.117558042000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3250205000222">
                <text:p>0.103250205000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8813202999481">
                <text:p>0.128813202999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6446804000152">
                <text:p>0.346446804000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750984600043">
                <text:p>0.22750984600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639947700005">
                <text:p>0.266399477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7556549998772">
                <text:p>0.0987556549998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8358677999604">
                <text:p>0.108358677999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2105484000713">
                <text:p>0.122105484000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5926831999568">
                <text:p>0.105926831999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642678300017">
                <text:p>0.37642678300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655173999978">
                <text:p>0.2336551739999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8629840000794">
                <text:p>0.2886298400007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70405879997998">
                <text:p>0.0970405879997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5987565000069">
                <text:p>0.1159875650000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0546376000457">
                <text:p>0.110546376000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6527311999998">
                <text:p>0.13652731199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7235392999864">
                <text:p>0.377235392999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8754302999259">
                <text:p>0.248754302999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981254600083">
                <text:p>0.25981254600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73405930008084">
                <text:p>0.0973405930008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8525007999779">
                <text:p>0.118525007999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42081649998">
                <text:p>0.124208164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7731556999388">
                <text:p>0.117731556999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411852000056">
                <text:p>0.366411852000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010894399973">
                <text:p>0.27010894399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5987629999909">
                <text:p>0.285987629999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1444466999965">
                <text:p>0.101444466999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3846315000483">
                <text:p>0.133846315000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587583000182">
                <text:p>0.116587583000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137091399949">
                <text:p>0.13137091399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861373999825">
                <text:p>0.378861373999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8814082999816">
                <text:p>0.278814082999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5185440999376">
                <text:p>0.295185440999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513506299958">
                <text:p>0.10513506299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8900425999746">
                <text:p>0.128900425999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4318790999496">
                <text:p>0.124318790999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475671000062">
                <text:p>0.11475671000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589901699972">
                <text:p>0.365899016999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6954592000075">
                <text:p>0.236954592000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7199635000434">
                <text:p>0.287199635000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654103999565">
                <text:p>0.104654103999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9157577999868">
                <text:p>0.139157577999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9019963000028">
                <text:p>0.119019963000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2805297000014">
                <text:p>0.122805297000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2447956000069">
                <text:p>0.392447956000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5909505000345">
                <text:p>0.225909505000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0777414999866">
                <text:p>0.2907774149998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6480059000205">
                <text:p>0.1064800590002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3292056999599">
                <text:p>0.143292056999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8080557000212">
                <text:p>0.118080557000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7347040999448">
                <text:p>0.117347040999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02896669999791">
                <text:p>0.402896669999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557719000397">
                <text:p>0.232557719000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7019129999171">
                <text:p>0.2970191299991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5616431999806">
                <text:p>0.105616431999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1003150999713">
                <text:p>0.151003150999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3858477000103">
                <text:p>0.133858477000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8408666999349">
                <text:p>0.128408666999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3153471999976">
                <text:p>0.413153471999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2563369999516">
                <text:p>0.242563369999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3725284000175">
                <text:p>0.293725284000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576026400031">
                <text:p>0.105760264000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264759999889">
                <text:p>0.127264759999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911788999882">
                <text:p>0.127911788999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9558931000029">
                <text:p>0.119558931000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814401900072">
                <text:p>0.38814401900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1895196000769">
                <text:p>0.241895196000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4756834000036">
                <text:p>0.314756834000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7920939999531">
                <text:p>0.107920939999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0395851000467">
                <text:p>0.120395851000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5426566000679">
                <text:p>0.115426566000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3958389000109">
                <text:p>0.123958389000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14501207000285">
                <text:p>0.414501207000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3535860999582">
                <text:p>0.263535860999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4064451999693">
                <text:p>0.304064451999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4595713999952">
                <text:p>0.124595713999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2132941000236">
                <text:p>0.132132941000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7503391000355">
                <text:p>0.117503391000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3192562999939">
                <text:p>0.1631925629999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5214440000455">
                <text:p>0.415214440000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0599184999555">
                <text:p>0.300599184999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6147156999468">
                <text:p>0.326147156999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3834401000531">
                <text:p>0.1138344010005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31362287999764">
                <text:p>0.131362287999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3867837000034">
                <text:p>0.123867837000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4521437999647">
                <text:p>0.124521437999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9031742000043">
                <text:p>0.389031742000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9115188000142">
                <text:p>0.239115188000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7280719000119">
                <text:p>0.3072807190001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11042317999818">
                <text:p>0.111042317999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5280785999166">
                <text:p>0.1252807859991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3589582999994">
                <text:p>0.143589582999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2942373999394">
                <text:p>0.152942373999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265015000703">
                <text:p>0.3922650150007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4386106000093">
                <text:p>0.24438610600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54806463000386">
                <text:p>0.3548064630003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9071910000457">
                <text:p>0.1190719100004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2585299000748">
                <text:p>0.152585299000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6596473999598">
                <text:p>0.126596473999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2610260800011">
                <text:p>0.12610260800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4327796000434">
                <text:p>0.3843277960004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8502434000038">
                <text:p>0.318502434000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07780402999379">
                <text:p>0.4077804029993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7896877000021">
                <text:p>0.117896877000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7988710999707">
                <text:p>0.1379887109997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28056244000618">
                <text:p>0.1280562440006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313572900006">
                <text:p>0.13313572900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92303765000179">
                <text:p>0.392303765000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8043483700003">
                <text:p>0.280434837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5669087999813">
                <text:p>0.325669087999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5125315000114">
                <text:p>0.115125315000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0020216999801">
                <text:p>0.140020216999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0851435000295">
                <text:p>0.130851435000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739374400051">
                <text:p>0.14739374400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7251886999802">
                <text:p>0.407251886999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2122912999766">
                <text:p>0.252122912999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8587805000752">
                <text:p>0.3585878050007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0620801000514">
                <text:p>0.150620801000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1598491999939">
                <text:p>0.1615984919999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3065375000115">
                <text:p>0.133065375000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0999404000468">
                <text:p>0.1409994040004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8056161999884">
                <text:p>0.3880561619998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0744141500054">
                <text:p>0.307441415000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40025392999451">
                <text:p>0.3400253929994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4897708999924">
                <text:p>0.124897708999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9039438000291">
                <text:p>0.129039438000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7267008000417">
                <text:p>0.1572670080004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8532961999772">
                <text:p>0.1385329619997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837969300017">
                <text:p>0.37837969300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4461666999523">
                <text:p>0.264461666999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39824985999257">
                <text:p>0.339824985999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9508858999543">
                <text:p>0.1295088589995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1585216000058">
                <text:p>0.1515852160000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5310205999522">
                <text:p>0.145310205999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8096123000651">
                <text:p>0.1380961230006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0994844000234">
                <text:p>0.4209948440002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58862151999892">
                <text:p>0.258862151999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5393048000005">
                <text:p>0.345393048000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4854499999856">
                <text:p>0.1248544999998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9577536000397">
                <text:p>0.12957753600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2069451000461">
                <text:p>0.132069451000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0757251999494">
                <text:p>0.150757251999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3744770000703">
                <text:p>0.3837447700007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79419968999719">
                <text:p>0.2794199689997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4080542000011">
                <text:p>0.3640805420000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4405141999887">
                <text:p>0.1244051419998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5975565000081">
                <text:p>0.1359755650000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5869662999758">
                <text:p>0.1458696629997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8467548999652">
                <text:p>0.1284675489996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4637508000196">
                <text:p>0.384637508000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69162951999533">
                <text:p>0.269162951999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59606824000366">
                <text:p>0.3596068240003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25923954999962">
                <text:p>0.1259239549999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0440995000063">
                <text:p>0.1404409950000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37044033000166">
                <text:p>0.1370440330001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0349268999889">
                <text:p>0.1503492689998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4997420999971">
                <text:p>0.394997420999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64116381000349">
                <text:p>0.264116381000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8464386999694">
                <text:p>0.3484643869996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29836086999603">
                <text:p>0.129836086999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2467614000598">
                <text:p>0.2324676140005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2037971999562">
                <text:p>0.1520379719995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1172564999251">
                <text:p>0.2511725649992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01942835999762">
                <text:p>0.4019428359997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78928678000739">
                <text:p>0.2789286780007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3109322999662">
                <text:p>0.3631093229996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U1:Sheet1.U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5.561cm" chart:style-name="ch6">
              <text:p>Round Trip Time in s</text:p>
            </chart:title>
            <chart:grid chart:style-name="ch7" chart:class="major"/>
          </chart:axis>
          <chart:series chart:style-name="ch8" chart:values-cell-range-address="Sheet1.U2:Sheet1.U231" chart:label-cell-address="Sheet1.U1:Sheet1.U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beachtet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653961699918">
                <text:p>0.20653961699918</text:p>
                <draw:g>
                  <svg:desc>Sheet1.U2:Sheet1.U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0345280000984">
                <text:p>0.0830345280000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1955960000341">
                <text:p>0.0911955960000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7733680004603">
                <text:p>0.0947733680004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9048360999659">
                <text:p>0.319048360999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433985799933">
                <text:p>0.09433985799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97379319996981">
                <text:p>0.0997379319996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5926839999156">
                <text:p>0.0965926839999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5907139998308">
                <text:p>0.0965907139998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001055000073">
                <text:p>0.10200105500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3376306999962">
                <text:p>0.103376306999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5691547000351">
                <text:p>0.33569154700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1759512999924">
                <text:p>0.111759512999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254606500006">
                <text:p>0.112546065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0163240003312">
                <text:p>0.0990163240003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578645000496">
                <text:p>0.100578645000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2220637000064">
                <text:p>0.112220637000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7889838999909">
                <text:p>0.327889838999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3383610999917">
                <text:p>0.223383610999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6847342000365">
                <text:p>0.246847342000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3179606999438">
                <text:p>0.113179606999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198085999786">
                <text:p>0.161198085999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8724767999774">
                <text:p>0.108724767999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8282639000427">
                <text:p>0.118282639000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5538552000289">
                <text:p>0.395538552000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479196000299">
                <text:p>0.238479196000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661690000124">
                <text:p>0.255661690000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69109349998689">
                <text:p>0.0969109349998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088699000495">
                <text:p>0.109088699000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2081780002773">
                <text:p>0.0982081780002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9787558000098">
                <text:p>0.119787558000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8750995000264">
                <text:p>0.358750995000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3762685000547">
                <text:p>0.243762685000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8563757000484">
                <text:p>0.278563757000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7461239998447">
                <text:p>0.0837461239998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1962890000432">
                <text:p>0.0981962890000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53136019995873">
                <text:p>0.0853136019995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9258569999838">
                <text:p>0.109258569999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8989617999687">
                <text:p>0.338989617999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4805618000137">
                <text:p>0.204805618000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0798772000271">
                <text:p>0.260798772000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65294430004724">
                <text:p>0.0865294430004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9067093000704">
                <text:p>0.109067093000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3220470003653">
                <text:p>0.0833220470003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76907219992427">
                <text:p>0.0976907219992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3981549000091">
                <text:p>0.343981549000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9946502000093">
                <text:p>0.209946502000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0832738000536">
                <text:p>0.270832738000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468698999146">
                <text:p>0.087468698999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337609000264">
                <text:p>0.118337609000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5998569998919">
                <text:p>0.0915998569998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2357181999869">
                <text:p>0.112357181999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6280333999639">
                <text:p>0.336280333999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0778939000629">
                <text:p>0.230778939000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9858327000293">
                <text:p>0.269858327000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82435749999786">
                <text:p>0.0882435749999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1444525000479">
                <text:p>0.1114445250004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6550249996581">
                <text:p>0.092655024999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774224999579">
                <text:p>0.123774224999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394277999228">
                <text:p>0.347394277999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2519475999434">
                <text:p>0.222519475999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4232462000109">
                <text:p>0.264232462000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80095230004372">
                <text:p>0.0880095230004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2586306000594">
                <text:p>0.112586306000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58231519998662">
                <text:p>0.0958231519998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890303999564">
                <text:p>0.1248903039995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2527421000341">
                <text:p>0.342527421000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0982877000097">
                <text:p>0.220982877000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1716097000317">
                <text:p>0.261716097000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20757209996737">
                <text:p>0.0920757209996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448482999738">
                <text:p>0.103448482999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4111626000522">
                <text:p>0.114111626000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92278920002718">
                <text:p>0.09922789200027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1008037000356">
                <text:p>0.381008037000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5785311999971">
                <text:p>0.225785311999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2419796000104">
                <text:p>0.292419796000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99805119997836">
                <text:p>0.0899805119997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1440724000204">
                <text:p>0.111440724000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3291272000206">
                <text:p>0.103291272000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9082940000444">
                <text:p>0.129082940000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3292521999465">
                <text:p>0.383292521999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0579121999872">
                <text:p>0.240579121999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39656070005">
                <text:p>0.263965607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06359320006231">
                <text:p>0.0906359320006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3129329000003">
                <text:p>0.113129329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9482995999533">
                <text:p>0.119482995999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0287669000172">
                <text:p>0.110287669000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5865787000293">
                <text:p>0.3758657870002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4293784000074">
                <text:p>0.264293784000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1261176000262">
                <text:p>0.291261176000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39200559996607">
                <text:p>0.09392005599966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3230715000318">
                <text:p>0.123230715000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0166048000792">
                <text:p>0.110166048000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0294827999496">
                <text:p>0.110294827999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3519712000416">
                <text:p>0.373519712000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67951918000108">
                <text:p>0.267951918000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2633633999903">
                <text:p>0.302633633999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8100909999048">
                <text:p>0.0988100909999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2938391999924">
                <text:p>0.122938391999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6460328999892">
                <text:p>0.116460328999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5319184000109">
                <text:p>0.105319184000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6209668999763">
                <text:p>0.376209668999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7692966999712">
                <text:p>0.227692966999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6195140000236">
                <text:p>0.296195140000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71324370002549">
                <text:p>0.0971324370002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9549268000119">
                <text:p>0.129549268000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9720149999703">
                <text:p>0.109720149999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1152251000021">
                <text:p>0.111152251000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0613431000238">
                <text:p>0.4006134310002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3680638000369">
                <text:p>0.213680638000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0998519000605">
                <text:p>0.2809985190006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93563190004352">
                <text:p>0.099356319000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3716979000383">
                <text:p>0.133716979000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723226000118">
                <text:p>0.110723226000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9533369000019">
                <text:p>0.109533369000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1702015000192">
                <text:p>0.391702015000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2099020999849">
                <text:p>0.2220990209998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05596750999939">
                <text:p>0.3055967509999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75235209998573">
                <text:p>0.0975235209998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2031557999871">
                <text:p>0.142031557999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5016312999833">
                <text:p>0.1250163129998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7590666999604">
                <text:p>0.117590666999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1955399000144">
                <text:p>0.401955399000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851057999644">
                <text:p>0.230851057999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01851860999705">
                <text:p>0.3018518609997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81428760005656">
                <text:p>0.0981428760005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5864805999991">
                <text:p>0.115864805999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5719991000333">
                <text:p>0.115719991000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7302974999584">
                <text:p>0.107302974999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96542411000155">
                <text:p>0.396542411000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1791363999946">
                <text:p>0.231791363999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3143384999639">
                <text:p>0.3231433849996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9441434000255">
                <text:p>0.0994414340002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2745968999661">
                <text:p>0.112745968999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7450069000151">
                <text:p>0.107450069000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1938678000115">
                <text:p>0.111938678000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7955963000386">
                <text:p>0.427955963000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4908369999612">
                <text:p>0.2549083699996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2866096000107">
                <text:p>0.312866096000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459936600022">
                <text:p>0.1145993660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1883214000263">
                <text:p>0.121883214000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8917190999819">
                <text:p>0.1089171909998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9107928000376">
                <text:p>0.149107928000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457029400066">
                <text:p>0.42457029400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1791354999987">
                <text:p>0.2917913549999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5021981999489">
                <text:p>0.335021981999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4391831000612">
                <text:p>0.104391831000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1344021000368">
                <text:p>0.1213440210003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2995287000558">
                <text:p>0.1129952870005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2158076000014">
                <text:p>0.112158076000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697780999872">
                <text:p>0.3756977809998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5906219000535">
                <text:p>0.225906219000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19117275999815">
                <text:p>0.319117275999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01890922000166">
                <text:p>0.101890922000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3424745999509">
                <text:p>0.113424745999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2821258000149">
                <text:p>0.1328212580001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766087">
                <text:p>0.127660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1080387000111">
                <text:p>0.381080387000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9799791000005">
                <text:p>0.229799791000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4327377000336">
                <text:p>0.3643273770003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8613453000544">
                <text:p>0.1086134530005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8204481000248">
                <text:p>0.118204481000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6061212999739">
                <text:p>0.116061212999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730750999319">
                <text:p>0.115730750999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185042100009">
                <text:p>0.37185042100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1857061999726">
                <text:p>0.3018570619997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4310193999445">
                <text:p>0.3943101939994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6845251999403">
                <text:p>0.106845251999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730754399945">
                <text:p>0.127307543999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4842553000017">
                <text:p>0.114842553000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1249073000399">
                <text:p>0.1212490730003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0307944999913">
                <text:p>0.3803079449999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057106000015">
                <text:p>0.268057106000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5574176999689">
                <text:p>0.315574176999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3692654999577">
                <text:p>0.103692654999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6058034999915">
                <text:p>0.1260580349999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93840800006">
                <text:p>0.1193840800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9237856000145">
                <text:p>0.1292378560001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3291652999978">
                <text:p>0.4232916529999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39264158999504">
                <text:p>0.2392641589995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7008540000388">
                <text:p>0.347008540000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835337000368">
                <text:p>0.1348353370003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1783621000068">
                <text:p>0.1317836210000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899801599975">
                <text:p>0.11899801599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0416187000264">
                <text:p>0.1304161870002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9230619999798">
                <text:p>0.3992306199997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6525847999874">
                <text:p>0.2965258479998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56393544999264">
                <text:p>0.356393544999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2292443000115">
                <text:p>0.112292443000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7819812000562">
                <text:p>0.1178198120005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1950113000348">
                <text:p>0.1419501130003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8680253000093">
                <text:p>0.118680253000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326075000616">
                <text:p>0.396326075000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4278257999431">
                <text:p>0.2542782579994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5072832700007">
                <text:p>0.350728327000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1713394599974">
                <text:p>0.11713394599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9624463000473">
                <text:p>0.1396244630004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2194631999482">
                <text:p>0.1321946319994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6699680999991">
                <text:p>0.126699680999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32968723000158">
                <text:p>0.4329687230001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4499992999408">
                <text:p>0.2444999929994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7892646999971">
                <text:p>0.3578926469999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1940863999735">
                <text:p>0.1119408639997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1740701600047">
                <text:p>0.117407016000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9104268000228">
                <text:p>0.1191042680002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8430429999971">
                <text:p>0.1384304299999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9514312000065">
                <text:p>0.3995143120000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7056046000107">
                <text:p>0.267056046000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53414413999417">
                <text:p>0.3534144139994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0380437000458">
                <text:p>0.1103804370004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0832645000519">
                <text:p>0.120832645000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8497482999592">
                <text:p>0.128497482999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8226310999489">
                <text:p>0.1182263109994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96475774999999">
                <text:p>0.396475774999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53285798999968">
                <text:p>0.253285798999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2248972000307">
                <text:p>0.3722489720003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2744400000338">
                <text:p>0.112744400000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4302166000234">
                <text:p>0.1243021660002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23076746999686">
                <text:p>0.1230767469996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37641895000343">
                <text:p>0.1376418950003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11007904000144">
                <text:p>0.4110079040001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45657207000477">
                <text:p>0.2456572070004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1218449999797">
                <text:p>0.3612184499997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15446134999729">
                <text:p>0.1154461349997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6033844000631">
                <text:p>0.1260338440006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5640087999491">
                <text:p>0.1356400879994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4597796999515">
                <text:p>0.1345977969995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22949112000424">
                <text:p>0.4229491120004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61413455000365">
                <text:p>0.2614134550003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5845067999762">
                <text:p>0.3758450679997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V1:Sheet1.V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5.561cm" chart:style-name="ch6">
              <text:p>Round Trip Time in s</text:p>
            </chart:title>
            <chart:grid chart:style-name="ch7" chart:class="major"/>
          </chart:axis>
          <chart:series chart:style-name="ch8" chart:values-cell-range-address="Sheet1.V2:Sheet1.V231" chart:label-cell-address="Sheet1.V1:Sheet1.V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ptom Kombination, abgebrochen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6071402999441">
                <text:p>0.206071402999441</text:p>
                <draw:g>
                  <svg:desc>Sheet1.V2:Sheet1.V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9198200006213">
                <text:p>0.0819198200006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348400000039">
                <text:p>0.0903484000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1989419998208">
                <text:p>0.0941989419998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787082899973">
                <text:p>0.31787082899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5874699998749">
                <text:p>0.0935874699998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9731720001146">
                <text:p>0.0989731720001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9826429998429">
                <text:p>0.0959826429998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54245989996707">
                <text:p>0.0954245989996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806759000079">
                <text:p>0.10080675900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391760000501">
                <text:p>0.102391760000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027513000365">
                <text:p>0.334027513000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905800000182">
                <text:p>0.110905800000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1745829000029">
                <text:p>0.111745829000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1775370000833">
                <text:p>0.0981775370000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4280350005283">
                <text:p>0.099428035000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0873540999819">
                <text:p>0.110873540999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3310689000209">
                <text:p>0.32331068900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1396248000019">
                <text:p>0.221396248000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4477136000569">
                <text:p>0.244477136000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973752999802">
                <text:p>0.111973752999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9004202999313">
                <text:p>0.159004202999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7275362999644">
                <text:p>0.107275362999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6536917000303">
                <text:p>0.116536917000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9982157999839">
                <text:p>0.389982157999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665340900061">
                <text:p>0.23665340900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2575520000391">
                <text:p>0.252575520000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51763679995565">
                <text:p>0.0951763679995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7041445000505">
                <text:p>0.107041445000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55322540003181">
                <text:p>0.0955322540003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8050736999976">
                <text:p>0.118050736999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3970311000012">
                <text:p>0.353970311000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1932073000498">
                <text:p>0.241932073000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394437500061">
                <text:p>0.27394437500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1696139000087">
                <text:p>0.081696139000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58035919993563">
                <text:p>0.0958035919993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0364369992603">
                <text:p>0.0820364369992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714216999535">
                <text:p>0.106714216999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4387896000408">
                <text:p>0.334387896000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2323358000285">
                <text:p>0.202323358000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5902124000386">
                <text:p>0.255902124000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40508829996907">
                <text:p>0.0840508829996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6319013000757">
                <text:p>0.106319013000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234899000061">
                <text:p>0.080234899000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5025409992013">
                <text:p>0.0945025409992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1218219999973">
                <text:p>0.341218219999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6773978000456">
                <text:p>0.206773978000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91926600031">
                <text:p>0.2659192660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0118199994322">
                <text:p>0.0840118199994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3794711000082">
                <text:p>0.113794711000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5171480001882">
                <text:p>0.0875171480001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9004622000612">
                <text:p>0.109004622000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0225018999954">
                <text:p>0.330225018999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6210294000339">
                <text:p>0.226210294000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3274097000249">
                <text:p>0.263274097000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38185699994938">
                <text:p>0.0838185699994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733987399999">
                <text:p>0.107339873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78801409999142">
                <text:p>0.087880140999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969858700013">
                <text:p>0.11969858700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3536446999678">
                <text:p>0.343536446999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8565760999809">
                <text:p>0.218565760999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7693708000261">
                <text:p>0.257693708000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47282370004905">
                <text:p>0.0847282370004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542762000572">
                <text:p>0.106542762000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538290002747">
                <text:p>0.08895382900027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736541999577">
                <text:p>0.120736541999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8302039000155">
                <text:p>0.338302039000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728689199972">
                <text:p>0.21728689199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7557916999758">
                <text:p>0.257557916999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61588839998149">
                <text:p>0.0861588839998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98216259995388">
                <text:p>0.09982162599953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3245371999947">
                <text:p>0.103245371999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47233090000736">
                <text:p>0.0947233090000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951573000842">
                <text:p>0.371951573000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8579845000022">
                <text:p>0.218579845000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4679700000197">
                <text:p>0.284679700000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37060750000092">
                <text:p>0.0837060750000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7059556000422">
                <text:p>0.107059556000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1957879997281">
                <text:p>0.0951957879997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2177105999981">
                <text:p>0.122177105999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1889095999904">
                <text:p>0.371889095999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6396896999395">
                <text:p>0.236396896999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5330902999958">
                <text:p>0.255330902999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203266000055">
                <text:p>0.08320326600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6651705000331">
                <text:p>0.106651705000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4329029999681">
                <text:p>0.114329029999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957781000034">
                <text:p>0.100957781000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08480339999">
                <text:p>0.360848033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8001277999938">
                <text:p>0.258001277999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1121400999837">
                <text:p>0.281121400999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54574109998794">
                <text:p>0.0854574109998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29574400033">
                <text:p>0.11729574400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90934390001712">
                <text:p>0.0990934390001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1085419999436">
                <text:p>0.101085419999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7235517999688">
                <text:p>0.367235517999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60887690000345">
                <text:p>0.260887690000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0485646999514">
                <text:p>0.290485646999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88346559995625">
                <text:p>0.088834655999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3049296000099">
                <text:p>0.1130492960000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78896479994">
                <text:p>0.107889647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92606910003815">
                <text:p>0.0992606910003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9090234999712">
                <text:p>0.359090234999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7890678999538">
                <text:p>0.217890678999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0047320000449">
                <text:p>0.280047320000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4372634999454">
                <text:p>0.084372634999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8948701000154">
                <text:p>0.0989487010001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0868822999473">
                <text:p>0.100868822999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1343070999974">
                <text:p>0.101343070999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4069028999875">
                <text:p>0.384069028999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6657116000315">
                <text:p>0.2066571160003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1694568000385">
                <text:p>0.271694568000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62159309999697">
                <text:p>0.0862159309999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8942688999596">
                <text:p>0.118942688999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64433459994325">
                <text:p>0.09644334599943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56289810001181">
                <text:p>0.09562898100011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8440913000304">
                <text:p>0.378440913000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5652749000583">
                <text:p>0.215652749000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6340576999464">
                <text:p>0.286340576999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5205150005058">
                <text:p>0.0875205150005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2500663999963">
                <text:p>0.132500663999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7834450000155">
                <text:p>0.1078344500001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4782014000193">
                <text:p>0.104782014000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715078200039">
                <text:p>0.38715078200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1575432999998">
                <text:p>0.2215754329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107595199981">
                <text:p>0.281075951999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61847810001564">
                <text:p>0.08618478100015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8572428000116">
                <text:p>0.108572428000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3445630999886">
                <text:p>0.103445630999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95555059998878">
                <text:p>0.0995555059998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1567171000825">
                <text:p>0.381567171000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292891000208">
                <text:p>0.225292891000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4126938000081">
                <text:p>0.304126938000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73835729998973">
                <text:p>0.08738357299989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1342527999805">
                <text:p>0.101342527999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7979561000102">
                <text:p>0.097979561000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3831899999932">
                <text:p>0.103831899999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2362454000468">
                <text:p>0.402362454000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6250883999892">
                <text:p>0.246250883999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1763017999983">
                <text:p>0.2917630179999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081390599953">
                <text:p>0.100813905999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4589311999916">
                <text:p>0.104589311999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63676170003964">
                <text:p>0.09636761700039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0199545999858">
                <text:p>0.130199545999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05153390000123">
                <text:p>0.405153390000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2153617999938">
                <text:p>0.282153617999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3718763999532">
                <text:p>0.313718763999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28254770005879">
                <text:p>0.0928254770005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8263623000312">
                <text:p>0.1082636230003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0703258000067">
                <text:p>0.1007032580000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92015759993592">
                <text:p>0.0992015759993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648179999567">
                <text:p>0.3596481799995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18286443000579">
                <text:p>0.218286443000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5804819000296">
                <text:p>0.2958048190002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92813540003772">
                <text:p>0.08928135400037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1603078999688">
                <text:p>0.101603078999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9806809000693">
                <text:p>0.119806809000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10506875999818">
                <text:p>0.110506875999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7692915000589">
                <text:p>0.367692915000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18482326999947">
                <text:p>0.218482326999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2059868000433">
                <text:p>0.3420598680004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38088520006204">
                <text:p>0.0938088520006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1878487000249">
                <text:p>0.1018784870002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1743915000043">
                <text:p>0.101743915000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0580546999481">
                <text:p>0.100580546999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56320671000503">
                <text:p>0.356320671000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8830407000205">
                <text:p>0.2888304070002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1109605999882">
                <text:p>0.3811096059998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38511399999697">
                <text:p>0.0938511399999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99115650001841">
                <text:p>0.09991156500018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057150800003">
                <text:p>0.100571508000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5255317999763">
                <text:p>0.105255317999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4412470999923">
                <text:p>0.364412470999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6479310999566">
                <text:p>0.256479310999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2394716999515">
                <text:p>0.3023947169995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06821919998038">
                <text:p>0.0906821919998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065831169999">
                <text:p>0.106583116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7560863000799">
                <text:p>0.107560863000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6191758000023">
                <text:p>0.1061917580000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5646533999752">
                <text:p>0.3956465339997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5517123999452">
                <text:p>0.225517123999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3543359000032">
                <text:p>0.333543359000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2739497000111">
                <text:p>0.12273949700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13428738000039">
                <text:p>0.113428738000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02692122999542">
                <text:p>0.102692122999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37534550002965">
                <text:p>0.09375345500029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195831400004">
                <text:p>0.37195831400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2056279000244">
                <text:p>0.2820562790002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6318651999827">
                <text:p>0.326318651999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94883869998375">
                <text:p>0.0994883869998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273018099997">
                <text:p>0.102730180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6060031000634">
                <text:p>0.1260600310006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5009171999882">
                <text:p>0.105009171999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6817056999935">
                <text:p>0.3668170569999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0870906000055">
                <text:p>0.240870906000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4430723999285">
                <text:p>0.324430723999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0042694999502">
                <text:p>0.1000426949995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4352181999711">
                <text:p>0.124352181999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7839537999316">
                <text:p>0.117839537999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7962562000466">
                <text:p>0.1079625620004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04081401999974">
                <text:p>0.404081401999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4036587999981">
                <text:p>0.234036587999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30379793999782">
                <text:p>0.3303797939997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83585929998299">
                <text:p>0.09835859299982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1809988000241">
                <text:p>0.1018099880002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2217354000459">
                <text:p>0.102217354000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2951340999862">
                <text:p>0.1229513409998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7667665000226">
                <text:p>0.367667665000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1317381000263">
                <text:p>0.2513173810002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42671211999914">
                <text:p>0.3426712119999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6770075000677">
                <text:p>0.0967700750006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04167313999824">
                <text:p>0.104167313999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2279224999838">
                <text:p>0.1122792249998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15419459997793">
                <text:p>0.09154194599977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39967850006">
                <text:p>0.3739967850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34413686999687">
                <text:p>0.2344136869996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3095877000451">
                <text:p>0.343095877000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98926470001607">
                <text:p>0.0998926470001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7640530999561">
                <text:p>0.1076405309995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5589239000437">
                <text:p>0.105589239000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3855114999751">
                <text:p>0.113855114999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8810909999629">
                <text:p>0.3788109099996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4298580000541">
                <text:p>0.234298580000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5474943999543">
                <text:p>0.335474943999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1249233999624">
                <text:p>0.1012492339996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12376390999998">
                <text:p>0.112376390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15829037999902">
                <text:p>0.115829037999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0349965999376">
                <text:p>0.110349965999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8134816999991">
                <text:p>0.38134816999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37423074000617">
                <text:p>0.2374230740006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49340077999841">
                <text:p>0.3493400779998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W1:Sheet1.W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5.561cm" chart:style-name="ch6">
              <text:p>Round Trip Time in s</text:p>
            </chart:title>
            <chart:grid chart:style-name="ch7" chart:class="major"/>
          </chart:axis>
          <chart:series chart:style-name="ch8" chart:values-cell-range-address="Sheet1.W2:Sheet1.W231" chart:label-cell-address="Sheet1.W1:Sheet1.W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tod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832882999857">
                <text:p>0.205832882999857</text:p>
                <draw:g>
                  <svg:desc>Sheet1.W2:Sheet1.W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3150300000416">
                <text:p>0.081315030000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6917560003203">
                <text:p>0.0896917560003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8132569999652">
                <text:p>0.0938132569999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7349569999351">
                <text:p>0.317349569999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2527286999939">
                <text:p>0.092527286999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2736789992487">
                <text:p>0.0982736789992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1185339999938">
                <text:p>0.095118533999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2091050001181">
                <text:p>0.0942091050001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7943020001912">
                <text:p>0.0997943020001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398607000192">
                <text:p>0.101398607000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2887745000335">
                <text:p>0.332887745000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9753877000003">
                <text:p>0.109753877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716598000181">
                <text:p>0.110716598000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8333470000289">
                <text:p>0.0968333470000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81849670006341">
                <text:p>0.0981849670006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8559887999945">
                <text:p>0.1085598879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1505604999402">
                <text:p>0.321505604999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604860000596">
                <text:p>0.218604860000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948421000619">
                <text:p>0.242948421000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0432360999766">
                <text:p>0.110432360999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6682488000115">
                <text:p>0.156682488000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5750982000245">
                <text:p>0.105750982000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4257619000455">
                <text:p>0.114257619000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6606011999902">
                <text:p>0.386606011999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3937549000075">
                <text:p>0.233937549000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938443999985">
                <text:p>0.250938443999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096104000324">
                <text:p>0.093096104000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4799738000111">
                <text:p>0.104799738000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2513460002156">
                <text:p>0.0932513460002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6158023000025">
                <text:p>0.116158023000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1064408000639">
                <text:p>0.351064408000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9656384000227">
                <text:p>0.239656384000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1584162000181">
                <text:p>0.271584162000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95498799998313">
                <text:p>0.0795498799998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33338839995486">
                <text:p>0.0933338839995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92711029998827">
                <text:p>0.0792711029998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04065900002">
                <text:p>0.104040659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0811146000087">
                <text:p>0.330811146000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8960046000138">
                <text:p>0.19896004600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3362819000358">
                <text:p>0.25336281900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13704259999213">
                <text:p>0.0813704259999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3293197000312">
                <text:p>0.103293197000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74884510001357">
                <text:p>0.0774884510001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4238989998921">
                <text:p>0.0914238989998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8392768000631">
                <text:p>0.338392768000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175171900064">
                <text:p>0.20175171900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3100206000672">
                <text:p>0.263100206000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3585019993989">
                <text:p>0.0803585019993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859009700016">
                <text:p>0.1085900970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1227700000454">
                <text:p>0.0831227700000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5020252000031">
                <text:p>0.105020252000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5916126000266">
                <text:p>0.325916126000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2170291000111">
                <text:p>0.222170291000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9421005000149">
                <text:p>0.259421005000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98560490002274">
                <text:p>0.0798560490002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3623713000161">
                <text:p>0.103623713000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37633889996141">
                <text:p>0.0837633889996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5123778999987">
                <text:p>0.115123778999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8705019999907">
                <text:p>0.338705019999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2928812999962">
                <text:p>0.212928812999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4335579000326">
                <text:p>0.254335579000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09891540002354">
                <text:p>0.080989154000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98194450003211">
                <text:p>0.0998194450003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0921520004704">
                <text:p>0.0850921520004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6442774999996">
                <text:p>0.11644277499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2367973999681">
                <text:p>0.332367973999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2870330999976">
                <text:p>0.212870330999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59153699992">
                <text:p>0.25359153699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11613389996637">
                <text:p>0.0811613389996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55840919996263">
                <text:p>0.0955840919996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56336429999283">
                <text:p>0.0956336429999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0775469997607">
                <text:p>0.0890775469997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698961000817">
                <text:p>0.365698961000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3797192999664">
                <text:p>0.213797192999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0767821000154">
                <text:p>0.280767821000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89231420003489">
                <text:p>0.07892314200034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2072428000611">
                <text:p>0.1020724280006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9345848999983">
                <text:p>0.089345848999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6899164000642">
                <text:p>0.116899164000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6221269999187">
                <text:p>0.366221269999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1246398999247">
                <text:p>0.231246398999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0864538000314">
                <text:p>0.2508645380003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87868229999731">
                <text:p>0.0787868229999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190675999533">
                <text:p>0.101190675999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8519462000004">
                <text:p>0.10851946200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40737109995098">
                <text:p>0.0940737109995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4154241999822">
                <text:p>0.354154241999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4849295999302">
                <text:p>0.244849295999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5721572999828">
                <text:p>0.275721572999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96239359997344">
                <text:p>0.0796239359997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8612613999867">
                <text:p>0.1086126139998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0336110002609">
                <text:p>0.0920336110002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6990989996266">
                <text:p>0.0946990989996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7670657999734">
                <text:p>0.357670657999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415684500058">
                <text:p>0.25415684500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5481343999891">
                <text:p>0.2854813439998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20533249998334">
                <text:p>0.0820533249998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7212441999764">
                <text:p>0.107212441999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2098798000043">
                <text:p>0.1020987980000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18411360007667">
                <text:p>0.0918411360007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418876000229">
                <text:p>0.35241887600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1200574000031">
                <text:p>0.2112005740000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4677193000571">
                <text:p>0.274677193000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83405689999199">
                <text:p>0.0783405689999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21073549998255">
                <text:p>0.0921073549998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45194329997321">
                <text:p>0.0945194329997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15913660001024">
                <text:p>0.0915913660001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3820058000092">
                <text:p>0.373820058000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307705000341">
                <text:p>0.200307705000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65995304000171">
                <text:p>0.265995304000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95358089999354">
                <text:p>0.0795358089999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1210889000176">
                <text:p>0.111210889000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90781099997184">
                <text:p>0.0890781099997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71680259997447">
                <text:p>0.08716802599974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69982882999466">
                <text:p>0.369982882999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933035500002">
                <text:p>0.20933035500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0274074999397">
                <text:p>0.280274074999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08197930000461">
                <text:p>0.0808197930000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1240327999658">
                <text:p>0.121240327999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94489679997059">
                <text:p>0.09944896799970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62290829993435">
                <text:p>0.09622908299934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301552900044">
                <text:p>0.373015529000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8775733999573">
                <text:p>0.2087757339995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73294784000427">
                <text:p>0.2732947840004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87545990006038">
                <text:p>0.0787545990006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0774425999589">
                <text:p>0.100774425999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63800609997634">
                <text:p>0.0963800609997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18530099997952">
                <text:p>0.0918530099997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4110638000275">
                <text:p>0.3741106380002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8264469000133">
                <text:p>0.218264469000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346962299951">
                <text:p>0.293469622999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604649999106">
                <text:p>0.0798604649999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23120639999979">
                <text:p>0.09231206399999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87753340002746">
                <text:p>0.08877533400027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5479288000206">
                <text:p>0.095479288000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9539677000357">
                <text:p>0.3895396770003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8447976999851">
                <text:p>0.2384479769998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2879282000067">
                <text:p>0.282879282000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20684319999054">
                <text:p>0.0920684319999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30114570001024">
                <text:p>0.0930114570001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79597869998179">
                <text:p>0.08795978699981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9901799000218">
                <text:p>0.1199017990002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5839081999839">
                <text:p>0.395839081999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4137602999872">
                <text:p>0.2741376029998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2773356999751">
                <text:p>0.302773356999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05544880004163">
                <text:p>0.0805544880004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1924410000138">
                <text:p>0.0991924410000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18679619999239">
                <text:p>0.0918679619999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03988099998969">
                <text:p>0.09039880999989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46974151999348">
                <text:p>0.346974151999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10403872000825">
                <text:p>0.210403872000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7366436999946">
                <text:p>0.287366436999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5976550000196">
                <text:p>0.0805976550000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28652089996831">
                <text:p>0.0928652089996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07990240000618">
                <text:p>0.1079902400006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0056630999461">
                <text:p>0.100056630999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8206214999882">
                <text:p>0.35820621499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5365967000034">
                <text:p>0.2053659670000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3311266000237">
                <text:p>0.3333112660002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39198419998866">
                <text:p>0.08391984199988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17658320004193">
                <text:p>0.09176583200041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11481530001765">
                <text:p>0.09114815300017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14177129998279">
                <text:p>0.09141771299982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1318530000535">
                <text:p>0.341318530000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72961034999753">
                <text:p>0.272961034999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1929959999761">
                <text:p>0.3719299599997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21551279996129">
                <text:p>0.0821551279996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02263469997706">
                <text:p>0.0902263469997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0234860000237">
                <text:p>0.090234860000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51048959996115">
                <text:p>0.0951048959996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7678030000679">
                <text:p>0.347678030000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7741691999181">
                <text:p>0.2477416919991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0441494999868">
                <text:p>0.290441494999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64754559995708">
                <text:p>0.07647545599957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28434190000189">
                <text:p>0.09284341900001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20973290003531">
                <text:p>0.09209732900035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40252130003501">
                <text:p>0.0940252130003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9614122000021">
                <text:p>0.379614122000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6446802999599">
                <text:p>0.2164468029995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17839126000763">
                <text:p>0.3178391260007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1770763000095">
                <text:p>0.111770763000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2627084999767">
                <text:p>0.102627084999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06736249999085">
                <text:p>0.0906736249999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3727184000054">
                <text:p>0.0837271840000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7378261000122">
                <text:p>0.357378261000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72040335000383">
                <text:p>0.2720403350003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1229592299951">
                <text:p>0.31229592299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25235150005028">
                <text:p>0.0825235150005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05435250006121">
                <text:p>0.0905435250006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404765000363">
                <text:p>0.1094047650003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3004714000017">
                <text:p>0.0930047140000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6256977000157">
                <text:p>0.356256977000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8184956999939">
                <text:p>0.2281849569999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10425016999943">
                <text:p>0.310425016999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35556109996105">
                <text:p>0.0835556109996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11816788999931">
                <text:p>0.111816788999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1742548999937">
                <text:p>0.101742548999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53791279998768">
                <text:p>0.0953791279998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0092499000275">
                <text:p>0.390092499000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23753528999623">
                <text:p>0.2237535289996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6304038000453">
                <text:p>0.316304038000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22051869999996">
                <text:p>0.0822051869999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04926080002042">
                <text:p>0.09049260800020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00782620001337">
                <text:p>0.09007826200013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2219087999401">
                <text:p>0.1022190879994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6683856000018">
                <text:p>0.3566838560000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40767258999767">
                <text:p>0.2407672589997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31676721999429">
                <text:p>0.3316767219994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04029710006944">
                <text:p>0.0804029710006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13556330006031">
                <text:p>0.09135563300060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0285589000123">
                <text:p>0.100285589000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06268319993251">
                <text:p>0.08062683199932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58171859999857">
                <text:p>0.3581718599998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20576560000154">
                <text:p>0.2205765600001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115572800034">
                <text:p>0.33115572800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15007520004656">
                <text:p>0.08150075200046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0523645999383">
                <text:p>0.0905236459993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24328359997162">
                <text:p>0.0924328359997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77751729997181">
                <text:p>0.09777517299971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7296983000415">
                <text:p>0.367296983000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782528000607">
                <text:p>0.2227825280006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1760063999991">
                <text:p>0.31760063999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26714589993571">
                <text:p>0.0826714589993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47440610004924">
                <text:p>0.0847440610004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8077839995894">
                <text:p>0.09580778399958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22428479998416">
                <text:p>0.0922428479998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206716000008">
                <text:p>0.369206716000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9966569999997">
                <text:p>0.219966569999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31145583999387">
                <text:p>0.33114558399938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5cm" svg:height="11.109cm" xlink:href=".." xlink:type="simple" chart:class="chart:line" chart:column-mapping="1 0 2" chart:style-name="ch1">
        <chart:legend chart:legend-position="end" svg:x="14.913cm" svg:y="4.757cm" style:legend-expansion="high" chart:style-name="ch2"/>
        <chart:plot-area chart:style-name="ch3" table:cell-range-address="Sheet1.D1:Sheet1.F231" chart:data-source-has-labels="row" svg:x="1.406cm" svg:y="0.222cm" svg:width="13.112cm" svg:height="9.684cm">
          <chart:coordinate-region svg:x="2.133cm" svg:y="0.421cm" svg:width="12.385cm" svg:height="8.561cm"/>
          <chart:axis chart:dimension="x" chart:name="primary-x" chart:style-name="ch4">
            <chart:title svg:x="6.873cm" svg:y="10.128cm" chart:style-name="ch5">
              <text:p>Serveranfrage</text:p>
            </chart:title>
          </chart:axis>
          <chart:axis chart:dimension="y" chart:name="primary-y" chart:style-name="ch4">
            <chart:title svg:x="0.451cm" svg:y="7.55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E2:Sheet1.E231" chart:label-cell-address="Sheet1.E1:Sheet1.E1" chart:class="chart:line">
            <chart:data-point chart:repeated="230"/>
          </chart:series>
          <chart:series chart:style-name="ch9" chart:values-cell-range-address="Sheet1.D2:Sheet1.D231" chart:label-cell-address="Sheet1.D1:Sheet1.D1" chart:class="chart:line">
            <chart:data-point chart:repeated="230"/>
          </chart:series>
          <chart:series chart:style-name="ch10" chart:values-cell-range-address="Sheet1.F2:Sheet1.F231" chart:label-cell-address="Sheet1.F1:Sheet1.F1" chart:class="chart:line">
            <chart:data-point chart:repeated="2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ge, Anweisung</text:p>
                <draw:g>
                  <svg:desc>Sheet1.E1:Sheet1.E1</svg:desc>
                </draw:g>
              </table:table-cell>
              <table:table-cell office:value-type="string">
                <text:p>Personalpriorität</text:p>
                <draw:g>
                  <svg:desc>Sheet1.D1:Sheet1.D1</svg:desc>
                </draw:g>
              </table:table-cell>
              <table:table-cell office:value-type="string">
                <text:p>Symptom Kombin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0306673999185">
                <text:p>0.210306673999185</text:p>
                <draw:g>
                  <svg:desc>Sheet1.E2:Sheet1.E231</svg:desc>
                </draw:g>
              </table:table-cell>
              <table:table-cell office:value-type="float" office:value="0.208394197999951">
                <text:p>0.208394197999951</text:p>
                <draw:g>
                  <svg:desc>Sheet1.D2:Sheet1.D231</svg:desc>
                </draw:g>
              </table:table-cell>
              <table:table-cell office:value-type="float" office:value="0.207996681999248">
                <text:p>0.207996681999248</text:p>
                <draw:g>
                  <svg:desc>Sheet1.F2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931660999966">
                <text:p>0.092931660999966</text:p>
              </table:table-cell>
              <table:table-cell office:value-type="float" office:value="0.0903511209999124">
                <text:p>0.0903511209999124</text:p>
              </table:table-cell>
              <table:table-cell office:value-type="float" office:value="0.0878573879999749">
                <text:p>0.0878573879999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8422130001491">
                <text:p>0.0978422130001491</text:p>
              </table:table-cell>
              <table:table-cell office:value-type="float" office:value="0.0952600500004337">
                <text:p>0.0952600500004337</text:p>
              </table:table-cell>
              <table:table-cell office:value-type="float" office:value="0.0946262180004851">
                <text:p>0.094626218000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006611999968">
                <text:p>0.102006611999968</text:p>
              </table:table-cell>
              <table:table-cell office:value-type="float" office:value="0.0983279629999743">
                <text:p>0.0983279629999743</text:p>
              </table:table-cell>
              <table:table-cell office:value-type="float" office:value="0.0975884400004361">
                <text:p>0.0975884400004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855889999933">
                <text:p>0.326855889999933</text:p>
              </table:table-cell>
              <table:table-cell office:value-type="float" office:value="0.323144942999534">
                <text:p>0.323144942999534</text:p>
              </table:table-cell>
              <table:table-cell office:value-type="float" office:value="0.321803866999289">
                <text:p>0.321803866999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311205999285">
                <text:p>0.102311205999285</text:p>
              </table:table-cell>
              <table:table-cell office:value-type="float" office:value="0.0981898370000636">
                <text:p>0.0981898370000636</text:p>
              </table:table-cell>
              <table:table-cell office:value-type="float" office:value="0.0971663399996032">
                <text:p>0.0971663399996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261751999431">
                <text:p>0.107261751999431</text:p>
              </table:table-cell>
              <table:table-cell office:value-type="float" office:value="0.103741808999985">
                <text:p>0.103741808999985</text:p>
              </table:table-cell>
              <table:table-cell office:value-type="float" office:value="0.102174929999819">
                <text:p>0.10217492999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857185999819">
                <text:p>0.107857185999819</text:p>
              </table:table-cell>
              <table:table-cell office:value-type="float" office:value="0.101155589999507">
                <text:p>0.101155589999507</text:p>
              </table:table-cell>
              <table:table-cell office:value-type="float" office:value="0.100015782999435">
                <text:p>0.100015782999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31905000037">
                <text:p>0.107731905000037</text:p>
              </table:table-cell>
              <table:table-cell office:value-type="float" office:value="0.102793801000189">
                <text:p>0.102793801000189</text:p>
              </table:table-cell>
              <table:table-cell office:value-type="float" office:value="0.0997891870001695">
                <text:p>0.0997891870001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315996000594">
                <text:p>0.116315996000594</text:p>
              </table:table-cell>
              <table:table-cell office:value-type="float" office:value="0.110271875000763">
                <text:p>0.110271875000763</text:p>
              </table:table-cell>
              <table:table-cell office:value-type="float" office:value="0.105843160999939">
                <text:p>0.105843160999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669653000419">
                <text:p>0.114669653000419</text:p>
              </table:table-cell>
              <table:table-cell office:value-type="float" office:value="0.107955002000381">
                <text:p>0.107955002000381</text:p>
              </table:table-cell>
              <table:table-cell office:value-type="float" office:value="0.106642792999992">
                <text:p>0.10664279299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3994054000177">
                <text:p>0.343994054000177</text:p>
              </table:table-cell>
              <table:table-cell office:value-type="float" office:value="0.339824517000125">
                <text:p>0.339824517000125</text:p>
              </table:table-cell>
              <table:table-cell office:value-type="float" office:value="0.337602956999945">
                <text:p>0.33760295699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619020000253">
                <text:p>0.121619020000253</text:p>
              </table:table-cell>
              <table:table-cell office:value-type="float" office:value="0.117140302000735">
                <text:p>0.117140302000735</text:p>
              </table:table-cell>
              <table:table-cell office:value-type="float" office:value="0.115771888000381">
                <text:p>0.115771888000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115434999927">
                <text:p>0.128115434999927</text:p>
              </table:table-cell>
              <table:table-cell office:value-type="float" office:value="0.119988020999699">
                <text:p>0.119988020999699</text:p>
              </table:table-cell>
              <table:table-cell office:value-type="float" office:value="0.116516994999984">
                <text:p>0.116516994999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802033999695">
                <text:p>0.114802033999695</text:p>
              </table:table-cell>
              <table:table-cell office:value-type="float" office:value="0.107542968999951">
                <text:p>0.107542968999951</text:p>
              </table:table-cell>
              <table:table-cell office:value-type="float" office:value="0.10320056799992">
                <text:p>0.10320056799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0633338000516">
                <text:p>0.120633338000516</text:p>
              </table:table-cell>
              <table:table-cell office:value-type="float" office:value="0.111565582000367">
                <text:p>0.111565582000367</text:p>
              </table:table-cell>
              <table:table-cell office:value-type="float" office:value="0.10557578099997">
                <text:p>0.105575780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784198999507">
                <text:p>0.127784198999507</text:p>
              </table:table-cell>
              <table:table-cell office:value-type="float" office:value="0.120452722999289">
                <text:p>0.120452722999289</text:p>
              </table:table-cell>
              <table:table-cell office:value-type="float" office:value="0.11696598799972">
                <text:p>0.11696598799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448956000022">
                <text:p>0.341448956000022</text:p>
              </table:table-cell>
              <table:table-cell office:value-type="float" office:value="0.334622241999568">
                <text:p>0.334622241999568</text:p>
              </table:table-cell>
              <table:table-cell office:value-type="float" office:value="0.330149694999818">
                <text:p>0.330149694999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9999576000628">
                <text:p>0.239999576000628</text:p>
              </table:table-cell>
              <table:table-cell office:value-type="float" office:value="0.234884346999934">
                <text:p>0.234884346999934</text:p>
              </table:table-cell>
              <table:table-cell office:value-type="float" office:value="0.228281698000501">
                <text:p>0.228281698000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459169000365">
                <text:p>0.259459169000365</text:p>
              </table:table-cell>
              <table:table-cell office:value-type="float" office:value="0.252565823000623">
                <text:p>0.252565823000623</text:p>
              </table:table-cell>
              <table:table-cell office:value-type="float" office:value="0.250614935000158">
                <text:p>0.250614935000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4674738000285">
                <text:p>0.134674738000285</text:p>
              </table:table-cell>
              <table:table-cell office:value-type="float" office:value="0.124042811999971">
                <text:p>0.124042811999971</text:p>
              </table:table-cell>
              <table:table-cell office:value-type="float" office:value="0.118513516999883">
                <text:p>0.11851351699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700588000036">
                <text:p>0.180700588000036</text:p>
              </table:table-cell>
              <table:table-cell office:value-type="float" office:value="0.175410426999406">
                <text:p>0.175410426999406</text:p>
              </table:table-cell>
              <table:table-cell office:value-type="float" office:value="0.171234643999924">
                <text:p>0.171234643999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972563000076">
                <text:p>0.122972563000076</text:p>
              </table:table-cell>
              <table:table-cell office:value-type="float" office:value="0.116755723999631">
                <text:p>0.116755723999631</text:p>
              </table:table-cell>
              <table:table-cell office:value-type="float" office:value="0.114411788000325">
                <text:p>0.114411788000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858525000614">
                <text:p>0.138858525000614</text:p>
              </table:table-cell>
              <table:table-cell office:value-type="float" office:value="0.128200140999979">
                <text:p>0.128200140999979</text:p>
              </table:table-cell>
              <table:table-cell office:value-type="float" office:value="0.125263433000328">
                <text:p>0.125263433000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1450223000429">
                <text:p>0.411450223000429</text:p>
              </table:table-cell>
              <table:table-cell office:value-type="float" office:value="0.405142598000566">
                <text:p>0.405142598000566</text:p>
              </table:table-cell>
              <table:table-cell office:value-type="float" office:value="0.398545648999971">
                <text:p>0.398545648999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7572430000437">
                <text:p>0.257572430000437</text:p>
              </table:table-cell>
              <table:table-cell office:value-type="float" office:value="0.248590721000255">
                <text:p>0.248590721000255</text:p>
              </table:table-cell>
              <table:table-cell office:value-type="float" office:value="0.24544872000024">
                <text:p>0.24544872000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755343000535">
                <text:p>0.277755343000535</text:p>
              </table:table-cell>
              <table:table-cell office:value-type="float" office:value="0.270100076000745">
                <text:p>0.270100076000745</text:p>
              </table:table-cell>
              <table:table-cell office:value-type="float" office:value="0.26284690600005">
                <text:p>0.262846906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932062000364">
                <text:p>0.117932062000364</text:p>
              </table:table-cell>
              <table:table-cell office:value-type="float" office:value="0.111458546999529">
                <text:p>0.111458546999529</text:p>
              </table:table-cell>
              <table:table-cell office:value-type="float" office:value="0.105765569000141">
                <text:p>0.105765569000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3532505000403">
                <text:p>0.133532505000403</text:p>
              </table:table-cell>
              <table:table-cell office:value-type="float" office:value="0.124069066000629">
                <text:p>0.124069066000629</text:p>
              </table:table-cell>
              <table:table-cell office:value-type="float" office:value="0.11855893000029">
                <text:p>0.11855893000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99058000058">
                <text:p>0.12099058000058</text:p>
              </table:table-cell>
              <table:table-cell office:value-type="float" office:value="0.114099919000182">
                <text:p>0.114099919000182</text:p>
              </table:table-cell>
              <table:table-cell office:value-type="float" office:value="0.10951994000061">
                <text:p>0.10951994000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443999000032">
                <text:p>0.144443999000032</text:p>
              </table:table-cell>
              <table:table-cell office:value-type="float" office:value="0.136674694000249">
                <text:p>0.136674694000249</text:p>
              </table:table-cell>
              <table:table-cell office:value-type="float" office:value="0.12912313400011">
                <text:p>0.129123134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8632908000327">
                <text:p>0.378632908000327</text:p>
              </table:table-cell>
              <table:table-cell office:value-type="float" office:value="0.367538047999915">
                <text:p>0.367538047999915</text:p>
              </table:table-cell>
              <table:table-cell office:value-type="float" office:value="0.361102300999846">
                <text:p>0.361102300999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6905644000872">
                <text:p>0.266905644000872</text:p>
              </table:table-cell>
              <table:table-cell office:value-type="float" office:value="0.25767976500083">
                <text:p>0.25767976500083</text:p>
              </table:table-cell>
              <table:table-cell office:value-type="float" office:value="0.249440757000229">
                <text:p>0.249440757000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2744474000065">
                <text:p>0.302744474000065</text:p>
              </table:table-cell>
              <table:table-cell office:value-type="float" office:value="0.290489777000403">
                <text:p>0.290489777000403</text:p>
              </table:table-cell>
              <table:table-cell office:value-type="float" office:value="0.283249439000429">
                <text:p>0.283249439000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3682627999879">
                <text:p>0.113682627999879</text:p>
              </table:table-cell>
              <table:table-cell office:value-type="float" office:value="0.103841756999827">
                <text:p>0.103841756999827</text:p>
              </table:table-cell>
              <table:table-cell office:value-type="float" office:value="0.0975280249995194">
                <text:p>0.0975280249995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552421999724">
                <text:p>0.139552421999724</text:p>
              </table:table-cell>
              <table:table-cell office:value-type="float" office:value="0.123012969999763">
                <text:p>0.123012969999763</text:p>
              </table:table-cell>
              <table:table-cell office:value-type="float" office:value="0.1087758019994">
                <text:p>0.1087758019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7649765999886">
                <text:p>0.117649765999886</text:p>
              </table:table-cell>
              <table:table-cell office:value-type="float" office:value="0.106873715999427">
                <text:p>0.106873715999427</text:p>
              </table:table-cell>
              <table:table-cell office:value-type="float" office:value="0.10012807899966">
                <text:p>0.10012807899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203817999558">
                <text:p>0.136203817999558</text:p>
              </table:table-cell>
              <table:table-cell office:value-type="float" office:value="0.127917802999946">
                <text:p>0.127917802999946</text:p>
              </table:table-cell>
              <table:table-cell office:value-type="float" office:value="0.122167544999684">
                <text:p>0.122167544999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58715499955">
                <text:p>0.36358715499955</text:p>
              </table:table-cell>
              <table:table-cell office:value-type="float" office:value="0.351702848999594">
                <text:p>0.351702848999594</text:p>
              </table:table-cell>
              <table:table-cell office:value-type="float" office:value="0.345833563999804">
                <text:p>0.345833563999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716349999871">
                <text:p>0.234716349999871</text:p>
              </table:table-cell>
              <table:table-cell office:value-type="float" office:value="0.225461502999678">
                <text:p>0.225461502999678</text:p>
              </table:table-cell>
              <table:table-cell office:value-type="float" office:value="0.209780156999841">
                <text:p>0.209780156999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416944999677">
                <text:p>0.287416944999677</text:p>
              </table:table-cell>
              <table:table-cell office:value-type="float" office:value="0.268380530999821">
                <text:p>0.268380530999821</text:p>
              </table:table-cell>
              <table:table-cell office:value-type="float" office:value="0.263387105999755">
                <text:p>0.263387105999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9707556000321">
                <text:p>0.119707556000321</text:p>
              </table:table-cell>
              <table:table-cell office:value-type="float" office:value="0.109221615000024">
                <text:p>0.109221615000024</text:p>
              </table:table-cell>
              <table:table-cell office:value-type="float" office:value="0.101800520999859">
                <text:p>0.101800520999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7687227999995">
                <text:p>0.147687227999995</text:p>
              </table:table-cell>
              <table:table-cell office:value-type="float" office:value="0.135198734000369">
                <text:p>0.135198734000369</text:p>
              </table:table-cell>
              <table:table-cell office:value-type="float" office:value="0.126574741000695">
                <text:p>0.126574741000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236616999748">
                <text:p>0.123236616999748</text:p>
              </table:table-cell>
              <table:table-cell office:value-type="float" office:value="0.110838436999984">
                <text:p>0.110838436999984</text:p>
              </table:table-cell>
              <table:table-cell office:value-type="float" office:value="0.10031133099983">
                <text:p>0.1003113309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3573425999202">
                <text:p>0.133573425999202</text:p>
              </table:table-cell>
              <table:table-cell office:value-type="float" office:value="0.120167010999467">
                <text:p>0.120167010999467</text:p>
              </table:table-cell>
              <table:table-cell office:value-type="float" office:value="0.115019333999953">
                <text:p>0.115019333999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65188200026">
                <text:p>0.37665188200026</text:p>
              </table:table-cell>
              <table:table-cell office:value-type="float" office:value="0.363890198999798">
                <text:p>0.363890198999798</text:p>
              </table:table-cell>
              <table:table-cell office:value-type="float" office:value="0.355811327000083">
                <text:p>0.355811327000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982800000296">
                <text:p>0.246982800000296</text:p>
              </table:table-cell>
              <table:table-cell office:value-type="float" office:value="0.231570333000491">
                <text:p>0.231570333000491</text:p>
              </table:table-cell>
              <table:table-cell office:value-type="float" office:value="0.216427065000062">
                <text:p>0.216427065000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1194355000007">
                <text:p>0.301194355000007</text:p>
              </table:table-cell>
              <table:table-cell office:value-type="float" office:value="0.290478812999936">
                <text:p>0.290478812999936</text:p>
              </table:table-cell>
              <table:table-cell office:value-type="float" office:value="0.283737675000339">
                <text:p>0.283737675000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5042328999589">
                <text:p>0.135042328999589</text:p>
              </table:table-cell>
              <table:table-cell office:value-type="float" office:value="0.116763821999484">
                <text:p>0.116763821999484</text:p>
              </table:table-cell>
              <table:table-cell office:value-type="float" office:value="0.10663402299997">
                <text:p>0.1066340229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716024000176">
                <text:p>0.165716024000176</text:p>
              </table:table-cell>
              <table:table-cell office:value-type="float" office:value="0.15191024700016">
                <text:p>0.15191024700016</text:p>
              </table:table-cell>
              <table:table-cell office:value-type="float" office:value="0.139622526000494">
                <text:p>0.139622526000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0609722999907">
                <text:p>0.130609722999907</text:p>
              </table:table-cell>
              <table:table-cell office:value-type="float" office:value="0.118174994000583">
                <text:p>0.118174994000583</text:p>
              </table:table-cell>
              <table:table-cell office:value-type="float" office:value="0.107820324999921">
                <text:p>0.107820324999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21467700004">
                <text:p>0.1521467700004</text:p>
              </table:table-cell>
              <table:table-cell office:value-type="float" office:value="0.141053354000178">
                <text:p>0.141053354000178</text:p>
              </table:table-cell>
              <table:table-cell office:value-type="float" office:value="0.134886916000141">
                <text:p>0.134886916000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098614200022">
                <text:p>0.37098614200022</text:p>
              </table:table-cell>
              <table:table-cell office:value-type="float" office:value="0.358422565999717">
                <text:p>0.358422565999717</text:p>
              </table:table-cell>
              <table:table-cell office:value-type="float" office:value="0.340261469000325">
                <text:p>0.340261469000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6434151000103">
                <text:p>0.276434151000103</text:p>
              </table:table-cell>
              <table:table-cell office:value-type="float" office:value="0.261058840999794">
                <text:p>0.261058840999794</text:p>
              </table:table-cell>
              <table:table-cell office:value-type="float" office:value="0.246993888999896">
                <text:p>0.246993888999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1880267999877">
                <text:p>0.301880267999877</text:p>
              </table:table-cell>
              <table:table-cell office:value-type="float" office:value="0.290296846999809">
                <text:p>0.290296846999809</text:p>
              </table:table-cell>
              <table:table-cell office:value-type="float" office:value="0.27540246100034">
                <text:p>0.27540246100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2287710999663">
                <text:p>0.132287710999663</text:p>
              </table:table-cell>
              <table:table-cell office:value-type="float" office:value="0.115913579999869">
                <text:p>0.115913579999869</text:p>
              </table:table-cell>
              <table:table-cell office:value-type="float" office:value="0.10305273099948">
                <text:p>0.10305273099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9032369000452">
                <text:p>0.149032369000452</text:p>
              </table:table-cell>
              <table:table-cell office:value-type="float" office:value="0.136423098000705">
                <text:p>0.136423098000705</text:p>
              </table:table-cell>
              <table:table-cell office:value-type="float" office:value="0.121700992000115">
                <text:p>0.121700992000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598643000023">
                <text:p>0.13598643000023</text:p>
              </table:table-cell>
              <table:table-cell office:value-type="float" office:value="0.121153942999626">
                <text:p>0.121153942999626</text:p>
              </table:table-cell>
              <table:table-cell office:value-type="float" office:value="0.109043853000003">
                <text:p>0.109043853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6207524000129">
                <text:p>0.166207524000129</text:p>
              </table:table-cell>
              <table:table-cell office:value-type="float" office:value="0.151652640000066">
                <text:p>0.151652640000066</text:p>
              </table:table-cell>
              <table:table-cell office:value-type="float" office:value="0.136508753999806">
                <text:p>0.136508753999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653855799952">
                <text:p>0.39653855799952</text:p>
              </table:table-cell>
              <table:table-cell office:value-type="float" office:value="0.377237813999272">
                <text:p>0.377237813999272</text:p>
              </table:table-cell>
              <table:table-cell office:value-type="float" office:value="0.357614601000023">
                <text:p>0.357614601000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5519672999289">
                <text:p>0.265519672999289</text:p>
              </table:table-cell>
              <table:table-cell office:value-type="float" office:value="0.251608384999599">
                <text:p>0.251608384999599</text:p>
              </table:table-cell>
              <table:table-cell office:value-type="float" office:value="0.230097796999871">
                <text:p>0.230097796999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5188265999495">
                <text:p>0.315188265999495</text:p>
              </table:table-cell>
              <table:table-cell office:value-type="float" office:value="0.298104274999787">
                <text:p>0.298104274999787</text:p>
              </table:table-cell>
              <table:table-cell office:value-type="float" office:value="0.270111552999879">
                <text:p>0.270111552999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7701874000413">
                <text:p>0.137701874000413</text:p>
              </table:table-cell>
              <table:table-cell office:value-type="float" office:value="0.117862217000038">
                <text:p>0.117862217000038</text:p>
              </table:table-cell>
              <table:table-cell office:value-type="float" office:value="0.105738281000413">
                <text:p>0.105738281000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4248365999811">
                <text:p>0.164248365999811</text:p>
              </table:table-cell>
              <table:table-cell office:value-type="float" office:value="0.147880223999891">
                <text:p>0.147880223999891</text:p>
              </table:table-cell>
              <table:table-cell office:value-type="float" office:value="0.129354749999948">
                <text:p>0.129354749999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5276907000152">
                <text:p>0.145276907000152</text:p>
              </table:table-cell>
              <table:table-cell office:value-type="float" office:value="0.130300107000039">
                <text:p>0.130300107000039</text:p>
              </table:table-cell>
              <table:table-cell office:value-type="float" office:value="0.114401453000028">
                <text:p>0.114401453000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042213700006">
                <text:p>0.17042213700006</text:p>
              </table:table-cell>
              <table:table-cell office:value-type="float" office:value="0.15446264000002">
                <text:p>0.15446264000002</text:p>
              </table:table-cell>
              <table:table-cell office:value-type="float" office:value="0.14640185799999">
                <text:p>0.146401857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4606612999705">
                <text:p>0.414606612999705</text:p>
              </table:table-cell>
              <table:table-cell office:value-type="float" office:value="0.386737319000531">
                <text:p>0.386737319000531</text:p>
              </table:table-cell>
              <table:table-cell office:value-type="float" office:value="0.369795726999655">
                <text:p>0.369795726999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1492864000247">
                <text:p>0.291492864000247</text:p>
              </table:table-cell>
              <table:table-cell office:value-type="float" office:value="0.266913981000471">
                <text:p>0.266913981000471</text:p>
              </table:table-cell>
              <table:table-cell office:value-type="float" office:value="0.252134739999747">
                <text:p>0.252134739999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5533160000086">
                <text:p>0.315533160000086</text:p>
              </table:table-cell>
              <table:table-cell office:value-type="float" office:value="0.292739079000057">
                <text:p>0.292739079000057</text:p>
              </table:table-cell>
              <table:table-cell office:value-type="float" office:value="0.272338261000186">
                <text:p>0.272338261000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6093608999981">
                <text:p>0.156093608999981</text:p>
              </table:table-cell>
              <table:table-cell office:value-type="float" office:value="0.133903072000066">
                <text:p>0.133903072000066</text:p>
              </table:table-cell>
              <table:table-cell office:value-type="float" office:value="0.112837022999884">
                <text:p>0.112837022999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3613701999348">
                <text:p>0.153613701999348</text:p>
              </table:table-cell>
              <table:table-cell office:value-type="float" office:value="0.13617917800002">
                <text:p>0.13617917800002</text:p>
              </table:table-cell>
              <table:table-cell office:value-type="float" office:value="0.122700402999726">
                <text:p>0.122700402999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1129435000694">
                <text:p>0.171129435000694</text:p>
              </table:table-cell>
              <table:table-cell office:value-type="float" office:value="0.152061472000241">
                <text:p>0.152061472000241</text:p>
              </table:table-cell>
              <table:table-cell office:value-type="float" office:value="0.137056684000527">
                <text:p>0.137056684000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0252079999518">
                <text:p>0.150252079999518</text:p>
              </table:table-cell>
              <table:table-cell office:value-type="float" office:value="0.132590447999974">
                <text:p>0.132590447999974</text:p>
              </table:table-cell>
              <table:table-cell office:value-type="float" office:value="0.122631381999781">
                <text:p>0.122631381999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1403354000395">
                <text:p>0.431403354000395</text:p>
              </table:table-cell>
              <table:table-cell office:value-type="float" office:value="0.414318177000496">
                <text:p>0.414318177000496</text:p>
              </table:table-cell>
              <table:table-cell office:value-type="float" office:value="0.40485998800068">
                <text:p>0.40485998800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8128985999501">
                <text:p>0.278128985999501</text:p>
              </table:table-cell>
              <table:table-cell office:value-type="float" office:value="0.259272384999349">
                <text:p>0.259272384999349</text:p>
              </table:table-cell>
              <table:table-cell office:value-type="float" office:value="0.250856743999975">
                <text:p>0.250856743999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4336592">
                <text:p>0.334336592</text:p>
              </table:table-cell>
              <table:table-cell office:value-type="float" office:value="0.31824752600005">
                <text:p>0.31824752600005</text:p>
              </table:table-cell>
              <table:table-cell office:value-type="float" office:value="0.310053138000512">
                <text:p>0.310053138000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3248691999797">
                <text:p>0.163248691999797</text:p>
              </table:table-cell>
              <table:table-cell office:value-type="float" office:value="0.132664933000342">
                <text:p>0.132664933000342</text:p>
              </table:table-cell>
              <table:table-cell office:value-type="float" office:value="0.111927566000304">
                <text:p>0.111927566000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578611000456">
                <text:p>0.165578611000456</text:p>
              </table:table-cell>
              <table:table-cell office:value-type="float" office:value="0.147665249000056">
                <text:p>0.147665249000056</text:p>
              </table:table-cell>
              <table:table-cell office:value-type="float" office:value="0.126484369000536">
                <text:p>0.126484369000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098534200024">
                <text:p>0.15098534200024</text:p>
              </table:table-cell>
              <table:table-cell office:value-type="float" office:value="0.134993831000429">
                <text:p>0.134993831000429</text:p>
              </table:table-cell>
              <table:table-cell office:value-type="float" office:value="0.127263817000312">
                <text:p>0.127263817000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469825000553">
                <text:p>0.197469825000553</text:p>
              </table:table-cell>
              <table:table-cell office:value-type="float" office:value="0.171924946000217">
                <text:p>0.171924946000217</text:p>
              </table:table-cell>
              <table:table-cell office:value-type="float" office:value="0.147103182000137">
                <text:p>0.147103182000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266601599953">
                <text:p>0.43266601599953</text:p>
              </table:table-cell>
              <table:table-cell office:value-type="float" office:value="0.415208325999629">
                <text:p>0.415208325999629</text:p>
              </table:table-cell>
              <table:table-cell office:value-type="float" office:value="0.404858780999348">
                <text:p>0.404858780999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854639999859">
                <text:p>0.292854639999859</text:p>
              </table:table-cell>
              <table:table-cell office:value-type="float" office:value="0.274834356999236">
                <text:p>0.274834356999236</text:p>
              </table:table-cell>
              <table:table-cell office:value-type="float" office:value="0.2617799439995">
                <text:p>0.2617799439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6504328000519">
                <text:p>0.316504328000519</text:p>
              </table:table-cell>
              <table:table-cell office:value-type="float" office:value="0.294926174000466">
                <text:p>0.294926174000466</text:p>
              </table:table-cell>
              <table:table-cell office:value-type="float" office:value="0.271787441000015">
                <text:p>0.271787441000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2415470005">
                <text:p>0.1462415470005</text:p>
              </table:table-cell>
              <table:table-cell office:value-type="float" office:value="0.126623626000764">
                <text:p>0.126623626000764</text:p>
              </table:table-cell>
              <table:table-cell office:value-type="float" office:value="0.109398124000109">
                <text:p>0.109398124000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6438917999803">
                <text:p>0.176438917999803</text:p>
              </table:table-cell>
              <table:table-cell office:value-type="float" office:value="0.158560097000191">
                <text:p>0.158560097000191</text:p>
              </table:table-cell>
              <table:table-cell office:value-type="float" office:value="0.134570936000273">
                <text:p>0.134570936000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2187627999156">
                <text:p>0.182187627999156</text:p>
              </table:table-cell>
              <table:table-cell office:value-type="float" office:value="0.161102241999288">
                <text:p>0.161102241999288</text:p>
              </table:table-cell>
              <table:table-cell office:value-type="float" office:value="0.140052181999636">
                <text:p>0.140052181999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2736677000066">
                <text:p>0.212736677000066</text:p>
              </table:table-cell>
              <table:table-cell office:value-type="float" office:value="0.161860371999865">
                <text:p>0.161860371999865</text:p>
              </table:table-cell>
              <table:table-cell office:value-type="float" office:value="0.145674544999565">
                <text:p>0.145674544999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6764963999631">
                <text:p>0.426764963999631</text:p>
              </table:table-cell>
              <table:table-cell office:value-type="float" office:value="0.405198114999621">
                <text:p>0.405198114999621</text:p>
              </table:table-cell>
              <table:table-cell office:value-type="float" office:value="0.396119607999935">
                <text:p>0.396119607999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2343045000016">
                <text:p>0.332343045000016</text:p>
              </table:table-cell>
              <table:table-cell office:value-type="float" office:value="0.311329627999839">
                <text:p>0.311329627999839</text:p>
              </table:table-cell>
              <table:table-cell office:value-type="float" office:value="0.282162049999897">
                <text:p>0.282162049999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4185664999713">
                <text:p>0.344185664999713</text:p>
              </table:table-cell>
              <table:table-cell office:value-type="float" office:value="0.324971840999751">
                <text:p>0.324971840999751</text:p>
              </table:table-cell>
              <table:table-cell office:value-type="float" office:value="0.301372339000409">
                <text:p>0.3013723390004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473505000184">
                <text:p>0.163473505000184</text:p>
              </table:table-cell>
              <table:table-cell office:value-type="float" office:value="0.13763937099975">
                <text:p>0.13763937099975</text:p>
              </table:table-cell>
              <table:table-cell office:value-type="float" office:value="0.117358559000422">
                <text:p>0.117358559000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0696820000085">
                <text:p>0.190696820000085</text:p>
              </table:table-cell>
              <table:table-cell office:value-type="float" office:value="0.168086178000522">
                <text:p>0.168086178000522</text:p>
              </table:table-cell>
              <table:table-cell office:value-type="float" office:value="0.151201263000075">
                <text:p>0.151201263000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1897219000348">
                <text:p>0.181897219000348</text:p>
              </table:table-cell>
              <table:table-cell office:value-type="float" office:value="0.153652706000685">
                <text:p>0.153652706000685</text:p>
              </table:table-cell>
              <table:table-cell office:value-type="float" office:value="0.130721114000153">
                <text:p>0.130721114000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5604936999807">
                <text:p>0.265604936999807</text:p>
              </table:table-cell>
              <table:table-cell office:value-type="float" office:value="0.157262955999613">
                <text:p>0.157262955999613</text:p>
              </table:table-cell>
              <table:table-cell office:value-type="float" office:value="0.148021169999993">
                <text:p>0.148021169999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0866926000126">
                <text:p>0.440866926000126</text:p>
              </table:table-cell>
              <table:table-cell office:value-type="float" office:value="0.417319930999838">
                <text:p>0.417319930999838</text:p>
              </table:table-cell>
              <table:table-cell office:value-type="float" office:value="0.385501702000511">
                <text:p>0.385501702000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9653789000076">
                <text:p>0.329653789000076</text:p>
              </table:table-cell>
              <table:table-cell office:value-type="float" office:value="0.308271378000427">
                <text:p>0.308271378000427</text:p>
              </table:table-cell>
              <table:table-cell office:value-type="float" office:value="0.28702836299999">
                <text:p>0.287028362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4069635999622">
                <text:p>0.354069635999622</text:p>
              </table:table-cell>
              <table:table-cell office:value-type="float" office:value="0.334309294999912">
                <text:p>0.334309294999912</text:p>
              </table:table-cell>
              <table:table-cell office:value-type="float" office:value="0.323539248999623">
                <text:p>0.323539248999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687615000417">
                <text:p>0.158687615000417</text:p>
              </table:table-cell>
              <table:table-cell office:value-type="float" office:value="0.137670013999923">
                <text:p>0.137670013999923</text:p>
              </table:table-cell>
              <table:table-cell office:value-type="float" office:value="0.119095125000058">
                <text:p>0.119095125000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0765736000176">
                <text:p>0.250765736000176</text:p>
              </table:table-cell>
              <table:table-cell office:value-type="float" office:value="0.169487785999991">
                <text:p>0.169487785999991</text:p>
              </table:table-cell>
              <table:table-cell office:value-type="float" office:value="0.147658312000203">
                <text:p>0.1476583120002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07369499993">
                <text:p>0.1807369499993</text:p>
              </table:table-cell>
              <table:table-cell office:value-type="float" office:value="0.1566197559996">
                <text:p>0.1566197559996</text:p>
              </table:table-cell>
              <table:table-cell office:value-type="float" office:value="0.139112868999291">
                <text:p>0.139112868999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2372557000199">
                <text:p>0.222372557000199</text:p>
              </table:table-cell>
              <table:table-cell office:value-type="float" office:value="0.149456256000121">
                <text:p>0.149456256000121</text:p>
              </table:table-cell>
              <table:table-cell office:value-type="float" office:value="0.136928056000215">
                <text:p>0.136928056000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2605937000299">
                <text:p>0.422605937000299</text:p>
              </table:table-cell>
              <table:table-cell office:value-type="float" office:value="0.406528980000076">
                <text:p>0.406528980000076</text:p>
              </table:table-cell>
              <table:table-cell office:value-type="float" office:value="0.384126269000262">
                <text:p>0.384126269000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7126569000065">
                <text:p>0.287126569000065</text:p>
              </table:table-cell>
              <table:table-cell office:value-type="float" office:value="0.266454968999824">
                <text:p>0.266454968999824</text:p>
              </table:table-cell>
              <table:table-cell office:value-type="float" office:value="0.24426226200012">
                <text:p>0.24426226200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6384860000398">
                <text:p>0.346384860000398</text:p>
              </table:table-cell>
              <table:table-cell office:value-type="float" office:value="0.325589632000629">
                <text:p>0.325589632000629</text:p>
              </table:table-cell>
              <table:table-cell office:value-type="float" office:value="0.315479718000461">
                <text:p>0.315479718000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4586202999999">
                <text:p>0.164586202999999</text:p>
              </table:table-cell>
              <table:table-cell office:value-type="float" office:value="0.140525576000073">
                <text:p>0.140525576000073</text:p>
              </table:table-cell>
              <table:table-cell office:value-type="float" office:value="0.128552101999958">
                <text:p>0.128552101999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8271785000252">
                <text:p>0.268271785000252</text:p>
              </table:table-cell>
              <table:table-cell office:value-type="float" office:value="0.246512485000494">
                <text:p>0.246512485000494</text:p>
              </table:table-cell>
              <table:table-cell office:value-type="float" office:value="0.151639538000381">
                <text:p>0.151639538000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2054631000028">
                <text:p>0.182054631000028</text:p>
              </table:table-cell>
              <table:table-cell office:value-type="float" office:value="0.155712951000169">
                <text:p>0.155712951000169</text:p>
              </table:table-cell>
              <table:table-cell office:value-type="float" office:value="0.135801931999595">
                <text:p>0.135801931999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5392191000064">
                <text:p>0.245392191000064</text:p>
              </table:table-cell>
              <table:table-cell office:value-type="float" office:value="0.219273100999999">
                <text:p>0.219273100999999</text:p>
              </table:table-cell>
              <table:table-cell office:value-type="float" office:value="0.157549827000366">
                <text:p>0.157549827000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4583100000018">
                <text:p>0.474583100000018</text:p>
              </table:table-cell>
              <table:table-cell office:value-type="float" office:value="0.447413533000145">
                <text:p>0.447413533000145</text:p>
              </table:table-cell>
              <table:table-cell office:value-type="float" office:value="0.431674001999454">
                <text:p>0.431674001999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1480742999956">
                <text:p>0.301480742999956</text:p>
              </table:table-cell>
              <table:table-cell office:value-type="float" office:value="0.260961555999529">
                <text:p>0.260961555999529</text:p>
              </table:table-cell>
              <table:table-cell office:value-type="float" office:value="0.233912591000262">
                <text:p>0.233912591000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2338434000339">
                <text:p>0.342338434000339</text:p>
              </table:table-cell>
              <table:table-cell office:value-type="float" office:value="0.321669016000669">
                <text:p>0.321669016000669</text:p>
              </table:table-cell>
              <table:table-cell office:value-type="float" office:value="0.310920324000108">
                <text:p>0.310920324000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4733875000129">
                <text:p>0.174733875000129</text:p>
              </table:table-cell>
              <table:table-cell office:value-type="float" office:value="0.149677284000063">
                <text:p>0.149677284000063</text:p>
              </table:table-cell>
              <table:table-cell office:value-type="float" office:value="0.125967695999861">
                <text:p>0.125967695999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7220945999725">
                <text:p>0.267220945999725</text:p>
              </table:table-cell>
              <table:table-cell office:value-type="float" office:value="0.242447966999862">
                <text:p>0.242447966999862</text:p>
              </table:table-cell>
              <table:table-cell office:value-type="float" office:value="0.160436674999801">
                <text:p>0.160436674999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004259999601">
                <text:p>0.179004259999601</text:p>
              </table:table-cell>
              <table:table-cell office:value-type="float" office:value="0.15503433899994">
                <text:p>0.15503433899994</text:p>
              </table:table-cell>
              <table:table-cell office:value-type="float" office:value="0.136806180999884">
                <text:p>0.136806180999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4944977999912">
                <text:p>0.254944977999912</text:p>
              </table:table-cell>
              <table:table-cell office:value-type="float" office:value="0.203852245000235">
                <text:p>0.203852245000235</text:p>
              </table:table-cell>
              <table:table-cell office:value-type="float" office:value="0.139235925999856">
                <text:p>0.139235925999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9337984000231">
                <text:p>0.519337984000231</text:p>
              </table:table-cell>
              <table:table-cell office:value-type="float" office:value="0.469294059000276">
                <text:p>0.469294059000276</text:p>
              </table:table-cell>
              <table:table-cell office:value-type="float" office:value="0.418513996999536">
                <text:p>0.4185139969995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0263658000185">
                <text:p>0.290263658000185</text:p>
              </table:table-cell>
              <table:table-cell office:value-type="float" office:value="0.263933043000179">
                <text:p>0.263933043000179</text:p>
              </table:table-cell>
              <table:table-cell office:value-type="float" office:value="0.246748917999867">
                <text:p>0.2467489179998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897984499934">
                <text:p>0.35897984499934</text:p>
              </table:table-cell>
              <table:table-cell office:value-type="float" office:value="0.336728737999692">
                <text:p>0.336728737999692</text:p>
              </table:table-cell>
              <table:table-cell office:value-type="float" office:value="0.313107335999121">
                <text:p>0.313107335999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4255451000136">
                <text:p>0.174255451000136</text:p>
              </table:table-cell>
              <table:table-cell office:value-type="float" office:value="0.144856891000018">
                <text:p>0.144856891000018</text:p>
              </table:table-cell>
              <table:table-cell office:value-type="float" office:value="0.123387219000506">
                <text:p>0.123387219000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3102041999846">
                <text:p>0.323102041999846</text:p>
              </table:table-cell>
              <table:table-cell office:value-type="float" office:value="0.238152441000238">
                <text:p>0.238152441000238</text:p>
              </table:table-cell>
              <table:table-cell office:value-type="float" office:value="0.168850478999957">
                <text:p>0.168850478999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5985407999615">
                <text:p>0.195985407999615</text:p>
              </table:table-cell>
              <table:table-cell office:value-type="float" office:value="0.171164540999598">
                <text:p>0.171164540999598</text:p>
              </table:table-cell>
              <table:table-cell office:value-type="float" office:value="0.15169851399969">
                <text:p>0.151698513999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68323313999645">
                <text:p>0.268323313999645</text:p>
              </table:table-cell>
              <table:table-cell office:value-type="float" office:value="0.168541866999476">
                <text:p>0.168541866999476</text:p>
              </table:table-cell>
              <table:table-cell office:value-type="float" office:value="0.155985468999461">
                <text:p>0.155985468999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344923000535">
                <text:p>0.499344923000535</text:p>
              </table:table-cell>
              <table:table-cell office:value-type="float" office:value="0.461159033000513">
                <text:p>0.461159033000513</text:p>
              </table:table-cell>
              <table:table-cell office:value-type="float" office:value="0.422041312000147">
                <text:p>0.422041312000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0706735999483">
                <text:p>0.300706735999483</text:p>
              </table:table-cell>
              <table:table-cell office:value-type="float" office:value="0.27685209899937">
                <text:p>0.27685209899937</text:p>
              </table:table-cell>
              <table:table-cell office:value-type="float" office:value="0.257965519999743">
                <text:p>0.257965519999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1094521999803">
                <text:p>0.361094521999803</text:p>
              </table:table-cell>
              <table:table-cell office:value-type="float" office:value="0.336190797000199">
                <text:p>0.336190797000199</text:p>
              </table:table-cell>
              <table:table-cell office:value-type="float" office:value="0.310122693000267">
                <text:p>0.310122693000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581954400066">
                <text:p>0.17581954400066</text:p>
              </table:table-cell>
              <table:table-cell office:value-type="float" office:value="0.146066966000035">
                <text:p>0.146066966000035</text:p>
              </table:table-cell>
              <table:table-cell office:value-type="float" office:value="0.12446704300055">
                <text:p>0.12446704300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8892235000058">
                <text:p>0.278892235000058</text:p>
              </table:table-cell>
              <table:table-cell office:value-type="float" office:value="0.180680241000118">
                <text:p>0.180680241000118</text:p>
              </table:table-cell>
              <table:table-cell office:value-type="float" office:value="0.159559162999358">
                <text:p>0.1595591629993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978545700018">
                <text:p>0.20978545700018</text:p>
              </table:table-cell>
              <table:table-cell office:value-type="float" office:value="0.183299839000028">
                <text:p>0.183299839000028</text:p>
              </table:table-cell>
              <table:table-cell office:value-type="float" office:value="0.152784758000053">
                <text:p>0.152784758000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1472357999482">
                <text:p>0.321472357999482</text:p>
              </table:table-cell>
              <table:table-cell office:value-type="float" office:value="0.219158367999626">
                <text:p>0.219158367999626</text:p>
              </table:table-cell>
              <table:table-cell office:value-type="float" office:value="0.201713628000107">
                <text:p>0.201713628000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0064081000819">
                <text:p>0.480064081000819</text:p>
              </table:table-cell>
              <table:table-cell office:value-type="float" office:value="0.44462871900032">
                <text:p>0.44462871900032</text:p>
              </table:table-cell>
              <table:table-cell office:value-type="float" office:value="0.406415727999956">
                <text:p>0.406415727999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2932708000517">
                <text:p>0.312932708000517</text:p>
              </table:table-cell>
              <table:table-cell office:value-type="float" office:value="0.282469139000568">
                <text:p>0.282469139000568</text:p>
              </table:table-cell>
              <table:table-cell office:value-type="float" office:value="0.261306050000712">
                <text:p>0.261306050000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2985573999576">
                <text:p>0.382985573999576</text:p>
              </table:table-cell>
              <table:table-cell office:value-type="float" office:value="0.355769680999401">
                <text:p>0.355769680999401</text:p>
              </table:table-cell>
              <table:table-cell office:value-type="float" office:value="0.343618916999731">
                <text:p>0.3436189169997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3703762999576">
                <text:p>0.193703762999576</text:p>
              </table:table-cell>
              <table:table-cell office:value-type="float" office:value="0.155312480999783">
                <text:p>0.155312480999783</text:p>
              </table:table-cell>
              <table:table-cell office:value-type="float" office:value="0.127978999999868">
                <text:p>0.1279789999998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0683636000467">
                <text:p>0.320683636000467</text:p>
              </table:table-cell>
              <table:table-cell office:value-type="float" office:value="0.196767295999962">
                <text:p>0.196767295999962</text:p>
              </table:table-cell>
              <table:table-cell office:value-type="float" office:value="0.139432173000387">
                <text:p>0.139432173000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3648227000485">
                <text:p>0.203648227000485</text:p>
              </table:table-cell>
              <table:table-cell office:value-type="float" office:value="0.153340380000373">
                <text:p>0.153340380000373</text:p>
              </table:table-cell>
              <table:table-cell office:value-type="float" office:value="0.133238095000706">
                <text:p>0.133238095000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3010205999926">
                <text:p>0.333010205999926</text:p>
              </table:table-cell>
              <table:table-cell office:value-type="float" office:value="0.218026078000548">
                <text:p>0.218026078000548</text:p>
              </table:table-cell>
              <table:table-cell office:value-type="float" office:value="0.142811384000197">
                <text:p>0.142811384000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0867303799987">
                <text:p>0.50867303799987</text:p>
              </table:table-cell>
              <table:table-cell office:value-type="float" office:value="0.476414506000765">
                <text:p>0.476414506000765</text:p>
              </table:table-cell>
              <table:table-cell office:value-type="float" office:value="0.4593728990003">
                <text:p>0.4593728990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34550236999348">
                <text:p>0.334550236999348</text:p>
              </table:table-cell>
              <table:table-cell office:value-type="float" office:value="0.30841384499945">
                <text:p>0.30841384499945</text:p>
              </table:table-cell>
              <table:table-cell office:value-type="float" office:value="0.276652661999833">
                <text:p>0.276652661999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159359999903">
                <text:p>0.379159359999903</text:p>
              </table:table-cell>
              <table:table-cell office:value-type="float" office:value="0.348860447999868">
                <text:p>0.348860447999868</text:p>
              </table:table-cell>
              <table:table-cell office:value-type="float" office:value="0.335743706000358">
                <text:p>0.335743706000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916449299988">
                <text:p>0.21916449299988</text:p>
              </table:table-cell>
              <table:table-cell office:value-type="float" office:value="0.185599831999753">
                <text:p>0.185599831999753</text:p>
              </table:table-cell>
              <table:table-cell office:value-type="float" office:value="0.147732247999556">
                <text:p>0.147732247999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221700100039">
                <text:p>0.28221700100039</text:p>
              </table:table-cell>
              <table:table-cell office:value-type="float" office:value="0.187939952000306">
                <text:p>0.187939952000306</text:p>
              </table:table-cell>
              <table:table-cell office:value-type="float" office:value="0.146277875999658">
                <text:p>0.1462778759996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4254445000297">
                <text:p>0.194254445000297</text:p>
              </table:table-cell>
              <table:table-cell office:value-type="float" office:value="0.162476417000107">
                <text:p>0.162476417000107</text:p>
              </table:table-cell>
              <table:table-cell office:value-type="float" office:value="0.137718591000521">
                <text:p>0.1377185910005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4015741000221">
                <text:p>0.374015741000221</text:p>
              </table:table-cell>
              <table:table-cell office:value-type="float" office:value="0.282178978000047">
                <text:p>0.282178978000047</text:p>
              </table:table-cell>
              <table:table-cell office:value-type="float" office:value="0.189903033000519">
                <text:p>0.189903033000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2039490000425">
                <text:p>0.552039490000425</text:p>
              </table:table-cell>
              <table:table-cell office:value-type="float" office:value="0.507060288000503">
                <text:p>0.507060288000503</text:p>
              </table:table-cell>
              <table:table-cell office:value-type="float" office:value="0.453760005000731">
                <text:p>0.453760005000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6976161999883">
                <text:p>0.386976161999883</text:p>
              </table:table-cell>
              <table:table-cell office:value-type="float" office:value="0.351698935000059">
                <text:p>0.351698935000059</text:p>
              </table:table-cell>
              <table:table-cell office:value-type="float" office:value="0.33449370299968">
                <text:p>0.33449370299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03445738999835">
                <text:p>0.403445738999835</text:p>
              </table:table-cell>
              <table:table-cell office:value-type="float" office:value="0.373982850000175">
                <text:p>0.373982850000175</text:p>
              </table:table-cell>
              <table:table-cell office:value-type="float" office:value="0.359831468999801">
                <text:p>0.3598314689998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978129000257">
                <text:p>0.202978129000257</text:p>
              </table:table-cell>
              <table:table-cell office:value-type="float" office:value="0.161372143000335">
                <text:p>0.161372143000335</text:p>
              </table:table-cell>
              <table:table-cell office:value-type="float" office:value="0.137450604000151">
                <text:p>0.137450604000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1935629999643">
                <text:p>0.321935629999643</text:p>
              </table:table-cell>
              <table:table-cell office:value-type="float" office:value="0.214809875000356">
                <text:p>0.214809875000356</text:p>
              </table:table-cell>
              <table:table-cell office:value-type="float" office:value="0.153781654000341">
                <text:p>0.153781654000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360909400024">
                <text:p>0.25360909400024</text:p>
              </table:table-cell>
              <table:table-cell office:value-type="float" office:value="0.168299711000145">
                <text:p>0.168299711000145</text:p>
              </table:table-cell>
              <table:table-cell office:value-type="float" office:value="0.144231297999795">
                <text:p>0.1442312979997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1299420999567">
                <text:p>0.351299420999567</text:p>
              </table:table-cell>
              <table:table-cell office:value-type="float" office:value="0.219352097999945">
                <text:p>0.219352097999945</text:p>
              </table:table-cell>
              <table:table-cell office:value-type="float" office:value="0.146273910999298">
                <text:p>0.146273910999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4775398999736">
                <text:p>0.524775398999736</text:p>
              </table:table-cell>
              <table:table-cell office:value-type="float" office:value="0.441614669000046">
                <text:p>0.441614669000046</text:p>
              </table:table-cell>
              <table:table-cell office:value-type="float" office:value="0.419645281999692">
                <text:p>0.419645281999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0340381000242">
                <text:p>0.360340381000242</text:p>
              </table:table-cell>
              <table:table-cell office:value-type="float" office:value="0.285435463000795">
                <text:p>0.285435463000795</text:p>
              </table:table-cell>
              <table:table-cell office:value-type="float" office:value="0.250907212000129">
                <text:p>0.250907212000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8790688999507">
                <text:p>0.388790688999507</text:p>
              </table:table-cell>
              <table:table-cell office:value-type="float" office:value="0.358642538999447">
                <text:p>0.358642538999447</text:p>
              </table:table-cell>
              <table:table-cell office:value-type="float" office:value="0.328998781999871">
                <text:p>0.328998781999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1339246000316">
                <text:p>0.201339246000316</text:p>
              </table:table-cell>
              <table:table-cell office:value-type="float" office:value="0.159330622999732">
                <text:p>0.159330622999732</text:p>
              </table:table-cell>
              <table:table-cell office:value-type="float" office:value="0.132739624000351">
                <text:p>0.132739624000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1867570999966">
                <text:p>0.341867570999966</text:p>
              </table:table-cell>
              <table:table-cell office:value-type="float" office:value="0.230355941999733">
                <text:p>0.230355941999733</text:p>
              </table:table-cell>
              <table:table-cell office:value-type="float" office:value="0.145631004999814">
                <text:p>0.1456310049998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3891917999936">
                <text:p>0.223891917999936</text:p>
              </table:table-cell>
              <table:table-cell office:value-type="float" office:value="0.190541955000299">
                <text:p>0.190541955000299</text:p>
              </table:table-cell>
              <table:table-cell office:value-type="float" office:value="0.165008936000049">
                <text:p>0.165008936000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0506939999359">
                <text:p>0.370506939999359</text:p>
              </table:table-cell>
              <table:table-cell office:value-type="float" office:value="0.259558364999975">
                <text:p>0.259558364999975</text:p>
              </table:table-cell>
              <table:table-cell office:value-type="float" office:value="0.187199688999499">
                <text:p>0.18719968899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81262779000645">
                <text:p>0.481262779000645</text:p>
              </table:table-cell>
              <table:table-cell office:value-type="float" office:value="0.442746996000096">
                <text:p>0.442746996000096</text:p>
              </table:table-cell>
              <table:table-cell office:value-type="float" office:value="0.42177016200003">
                <text:p>0.42177016200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8118925999879">
                <text:p>0.338118925999879</text:p>
              </table:table-cell>
              <table:table-cell office:value-type="float" office:value="0.297086632000173">
                <text:p>0.297086632000173</text:p>
              </table:table-cell>
              <table:table-cell office:value-type="float" office:value="0.266557754999667">
                <text:p>0.266557754999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0932370000155">
                <text:p>0.440932370000155</text:p>
              </table:table-cell>
              <table:table-cell office:value-type="float" office:value="0.408247114000005">
                <text:p>0.408247114000005</text:p>
              </table:table-cell>
              <table:table-cell office:value-type="float" office:value="0.374481585000467">
                <text:p>0.3744815850004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12375846000214">
                <text:p>0.212375846000214</text:p>
              </table:table-cell>
              <table:table-cell office:value-type="float" office:value="0.171795995000139">
                <text:p>0.171795995000139</text:p>
              </table:table-cell>
              <table:table-cell office:value-type="float" office:value="0.142256782000004">
                <text:p>0.1422567820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5459187000597">
                <text:p>0.395459187000597</text:p>
              </table:table-cell>
              <table:table-cell office:value-type="float" office:value="0.265462995000235">
                <text:p>0.265462995000235</text:p>
              </table:table-cell>
              <table:table-cell office:value-type="float" office:value="0.176001881000047">
                <text:p>0.1760018810000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2221500999913">
                <text:p>0.232221500999913</text:p>
              </table:table-cell>
              <table:table-cell office:value-type="float" office:value="0.187965535999865">
                <text:p>0.187965535999865</text:p>
              </table:table-cell>
              <table:table-cell office:value-type="float" office:value="0.154070225999931">
                <text:p>0.154070225999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2240105999263">
                <text:p>0.362240105999263</text:p>
              </table:table-cell>
              <table:table-cell office:value-type="float" office:value="0.242672835999656">
                <text:p>0.242672835999656</text:p>
              </table:table-cell>
              <table:table-cell office:value-type="float" office:value="0.224888623999504">
                <text:p>0.2248886239995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08585851000134">
                <text:p>0.508585851000134</text:p>
              </table:table-cell>
              <table:table-cell office:value-type="float" office:value="0.43959088200063">
                <text:p>0.43959088200063</text:p>
              </table:table-cell>
              <table:table-cell office:value-type="float" office:value="0.400002655000208">
                <text:p>0.400002655000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6600174999985">
                <text:p>0.666600174999985</text:p>
              </table:table-cell>
              <table:table-cell office:value-type="float" office:value="0.40628070799994">
                <text:p>0.40628070799994</text:p>
              </table:table-cell>
              <table:table-cell office:value-type="float" office:value="0.336308328999621">
                <text:p>0.3363083289996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171499999444">
                <text:p>0.498171499999444</text:p>
              </table:table-cell>
              <table:table-cell office:value-type="float" office:value="0.459563114999583">
                <text:p>0.459563114999583</text:p>
              </table:table-cell>
              <table:table-cell office:value-type="float" office:value="0.418942097999206">
                <text:p>0.418942097999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5114012999693">
                <text:p>0.245114012999693</text:p>
              </table:table-cell>
              <table:table-cell office:value-type="float" office:value="0.176551990999542">
                <text:p>0.176551990999542</text:p>
              </table:table-cell>
              <table:table-cell office:value-type="float" office:value="0.143835429999854">
                <text:p>0.143835429999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9786569999596">
                <text:p>0.409786569999596</text:p>
              </table:table-cell>
              <table:table-cell office:value-type="float" office:value="0.254848431000028">
                <text:p>0.254848431000028</text:p>
              </table:table-cell>
              <table:table-cell office:value-type="float" office:value="0.158855894999761">
                <text:p>0.158855894999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3659071000329">
                <text:p>0.283659071000329</text:p>
              </table:table-cell>
              <table:table-cell office:value-type="float" office:value="0.208318062000217">
                <text:p>0.208318062000217</text:p>
              </table:table-cell>
              <table:table-cell office:value-type="float" office:value="0.16632180400029">
                <text:p>0.16632180400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5817868000231">
                <text:p>0.385817868000231</text:p>
              </table:table-cell>
              <table:table-cell office:value-type="float" office:value="0.238378142000329">
                <text:p>0.238378142000329</text:p>
              </table:table-cell>
              <table:table-cell office:value-type="float" office:value="0.177449902000262">
                <text:p>0.177449902000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053910700055">
                <text:p>0.53053910700055</text:p>
              </table:table-cell>
              <table:table-cell office:value-type="float" office:value="0.451604668000073">
                <text:p>0.451604668000073</text:p>
              </table:table-cell>
              <table:table-cell office:value-type="float" office:value="0.428387015000226">
                <text:p>0.428387015000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3092866999505">
                <text:p>0.383092866999505</text:p>
              </table:table-cell>
              <table:table-cell office:value-type="float" office:value="0.32685289499932">
                <text:p>0.32685289499932</text:p>
              </table:table-cell>
              <table:table-cell office:value-type="float" office:value="0.291046026000004">
                <text:p>0.291046026000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065217999967">
                <text:p>0.46065217999967</text:p>
              </table:table-cell>
              <table:table-cell office:value-type="float" office:value="0.37044749100005">
                <text:p>0.37044749100005</text:p>
              </table:table-cell>
              <table:table-cell office:value-type="float" office:value="0.353490503999637">
                <text:p>0.3534905039996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36021656000048">
                <text:p>0.236021656000048</text:p>
              </table:table-cell>
              <table:table-cell office:value-type="float" office:value="0.166566758999579">
                <text:p>0.166566758999579</text:p>
              </table:table-cell>
              <table:table-cell office:value-type="float" office:value="0.137820648999877">
                <text:p>0.137820648999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82318999304">
                <text:p>0.393482318999304</text:p>
              </table:table-cell>
              <table:table-cell office:value-type="float" office:value="0.263315436999619">
                <text:p>0.263315436999619</text:p>
              </table:table-cell>
              <table:table-cell office:value-type="float" office:value="0.169070532999285">
                <text:p>0.169070532999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438024800078">
                <text:p>0.35438024800078</text:p>
              </table:table-cell>
              <table:table-cell office:value-type="float" office:value="0.261758864000512">
                <text:p>0.261758864000512</text:p>
              </table:table-cell>
              <table:table-cell office:value-type="float" office:value="0.162010072000157">
                <text:p>0.162010072000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6804073000822">
                <text:p>0.366804073000822</text:p>
              </table:table-cell>
              <table:table-cell office:value-type="float" office:value="0.275421245000871">
                <text:p>0.275421245000871</text:p>
              </table:table-cell>
              <table:table-cell office:value-type="float" office:value="0.254571448000206">
                <text:p>0.254571448000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4044322199934">
                <text:p>0.54044322199934</text:p>
              </table:table-cell>
              <table:table-cell office:value-type="float" office:value="0.47210935899966">
                <text:p>0.47210935899966</text:p>
              </table:table-cell>
              <table:table-cell office:value-type="float" office:value="0.434682837999389">
                <text:p>0.434682837999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2466255000072">
                <text:p>0.362466255000072</text:p>
              </table:table-cell>
              <table:table-cell office:value-type="float" office:value="0.308543525999994">
                <text:p>0.308543525999994</text:p>
              </table:table-cell>
              <table:table-cell office:value-type="float" office:value="0.267919978999998">
                <text:p>0.26791997899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82472218000112">
                <text:p>0.482472218000112</text:p>
              </table:table-cell>
              <table:table-cell office:value-type="float" office:value="0.419467811000686">
                <text:p>0.419467811000686</text:p>
              </table:table-cell>
              <table:table-cell office:value-type="float" office:value="0.381615343000703">
                <text:p>0.3816153430007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5733666999695">
                <text:p>0.295733666999695</text:p>
              </table:table-cell>
              <table:table-cell office:value-type="float" office:value="0.211750784000287">
                <text:p>0.211750784000287</text:p>
              </table:table-cell>
              <table:table-cell office:value-type="float" office:value="0.177200003000507">
                <text:p>0.177200003000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38570483999683">
                <text:p>0.438570483999683</text:p>
              </table:table-cell>
              <table:table-cell office:value-type="float" office:value="0.288571143999434">
                <text:p>0.288571143999434</text:p>
              </table:table-cell>
              <table:table-cell office:value-type="float" office:value="0.185577757999454">
                <text:p>0.185577757999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96616040000117">
                <text:p>0.296616040000117</text:p>
              </table:table-cell>
              <table:table-cell office:value-type="float" office:value="0.209968954999567">
                <text:p>0.209968954999567</text:p>
              </table:table-cell>
              <table:table-cell office:value-type="float" office:value="0.16397073600001">
                <text:p>0.163970736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5672919000172">
                <text:p>0.385672919000172</text:p>
              </table:table-cell>
              <table:table-cell office:value-type="float" office:value="0.244502956999895">
                <text:p>0.244502956999895</text:p>
              </table:table-cell>
              <table:table-cell office:value-type="float" office:value="0.217086115000711">
                <text:p>0.217086115000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3570391999929">
                <text:p>0.613570391999929</text:p>
              </table:table-cell>
              <table:table-cell office:value-type="float" office:value="0.49045345400009">
                <text:p>0.49045345400009</text:p>
              </table:table-cell>
              <table:table-cell office:value-type="float" office:value="0.439332973000091">
                <text:p>0.439332973000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0696447000155">
                <text:p>0.450696447000155</text:p>
              </table:table-cell>
              <table:table-cell office:value-type="float" office:value="0.361942670000644">
                <text:p>0.361942670000644</text:p>
              </table:table-cell>
              <table:table-cell office:value-type="float" office:value="0.320403951000117">
                <text:p>0.320403951000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23967973999788">
                <text:p>0.523967973999788</text:p>
              </table:table-cell>
              <table:table-cell office:value-type="float" office:value="0.432368504999431">
                <text:p>0.432368504999431</text:p>
              </table:table-cell>
              <table:table-cell office:value-type="float" office:value="0.409358985999461">
                <text:p>0.409358985999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4690417000093">
                <text:p>0.284690417000093</text:p>
              </table:table-cell>
              <table:table-cell office:value-type="float" office:value="0.180526457000269">
                <text:p>0.180526457000269</text:p>
              </table:table-cell>
              <table:table-cell office:value-type="float" office:value="0.149489979000464">
                <text:p>0.14948997900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7824700999772">
                <text:p>0.387824700999772</text:p>
              </table:table-cell>
              <table:table-cell office:value-type="float" office:value="0.265097383000466">
                <text:p>0.265097383000466</text:p>
              </table:table-cell>
              <table:table-cell office:value-type="float" office:value="0.154460622000443">
                <text:p>0.1544606220004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08123963000071">
                <text:p>0.308123963000071</text:p>
              </table:table-cell>
              <table:table-cell office:value-type="float" office:value="0.216872994000369">
                <text:p>0.216872994000369</text:p>
              </table:table-cell>
              <table:table-cell office:value-type="float" office:value="0.17085845100064">
                <text:p>0.17085845100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5176731999454">
                <text:p>0.475176731999454</text:p>
              </table:table-cell>
              <table:table-cell office:value-type="float" office:value="0.377699335000216">
                <text:p>0.377699335000216</text:p>
              </table:table-cell>
              <table:table-cell office:value-type="float" office:value="0.302740821999578">
                <text:p>0.302740821999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55962385999919">
                <text:p>0.555962385999919</text:p>
              </table:table-cell>
              <table:table-cell office:value-type="float" office:value="0.460176737999973">
                <text:p>0.460176737999973</text:p>
              </table:table-cell>
              <table:table-cell office:value-type="float" office:value="0.416482010000436">
                <text:p>0.4164820100004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2239479999917">
                <text:p>0.422239479999917</text:p>
              </table:table-cell>
              <table:table-cell office:value-type="float" office:value="0.317631939999956">
                <text:p>0.317631939999956</text:p>
              </table:table-cell>
              <table:table-cell office:value-type="float" office:value="0.275112557000284">
                <text:p>0.275112557000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1725045999374">
                <text:p>0.491725045999374</text:p>
              </table:table-cell>
              <table:table-cell office:value-type="float" office:value="0.39998180099974">
                <text:p>0.39998180099974</text:p>
              </table:table-cell>
              <table:table-cell office:value-type="float" office:value="0.380702955999368">
                <text:p>0.380702955999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4621928999986">
                <text:p>0.264621928999986</text:p>
              </table:table-cell>
              <table:table-cell office:value-type="float" office:value="0.193175356999745">
                <text:p>0.193175356999745</text:p>
              </table:table-cell>
              <table:table-cell office:value-type="float" office:value="0.154364113999691">
                <text:p>0.1543641139996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3207371000353">
                <text:p>0.523207371000353</text:p>
              </table:table-cell>
              <table:table-cell office:value-type="float" office:value="0.270987286000491">
                <text:p>0.270987286000491</text:p>
              </table:table-cell>
              <table:table-cell office:value-type="float" office:value="0.176427245000014">
                <text:p>0.1764272450000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0633330899982">
                <text:p>0.40633330899982</text:p>
              </table:table-cell>
              <table:table-cell office:value-type="float" office:value="0.274877773999833">
                <text:p>0.274877773999833</text:p>
              </table:table-cell>
              <table:table-cell office:value-type="float" office:value="0.169793709999794">
                <text:p>0.1697937099997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00978989000578">
                <text:p>0.400978989000578</text:p>
              </table:table-cell>
              <table:table-cell office:value-type="float" office:value="0.296843545000229">
                <text:p>0.296843545000229</text:p>
              </table:table-cell>
              <table:table-cell office:value-type="float" office:value="0.221254185000362">
                <text:p>0.2212541850003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51221206999799">
                <text:p>0.551221206999799</text:p>
              </table:table-cell>
              <table:table-cell office:value-type="float" office:value="0.487099418000071">
                <text:p>0.487099418000071</text:p>
              </table:table-cell>
              <table:table-cell office:value-type="float" office:value="0.444267965999643">
                <text:p>0.444267965999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03141717999461">
                <text:p>0.403141717999461</text:p>
              </table:table-cell>
              <table:table-cell office:value-type="float" office:value="0.319319344000178">
                <text:p>0.319319344000178</text:p>
              </table:table-cell>
              <table:table-cell office:value-type="float" office:value="0.273356898000202">
                <text:p>0.2733568980002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3049187999786">
                <text:p>0.463049187999786</text:p>
              </table:table-cell>
              <table:table-cell office:value-type="float" office:value="0.408816920999925">
                <text:p>0.408816920999925</text:p>
              </table:table-cell>
              <table:table-cell office:value-type="float" office:value="0.389771514999666">
                <text:p>0.389771514999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4039189998">
                <text:p>0.2904039189998</text:p>
              </table:table-cell>
              <table:table-cell office:value-type="float" office:value="0.192085380000208">
                <text:p>0.192085380000208</text:p>
              </table:table-cell>
              <table:table-cell office:value-type="float" office:value="0.150781866999751">
                <text:p>0.1507818669997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4907584000248">
                <text:p>0.444907584000248</text:p>
              </table:table-cell>
              <table:table-cell office:value-type="float" office:value="0.338681225000073">
                <text:p>0.338681225000073</text:p>
              </table:table-cell>
              <table:table-cell office:value-type="float" office:value="0.222942710000098">
                <text:p>0.222942710000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6747110000106">
                <text:p>0.256747110000106</text:p>
              </table:table-cell>
              <table:table-cell office:value-type="float" office:value="0.196701290000419">
                <text:p>0.196701290000419</text:p>
              </table:table-cell>
              <table:table-cell office:value-type="float" office:value="0.145711836000373">
                <text:p>0.1457118360003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4323533999959">
                <text:p>0.464323533999959</text:p>
              </table:table-cell>
              <table:table-cell office:value-type="float" office:value="0.359212377999938">
                <text:p>0.359212377999938</text:p>
              </table:table-cell>
              <table:table-cell office:value-type="float" office:value="0.268200618999799">
                <text:p>0.268200618999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52411387000575">
                <text:p>0.552411387000575</text:p>
              </table:table-cell>
              <table:table-cell office:value-type="float" office:value="0.47113753100075">
                <text:p>0.47113753100075</text:p>
              </table:table-cell>
              <table:table-cell office:value-type="float" office:value="0.423526201000641">
                <text:p>0.4235262010006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584425499972">
                <text:p>0.37584425499972</text:p>
              </table:table-cell>
              <table:table-cell office:value-type="float" office:value="0.334307449000335">
                <text:p>0.334307449000335</text:p>
              </table:table-cell>
              <table:table-cell office:value-type="float" office:value="0.291413932000069">
                <text:p>0.2914139320000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38566929999433">
                <text:p>0.538566929999433</text:p>
              </table:table-cell>
              <table:table-cell office:value-type="float" office:value="0.469021825999334">
                <text:p>0.469021825999334</text:p>
              </table:table-cell>
              <table:table-cell office:value-type="float" office:value="0.446162090999678">
                <text:p>0.446162090999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5521105000262">
                <text:p>0.295521105000262</text:p>
              </table:table-cell>
              <table:table-cell office:value-type="float" office:value="0.185113900000033">
                <text:p>0.185113900000033</text:p>
              </table:table-cell>
              <table:table-cell office:value-type="float" office:value="0.151597712000694">
                <text:p>0.151597712000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8962631000068">
                <text:p>0.468962631000068</text:p>
              </table:table-cell>
              <table:table-cell office:value-type="float" office:value="0.34933881500001">
                <text:p>0.34933881500001</text:p>
              </table:table-cell>
              <table:table-cell office:value-type="float" office:value="0.231709636000232">
                <text:p>0.2317096360002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3751379999521">
                <text:p>0.323751379999521</text:p>
              </table:table-cell>
              <table:table-cell office:value-type="float" office:value="0.215556866000043">
                <text:p>0.215556866000043</text:p>
              </table:table-cell>
              <table:table-cell office:value-type="float" office:value="0.173541139000008">
                <text:p>0.17354113900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16795520000051">
                <text:p>0.416795520000051</text:p>
              </table:table-cell>
              <table:table-cell office:value-type="float" office:value="0.312184022999645">
                <text:p>0.312184022999645</text:p>
              </table:table-cell>
              <table:table-cell office:value-type="float" office:value="0.141724021999835">
                <text:p>0.141724021999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50782563000575">
                <text:p>0.650782563000575</text:p>
              </table:table-cell>
              <table:table-cell office:value-type="float" office:value="0.493540161000055">
                <text:p>0.493540161000055</text:p>
              </table:table-cell>
              <table:table-cell office:value-type="float" office:value="0.413836284999888">
                <text:p>0.413836284999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7693159999326">
                <text:p>0.407693159999326</text:p>
              </table:table-cell>
              <table:table-cell office:value-type="float" office:value="0.332241432999581">
                <text:p>0.332241432999581</text:p>
              </table:table-cell>
              <table:table-cell office:value-type="float" office:value="0.298731359999692">
                <text:p>0.2987313599996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0657012999909">
                <text:p>0.500657012999909</text:p>
              </table:table-cell>
              <table:table-cell office:value-type="float" office:value="0.427441333000388">
                <text:p>0.427441333000388</text:p>
              </table:table-cell>
              <table:table-cell office:value-type="float" office:value="0.38488811499974">
                <text:p>0.38488811499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8281565000252">
                <text:p>0.298281565000252</text:p>
              </table:table-cell>
              <table:table-cell office:value-type="float" office:value="0.194550993000121">
                <text:p>0.194550993000121</text:p>
              </table:table-cell>
              <table:table-cell office:value-type="float" office:value="0.15456881099999">
                <text:p>0.154568810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0224516999442">
                <text:p>0.480224516999442</text:p>
              </table:table-cell>
              <table:table-cell office:value-type="float" office:value="0.362598527000046">
                <text:p>0.362598527000046</text:p>
              </table:table-cell>
              <table:table-cell office:value-type="float" office:value="0.232420069">
                <text:p>0.2324200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392284999732">
                <text:p>0.342392284999732</text:p>
              </table:table-cell>
              <table:table-cell office:value-type="float" office:value="0.22116149500016">
                <text:p>0.22116149500016</text:p>
              </table:table-cell>
              <table:table-cell office:value-type="float" office:value="0.165041162000307">
                <text:p>0.165041162000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619698999726">
                <text:p>0.455619698999726</text:p>
              </table:table-cell>
              <table:table-cell office:value-type="float" office:value="0.339258361999782">
                <text:p>0.339258361999782</text:p>
              </table:table-cell>
              <table:table-cell office:value-type="float" office:value="0.245083597999837">
                <text:p>0.2450835979998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5210087899959">
                <text:p>0.65210087899959</text:p>
              </table:table-cell>
              <table:table-cell office:value-type="float" office:value="0.489666403999763">
                <text:p>0.489666403999763</text:p>
              </table:table-cell>
              <table:table-cell office:value-type="float" office:value="0.460420178999812">
                <text:p>0.4604201789998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974158000208">
                <text:p>0.480974158000208</text:p>
              </table:table-cell>
              <table:table-cell office:value-type="float" office:value="0.321587113000533">
                <text:p>0.321587113000533</text:p>
              </table:table-cell>
              <table:table-cell office:value-type="float" office:value="0.278210806000061">
                <text:p>0.2782108060000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8888907999572">
                <text:p>0.498888907999572</text:p>
              </table:table-cell>
              <table:table-cell office:value-type="float" office:value="0.420382467000309">
                <text:p>0.420382467000309</text:p>
              </table:table-cell>
              <table:table-cell office:value-type="float" office:value="0.373974838000322">
                <text:p>0.3739748380003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4285936999586">
                <text:p>0.294285936999586</text:p>
              </table:table-cell>
              <table:table-cell office:value-type="float" office:value="0.197715102000075">
                <text:p>0.197715102000075</text:p>
              </table:table-cell>
              <table:table-cell office:value-type="float" office:value="0.158028292999916">
                <text:p>0.158028292999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7484613000488">
                <text:p>0.567484613000488</text:p>
              </table:table-cell>
              <table:table-cell office:value-type="float" office:value="0.377882505000343">
                <text:p>0.377882505000343</text:p>
              </table:table-cell>
              <table:table-cell office:value-type="float" office:value="0.269079057999988">
                <text:p>0.269079057999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94456212000114">
                <text:p>0.294456212000114</text:p>
              </table:table-cell>
              <table:table-cell office:value-type="float" office:value="0.217646529000376">
                <text:p>0.217646529000376</text:p>
              </table:table-cell>
              <table:table-cell office:value-type="float" office:value="0.179942261999713">
                <text:p>0.1799422619997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4105917999113">
                <text:p>0.534105917999113</text:p>
              </table:table-cell>
              <table:table-cell office:value-type="float" office:value="0.346506900999884">
                <text:p>0.346506900999884</text:p>
              </table:table-cell>
              <table:table-cell office:value-type="float" office:value="0.323749734999183">
                <text:p>0.323749734999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50748236000254">
                <text:p>0.650748236000254</text:p>
              </table:table-cell>
              <table:table-cell office:value-type="float" office:value="0.500680246000229">
                <text:p>0.500680246000229</text:p>
              </table:table-cell>
              <table:table-cell office:value-type="float" office:value="0.471030781999616">
                <text:p>0.4710307819996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13616658000501">
                <text:p>0.513616658000501</text:p>
              </table:table-cell>
              <table:table-cell office:value-type="float" office:value="0.354987929000345">
                <text:p>0.354987929000345</text:p>
              </table:table-cell>
              <table:table-cell office:value-type="float" office:value="0.317866676000449">
                <text:p>0.3178666760004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19662097999571">
                <text:p>0.519662097999571</text:p>
              </table:table-cell>
              <table:table-cell office:value-type="float" office:value="0.435640415999842">
                <text:p>0.435640415999842</text:p>
              </table:table-cell>
              <table:table-cell office:value-type="float" office:value="0.412513677999414">
                <text:p>0.412513677999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A231" chart:data-source-has-labels="row" svg:x="1.331cm" svg:y="0.18cm" svg:width="14.349cm" svg:height="7.659cm">
          <chart:coordinate-region svg:x="2.058cm" svg:y="0.379cm" svg:width="13.342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A2:Sheet1.A231" chart:label-cell-address="Sheet1.A1:Sheet1.A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Personalmeng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0975518999476">
                <text:p>0.210975518999476</text:p>
                <draw:g>
                  <svg:desc>Sheet1.A2:Sheet1.A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0387450000344">
                <text:p>0.0940387450000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6193050004877">
                <text:p>0.0996193050004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3851656000188">
                <text:p>0.103851656000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080807999868">
                <text:p>0.32808080799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4076371999327">
                <text:p>0.104076371999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9001261999765">
                <text:p>0.109001261999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720258999914">
                <text:p>0.109720258999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0321248999753">
                <text:p>0.110321248999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8499146999966">
                <text:p>0.118499146999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66527500024">
                <text:p>0.1186652750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673485000589">
                <text:p>0.345673485000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3897389000376">
                <text:p>0.123897389000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722059999949">
                <text:p>0.129722059999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37491599979">
                <text:p>0.11737491599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3038927999914">
                <text:p>0.123038927999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0764077000094">
                <text:p>0.130764077000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7152358999665">
                <text:p>0.347152358999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80120200001">
                <text:p>0.242801202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5645937000045">
                <text:p>0.265645937000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7462196999877">
                <text:p>0.137462196999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016601999749">
                <text:p>0.18201660199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626349999948">
                <text:p>0.125626349999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830069000411">
                <text:p>0.142830069000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548736000143">
                <text:p>0.414548736000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3340618000257">
                <text:p>0.263340618000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1339476000539">
                <text:p>0.281339476000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1502889999647">
                <text:p>0.121502889999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7920404999932">
                <text:p>0.137920404999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421964800069">
                <text:p>0.12421964800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8249804000443">
                <text:p>0.148249804000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4560563000377">
                <text:p>0.384560563000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594647000507">
                <text:p>0.270594647000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6341751000218">
                <text:p>0.306341751000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7503269999361">
                <text:p>0.117503269999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934453999464">
                <text:p>0.143934453999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451512999556">
                <text:p>0.12145151299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0384944999823">
                <text:p>0.140384944999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7927440999665">
                <text:p>0.367927440999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8984796000295">
                <text:p>0.238984796000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2547930000183">
                <text:p>0.292547930000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624693000238">
                <text:p>0.123624693000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3636925000683">
                <text:p>0.153636925000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7758665999863">
                <text:p>0.127758665999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8169028999982">
                <text:p>0.138169028999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1936800000403">
                <text:p>0.381936800000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517421999983">
                <text:p>0.252517421999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6782846000715">
                <text:p>0.306782846000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5616006999262">
                <text:p>0.145616006999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065396199996">
                <text:p>0.17065396199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5677608000151">
                <text:p>0.135677608000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8060708000448">
                <text:p>0.158060708000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818329999878">
                <text:p>0.376818329999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640702000208">
                <text:p>0.282640702000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7960619999903">
                <text:p>0.307960619999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175791000023">
                <text:p>0.141175791000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472764200058">
                <text:p>0.15472764200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1465758999402">
                <text:p>0.141465758999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2443514999941">
                <text:p>0.172443514999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7552749999923">
                <text:p>0.407552749999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2731113999725">
                <text:p>0.272731113999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2149360999902">
                <text:p>0.322149360999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497343200037">
                <text:p>0.14497343200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0962064999912">
                <text:p>0.170962064999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3604084000108">
                <text:p>0.153604084000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4155909000292">
                <text:p>0.204155909000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374350099999">
                <text:p>0.423743500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9027244999706">
                <text:p>0.299027244999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6344269999936">
                <text:p>0.32634426999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7888302999927">
                <text:p>0.167888302999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0303593999743">
                <text:p>0.160303593999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9134423000505">
                <text:p>0.179134423000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8121061000202">
                <text:p>0.158121061000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0002240000467">
                <text:p>0.440002240000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2787122999471">
                <text:p>0.292787122999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1696532000242">
                <text:p>0.341696532000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1960816000137">
                <text:p>0.171960816000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5855942999988">
                <text:p>0.175855942999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0314422000265">
                <text:p>0.180314422000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5085337000528">
                <text:p>0.265085337000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4066286999259">
                <text:p>0.444066286999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1474967999638">
                <text:p>0.301474967999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127991000045">
                <text:p>0.325127991000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751269000371">
                <text:p>0.154751269000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074384000101">
                <text:p>0.268074384000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0441131999251">
                <text:p>0.190441131999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086706999311">
                <text:p>0.223086706999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6625155000002">
                <text:p>0.436625155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1375017999781">
                <text:p>0.341375017999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4144468000413">
                <text:p>0.354144468000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5176792000457">
                <text:p>0.175176792000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8881357000537">
                <text:p>0.238881357000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4055303000823">
                <text:p>0.194055303000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6439168999786">
                <text:p>0.276439168999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1107548000437">
                <text:p>0.4511075480004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8514277000286">
                <text:p>0.338514277000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3143284999751">
                <text:p>0.363143284999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2015784999967">
                <text:p>0.1920157849999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62300147000133">
                <text:p>0.262300147000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4640189999518">
                <text:p>0.194640189999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8737364000372">
                <text:p>0.2387373640003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5832213000358">
                <text:p>0.445832213000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7715273999529">
                <text:p>0.297715273999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2360773000546">
                <text:p>0.362360773000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75384192999445">
                <text:p>0.175384192999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050883000029">
                <text:p>0.370508830000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3165558000146">
                <text:p>0.1931655580001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2920033000628">
                <text:p>0.322920033000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6380172000281">
                <text:p>0.486380172000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1514901999763">
                <text:p>0.321514901999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6161466000231">
                <text:p>0.356161466000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1116539000177">
                <text:p>0.191116539000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0122506999942">
                <text:p>0.3301225069999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077194999911">
                <text:p>0.192077194999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9200677999761">
                <text:p>0.3492006779997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4437756999978">
                <text:p>0.534437756999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192784800056">
                <text:p>0.30192784800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0695852999233">
                <text:p>0.3706958529992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6782654000126">
                <text:p>0.186782654000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5752371999661">
                <text:p>0.335752371999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8439987999554">
                <text:p>0.208439987999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67040599935">
                <text:p>0.28467040599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4483617000224">
                <text:p>0.514483617000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3059328999771">
                <text:p>0.313059328999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3176787000375">
                <text:p>0.373176787000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0141245000632">
                <text:p>0.190141245000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781729699971">
                <text:p>0.29781729699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2618198000418">
                <text:p>0.222618198000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1728299999886">
                <text:p>0.341728299999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9481319000734">
                <text:p>0.5494813190007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32065036000131">
                <text:p>0.332065036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5640990000174">
                <text:p>0.395640990000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584249100033">
                <text:p>0.215842491000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434240600036">
                <text:p>0.334342406000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8014265000565">
                <text:p>0.308014265000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8389800000405">
                <text:p>0.3483898000004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0575438000342">
                <text:p>0.560575438000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9861778999366">
                <text:p>0.399861778999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4618942999587">
                <text:p>0.4246189429995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8809946999936">
                <text:p>0.2388099469999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8178653000068">
                <text:p>0.388178653000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5270209000191">
                <text:p>0.235270209000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90404269000101">
                <text:p>0.390404269000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0559459000106">
                <text:p>0.620559459000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8369988000195">
                <text:p>0.448369988000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68562999857">
                <text:p>0.449968562999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2754343000088">
                <text:p>0.2727543430000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9513758999601">
                <text:p>0.339513758999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8641849999767">
                <text:p>0.268641849999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0927869999832">
                <text:p>0.370927869999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9296122999294">
                <text:p>0.5492961229992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0517107000742">
                <text:p>0.380517107000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7674889999907">
                <text:p>0.4576748899999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2938027999771">
                <text:p>0.2729380279997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8985536999171">
                <text:p>0.3589855369991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00778270000592">
                <text:p>0.3007782700005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7824808000005">
                <text:p>0.387824808000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8187889000692">
                <text:p>0.558187889000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1052085999945">
                <text:p>0.391052085999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95662072000414">
                <text:p>0.495662072000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0990818000646">
                <text:p>0.2809908180006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5336044000178">
                <text:p>0.485336044000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94298335999883">
                <text:p>0.294298335999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4148699999678">
                <text:p>0.454148699999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1851818000177">
                <text:p>0.5318518180001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87269784999444">
                <text:p>0.687269784999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1976068999247">
                <text:p>0.541976068999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6073187999791">
                <text:p>0.316073187999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83731753000029">
                <text:p>0.483731753000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2021765000063">
                <text:p>0.3020217650000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6303235999985">
                <text:p>0.4063032359999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9787919000664">
                <text:p>0.549787919000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99878293999791">
                <text:p>0.3998782939997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9802128999836">
                <text:p>0.4798021289998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9364021999318">
                <text:p>0.2593640219993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12874894999732">
                <text:p>0.4128748949997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6920474000508">
                <text:p>0.476920474000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1051368000663">
                <text:p>0.451051368000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59135257999515">
                <text:p>0.5591352579995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5311188999767">
                <text:p>0.445311188999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02609494000353">
                <text:p>0.5026094940003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7004336000246">
                <text:p>0.387004336000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4130005999723">
                <text:p>0.524130005999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5347318000204">
                <text:p>0.365347318000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8141443999921">
                <text:p>0.4581414439999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9716716999537">
                <text:p>0.709716716999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496142">
                <text:p>0.474961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6160235999378">
                <text:p>0.5961602359993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5543307000335">
                <text:p>0.305543307000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6179518000208">
                <text:p>0.476179518000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8552316999958">
                <text:p>0.378552316999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98063009999896">
                <text:p>0.498063009999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26917388000038">
                <text:p>0.6269173880000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98688712999865">
                <text:p>0.498688712999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8060051999273">
                <text:p>0.578060051999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5670206000214">
                <text:p>0.3856702060002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500517520004">
                <text:p>0.55005175200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87405828999727">
                <text:p>0.487405828999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16458908999994">
                <text:p>0.516458908999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63941392999732">
                <text:p>0.6639413929997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2154967999777">
                <text:p>0.512154967999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8235280900044">
                <text:p>0.582352809000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25354582000182">
                <text:p>0.4253545820001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52931844000341">
                <text:p>0.5529318440003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4621701000033">
                <text:p>0.3646217010000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56514471999435">
                <text:p>0.556514471999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1636434000029">
                <text:p>0.6316364340000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0113928999817">
                <text:p>0.4601139289998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320090799949">
                <text:p>0.623200907999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0889313000116">
                <text:p>0.3908893130001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84808931000225">
                <text:p>0.584808931000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212141199976">
                <text:p>0.462121411999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0158445299985">
                <text:p>0.501584452999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71982107000076">
                <text:p>0.6719821070000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09506732999398">
                <text:p>0.509506732999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84973695999906">
                <text:p>0.584973695999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8847127000627">
                <text:p>0.408847127000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9278773999686">
                <text:p>0.5992787739996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5944719999934">
                <text:p>0.455944719999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8337122000012">
                <text:p>0.5583371220000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4005195999598">
                <text:p>0.674005195999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03785218000303">
                <text:p>0.5037852180003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7546603999945">
                <text:p>0.5975466039999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2155887999252">
                <text:p>0.3921558879992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3808290000197">
                <text:p>0.5938082900001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18548667000323">
                <text:p>0.418548667000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697655299984">
                <text:p>0.636976552999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512435700035">
                <text:p>0.745124357000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5934643000401">
                <text:p>0.6159346430004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0163966999608">
                <text:p>0.610163966999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B231" chart:data-source-has-labels="row" svg:x="1.331cm" svg:y="0.18cm" svg:width="14.349cm" svg:height="7.659cm">
          <chart:coordinate-region svg:x="2.058cm" svg:y="0.38cm" svg:width="13.342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B2:Sheet1.B231" chart:label-cell-address="Sheet1.B1:Sheet1.B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liner Sichtu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0489783999947">
                <text:p>0.210489783999947</text:p>
                <draw:g>
                  <svg:desc>Sheet1.B2:Sheet1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050293000284">
                <text:p>0.092050293000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8406880001567">
                <text:p>0.0968406880001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457521999691">
                <text:p>0.101457521999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461298999675">
                <text:p>0.32646129899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484242999504">
                <text:p>0.10148424299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928645999484">
                <text:p>0.105928645999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6731774999389">
                <text:p>0.106731774999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89776900017">
                <text:p>0.1068977690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983631000541">
                <text:p>0.114983631000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2746531000084">
                <text:p>0.11274653100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324608299994">
                <text:p>0.343246082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539067000209">
                <text:p>0.12053906700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05382600052">
                <text:p>0.127053826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886668999839">
                <text:p>0.113886668999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9044144000327">
                <text:p>0.11904414400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4449038999956">
                <text:p>0.12444903899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971534200009">
                <text:p>0.33971534200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8812700000381">
                <text:p>0.238812700000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477828000243">
                <text:p>0.25647782800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2891899000242">
                <text:p>0.132891899000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9574909999246">
                <text:p>0.179574909999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1622538000338">
                <text:p>0.121622538000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6145913000291">
                <text:p>0.136145913000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0182747999897">
                <text:p>0.410182747999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207803000601">
                <text:p>0.252207803000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6133124000808">
                <text:p>0.276133124000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361491999669">
                <text:p>0.116361491999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1642516000284">
                <text:p>0.131642516000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9498814000508">
                <text:p>0.119498814000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2791041000237">
                <text:p>0.142791041000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375456999791">
                <text:p>0.375375456999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406444000291">
                <text:p>0.265406444000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7759839000719">
                <text:p>0.297759839000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183883800004">
                <text:p>0.111838838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7176634999378">
                <text:p>0.137176634999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648168999542">
                <text:p>0.115648168999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4260937999898">
                <text:p>0.134260937999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1610793000182">
                <text:p>0.361610793000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0662683999981">
                <text:p>0.23066268399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2356058000005">
                <text:p>0.28235605800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759766599971">
                <text:p>0.11759766599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4398745000217">
                <text:p>0.144398745000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0903482000358">
                <text:p>0.120903482000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1074438999349">
                <text:p>0.131074438999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1978668000338">
                <text:p>0.371978668000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4203783000557">
                <text:p>0.244203783000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8203572000602">
                <text:p>0.298203572000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9173173999334">
                <text:p>0.129173173999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920360000498">
                <text:p>0.162920360000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8288543000053">
                <text:p>0.128288543000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9851217000105">
                <text:p>0.14985121700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44045000306">
                <text:p>0.365144045000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3063438000463">
                <text:p>0.273063438000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6518897000169">
                <text:p>0.296518897000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9456695000044">
                <text:p>0.129456695000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6275407000758">
                <text:p>0.146275407000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327230699997">
                <text:p>0.133272306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3342905999343">
                <text:p>0.163342905999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0709719999904">
                <text:p>0.390709719999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2202058999719">
                <text:p>0.262202058999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1888854000244">
                <text:p>0.311888854000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4224940000422">
                <text:p>0.134224940000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0682380000253">
                <text:p>0.160682380000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1645000000608">
                <text:p>0.141645000000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6449376999481">
                <text:p>0.166449376999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9328857000219">
                <text:p>0.409328857000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8845838000052">
                <text:p>0.27884583800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0798626999713">
                <text:p>0.310798626999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36028799932">
                <text:p>0.15036028799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0270373999774">
                <text:p>0.150270373999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7220471000292">
                <text:p>0.167220471000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6724283999902">
                <text:p>0.146724283999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7363140000125">
                <text:p>0.427363140000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7077488999348">
                <text:p>0.267077488999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0739809000079">
                <text:p>0.330739809000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7657818000189">
                <text:p>0.157657818000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0524120000446">
                <text:p>0.160524120000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7528158000569">
                <text:p>0.1475281580005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2845512000531">
                <text:p>0.192845512000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464488799942">
                <text:p>0.42464488799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3382070999323">
                <text:p>0.283382070999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1675609000304">
                <text:p>0.311675609000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1980950000288">
                <text:p>0.141980950000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1965200000159">
                <text:p>0.171965200000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7822118999757">
                <text:p>0.177822118999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1672030999835">
                <text:p>0.1816720309998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1527034000064">
                <text:p>0.421527034000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2383690999231">
                <text:p>0.32238369099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9966153000205">
                <text:p>0.339966153000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6785690000106">
                <text:p>0.156785690000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4402769000371">
                <text:p>0.184402769000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3208688000159">
                <text:p>0.173208688000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0357707999901">
                <text:p>0.260357707999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478044999996">
                <text:p>0.42947804499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0698817999983">
                <text:p>0.320698817999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9152722999861">
                <text:p>0.349152722999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3831904999606">
                <text:p>0.153831904999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292960999905">
                <text:p>0.2452929609999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5561200999255">
                <text:p>0.175561200999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6849890000049">
                <text:p>0.216849890000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7760506000377">
                <text:p>0.417760506000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6802700999724">
                <text:p>0.2768027009997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591818900004">
                <text:p>0.33591818900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9371212000224">
                <text:p>0.159371212000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3407890000053">
                <text:p>0.263407890000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652848599937">
                <text:p>0.1765284859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891862200071">
                <text:p>0.23891862200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1189579000347">
                <text:p>0.461189579000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4171114000164">
                <text:p>0.294171114000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2284682000136">
                <text:p>0.332284682000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926278200026">
                <text:p>0.16926278200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1806657000307">
                <text:p>0.261806657000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2899797999889">
                <text:p>0.1728997979998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3330139999671">
                <text:p>0.243330139999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93911325000227">
                <text:p>0.4939113250002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6906447000329">
                <text:p>0.276906447000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3624392999336">
                <text:p>0.353624392999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6629831999671">
                <text:p>0.166629831999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5891940000256">
                <text:p>0.315891940000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9440571999512">
                <text:p>0.189440571999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60309427999346">
                <text:p>0.260309427999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1277357000399">
                <text:p>0.491277357000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4787142999667">
                <text:p>0.294787142999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9168343999736">
                <text:p>0.3491683439997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9635052000558">
                <text:p>0.169635052000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0243842999662">
                <text:p>0.2702438429996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3487204000339">
                <text:p>0.203487204000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12443482000162">
                <text:p>0.312443482000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1259268000722">
                <text:p>0.4712592680007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3703130000031">
                <text:p>0.303703130000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6595861000169">
                <text:p>0.376595861000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2755803999498">
                <text:p>0.182755803999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3115435000327">
                <text:p>0.313115435000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5228711000709">
                <text:p>0.195228711000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5650940000814">
                <text:p>0.245650940000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01686260000497">
                <text:p>0.5016862600004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8192411999225">
                <text:p>0.328192411999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2414268000284">
                <text:p>0.372414268000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8839146000173">
                <text:p>0.208839146000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3810315000446">
                <text:p>0.273810315000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9370181000195">
                <text:p>0.1793701810001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6015991000095">
                <text:p>0.306015991000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009456700056">
                <text:p>0.53009456700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8014776999407">
                <text:p>0.378014776999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1862041999739">
                <text:p>0.3818620419997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1088094999941">
                <text:p>0.191088094999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13089704999584">
                <text:p>0.313089704999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6088052000232">
                <text:p>0.246088052000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5286446999671">
                <text:p>0.2452864469996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2802587999249">
                <text:p>0.4628025879992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1429867000697">
                <text:p>0.3114298670006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3772277000171">
                <text:p>0.3737722770001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534590000221">
                <text:p>0.189534590000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2940149999558">
                <text:p>0.3329401499995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4713381000365">
                <text:p>0.2147133810003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1063520999778">
                <text:p>0.361063520999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2093117000441">
                <text:p>0.472093117000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7920352999863">
                <text:p>0.3179203529998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3213959000568">
                <text:p>0.433213959000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2160099000139">
                <text:p>0.202160099000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603095200051">
                <text:p>0.38603095200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3437530999945">
                <text:p>0.2234375309999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54238367000107">
                <text:p>0.354238367000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2357319000366">
                <text:p>0.472357319000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2178523800012">
                <text:p>0.52178523800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9539168999509">
                <text:p>0.479539168999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30493269999897">
                <text:p>0.23049326999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1219960999697">
                <text:p>0.401219960999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2359194000273">
                <text:p>0.272359194000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5998890999654">
                <text:p>0.375998890999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0984941000534">
                <text:p>0.490984941000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7153471999263">
                <text:p>0.3471534719992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7189651999724">
                <text:p>0.397189651999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4985080999686">
                <text:p>0.1949850809996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2983824999428">
                <text:p>0.382983824999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3675460000668">
                <text:p>0.343675460000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7243201000529">
                <text:p>0.3572432010005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0851056999418">
                <text:p>0.4908510569994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796980799958">
                <text:p>0.32796980799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41055183000572">
                <text:p>0.4410551830005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1331084999692">
                <text:p>0.281331084999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28370008999991">
                <text:p>0.428370008999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752686200005">
                <text:p>0.28752686200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6914665000186">
                <text:p>0.376914665000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8374115999959">
                <text:p>0.583741159999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0811333000565">
                <text:p>0.380811333000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14681075999761">
                <text:p>0.5146810759997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1990225000081">
                <text:p>0.27199022500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6511620000201">
                <text:p>0.3765116200002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7777151000446">
                <text:p>0.2977771510004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08393538999917">
                <text:p>0.408393538999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2769567000287">
                <text:p>0.532769567000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3387990000047">
                <text:p>0.413387990000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0708584999775">
                <text:p>0.480708584999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4257108999809">
                <text:p>0.2542571089998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0436315000225">
                <text:p>0.380436315000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5627092999348">
                <text:p>0.395627092999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9481748000435">
                <text:p>0.389481748000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06087476000175">
                <text:p>0.506087476000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0611992000013">
                <text:p>0.380611992000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28076907000104">
                <text:p>0.428076907000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68117218999578">
                <text:p>0.268117218999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33024649000799">
                <text:p>0.433024649000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1854484000214">
                <text:p>0.241854484000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54640630999165">
                <text:p>0.454640630999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41788189000727">
                <text:p>0.5417881890007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6363021999641">
                <text:p>0.3563630219996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17281810999521">
                <text:p>0.5172818109995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3972299000197">
                <text:p>0.283972299000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56427013999928">
                <text:p>0.456427013999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1621830999684">
                <text:p>0.311621830999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6678774999818">
                <text:p>0.406678774999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65926389000197">
                <text:p>0.565926389000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6235354999371">
                <text:p>0.3862353549993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7526624999882">
                <text:p>0.477526624999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8280985100082">
                <text:p>0.282809851000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68707795999762">
                <text:p>0.468707795999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9799635000199">
                <text:p>0.329799635000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45306364000317">
                <text:p>0.4453063640003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45539792999989">
                <text:p>0.545539792999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1612103000407">
                <text:p>0.381612103000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3879713000315">
                <text:p>0.4738797130003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173635299936">
                <text:p>0.28173635299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57451964000029">
                <text:p>0.457451964000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1473578999794">
                <text:p>0.2814735789997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9696170999232">
                <text:p>0.449696170999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54452878999655">
                <text:p>0.554452878999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05242799000007">
                <text:p>0.405242799000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07716008999523">
                <text:p>0.507716008999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1:Sheet1.C231" chart:data-source-has-labels="row" svg:x="1.331cm" svg:y="0.18cm" svg:width="14.349cm" svg:height="7.659cm">
          <chart:coordinate-region svg:x="2.058cm" svg:y="0.379cm" svg:width="13.342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448cm" chart:style-name="ch6">
              <text:p>Round Trip Time Traineclient in s</text:p>
            </chart:title>
            <chart:grid chart:style-name="ch7" chart:class="major"/>
          </chart:axis>
          <chart:series chart:style-name="ch8" chart:values-cell-range-address="Sheet1.C2:Sheet1.C231" chart:label-cell-address="Sheet1.C1:Sheet1.C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triagie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252277999847">
                <text:p>0.211252277999847</text:p>
                <draw:g>
                  <svg:desc>Sheet1.C2:Sheet1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5760219999793">
                <text:p>0.0935760219999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6547870006689">
                <text:p>0.098654787000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925307000078">
                <text:p>0.102925307000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494961999946">
                <text:p>0.327494961999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30244999395">
                <text:p>0.103230244999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8128826999746">
                <text:p>0.108128826999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851259999938">
                <text:p>0.10885125999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985918999679">
                <text:p>0.108985918999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481439000585">
                <text:p>0.117481439000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6419021000183">
                <text:p>0.116419021000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4847665000088">
                <text:p>0.344847665000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740437000175">
                <text:p>0.122740437000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988252999989">
                <text:p>0.1289882529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013494000072">
                <text:p>0.116013494000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14192600004">
                <text:p>0.122141926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9470068000046">
                <text:p>0.129470068000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621064000217">
                <text:p>0.343621064000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462511999998">
                <text:p>0.241462511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2333898000179">
                <text:p>0.262333898000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6133539999719">
                <text:p>0.136133539999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3255905999431">
                <text:p>0.183255905999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4439549999806">
                <text:p>0.124439549999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1165584000191">
                <text:p>0.141165584000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3109689000521">
                <text:p>0.413109689000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529376000704">
                <text:p>0.260529376000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9777516000649">
                <text:p>0.279777516000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77725900033">
                <text:p>0.11977725900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6002826000549">
                <text:p>0.136002826000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2675135999998">
                <text:p>0.12267513599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6234558000288">
                <text:p>0.146234558000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1967418000386">
                <text:p>0.381967418000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8583449000289">
                <text:p>0.268583449000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4560499000218">
                <text:p>0.304560499000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5588902000127">
                <text:p>0.115588902000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2022750999786">
                <text:p>0.142022750999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762524999715">
                <text:p>0.119762524999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8202930999796">
                <text:p>0.13820293099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5954666999642">
                <text:p>0.365954666999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6704783000278">
                <text:p>0.236704783000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016218999881">
                <text:p>0.290016218999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1674955999879">
                <text:p>0.121674955999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0721149000674">
                <text:p>0.150721149000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5533295999958">
                <text:p>0.125533295999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5865847999412">
                <text:p>0.135865847999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9100248000213">
                <text:p>0.379100248000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9673627000448">
                <text:p>0.249673627000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401231399992">
                <text:p>0.304012313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2506089999188">
                <text:p>0.142506089999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8240424000032">
                <text:p>0.16824042400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3353883000382">
                <text:p>0.133353883000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4888978000599">
                <text:p>0.154888978000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3879744999613">
                <text:p>0.373879744999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9536965999796">
                <text:p>0.279536965999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49274720006">
                <text:p>0.304927472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35799000034">
                <text:p>0.137535799000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1972644000125">
                <text:p>0.151972644000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8826532999701">
                <text:p>0.138826532999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9211355999323">
                <text:p>0.169211355999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031843999794">
                <text:p>0.4020318439997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9028396999602">
                <text:p>0.269028396999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872056300017">
                <text:p>0.31872056300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1679813000337">
                <text:p>0.141679813000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7825413000173">
                <text:p>0.167825413000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9507258000085">
                <text:p>0.149507258000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8462553999889">
                <text:p>0.198462553999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9646874000136">
                <text:p>0.419646874000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5507141000598">
                <text:p>0.295507141000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0836662999682">
                <text:p>0.320836662999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1894263999784">
                <text:p>0.161894263999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6954594999661">
                <text:p>0.156954594999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5471389999984">
                <text:p>0.175471389999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4284739999639">
                <text:p>0.154284739999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5879586000738">
                <text:p>0.435879586000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520955499971">
                <text:p>0.28520955499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8068402000317">
                <text:p>0.338068402000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7968310000106">
                <text:p>0.167968310000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0517911999923">
                <text:p>0.170517911999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2432150000532">
                <text:p>0.172432150000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2879308000774">
                <text:p>0.202879308000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7570753999353">
                <text:p>0.437570753999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7513978999632">
                <text:p>0.297513978999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0895435000239">
                <text:p>0.320895435000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0474653000856">
                <text:p>0.150474653000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0523451000227">
                <text:p>0.180523451000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6457512999368">
                <text:p>0.186457512999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8199500000082">
                <text:p>0.2181995000000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2298446999994">
                <text:p>0.432298446999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7012222999874">
                <text:p>0.337012222999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736324999663">
                <text:p>0.348736324999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9016736999765">
                <text:p>0.169016736999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2948960000613">
                <text:p>0.2329489600006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8172436000059">
                <text:p>0.188172436000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0942030999322">
                <text:p>0.270942030999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8274790004">
                <text:p>0.445827479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4059994000199">
                <text:p>0.334059994000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463908999511">
                <text:p>0.358463908999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5439341000128">
                <text:p>0.1754393410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6293781999375">
                <text:p>0.25629378199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7464291999277">
                <text:p>0.187464291999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643639000846">
                <text:p>0.230643639000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5654114000499">
                <text:p>0.4356541140004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2748087999826">
                <text:p>0.292748087999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434345000096">
                <text:p>0.353434345000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9977638999626">
                <text:p>0.169977638999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3445089999768">
                <text:p>0.273445089999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7519391999558">
                <text:p>0.187519391999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273469000807">
                <text:p>0.2512734690008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0827739000233">
                <text:p>0.480827739000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0659253999802">
                <text:p>0.3106592539998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75773199998">
                <text:p>0.34757731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1051579000268">
                <text:p>0.181051579000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3269203000382">
                <text:p>0.273269203000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5080659999585">
                <text:p>0.185080659999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2233665999629">
                <text:p>0.342233665999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6840593000088">
                <text:p>0.526840593000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6019848000469">
                <text:p>0.2960198480004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64471889000015">
                <text:p>0.364471889000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694069999845">
                <text:p>0.180694069999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9841826999655">
                <text:p>0.3298418269996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1936337999541">
                <text:p>0.201936337999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5697139999465">
                <text:p>0.275697139999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07270697999957">
                <text:p>0.5072706979999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6527466999796">
                <text:p>0.306527466999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7052997000428">
                <text:p>0.367052997000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2697587000803">
                <text:p>0.1826975870008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0040113999567">
                <text:p>0.2900401139995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6457919999812">
                <text:p>0.2164579199998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0420706000041">
                <text:p>0.330420706000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8545286000772">
                <text:p>0.488545286000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2463401000277">
                <text:p>0.3224634010002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9308443000118">
                <text:p>0.389308443000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4722733999915">
                <text:p>0.20472273399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7632131000428">
                <text:p>0.3276321310004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0077842000064">
                <text:p>0.300077842000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1416187000505">
                <text:p>0.341416187000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5200546000415">
                <text:p>0.5152005460004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1033422999317">
                <text:p>0.341033422999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568087800013">
                <text:p>0.3856808780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7964447999511">
                <text:p>0.2279644479995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9946724999936">
                <text:p>0.289946724999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1330210000378">
                <text:p>0.201330210000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2716312000412">
                <text:p>0.382716312000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980350999853">
                <text:p>0.610980350999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5838433999415">
                <text:p>0.395838433999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153366799972">
                <text:p>0.41153366799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0339387000386">
                <text:p>0.2603393870003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0573229000038">
                <text:p>0.330573229000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1161584000547">
                <text:p>0.261161584000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61775676999969">
                <text:p>0.3617756769999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39300125999944">
                <text:p>0.539300125999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0246582000618">
                <text:p>0.370246582000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0158425000154">
                <text:p>0.4501584250001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59562569999616">
                <text:p>0.259562569999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0882023999475">
                <text:p>0.350882023999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33065657000225">
                <text:p>0.233065657000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8864344999783">
                <text:p>0.378864344999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5523408000008">
                <text:p>0.545523408000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0330444999345">
                <text:p>0.3803304449993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8461431000396">
                <text:p>0.4484614310003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5359367999772">
                <text:p>0.225359367999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6391373000588">
                <text:p>0.4063913730005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0976357000363">
                <text:p>0.2409763570003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063741899965">
                <text:p>0.370637418999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9081559000369">
                <text:p>0.519081559000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6598940999611">
                <text:p>0.6765989409996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32843108999259">
                <text:p>0.532843108999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1012639999535">
                <text:p>0.2610126399995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4572881999848">
                <text:p>0.474572881999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92931322000186">
                <text:p>0.2929313220001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95975604999876">
                <text:p>0.395975604999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0271462999954">
                <text:p>0.540271462999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91581172999395">
                <text:p>0.391581172999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12002819997">
                <text:p>0.4712002819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7793315999843">
                <text:p>0.247793315999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2460847999464">
                <text:p>0.402460847999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7659862000437">
                <text:p>0.367659862000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75564768000004">
                <text:p>0.375564768000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50331432999883">
                <text:p>0.550331432999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2056332000284">
                <text:p>0.372056332000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200898700019">
                <text:p>0.49200898700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0747461700048">
                <text:p>0.307474617000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3291964999553">
                <text:p>0.5132919649995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06193878000158">
                <text:p>0.306193878000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48336463000487">
                <text:p>0.448336463000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29201109999485">
                <text:p>0.6292011099994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3388109000334">
                <text:p>0.463388109000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34629078999387">
                <text:p>0.5346290789993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597099700004">
                <text:p>0.29597099700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65902054999788">
                <text:p>0.46590205499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1970559399997">
                <text:p>0.31970559399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87846418999652">
                <text:p>0.487846418999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6784021000058">
                <text:p>0.616784021000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9288101000057">
                <text:p>0.4892881010000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1407813999322">
                <text:p>0.5014078139993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4596811000265">
                <text:p>0.2745968110002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36031853000168">
                <text:p>0.536031853000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469293999799">
                <text:p>0.476469293999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15003398000408">
                <text:p>0.4150033980004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0938843000258">
                <text:p>0.560938843000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954617960002">
                <text:p>0.495461796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2556413000348">
                <text:p>0.4725564130003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2798926999458">
                <text:p>0.302798926999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55828415000724">
                <text:p>0.455828415000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52938870000798">
                <text:p>0.3529388700007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1763287999856">
                <text:p>0.5417632879998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1245170000293">
                <text:p>0.621245170000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50013546999799">
                <text:p>0.450013546999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2739281999893">
                <text:p>0.6127392819998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9369541999949">
                <text:p>0.3793695419999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71698221000588">
                <text:p>0.5716982210005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5825326000304">
                <text:p>0.33582532600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6619588999529">
                <text:p>0.4266195889995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62125044999812">
                <text:p>0.6621250449998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98266089999561">
                <text:p>0.4982660899995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72028192000289">
                <text:p>0.572028192000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96963752000374">
                <text:p>0.396963752000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82353234999573">
                <text:p>0.5823532349995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5522115599997">
                <text:p>0.355221155999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73953699987">
                <text:p>0.547739536999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3656974999867">
                <text:p>0.6636569749998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92966789000093">
                <text:p>0.4929667890000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85779103000277">
                <text:p>0.5857791030002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79417410999849">
                <text:p>0.3794174109998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81446064999909">
                <text:p>0.5814460649999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5798257999777">
                <text:p>0.405798257999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6465617999274">
                <text:p>0.5464656179992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63562916999581">
                <text:p>0.663562916999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2718011900015">
                <text:p>0.52718011900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4594356999551">
                <text:p>0.5945943569995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D1:Sheet1.D231" chart:data-source-has-labels="row" svg:x="1.331cm" svg:y="0.18cm" svg:width="14.349cm" svg:height="7.659cm">
          <chart:coordinate-region svg:x="2.058cm" svg:y="0.38cm" svg:width="13.342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D2:Sheet1.D231" chart:label-cell-address="Sheet1.D1:Sheet1.D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lprioritä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8394197999951">
                <text:p>0.208394197999951</text:p>
                <draw:g>
                  <svg:desc>Sheet1.D2:Sheet1.D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3511209999124">
                <text:p>0.0903511209999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2600500004337">
                <text:p>0.0952600500004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3279629999743">
                <text:p>0.0983279629999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3144942999534">
                <text:p>0.323144942999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1898370000636">
                <text:p>0.098189837000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741808999985">
                <text:p>0.103741808999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1155589999507">
                <text:p>0.101155589999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793801000189">
                <text:p>0.1027938010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0271875000763">
                <text:p>0.110271875000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955002000381">
                <text:p>0.107955002000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824517000125">
                <text:p>0.33982451700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7140302000735">
                <text:p>0.117140302000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9988020999699">
                <text:p>0.119988020999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542968999951">
                <text:p>0.107542968999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1565582000367">
                <text:p>0.111565582000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452722999289">
                <text:p>0.120452722999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622241999568">
                <text:p>0.334622241999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4884346999934">
                <text:p>0.234884346999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2565823000623">
                <text:p>0.252565823000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042811999971">
                <text:p>0.12404281199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5410426999406">
                <text:p>0.175410426999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6755723999631">
                <text:p>0.116755723999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8200140999979">
                <text:p>0.128200140999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5142598000566">
                <text:p>0.405142598000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590721000255">
                <text:p>0.24859072100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100076000745">
                <text:p>0.270100076000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1458546999529">
                <text:p>0.111458546999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4069066000629">
                <text:p>0.124069066000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4099919000182">
                <text:p>0.114099919000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6674694000249">
                <text:p>0.136674694000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7538047999915">
                <text:p>0.367538047999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767976500083">
                <text:p>0.25767976500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0489777000403">
                <text:p>0.2904897770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841756999827">
                <text:p>0.103841756999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3012969999763">
                <text:p>0.123012969999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873715999427">
                <text:p>0.106873715999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917802999946">
                <text:p>0.127917802999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702848999594">
                <text:p>0.351702848999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5461502999678">
                <text:p>0.2254615029996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380530999821">
                <text:p>0.268380530999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9221615000024">
                <text:p>0.109221615000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5198734000369">
                <text:p>0.1351987340003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0838436999984">
                <text:p>0.110838436999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167010999467">
                <text:p>0.120167010999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3890198999798">
                <text:p>0.363890198999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570333000491">
                <text:p>0.231570333000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0478812999936">
                <text:p>0.290478812999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6763821999484">
                <text:p>0.116763821999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191024700016">
                <text:p>0.1519102470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8174994000583">
                <text:p>0.118174994000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1053354000178">
                <text:p>0.141053354000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8422565999717">
                <text:p>0.358422565999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1058840999794">
                <text:p>0.261058840999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0296846999809">
                <text:p>0.290296846999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5913579999869">
                <text:p>0.115913579999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6423098000705">
                <text:p>0.136423098000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1153942999626">
                <text:p>0.121153942999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1652640000066">
                <text:p>0.151652640000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7237813999272">
                <text:p>0.377237813999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608384999599">
                <text:p>0.251608384999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104274999787">
                <text:p>0.2981042749997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7862217000038">
                <text:p>0.117862217000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7880223999891">
                <text:p>0.147880223999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0300107000039">
                <text:p>0.130300107000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46264000002">
                <text:p>0.15446264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6737319000531">
                <text:p>0.386737319000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6913981000471">
                <text:p>0.266913981000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2739079000057">
                <text:p>0.292739079000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3903072000066">
                <text:p>0.133903072000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617917800002">
                <text:p>0.136179178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2061472000241">
                <text:p>0.152061472000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2590447999974">
                <text:p>0.132590447999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4318177000496">
                <text:p>0.414318177000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9272384999349">
                <text:p>0.259272384999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824752600005">
                <text:p>0.318247526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2664933000342">
                <text:p>0.132664933000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7665249000056">
                <text:p>0.1476652490000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4993831000429">
                <text:p>0.134993831000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1924946000217">
                <text:p>0.171924946000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5208325999629">
                <text:p>0.4152083259996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4834356999236">
                <text:p>0.274834356999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4926174000466">
                <text:p>0.2949261740004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6623626000764">
                <text:p>0.126623626000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8560097000191">
                <text:p>0.1585600970001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1102241999288">
                <text:p>0.161102241999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1860371999865">
                <text:p>0.161860371999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5198114999621">
                <text:p>0.405198114999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1329627999839">
                <text:p>0.311329627999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4971840999751">
                <text:p>0.324971840999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763937099975">
                <text:p>0.13763937099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8086178000522">
                <text:p>0.168086178000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3652706000685">
                <text:p>0.153652706000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7262955999613">
                <text:p>0.157262955999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7319930999838">
                <text:p>0.417319930999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8271378000427">
                <text:p>0.308271378000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4309294999912">
                <text:p>0.334309294999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7670013999923">
                <text:p>0.137670013999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9487785999991">
                <text:p>0.16948778599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66197559996">
                <text:p>0.156619755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9456256000121">
                <text:p>0.149456256000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6528980000076">
                <text:p>0.406528980000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66454968999824">
                <text:p>0.266454968999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5589632000629">
                <text:p>0.3255896320006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0525576000073">
                <text:p>0.140525576000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6512485000494">
                <text:p>0.246512485000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5712951000169">
                <text:p>0.155712951000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9273100999999">
                <text:p>0.21927310099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7413533000145">
                <text:p>0.447413533000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0961555999529">
                <text:p>0.260961555999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1669016000669">
                <text:p>0.321669016000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9677284000063">
                <text:p>0.149677284000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2447966999862">
                <text:p>0.242447966999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503433899994">
                <text:p>0.15503433899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3852245000235">
                <text:p>0.2038522450002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9294059000276">
                <text:p>0.469294059000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3933043000179">
                <text:p>0.263933043000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6728737999692">
                <text:p>0.336728737999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44856891000018">
                <text:p>0.14485689100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152441000238">
                <text:p>0.238152441000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1164540999598">
                <text:p>0.1711645409995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541866999476">
                <text:p>0.168541866999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61159033000513">
                <text:p>0.4611590330005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685209899937">
                <text:p>0.276852098999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36190797000199">
                <text:p>0.336190797000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6066966000035">
                <text:p>0.1460669660000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0680241000118">
                <text:p>0.180680241000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83299839000028">
                <text:p>0.183299839000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9158367999626">
                <text:p>0.2191583679996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62871900032">
                <text:p>0.44462871900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2469139000568">
                <text:p>0.282469139000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5769680999401">
                <text:p>0.355769680999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5312480999783">
                <text:p>0.1553124809997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6767295999962">
                <text:p>0.196767295999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3340380000373">
                <text:p>0.153340380000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18026078000548">
                <text:p>0.218026078000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6414506000765">
                <text:p>0.476414506000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841384499945">
                <text:p>0.30841384499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8860447999868">
                <text:p>0.348860447999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99831999753">
                <text:p>0.185599831999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7939952000306">
                <text:p>0.187939952000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2476417000107">
                <text:p>0.162476417000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2178978000047">
                <text:p>0.2821789780000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07060288000503">
                <text:p>0.507060288000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1698935000059">
                <text:p>0.351698935000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3982850000175">
                <text:p>0.3739828500001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1372143000335">
                <text:p>0.1613721430003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4809875000356">
                <text:p>0.214809875000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99711000145">
                <text:p>0.168299711000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19352097999945">
                <text:p>0.219352097999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1614669000046">
                <text:p>0.441614669000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5435463000795">
                <text:p>0.2854354630007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8642538999447">
                <text:p>0.358642538999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9330622999732">
                <text:p>0.159330622999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0355941999733">
                <text:p>0.230355941999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0541955000299">
                <text:p>0.190541955000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9558364999975">
                <text:p>0.2595583649999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2746996000096">
                <text:p>0.4427469960000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97086632000173">
                <text:p>0.297086632000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08247114000005">
                <text:p>0.408247114000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1795995000139">
                <text:p>0.171795995000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5462995000235">
                <text:p>0.2654629950002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7965535999865">
                <text:p>0.187965535999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2672835999656">
                <text:p>0.2426728359996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959088200063">
                <text:p>0.439590882000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0628070799994">
                <text:p>0.40628070799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59563114999583">
                <text:p>0.459563114999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6551990999542">
                <text:p>0.1765519909995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4848431000028">
                <text:p>0.2548484310000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8318062000217">
                <text:p>0.208318062000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38378142000329">
                <text:p>0.2383781420003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1604668000073">
                <text:p>0.451604668000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685289499932">
                <text:p>0.326852894999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044749100005">
                <text:p>0.37044749100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6566758999579">
                <text:p>0.1665667589995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63315436999619">
                <text:p>0.263315436999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61758864000512">
                <text:p>0.2617588640005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5421245000871">
                <text:p>0.275421245000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7210935899966">
                <text:p>0.472109358999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8543525999994">
                <text:p>0.3085435259999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19467811000686">
                <text:p>0.419467811000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1750784000287">
                <text:p>0.211750784000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8571143999434">
                <text:p>0.288571143999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9968954999567">
                <text:p>0.2099689549995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4502956999895">
                <text:p>0.2445029569998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9045345400009">
                <text:p>0.49045345400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1942670000644">
                <text:p>0.361942670000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32368504999431">
                <text:p>0.4323685049994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0526457000269">
                <text:p>0.180526457000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65097383000466">
                <text:p>0.265097383000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6872994000369">
                <text:p>0.2168729940003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7699335000216">
                <text:p>0.377699335000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0176737999973">
                <text:p>0.460176737999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17631939999956">
                <text:p>0.3176319399999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998180099974">
                <text:p>0.39998180099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3175356999745">
                <text:p>0.193175356999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70987286000491">
                <text:p>0.2709872860004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4877773999833">
                <text:p>0.274877773999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6843545000229">
                <text:p>0.2968435450002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87099418000071">
                <text:p>0.4870994180000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9319344000178">
                <text:p>0.319319344000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8816920999925">
                <text:p>0.408816920999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2085380000208">
                <text:p>0.1920853800002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38681225000073">
                <text:p>0.3386812250000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6701290000419">
                <text:p>0.1967012900004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59212377999938">
                <text:p>0.3592123779999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113753100075">
                <text:p>0.47113753100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34307449000335">
                <text:p>0.3343074490003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69021825999334">
                <text:p>0.469021825999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5113900000033">
                <text:p>0.1851139000000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4933881500001">
                <text:p>0.34933881500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5556866000043">
                <text:p>0.215556866000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2184022999645">
                <text:p>0.3121840229996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3540161000055">
                <text:p>0.493540161000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2241432999581">
                <text:p>0.33224143299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7441333000388">
                <text:p>0.4274413330003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4550993000121">
                <text:p>0.1945509930001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2598527000046">
                <text:p>0.362598527000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2116149500016">
                <text:p>0.221161495000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9258361999782">
                <text:p>0.3392583619997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89666403999763">
                <text:p>0.4896664039997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1587113000533">
                <text:p>0.321587113000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0382467000309">
                <text:p>0.420382467000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7715102000075">
                <text:p>0.197715102000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77882505000343">
                <text:p>0.3778825050003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7646529000376">
                <text:p>0.217646529000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6506900999884">
                <text:p>0.3465069009998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0680246000229">
                <text:p>0.5006802460002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4987929000345">
                <text:p>0.3549879290003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35640415999842">
                <text:p>0.4356404159998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E231" chart:data-source-has-labels="row" svg:x="1.331cm" svg:y="0.18cm" svg:width="14.349cm" svg:height="7.659cm">
          <chart:coordinate-region svg:x="2.058cm" svg:y="0.38cm" svg:width="13.342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E2:Sheet1.E231" chart:label-cell-address="Sheet1.E1:Sheet1.E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ge, Anweisu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0306673999185">
                <text:p>0.210306673999185</text:p>
                <draw:g>
                  <svg:desc>Sheet1.E2:Sheet1.E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931660999966">
                <text:p>0.092931660999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8422130001491">
                <text:p>0.0978422130001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006611999968">
                <text:p>0.10200661199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855889999933">
                <text:p>0.326855889999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311205999285">
                <text:p>0.10231120599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261751999431">
                <text:p>0.107261751999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857185999819">
                <text:p>0.107857185999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31905000037">
                <text:p>0.107731905000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315996000594">
                <text:p>0.116315996000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669653000419">
                <text:p>0.11466965300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3994054000177">
                <text:p>0.343994054000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619020000253">
                <text:p>0.121619020000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115434999927">
                <text:p>0.128115434999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802033999695">
                <text:p>0.114802033999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0633338000516">
                <text:p>0.120633338000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784198999507">
                <text:p>0.127784198999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448956000022">
                <text:p>0.341448956000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9999576000628">
                <text:p>0.239999576000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459169000365">
                <text:p>0.259459169000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4674738000285">
                <text:p>0.134674738000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700588000036">
                <text:p>0.180700588000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972563000076">
                <text:p>0.12297256300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858525000614">
                <text:p>0.138858525000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1450223000429">
                <text:p>0.411450223000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7572430000437">
                <text:p>0.257572430000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755343000535">
                <text:p>0.277755343000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932062000364">
                <text:p>0.117932062000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3532505000403">
                <text:p>0.133532505000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99058000058">
                <text:p>0.12099058000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443999000032">
                <text:p>0.144443999000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8632908000327">
                <text:p>0.378632908000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6905644000872">
                <text:p>0.26690564400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2744474000065">
                <text:p>0.302744474000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3682627999879">
                <text:p>0.113682627999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552421999724">
                <text:p>0.139552421999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7649765999886">
                <text:p>0.117649765999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203817999558">
                <text:p>0.13620381799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58715499955">
                <text:p>0.36358715499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716349999871">
                <text:p>0.234716349999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416944999677">
                <text:p>0.287416944999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9707556000321">
                <text:p>0.119707556000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7687227999995">
                <text:p>0.147687227999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236616999748">
                <text:p>0.123236616999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3573425999202">
                <text:p>0.133573425999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665188200026">
                <text:p>0.37665188200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982800000296">
                <text:p>0.246982800000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1194355000007">
                <text:p>0.301194355000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5042328999589">
                <text:p>0.135042328999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716024000176">
                <text:p>0.165716024000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0609722999907">
                <text:p>0.1306097229999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21467700004">
                <text:p>0.1521467700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098614200022">
                <text:p>0.37098614200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6434151000103">
                <text:p>0.276434151000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1880267999877">
                <text:p>0.301880267999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2287710999663">
                <text:p>0.132287710999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9032369000452">
                <text:p>0.149032369000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598643000023">
                <text:p>0.13598643000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6207524000129">
                <text:p>0.166207524000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653855799952">
                <text:p>0.39653855799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5519672999289">
                <text:p>0.265519672999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5188265999495">
                <text:p>0.315188265999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7701874000413">
                <text:p>0.137701874000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4248365999811">
                <text:p>0.1642483659998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5276907000152">
                <text:p>0.145276907000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042213700006">
                <text:p>0.170422137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4606612999705">
                <text:p>0.4146066129997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1492864000247">
                <text:p>0.2914928640002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5533160000086">
                <text:p>0.315533160000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6093608999981">
                <text:p>0.156093608999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3613701999348">
                <text:p>0.153613701999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1129435000694">
                <text:p>0.171129435000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0252079999518">
                <text:p>0.150252079999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1403354000395">
                <text:p>0.431403354000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8128985999501">
                <text:p>0.2781289859995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4336592">
                <text:p>0.334336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3248691999797">
                <text:p>0.1632486919997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578611000456">
                <text:p>0.165578611000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098534200024">
                <text:p>0.15098534200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469825000553">
                <text:p>0.197469825000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266601599953">
                <text:p>0.43266601599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854639999859">
                <text:p>0.292854639999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6504328000519">
                <text:p>0.316504328000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2415470005">
                <text:p>0.146241547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6438917999803">
                <text:p>0.176438917999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2187627999156">
                <text:p>0.182187627999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2736677000066">
                <text:p>0.2127366770000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6764963999631">
                <text:p>0.4267649639996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2343045000016">
                <text:p>0.332343045000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4185664999713">
                <text:p>0.344185664999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473505000184">
                <text:p>0.163473505000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0696820000085">
                <text:p>0.190696820000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1897219000348">
                <text:p>0.181897219000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5604936999807">
                <text:p>0.2656049369998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0866926000126">
                <text:p>0.440866926000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9653789000076">
                <text:p>0.329653789000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4069635999622">
                <text:p>0.354069635999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687615000417">
                <text:p>0.1586876150004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0765736000176">
                <text:p>0.250765736000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07369499993">
                <text:p>0.18073694999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2372557000199">
                <text:p>0.222372557000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2605937000299">
                <text:p>0.422605937000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7126569000065">
                <text:p>0.2871265690000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6384860000398">
                <text:p>0.346384860000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4586202999999">
                <text:p>0.164586202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8271785000252">
                <text:p>0.268271785000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2054631000028">
                <text:p>0.182054631000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5392191000064">
                <text:p>0.245392191000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4583100000018">
                <text:p>0.474583100000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1480742999956">
                <text:p>0.301480742999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2338434000339">
                <text:p>0.342338434000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4733875000129">
                <text:p>0.174733875000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7220945999725">
                <text:p>0.267220945999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004259999601">
                <text:p>0.179004259999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4944977999912">
                <text:p>0.254944977999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9337984000231">
                <text:p>0.519337984000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0263658000185">
                <text:p>0.2902636580001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897984499934">
                <text:p>0.358979844999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4255451000136">
                <text:p>0.174255451000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3102041999846">
                <text:p>0.323102041999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5985407999615">
                <text:p>0.195985407999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68323313999645">
                <text:p>0.268323313999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344923000535">
                <text:p>0.499344923000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0706735999483">
                <text:p>0.300706735999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1094521999803">
                <text:p>0.361094521999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581954400066">
                <text:p>0.17581954400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8892235000058">
                <text:p>0.278892235000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978545700018">
                <text:p>0.20978545700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1472357999482">
                <text:p>0.321472357999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0064081000819">
                <text:p>0.4800640810008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2932708000517">
                <text:p>0.3129327080005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2985573999576">
                <text:p>0.382985573999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3703762999576">
                <text:p>0.193703762999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0683636000467">
                <text:p>0.320683636000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3648227000485">
                <text:p>0.203648227000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3010205999926">
                <text:p>0.333010205999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0867303799987">
                <text:p>0.50867303799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34550236999348">
                <text:p>0.3345502369993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159359999903">
                <text:p>0.379159359999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916449299988">
                <text:p>0.21916449299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221700100039">
                <text:p>0.28221700100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4254445000297">
                <text:p>0.194254445000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4015741000221">
                <text:p>0.374015741000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2039490000425">
                <text:p>0.552039490000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6976161999883">
                <text:p>0.386976161999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03445738999835">
                <text:p>0.403445738999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978129000257">
                <text:p>0.2029781290002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1935629999643">
                <text:p>0.321935629999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360909400024">
                <text:p>0.25360909400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1299420999567">
                <text:p>0.351299420999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4775398999736">
                <text:p>0.5247753989997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0340381000242">
                <text:p>0.360340381000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8790688999507">
                <text:p>0.3887906889995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1339246000316">
                <text:p>0.2013392460003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1867570999966">
                <text:p>0.341867570999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3891917999936">
                <text:p>0.223891917999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0506939999359">
                <text:p>0.370506939999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81262779000645">
                <text:p>0.4812627790006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8118925999879">
                <text:p>0.338118925999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0932370000155">
                <text:p>0.440932370000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12375846000214">
                <text:p>0.2123758460002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5459187000597">
                <text:p>0.3954591870005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2221500999913">
                <text:p>0.232221500999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2240105999263">
                <text:p>0.362240105999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08585851000134">
                <text:p>0.5085858510001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6600174999985">
                <text:p>0.6666001749999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171499999444">
                <text:p>0.498171499999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5114012999693">
                <text:p>0.2451140129996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9786569999596">
                <text:p>0.409786569999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3659071000329">
                <text:p>0.2836590710003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5817868000231">
                <text:p>0.385817868000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053910700055">
                <text:p>0.53053910700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3092866999505">
                <text:p>0.383092866999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065217999967">
                <text:p>0.460652179999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36021656000048">
                <text:p>0.2360216560000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82318999304">
                <text:p>0.3934823189993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438024800078">
                <text:p>0.35438024800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6804073000822">
                <text:p>0.366804073000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4044322199934">
                <text:p>0.54044322199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2466255000072">
                <text:p>0.362466255000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82472218000112">
                <text:p>0.482472218000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5733666999695">
                <text:p>0.2957336669996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38570483999683">
                <text:p>0.4385704839996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96616040000117">
                <text:p>0.296616040000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5672919000172">
                <text:p>0.3856729190001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3570391999929">
                <text:p>0.613570391999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0696447000155">
                <text:p>0.4506964470001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23967973999788">
                <text:p>0.5239679739997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4690417000093">
                <text:p>0.2846904170000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7824700999772">
                <text:p>0.3878247009997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08123963000071">
                <text:p>0.3081239630000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5176731999454">
                <text:p>0.475176731999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55962385999919">
                <text:p>0.555962385999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2239479999917">
                <text:p>0.4222394799999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1725045999374">
                <text:p>0.491725045999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4621928999986">
                <text:p>0.264621928999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3207371000353">
                <text:p>0.523207371000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0633330899982">
                <text:p>0.406333308999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00978989000578">
                <text:p>0.4009789890005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51221206999799">
                <text:p>0.5512212069997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03141717999461">
                <text:p>0.4031417179994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3049187999786">
                <text:p>0.463049187999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4039189998">
                <text:p>0.29040391899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4907584000248">
                <text:p>0.444907584000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6747110000106">
                <text:p>0.2567471100001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4323533999959">
                <text:p>0.464323533999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52411387000575">
                <text:p>0.5524113870005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584425499972">
                <text:p>0.375844254999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38566929999433">
                <text:p>0.5385669299994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5521105000262">
                <text:p>0.295521105000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8962631000068">
                <text:p>0.4689626310000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3751379999521">
                <text:p>0.3237513799995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16795520000051">
                <text:p>0.4167955200000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50782563000575">
                <text:p>0.650782563000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07693159999326">
                <text:p>0.407693159999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0657012999909">
                <text:p>0.5006570129999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8281565000252">
                <text:p>0.2982815650002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0224516999442">
                <text:p>0.4802245169994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2392284999732">
                <text:p>0.3423922849997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619698999726">
                <text:p>0.455619698999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5210087899959">
                <text:p>0.65210087899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974158000208">
                <text:p>0.4809741580002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8888907999572">
                <text:p>0.4988889079995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4285936999586">
                <text:p>0.2942859369995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7484613000488">
                <text:p>0.5674846130004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94456212000114">
                <text:p>0.294456212000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4105917999113">
                <text:p>0.5341059179991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50748236000254">
                <text:p>0.6507482360002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13616658000501">
                <text:p>0.5136166580005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19662097999571">
                <text:p>0.5196620979995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F1:Sheet1.F231" chart:data-source-has-labels="row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6.5cm" chart:style-name="ch6">
              <text:p>Round Trip Time Trainerclient in s</text:p>
            </chart:title>
            <chart:grid chart:style-name="ch7" chart:class="major"/>
          </chart:axis>
          <chart:series chart:style-name="ch8" chart:values-cell-range-address="Sheet1.F2:Sheet1.F231" chart:label-cell-address="Sheet1.F1:Sheet1.F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ptom Kombin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7996681999248">
                <text:p>0.207996681999248</text:p>
                <draw:g>
                  <svg:desc>Sheet1.F2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8573879999749">
                <text:p>0.0878573879999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6262180004851">
                <text:p>0.094626218000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5884400004361">
                <text:p>0.0975884400004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1803866999289">
                <text:p>0.321803866999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71663399996032">
                <text:p>0.0971663399996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2174929999819">
                <text:p>0.10217492999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015782999435">
                <text:p>0.100015782999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7891870001695">
                <text:p>0.0997891870001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843160999939">
                <text:p>0.105843160999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642792999992">
                <text:p>0.10664279299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7602956999945">
                <text:p>0.33760295699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5771888000381">
                <text:p>0.115771888000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6516994999984">
                <text:p>0.116516994999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20056799992">
                <text:p>0.10320056799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57578099997">
                <text:p>0.105575780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696598799972">
                <text:p>0.11696598799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0149694999818">
                <text:p>0.330149694999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8281698000501">
                <text:p>0.228281698000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614935000158">
                <text:p>0.250614935000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8513516999883">
                <text:p>0.11851351699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234643999924">
                <text:p>0.171234643999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411788000325">
                <text:p>0.114411788000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263433000328">
                <text:p>0.125263433000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545648999971">
                <text:p>0.398545648999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544872000024">
                <text:p>0.24544872000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284690600005">
                <text:p>0.262846906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5765569000141">
                <text:p>0.105765569000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855893000029">
                <text:p>0.11855893000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951994000061">
                <text:p>0.10951994000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2313400011">
                <text:p>0.129123134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1102300999846">
                <text:p>0.361102300999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9440757000229">
                <text:p>0.249440757000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3249439000429">
                <text:p>0.283249439000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5280249995194">
                <text:p>0.0975280249995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87758019994">
                <text:p>0.1087758019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012807899966">
                <text:p>0.10012807899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2167544999684">
                <text:p>0.122167544999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833563999804">
                <text:p>0.345833563999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9780156999841">
                <text:p>0.209780156999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3387105999755">
                <text:p>0.263387105999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1800520999859">
                <text:p>0.101800520999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6574741000695">
                <text:p>0.126574741000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31133099983">
                <text:p>0.1003113309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019333999953">
                <text:p>0.115019333999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5811327000083">
                <text:p>0.355811327000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6427065000062">
                <text:p>0.216427065000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3737675000339">
                <text:p>0.283737675000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663402299997">
                <text:p>0.1066340229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9622526000494">
                <text:p>0.139622526000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7820324999921">
                <text:p>0.107820324999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4886916000141">
                <text:p>0.134886916000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261469000325">
                <text:p>0.340261469000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6993888999896">
                <text:p>0.246993888999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540246100034">
                <text:p>0.27540246100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305273099948">
                <text:p>0.10305273099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1700992000115">
                <text:p>0.121700992000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9043853000003">
                <text:p>0.109043853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6508753999806">
                <text:p>0.136508753999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7614601000023">
                <text:p>0.357614601000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097796999871">
                <text:p>0.230097796999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0111552999879">
                <text:p>0.270111552999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5738281000413">
                <text:p>0.105738281000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354749999948">
                <text:p>0.129354749999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4401453000028">
                <text:p>0.114401453000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640185799999">
                <text:p>0.146401857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9795726999655">
                <text:p>0.369795726999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2134739999747">
                <text:p>0.252134739999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338261000186">
                <text:p>0.272338261000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2837022999884">
                <text:p>0.112837022999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2700402999726">
                <text:p>0.122700402999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7056684000527">
                <text:p>0.137056684000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2631381999781">
                <text:p>0.122631381999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485998800068">
                <text:p>0.40485998800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0856743999975">
                <text:p>0.250856743999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0053138000512">
                <text:p>0.310053138000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1927566000304">
                <text:p>0.111927566000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6484369000536">
                <text:p>0.126484369000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7263817000312">
                <text:p>0.127263817000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7103182000137">
                <text:p>0.147103182000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4858780999348">
                <text:p>0.404858780999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17799439995">
                <text:p>0.2617799439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1787441000015">
                <text:p>0.271787441000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398124000109">
                <text:p>0.109398124000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4570936000273">
                <text:p>0.134570936000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0052181999636">
                <text:p>0.140052181999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674544999565">
                <text:p>0.145674544999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6119607999935">
                <text:p>0.396119607999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2162049999897">
                <text:p>0.282162049999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1372339000409">
                <text:p>0.3013723390004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7358559000422">
                <text:p>0.117358559000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1201263000075">
                <text:p>0.151201263000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721114000153">
                <text:p>0.130721114000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8021169999993">
                <text:p>0.148021169999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501702000511">
                <text:p>0.385501702000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702836299999">
                <text:p>0.287028362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3539248999623">
                <text:p>0.323539248999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9095125000058">
                <text:p>0.119095125000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7658312000203">
                <text:p>0.1476583120002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9112868999291">
                <text:p>0.139112868999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6928056000215">
                <text:p>0.136928056000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4126269000262">
                <text:p>0.384126269000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426226200012">
                <text:p>0.24426226200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5479718000461">
                <text:p>0.315479718000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8552101999958">
                <text:p>0.128552101999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1639538000381">
                <text:p>0.151639538000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5801931999595">
                <text:p>0.135801931999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7549827000366">
                <text:p>0.157549827000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31674001999454">
                <text:p>0.431674001999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3912591000262">
                <text:p>0.233912591000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0920324000108">
                <text:p>0.310920324000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5967695999861">
                <text:p>0.125967695999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0436674999801">
                <text:p>0.160436674999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6806180999884">
                <text:p>0.136806180999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9235925999856">
                <text:p>0.139235925999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8513996999536">
                <text:p>0.4185139969995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6748917999867">
                <text:p>0.2467489179998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3107335999121">
                <text:p>0.313107335999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3387219000506">
                <text:p>0.123387219000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8850478999957">
                <text:p>0.168850478999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169851399969">
                <text:p>0.151698513999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5985468999461">
                <text:p>0.155985468999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2041312000147">
                <text:p>0.422041312000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7965519999743">
                <text:p>0.257965519999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0122693000267">
                <text:p>0.310122693000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446704300055">
                <text:p>0.12446704300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9559162999358">
                <text:p>0.1595591629993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2784758000053">
                <text:p>0.152784758000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713628000107">
                <text:p>0.201713628000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6415727999956">
                <text:p>0.406415727999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1306050000712">
                <text:p>0.261306050000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3618916999731">
                <text:p>0.3436189169997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7978999999868">
                <text:p>0.1279789999998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9432173000387">
                <text:p>0.139432173000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3238095000706">
                <text:p>0.133238095000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2811384000197">
                <text:p>0.142811384000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93728990003">
                <text:p>0.4593728990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6652661999833">
                <text:p>0.276652661999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5743706000358">
                <text:p>0.335743706000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7732247999556">
                <text:p>0.147732247999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6277875999658">
                <text:p>0.1462778759996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7718591000521">
                <text:p>0.1377185910005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9903033000519">
                <text:p>0.189903033000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3760005000731">
                <text:p>0.453760005000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449370299968">
                <text:p>0.33449370299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9831468999801">
                <text:p>0.3598314689998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7450604000151">
                <text:p>0.137450604000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3781654000341">
                <text:p>0.153781654000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4231297999795">
                <text:p>0.1442312979997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6273910999298">
                <text:p>0.146273910999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9645281999692">
                <text:p>0.419645281999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0907212000129">
                <text:p>0.250907212000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8998781999871">
                <text:p>0.328998781999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2739624000351">
                <text:p>0.132739624000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5631004999814">
                <text:p>0.1456310049998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008936000049">
                <text:p>0.165008936000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7199688999499">
                <text:p>0.18719968899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177016200003">
                <text:p>0.42177016200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6557754999667">
                <text:p>0.266557754999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4481585000467">
                <text:p>0.3744815850004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2256782000004">
                <text:p>0.1422567820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6001881000047">
                <text:p>0.1760018810000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4070225999931">
                <text:p>0.154070225999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4888623999504">
                <text:p>0.2248886239995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00002655000208">
                <text:p>0.400002655000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6308328999621">
                <text:p>0.3363083289996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8942097999206">
                <text:p>0.418942097999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3835429999854">
                <text:p>0.143835429999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8855894999761">
                <text:p>0.158855894999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632180400029">
                <text:p>0.16632180400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7449902000262">
                <text:p>0.177449902000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8387015000226">
                <text:p>0.428387015000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1046026000004">
                <text:p>0.291046026000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53490503999637">
                <text:p>0.3534905039996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7820648999877">
                <text:p>0.137820648999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9070532999285">
                <text:p>0.169070532999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2010072000157">
                <text:p>0.162010072000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54571448000206">
                <text:p>0.254571448000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4682837999389">
                <text:p>0.434682837999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67919978999998">
                <text:p>0.26791997899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1615343000703">
                <text:p>0.3816153430007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7200003000507">
                <text:p>0.177200003000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5577757999454">
                <text:p>0.185577757999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397073600001">
                <text:p>0.163970736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7086115000711">
                <text:p>0.217086115000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39332973000091">
                <text:p>0.439332973000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0403951000117">
                <text:p>0.320403951000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9358985999461">
                <text:p>0.409358985999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9489979000464">
                <text:p>0.14948997900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4460622000443">
                <text:p>0.1544606220004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085845100064">
                <text:p>0.17085845100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02740821999578">
                <text:p>0.302740821999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16482010000436">
                <text:p>0.4164820100004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5112557000284">
                <text:p>0.275112557000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0702955999368">
                <text:p>0.380702955999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4364113999691">
                <text:p>0.1543641139996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76427245000014">
                <text:p>0.1764272450000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9793709999794">
                <text:p>0.1697937099997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1254185000362">
                <text:p>0.2212541850003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44267965999643">
                <text:p>0.444267965999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3356898000202">
                <text:p>0.2733568980002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9771514999666">
                <text:p>0.389771514999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0781866999751">
                <text:p>0.1507818669997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2942710000098">
                <text:p>0.222942710000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5711836000373">
                <text:p>0.1457118360003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8200618999799">
                <text:p>0.2682006189997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23526201000641">
                <text:p>0.4235262010006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1413932000069">
                <text:p>0.2914139320000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46162090999678">
                <text:p>0.446162090999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51597712000694">
                <text:p>0.151597712000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1709636000232">
                <text:p>0.2317096360002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73541139000008">
                <text:p>0.17354113900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1724021999835">
                <text:p>0.141724021999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3836284999888">
                <text:p>0.413836284999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98731359999692">
                <text:p>0.2987313599996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488811499974">
                <text:p>0.38488811499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5456881099999">
                <text:p>0.154568810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2420069">
                <text:p>0.2324200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5041162000307">
                <text:p>0.165041162000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5083597999837">
                <text:p>0.2450835979998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60420178999812">
                <text:p>0.4604201789998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8210806000061">
                <text:p>0.2782108060000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3974838000322">
                <text:p>0.3739748380003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8028292999916">
                <text:p>0.158028292999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69079057999988">
                <text:p>0.269079057999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79942261999713">
                <text:p>0.1799422619997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3749734999183">
                <text:p>0.323749734999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1030781999616">
                <text:p>0.4710307819996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17866676000449">
                <text:p>0.3178666760004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12513677999414">
                <text:p>0.4125136779994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Q1:Sheet1.Q231" chart:data-source-has-labels="row" svg:x="1.331cm" svg:y="0.18cm" svg:width="14.349cm" svg:height="7.659cm">
          <chart:coordinate-region svg:x="2.058cm" svg:y="0.38cm" svg:width="13.342cm" svg:height="6.812cm"/>
          <chart:axis chart:dimension="x" chart:name="primary-x" chart:style-name="ch3">
            <chart:title svg:x="7.416cm" svg:y="8.019cm" chart:style-name="ch4">
              <text:p>Serveranfrage</text:p>
            </chart:title>
          </chart:axis>
          <chart:axis chart:dimension="y" chart:name="primary-y" chart:style-name="ch5">
            <chart:title svg:x="0.451cm" svg:y="5.561cm" chart:style-name="ch6">
              <text:p>Round Trip Time in s</text:p>
            </chart:title>
            <chart:grid chart:style-name="ch7" chart:class="major"/>
          </chart:axis>
          <chart:series chart:style-name="ch8" chart:values-cell-range-address="Sheet1.Q2:Sheet1.Q231" chart:label-cell-address="Sheet1.Q1:Sheet1.Q1" chart:class="chart:scatter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, unbeachtet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938199999669">
                <text:p>0.209938199999669</text:p>
                <draw:g>
                  <svg:desc>Sheet1.Q2:Sheet1.Q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4924390001252">
                <text:p>0.0924924390001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5081190006458">
                <text:p>0.0965081190006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0608081999781">
                <text:p>0.100608081999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5409944999592">
                <text:p>0.325409944999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593835999462">
                <text:p>0.100593835999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424465999931">
                <text:p>0.105424465999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5741327000032">
                <text:p>0.10574132700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069433999437">
                <text:p>0.10606943399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3566983000055">
                <text:p>0.113566983000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049884000546">
                <text:p>0.110049884000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194170000563">
                <text:p>0.341194170000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8631648000701">
                <text:p>0.118631648000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2134420999828">
                <text:p>0.122134420999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923513000467">
                <text:p>0.109923513000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26716500066">
                <text:p>0.11526716500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514760999366">
                <text:p>0.122514760999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6359242999606">
                <text:p>0.336359242999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479030000737">
                <text:p>0.236479030000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804221000086">
                <text:p>0.254804221000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8254610000113">
                <text:p>0.128254610000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7173950999531">
                <text:p>0.177173950999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44383100015">
                <text:p>0.11844383100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1419452000046">
                <text:p>0.131419452000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7467980000547">
                <text:p>0.407467980000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523962999978">
                <text:p>0.250523962999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682544000418">
                <text:p>0.272682544000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3470688000234">
                <text:p>0.113470688000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6186737999888">
                <text:p>0.126186737999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59594700086">
                <text:p>0.11659594700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88790230003">
                <text:p>0.138879023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9457210000292">
                <text:p>0.369457210000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1169687000802">
                <text:p>0.261169687000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813952999903">
                <text:p>0.29481395299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7692794999821">
                <text:p>0.107692794999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2145122999646">
                <text:p>0.132145122999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0609974999534">
                <text:p>0.110609974999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253770999341">
                <text:p>0.132253770999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5314131999876">
                <text:p>0.355314131999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8719583000384">
                <text:p>0.228719583000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9120217999662">
                <text:p>0.279120217999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2758230000509">
                <text:p>0.112758230000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7921679000101">
                <text:p>0.137921679000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528183199971">
                <text:p>0.11528183199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4052851999295">
                <text:p>0.124052851999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9373477000408">
                <text:p>0.369373477000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7535627999932">
                <text:p>0.237535627999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3452065000565">
                <text:p>0.293452065000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0936094999706">
                <text:p>0.120936094999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019828000557">
                <text:p>0.157019828000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2950375000073">
                <text:p>0.122950375000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4807766000667">
                <text:p>0.144807766000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211312100022">
                <text:p>0.36211312100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38446600009">
                <text:p>0.26638446600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3522906999897">
                <text:p>0.293522906999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907088000218">
                <text:p>0.119907088000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9765968000575">
                <text:p>0.13976596800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5819736999802">
                <text:p>0.125819736999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6557291999889">
                <text:p>0.156557291999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1001391999234">
                <text:p>0.381001391999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536705399918">
                <text:p>0.25536705399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3294336999897">
                <text:p>0.303294336999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39680460003">
                <text:p>0.1239680460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2241404000051">
                <text:p>0.15224140400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446909600043">
                <text:p>0.13446909600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8419962000153">
                <text:p>0.158419962000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4716691999747">
                <text:p>0.394716691999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3657485000513">
                <text:p>0.273657485000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7859207000329">
                <text:p>0.297859207000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9971536999838">
                <text:p>0.139971536999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3326978000005">
                <text:p>0.143326978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7630583000355">
                <text:p>0.157630583000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8357060999624">
                <text:p>0.138357060999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912868000054">
                <text:p>0.41912868000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303232600003">
                <text:p>0.26303232600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3083977000351">
                <text:p>0.323083977000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9592647000427">
                <text:p>0.139592647000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2479649999805">
                <text:p>0.152479649999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9891685000293">
                <text:p>0.139891685000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312513000696">
                <text:p>0.179312513000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0077608999236">
                <text:p>0.4200776089992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9140096999981">
                <text:p>0.279140096999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0594261000697">
                <text:p>0.300594261000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3354775000043">
                <text:p>0.133354775000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3293771000099">
                <text:p>0.163293771000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8431579999378">
                <text:p>0.168431579999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7972395999641">
                <text:p>0.167972395999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0754759999691">
                <text:p>0.4107547599996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6893767999318">
                <text:p>0.316893767999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0206024999825">
                <text:p>0.330206024999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248892000178">
                <text:p>0.144248892000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3160519000703">
                <text:p>0.173160519000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0739794000619">
                <text:p>0.160739794000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2643279999429">
                <text:p>0.162643279999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4024146000193">
                <text:p>0.424024146000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4865542000007">
                <text:p>0.314865542000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9523292999729">
                <text:p>0.339523292999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4233293999605">
                <text:p>0.144233293999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6074778999464">
                <text:p>0.176074778999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398151499925">
                <text:p>0.16398151499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5615624000347">
                <text:p>0.1556156240003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207161300008">
                <text:p>0.41207161300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1716346000176">
                <text:p>0.271716346000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0889831000604">
                <text:p>0.330889831000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7830975999568">
                <text:p>0.1478309759995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3029913999853">
                <text:p>0.253029913999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3485872999445">
                <text:p>0.163485872999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6532567000504">
                <text:p>0.226532567000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940513000111">
                <text:p>0.454940513000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1408861999589">
                <text:p>0.271408861999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72725730003">
                <text:p>0.327272573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6640717999835">
                <text:p>0.156640717999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9622000000272">
                <text:p>0.249622000000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1170859999402">
                <text:p>0.161170859999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3727716999529">
                <text:p>0.2137277169995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4313252999527">
                <text:p>0.4843132529995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0699626000351">
                <text:p>0.2706996260003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2563392999182">
                <text:p>0.342563392999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1899303999926">
                <text:p>0.1518993039999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4897585000217">
                <text:p>0.2448975850002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753360200004">
                <text:p>0.177533602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75373031000163">
                <text:p>0.175373031000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3049082000216">
                <text:p>0.4730490820002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83045207000214">
                <text:p>0.283045207000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3024556999808">
                <text:p>0.3430245569998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4799393000758">
                <text:p>0.154799393000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7897690999307">
                <text:p>0.1878976909993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0861635000147">
                <text:p>0.190861635000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3868716999496">
                <text:p>0.233868716999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5388568800081">
                <text:p>0.453885688000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9128830000664">
                <text:p>0.289128830000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2148463999802">
                <text:p>0.3621484639998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4838431000135">
                <text:p>0.164838431000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9123137999995">
                <text:p>0.209123137999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6311307000105">
                <text:p>0.176311307000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097931600023">
                <text:p>0.230979316000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5389610000311">
                <text:p>0.4853896100003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5182257999368">
                <text:p>0.315182257999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6221248000111">
                <text:p>0.356221248000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431814499967">
                <text:p>0.19431814499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7405657999698">
                <text:p>0.257405657999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1419127000263">
                <text:p>0.171419127000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1152174000672">
                <text:p>0.291152174000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17928029999894">
                <text:p>0.5179280299998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1205909000091">
                <text:p>0.361205909000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9119675000074">
                <text:p>0.389119675000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9690221000565">
                <text:p>0.169690221000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301695599981">
                <text:p>0.223016955999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6233827000033">
                <text:p>0.176233827000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9303590999734">
                <text:p>0.2293035909997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2618973999961">
                <text:p>0.4526189739999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99856117000672">
                <text:p>0.299856117000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6702118999456">
                <text:p>0.3667021189994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9697762999931">
                <text:p>0.1696977629999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9386263999222">
                <text:p>0.239386263999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9003985000672">
                <text:p>0.199003985000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829774899943">
                <text:p>0.268297748999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2768978000677">
                <text:p>0.4527689780006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7425181999861">
                <text:p>0.3074251819998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1667549200065">
                <text:p>0.41667549200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1353190000664">
                <text:p>0.181353190000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74897251000766">
                <text:p>0.274897251000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883166999989">
                <text:p>0.198831669999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0918226999602">
                <text:p>0.2509182269996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131986800061">
                <text:p>0.451319868000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11417046000133">
                <text:p>0.511417046000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9776760999594">
                <text:p>0.4697767609995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6556540999845">
                <text:p>0.1865565409998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4227810999728">
                <text:p>0.2642278109997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14954760002">
                <text:p>0.2214954760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779794799997">
                <text:p>0.24779794799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64717653000662">
                <text:p>0.464717653000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36858549999306">
                <text:p>0.3368585499993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964342199939">
                <text:p>0.379643421999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87195499982">
                <text:p>0.175871954999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451582499998">
                <text:p>0.274515824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861582000587">
                <text:p>0.272861582000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5728645000745">
                <text:p>0.2857286450007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80962324999382">
                <text:p>0.4809623249993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9127390000176">
                <text:p>0.31912739000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0533352000566">
                <text:p>0.4305333520005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3158736000405">
                <text:p>0.2331587360004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8336580999276">
                <text:p>0.408336580999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3345317999701">
                <text:p>0.223345317999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58766794000076">
                <text:p>0.358766794000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02616572000079">
                <text:p>0.5026165720000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18333300003">
                <text:p>0.37183333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44695139000032">
                <text:p>0.4446951390000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1002088000459">
                <text:p>0.1910020880004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1010276000416">
                <text:p>0.2810102760004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8498868000315">
                <text:p>0.228498868000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9366284999596">
                <text:p>0.3893662849995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9561339999927">
                <text:p>0.469561339999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7183853999486">
                <text:p>0.327183853999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09887503999926">
                <text:p>0.409887503999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5733541999507">
                <text:p>0.205733541999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56149780000123">
                <text:p>0.3561497800001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1433637999944">
                <text:p>0.291433637999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7987507000689">
                <text:p>0.3079875070006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6815800999684">
                <text:p>0.496815800999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3062178199998">
                <text:p>0.33062178199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8231222000031">
                <text:p>0.4182312220000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20735955000237">
                <text:p>0.2207359550002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51913646000867">
                <text:p>0.351913646000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2791028000538">
                <text:p>0.2127910280005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048200999925">
                <text:p>0.37048200999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80857815000491">
                <text:p>0.480857815000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432667999954">
                <text:p>0.344326679999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81011502000001">
                <text:p>0.481011502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1294125000459">
                <text:p>0.2012941250004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3587607000227">
                <text:p>0.3635876070002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9763209999874">
                <text:p>0.2297632099998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6836510999783">
                <text:p>0.32683651099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6658371000158">
                <text:p>0.536658371000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43587802999536">
                <text:p>0.343587802999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8319720999971">
                <text:p>0.4383197209999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8094176000486">
                <text:p>0.2080941760004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4861491000047">
                <text:p>0.3748614910000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3720682000239">
                <text:p>0.2337206820002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50620105000417">
                <text:p>0.3506201050004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9350167999583">
                <text:p>0.559350167999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226718999926">
                <text:p>0.3692267189999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34779016999528">
                <text:p>0.4347790169995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4855291999811">
                <text:p>0.2148552919998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27264138000282">
                <text:p>0.4272641380002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30705756000134">
                <text:p>0.2307057560001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26987846999509">
                <text:p>0.426987846999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39834336999775">
                <text:p>0.5398343369997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91917894000471">
                <text:p>0.3919178940004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7225871999763">
                <text:p>0.4472258719997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